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95cm"/>
    </style:style>
    <style:style style:name="co2" style:family="table-column">
      <style:table-column-properties fo:break-before="auto" style:column-width="2.902cm"/>
    </style:style>
    <style:style style:name="co3" style:family="table-column">
      <style:table-column-properties fo:break-before="auto" style:column-width="7.491cm"/>
    </style:style>
    <style:style style:name="co4" style:family="table-column">
      <style:table-column-properties fo:break-before="auto" style:column-width="11.139cm"/>
    </style:style>
    <style:style style:name="co5" style:family="table-column">
      <style:table-column-properties fo:break-before="auto" style:column-width="9.95cm"/>
    </style:style>
    <style:style style:name="co6" style:family="table-column">
      <style:table-column-properties fo:break-before="auto" style:column-width="8.731cm"/>
    </style:style>
    <style:style style:name="co7" style:family="table-column">
      <style:table-column-properties fo:break-before="auto" style:column-width="9.34cm"/>
    </style:style>
    <style:style style:name="co8" style:family="table-column">
      <style:table-column-properties fo:break-before="auto" style:column-width="6.165cm"/>
    </style:style>
    <style:style style:name="co9" style:family="table-column">
      <style:table-column-properties fo:break-before="auto" style:column-width="5.362cm"/>
    </style:style>
    <style:style style:name="co10" style:family="table-column">
      <style:table-column-properties fo:break-before="auto" style:column-width="6.329cm"/>
    </style:style>
    <style:style style:name="co11" style:family="table-column">
      <style:table-column-properties fo:break-before="auto" style:column-width="6.747cm"/>
    </style:style>
    <style:style style:name="co12" style:family="table-column">
      <style:table-column-properties fo:break-before="auto" style:column-width="8.375cm"/>
    </style:style>
    <style:style style:name="co13" style:family="table-column">
      <style:table-column-properties fo:break-before="auto" style:column-width="6.495cm"/>
    </style:style>
    <style:style style:name="co14" style:family="table-column">
      <style:table-column-properties fo:break-before="auto" style:column-width="2.672cm"/>
    </style:style>
    <style:style style:name="co15" style:family="table-column">
      <style:table-column-properties fo:break-before="auto" style:column-width="2.258cm"/>
    </style:style>
    <style:style style:name="co16" style:family="table-column">
      <style:table-column-properties fo:break-before="auto" style:column-width="4.919cm"/>
    </style:style>
    <style:style style:name="co17" style:family="table-column">
      <style:table-column-properties fo:break-before="auto" style:column-width="3.15cm"/>
    </style:style>
    <style:style style:name="co18" style:family="table-column">
      <style:table-column-properties fo:break-before="auto" style:column-width="4.505cm"/>
    </style:style>
    <style:style style:name="co19" style:family="table-column">
      <style:table-column-properties fo:break-before="auto" style:column-width="5.002cm"/>
    </style:style>
    <style:style style:name="co20" style:family="table-column">
      <style:table-column-properties fo:break-before="auto" style:column-width="2.764cm"/>
    </style:style>
    <style:style style:name="co21" style:family="table-column">
      <style:table-column-properties fo:break-before="auto" style:column-width="5.308cm"/>
    </style:style>
    <style:style style:name="co22" style:family="table-column">
      <style:table-column-properties fo:break-before="auto" style:column-width="4.837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0.467cm" fo:break-before="auto" style:use-optimal-row-height="true"/>
    </style:style>
    <style:style style:name="ta1" style:family="table" style:master-page-name="PageStyle_5f_Form_20_Responses_20_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130">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vertical-align="bottom"/>
      <style:text-properties fo:color="#0000ff" style:text-line-through-style="none" style:text-line-through-typ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Pivot_20_Table_20_Field">
      <style:table-cell-properties fo:border-bottom="0.99pt solid #000000" fo:border-left="2.01pt solid #000000" fo:border-right="0.99pt solid #000000" fo:border-top="2.01pt solid #000000"/>
    </style:style>
    <style:style style:name="ce5" style:family="table-cell" style:parent-style-name="Pivot_20_Table_20_Category" style:data-style-name="N0">
      <style:table-cell-properties fo:border-bottom="none" fo:border-left="2.01pt solid #000000" fo:border-right="0.99pt solid #000000" fo:border-top="0.99pt solid #000000"/>
    </style:style>
    <style:style style:name="ce6" style:family="table-cell" style:parent-style-name="Pivot_20_Table_20_Category" style:data-style-name="N0">
      <style:table-cell-properties fo:border-bottom="none" fo:border-left="2.01pt solid #000000" fo:border-right="0.99pt solid #000000" fo:border-top="none"/>
    </style:style>
    <style:style style:name="ce7" style:family="table-cell" style:parent-style-name="Pivot_20_Table_20_Title" style:data-style-name="N0">
      <style:table-cell-properties fo:border-bottom="2.01pt solid #000000" fo:border-left="2.01pt solid #000000" fo:border-right="0.99pt solid #000000" fo:border-top="0.99pt solid #000000"/>
    </style:style>
    <style:style style:name="ce8" style:family="table-cell" style:parent-style-name="Pivot_20_Table_20_Corner">
      <style:table-cell-properties fo:border-bottom="0.99pt solid #000000" fo:border-left="0.99pt solid #000000" fo:border-right="2.01pt solid #000000" fo:border-top="2.01pt solid #000000"/>
    </style:style>
    <style:style style:name="ce9" style:family="table-cell" style:parent-style-name="Pivot_20_Table_20_Value" style:data-style-name="N0">
      <style:table-cell-properties fo:border-bottom="none" fo:border-left="0.99pt solid #000000" fo:border-right="2.01pt solid #000000" fo:border-top="0.99pt solid #000000"/>
    </style:style>
    <style:style style:name="ce10" style:family="table-cell" style:parent-style-name="Pivot_20_Table_20_Value" style:data-style-name="N0">
      <style:table-cell-properties fo:border-bottom="none" fo:border-left="0.99pt solid #000000" fo:border-right="2.01pt solid #000000" fo:border-top="none"/>
    </style:style>
    <style:style style:name="ce11" style:family="table-cell" style:parent-style-name="Pivot_20_Table_20_Value">
      <style:table-cell-properties fo:border-bottom="0.99pt solid #000000" fo:border-left="0.99pt solid #000000" fo:border-right="2.01pt solid #000000" fo:border-top="none"/>
    </style:style>
    <style:style style:name="ce12" style:family="table-cell" style:parent-style-name="Pivot_20_Table_20_Result" style:data-style-name="N0">
      <style:table-cell-properties fo:border-bottom="2.01pt solid #000000" fo:border-left="0.99pt solid #000000" fo:border-right="2.01pt solid #000000" fo:border-top="0.99pt solid #000000"/>
    </style:style>
    <style:style style:name="ce13" style:family="table-cell" style:parent-style-name="Pivot_20_Table_20_Value" style:data-style-name="N0">
      <style:table-cell-properties fo:border-bottom="0.99pt solid #000000" fo:border-left="0.99pt solid #000000" fo:border-right="2.01pt solid #000000" fo:border-top="none"/>
    </style:style>
    <style:style style:name="ce14" style:family="table-cell" style:parent-style-name="Tietojen_20_ohjausluokka" style:data-style-name="N0">
      <style:table-cell-properties fo:border-bottom="none" fo:border-left="2.01pt solid #000000" fo:border-right="0.99pt solid #000000" fo:border-top="none"/>
    </style:style>
    <style:style style:name="ce15" style:family="table-cell" style:parent-style-name="Tietojen_20_ohjausluokka" style:data-style-name="N0">
      <style:table-cell-properties fo:border-bottom="none" fo:border-left="2.01pt solid #000000" fo:border-right="0.99pt solid #000000" fo:border-top="0.99pt solid #000000"/>
    </style:style>
    <style:style style:name="ce16" style:family="table-cell" style:parent-style-name="Default">
      <style:text-properties style:font-name="Arial1" style:font-name-asian="Arial1" style:font-name-complex="Tahoma"/>
    </style:style>
    <style:style style:name="gr1" style:family="graphic">
      <style:graphic-properties draw:marker-start="Nuolenkärjet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2" style:family="graphic">
      <style:graphic-properties draw:stroke="none" draw:fill="none" draw:textarea-horizontal-align="center" draw:textarea-vertical-align="middle" draw:ole-draw-aspect="1"/>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raw data" table:style-name="ta1" table:print="false">
        <office:forms form:automatic-focus="false" form:apply-design-mode="false"/>
        <table:table-column table:style-name="co1" table:default-cell-style-name="ce1"/>
        <table:table-column table:style-name="co1" table:number-columns-repeated="6" table:default-cell-style-name="ce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ce2"/>
        <table:table-column table:style-name="co7" table:default-cell-style-name="Default"/>
        <table:table-column table:style-name="co8" table:default-cell-style-name="ce2"/>
        <table:table-column table:style-name="co1" table:number-columns-repeated="3" table:default-cell-style-name="ce2"/>
        <table:table-column table:style-name="co9" table:default-cell-style-name="ce2"/>
        <table:table-column table:style-name="co10" table:default-cell-style-name="ce2"/>
        <table:table-column table:style-name="co1" table:number-columns-repeated="2" table:default-cell-style-name="ce2"/>
        <table:table-column table:style-name="co11" table:default-cell-style-name="ce2"/>
        <table:table-column table:style-name="co12" table:default-cell-style-name="ce2"/>
        <table:table-column table:style-name="co13" table:default-cell-style-name="Default"/>
        <table:table-column table:style-name="co1" table:number-columns-repeated="2" table:default-cell-style-name="ce2"/>
        <table:table-column table:style-name="co14" table:number-columns-repeated="228" table:default-cell-style-name="Default"/>
        <table:table-row table:style-name="ro1">
          <table:table-cell table:style-name="Default" office:value-type="string" calcext:value-type="string">
            <text:p>Timestamp</text:p>
          </table:table-cell>
          <table:table-cell table:style-name="Default" office:value-type="string" calcext:value-type="string">
            <text:p>Which country are you from?</text:p>
          </table:table-cell>
          <table:table-cell table:style-name="Default" office:value-type="string" calcext:value-type="string">
            <text:p>Gender?</text:p>
          </table:table-cell>
          <table:table-cell table:style-name="Default" office:value-type="string" calcext:value-type="string">
            <text:p>My occupation is</text:p>
          </table:table-cell>
          <table:table-cell table:style-name="Default" office:value-type="string" calcext:value-type="string">
            <text:p>I am</text:p>
          </table:table-cell>
          <table:table-cell table:style-name="Default" office:value-type="string" calcext:value-type="string">
            <text:p>How did you hear about Jolla?</text:p>
          </table:table-cell>
          <table:table-cell table:style-name="Default" office:value-type="string" calcext:value-type="string">
            <text:p>Do you have a Jolla?</text:p>
          </table:table-cell>
          <table:table-cell office:value-type="string" calcext:value-type="string">
            <text:p>What is the most important reason you are interested in Jolla?</text:p>
          </table:table-cell>
          <table:table-cell office:value-type="string" calcext:value-type="string">
            <text:p>You may write a short summary of your possible other reasons here</text:p>
          </table:table-cell>
          <table:table-cell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the most important reason you are interested in Jolla?</text:p>
          </table:table-cell>
          <table:table-cell office:value-type="string" calcext:value-type="string">
            <text:p>Write a short summary of your possible other reasons</text:p>
          </table:table-cell>
          <table:table-cell table:style-name="Default"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your basic usage?</text:p>
          </table:table-cell>
          <table:table-cell table:style-name="Default" office:value-type="string" calcext:value-type="string">
            <text:p>How often do you use the Jolla?</text:p>
          </table:table-cell>
          <table:table-cell table:style-name="Default" office:value-type="string" calcext:value-type="string">
            <text:p>How often do you use the Android support?</text:p>
          </table:table-cell>
          <table:table-cell table:style-name="Default" office:value-type="string" calcext:value-type="string">
            <text:p>How do you get apps for your Jolla?</text:p>
          </table:table-cell>
          <table:table-cell table:style-name="Default" office:value-type="string" calcext:value-type="string">
            <text:p>What is the ONE feature that you miss the most on Jolla?</text:p>
          </table:table-cell>
          <table:table-cell table:style-name="Default" office:value-type="string" calcext:value-type="string">
            <text:p>What is the ONE feature that you love the most on Jolla?</text:p>
          </table:table-cell>
          <table:table-cell table:style-name="Default" office:value-type="string" calcext:value-type="string">
            <text:p>How long have you owned a Jolla?</text:p>
          </table:table-cell>
          <table:table-cell table:style-name="Default" office:value-type="string" calcext:value-type="string">
            <text:p>What do you think of the statement "The Android support is needed on Jolla"?</text:p>
          </table:table-cell>
          <table:table-cell table:style-name="Default" office:value-type="string" calcext:value-type="string">
            <text:p>Regarding the question above, you may summarize your reasons here</text:p>
          </table:table-cell>
          <table:table-cell table:style-name="Default" office:value-type="string" calcext:value-type="string">
            <text:p>How do you feel about the open source relationship of Jolla? (Here by open source, I mean license which allows people to fork / contribute)</text:p>
          </table:table-cell>
          <table:table-cell office:value-type="string" calcext:value-type="string">
            <text:p>Summarize any other opinions you might have about the open source collaboration of Jolla</text:p>
          </table:table-cell>
          <table:table-cell table:style-name="Default" office:value-type="string" calcext:value-type="string">
            <text:p>How long have you followed progress of Jolla?</text:p>
          </table:table-cell>
          <table:table-cell table:style-name="Default" office:value-type="string" calcext:value-type="string">
            <text:p>Where do you discuss Jolla?</text:p>
          </table:table-cell>
          <table:table-cell table:number-columns-repeated="228"/>
        </table:table-row>
        <table:table-row table:style-name="ro2">
          <table:table-cell office:value-type="date" office:date-value="2014-12-03T01:38:45" calcext:value-type="date">
            <text:p>12/3/2014 1:38: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PI</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Jolla / Sailfish themed meetups</text:p>
          </table:table-cell>
          <table:table-cell table:number-columns-repeated="228"/>
        </table:table-row>
        <table:table-row table:style-name="ro3">
          <table:table-cell office:value-type="date" office:date-value="2014-12-03T02:04:58" calcext:value-type="date">
            <text:p>12/3/2014 2:04:58</text:p>
          </table:table-cell>
          <table:table-cell office:value-type="string" calcext:value-type="string">
            <text:p>austr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reek keyboard</text:p>
          </table:table-cell>
          <table:table-cell office:value-type="string" calcext:value-type="string">
            <text:p>easy file transfer with computer</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05:30" calcext:value-type="date">
            <text:p>12/3/2014 2:05:30</text:p>
          </table:table-cell>
          <table:table-cell office:value-type="string" calcext:value-type="string">
            <text:p>The 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Native official whatsapp</text:p>
          </table:table-cell>
          <table:table-cell office:value-type="string" calcext:value-type="string">
            <text:p>Swip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ly as long as native versions of core apps arent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Jolla / Sailfish themed meetups, Twitter</text:p>
          </table:table-cell>
          <table:table-cell table:number-columns-repeated="228"/>
        </table:table-row>
        <table:table-row table:style-name="ro3">
          <table:table-cell office:value-type="date" office:date-value="2014-12-03T02:08:53" calcext:value-type="date">
            <text:p>12/3/2014 2:08:53</text:p>
          </table:table-cell>
          <table:table-cell office:value-type="string" calcext:value-type="string">
            <text:p>Portugal</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Developer documentation like android</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15:25" calcext:value-type="date">
            <text:p>12/3/2014 2:15:2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fully delivering what they have marketed, and they're not open enough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isn't enough native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02:23:54" calcext:value-type="date">
            <text:p>12/3/2014 2:23:5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mix of don't want my data on android/ios-server und being able to participate on the community. But most important the great design and UI</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privacy option for all apps (as a opt-out)</text:p>
          </table:table-cell>
          <table:table-cell office:value-type="string" calcext:value-type="string">
            <text:p>swip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support is much greater and essentall apps aren't yet developed for Sailfish. It perfect to grow fast. With a big community the big players will start developing for sailfish OS and you don't need anymore android support.</text:p>
          </table:table-cell>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24:01.000003" calcext:value-type="date">
            <text:p>12/3/2014 2:24:01</text:p>
          </table:table-cell>
          <table:table-cell office:value-type="string" calcext:value-type="string">
            <text:p>Germany</text:p>
          </table:table-cell>
          <table:table-cell office:value-type="string" calcext:value-type="string">
            <text:p>Male</text:p>
          </table:table-cell>
          <table:table-cell office:value-type="string" calcext:value-type="string">
            <text:p>N/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don't want to support US spy companies like Google. I also don't want walled gardens like Apple.I used Maemo before, Sailfish is the logical next step.</text:p>
          </table:table-cell>
          <table:table-cell office:value-type="string" calcext:value-type="string">
            <text:p>They're not succesfully delivering what they have marketed, but they're open about it</text:p>
          </table:table-cell>
          <table:table-cell table:style-name="ce2" office:value-type="string" calcext:value-type="string">
            <text:p>Sure, they make mistakes like with the tablet stretch goals, but all in all I'm very happy with them.</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OTR support</text:p>
          </table:table-cell>
          <table:table-cell office:value-type="string" calcext:value-type="string">
            <text:p>I really don't know, there's too much I lov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style-name="ce2" office:value-type="string" calcext:value-type="string">
            <text:p>Of course, more open source is always better. However, I understand that Jolla is just a small company and, even if they wanted to, can't open source everything. So, I'm fine with open sourcing as much as possible.</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02:25:29" calcext:value-type="date">
            <text:p>12/3/2014 2:25:29</text:p>
          </table:table-cell>
          <table:table-cell office:value-type="string" calcext:value-type="string">
            <text:p>Germany</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Linux for a startFOSS core</text:p>
          </table:table-cell>
          <table:table-cell office:value-type="string" calcext:value-type="string">
            <text:p>They're not succesfully delivering what they have marketed, but they're open about it</text:p>
          </table:table-cell>
          <table:table-cell table:style-name="ce2" office:value-type="string" calcext:value-type="string">
            <text:p>Small startup at a large market, compared they do pretty good it seems</text:p>
          </table:table-cell>
          <table:table-cell office:value-type="string" calcext:value-type="string">
            <text:p>Daily <text:s/>phone (Mainly using the phone functions),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Other internet sources</text:p>
          </table:table-cell>
          <table:table-cell office:value-type="string" calcext:value-type="string">
            <text:p>Nokia Navigation</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prevents the BIG need for native apps</text:p>
          </table:table-cell>
          <table:table-cell office:value-type="string" calcext:value-type="string">
            <text:p>No opinion</text:p>
          </table:table-cell>
          <table:table-cell table:style-name="ce2" office:value-type="string" calcext:value-type="string">
            <text:p>It is pretty open compared to others, it is just not open source, you can tinker what you want you are just not allowed to distribute.</text:p>
          </table:table-cell>
          <table:table-cell office:value-type="string" calcext:value-type="string">
            <text:p>Since the beginning</text:p>
          </table:table-cell>
          <table:table-cell office:value-type="string" calcext:value-type="string">
            <text:p>IRC, talk.maemo.org, together.jolla.com, Other meetups / conferences, Twitter</text:p>
          </table:table-cell>
          <table:table-cell table:number-columns-repeated="228"/>
        </table:table-row>
        <table:table-row table:style-name="ro1">
          <table:table-cell office:value-type="date" office:date-value="2014-12-03T02:25:30" calcext:value-type="date">
            <text:p>12/3/2014 2:25:3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nt true MULTITASKING!</text:p>
          </table:table-cell>
          <table:table-cell office:value-type="string" calcext:value-type="string">
            <text:p>They're not succe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kype, whatsapp etc..</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3">
          <table:table-cell office:value-type="date" office:date-value="2014-12-03T06:38:40" calcext:value-type="date">
            <text:p>12/3/2014 6:38:40</text:p>
          </table:table-cell>
          <table:table-cell office:value-type="string" calcext:value-type="string">
            <text:p>USA</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Details below</text:p>
          </table:table-cell>
          <table:table-cell table:style-name="ce2" office:value-type="string" calcext:value-type="string">
            <text:p>Former N9 user. The N9 had such a simple and intuitive interface. As a result prefer a gesture based UI similar to it over anything else currently available. Also would like to have unique device (both phone and tablet) rather than a run of the mill iOS or Android device. Most folks here including myself don't like the other half design. if not for that would have put in the extra money and effort have one shipped to the States.</text:p>
          </table:table-cell>
          <table:table-cell table:style-name="ce2" office:value-type="string" calcext:value-type="string">
            <text:p>They're succesfully delivering what they've marketed but are not open enough when communicating</text:p>
          </table:table-cell>
          <table:table-cell table:style-name="ce2" office:value-type="string" calcext:value-type="string">
            <text:p>Above is based on going through recent postings on together.jolla.com.</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As an end-user it doesn't matter as long as basic smart device features (phone, text, browsing, GPS etc) are good and has a decent app library. However it is important for Jolla to have Android support in order to attract a wider customer base and be able to sustain itself. Without a decently large app market place many will criticize the OS claiming it's not worth switching to due to lack of apps which results in only attracting those who like to play around with an open device or have experienced a gesture based device in the pas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fer a permissive license. Restrictive ones prevent contributions from other organizations and the technologies being more widely adopt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6:44:54" calcext:value-type="date">
            <text:p>12/3/2014 6:44:54</text:p>
          </table:table-cell>
          <table:table-cell office:value-type="string" calcext:value-type="string">
            <text:p>US</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8:03:11" calcext:value-type="date">
            <text:p>12/3/2014 8:03:11</text:p>
          </table:table-cell>
          <table:table-cell office:value-type="string" calcext:value-type="string">
            <text:p>Finland</text:p>
          </table:table-cell>
          <table:table-cell office:value-type="string" calcext:value-type="string">
            <text:p>Male</text:p>
          </table:table-cell>
          <table:table-cell office:value-type="string" calcext:value-type="string">
            <text:p>Occupy Wall Stree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Better camera</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inging down the gap of miss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office:annotation draw:style-name="gr1" draw:text-style-name="P1" svg:width="3.387cm" svg:height="0.991cm" svg:x="72.012cm" svg:y="5.045cm" draw:caption-point-x="80.926cm" draw:caption-point-y="0.567cm">
              <dc:date>1899-12-30T00:00:00</dc:date>
              <text:p text:style-name="P1"><text:span text:style-name="T1">Responder updated this value.</text:span></text:p>
            </office:annotation>
            <text:p>IRC, together.jolla.com, Twitter, blogs</text:p>
          </table:table-cell>
          <table:table-cell table:number-columns-repeated="228"/>
        </table:table-row>
        <table:table-row table:style-name="ro3">
          <table:table-cell office:value-type="date" office:date-value="2014-12-03T08:12:10" calcext:value-type="date">
            <text:p>12/3/2014 8:12:10</text:p>
          </table:table-cell>
          <table:table-cell office:value-type="string" calcext:value-type="string">
            <text:p>Finland</text:p>
          </table:table-cell>
          <table:table-cell office:value-type="string" calcext:value-type="string">
            <text:p>Male</text:p>
          </table:table-cell>
          <table:table-cell office:value-type="string" calcext:value-type="string">
            <text:p>consultant</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browser</text:p>
          </table:table-cell>
          <table:table-cell office:value-type="string" calcext:value-type="string">
            <text:p>UI</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hope that is possible to use only native aps</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9:51:30" calcext:value-type="date">
            <text:p>12/3/2014 9:51:30</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ac connec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9:58:51" calcext:value-type="date">
            <text:p>12/3/2014 9:58:5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developer friendliness</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Developing stupid things I don't really need but which might be cool</text:p>
          </table:table-cell>
          <table:table-cell office:value-type="string" calcext:value-type="string">
            <text:p>Timed profiles</text:p>
          </table:table-cell>
          <table:table-cell office:value-type="string" calcext:value-type="string">
            <text:p>Application cover action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 is nice to be able to run Android applications, although it may disincentivize different parties when it comes to developing native Sailfish application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love the fairly direct upstreaming of Jolla's contribution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0:01:28" calcext:value-type="date">
            <text:p>12/3/2014 10:01:28</text:p>
          </table:table-cell>
          <table:table-cell office:value-type="string" calcext:value-type="string">
            <text:p>Russia</text:p>
          </table:table-cell>
          <table:table-cell office:value-type="string" calcext:value-type="string">
            <text:p>Male</text:p>
          </table:table-cell>
          <table:table-cell office:value-type="string" calcext:value-type="string">
            <text:p>Senior QA engineer/Team Lead</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have "unlike" device. At all the time I've using iOS/Android-based devices there were a lot of limitations like closed filesystem/limiting to one store/jailbreak required and so on so when new platform hits the market I prefer to join early adopters and try it.</text:p>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 OpenRepos.net, Other internet sources</text:p>
          </table:table-cell>
          <table:table-cell office:value-type="string" calcext:value-type="string">
            <text:p>Camera like in Nokia N8</text:p>
          </table:table-cell>
          <table:table-cell office:value-type="string" calcext:value-type="string">
            <text:p>Gesture-based controls</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Android support can lead to violation of some "strange" ToS for some software (like ban for "emulators" in Ingress game). It also lead devs to a point like "we have android app so all users can use it instead of native" (f.ex. Younited). On other hand Android support was useful at the very beginning when there were just basic apps.But for now usage of Android apps is a way to consume battery and potentially for tracking m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Other meetups / conferences, http://4pda.ru/forum/index.php?showtopic=501263 - russian Jolla users forum</text:p>
          </table:table-cell>
          <table:table-cell table:number-columns-repeated="228"/>
        </table:table-row>
        <table:table-row table:style-name="ro3">
          <table:table-cell office:value-type="date" office:date-value="2014-12-03T10:20:46" calcext:value-type="date">
            <text:p>12/3/2014 10:20:46</text:p>
          </table:table-cell>
          <table:table-cell office:value-type="string" calcext:value-type="string">
            <text:p>Belarus</text:p>
          </table:table-cell>
          <table:table-cell office:value-type="string" calcext:value-type="string">
            <text:p>Male</text:p>
          </table:table-cell>
          <table:table-cell office:value-type="string" calcext:value-type="string">
            <text:p>IT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lack of native apps</text:p>
          </table:table-cell>
          <table:table-cell office:value-type="string" calcext:value-type="string">
            <text:p>gesture-based 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0:33:05" calcext:value-type="date">
            <text:p>12/3/2014 10:33:05</text:p>
          </table:table-cell>
          <table:table-cell office:value-type="string" calcext:value-type="string">
            <text:p>Hungar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RAM</text:p>
          </table:table-cell>
          <table:table-cell office:value-type="string" calcext:value-type="string">
            <text:p>TOH (waiting for my TOHKBD2)</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1:12:15" calcext:value-type="date">
            <text:p>12/3/2014 11:12: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video call, webrtc</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1:27:27" calcext:value-type="date">
            <text:p>12/3/2014 11:27:27</text:p>
          </table:table-cell>
          <table:table-cell office:value-type="string" calcext:value-type="string">
            <text:p>France</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UX ;I want to be part of something new, the fact that Jolla is self-claimed open makes me think it will be easier to contribute than with Apple, Google or Windows ;It uses Linux + Qt ;I want something that is not full of NSA crapwares.</text:p>
          </table:table-cell>
          <table:table-cell office:value-type="string" calcext:value-type="string">
            <text:p>They're not succesfully delivering what they have marketed, and they're not open enough about it</text:p>
          </table:table-cell>
          <table:table-cell table:style-name="ce2" office:value-type="string" calcext:value-type="string">
            <text:p>Jolla is a great company. And the phone is great. Please remember that when reading the lines below.But sincerely, you made a lot of promises that weren't kept (updates, openess, privacy (what does Jolla do for my privacy ?) , ...).There are tons of topics/unanswered questions on together.jolla.com.I also followed some of the IRC meetings. And we often get 2 minutes silence as answer.That's not what I understand in "open". That's not what I thought it would be when watching the market stuff and advertisements and speeches at Slush or MWC.</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text:p>
          </table:table-cell>
          <table:table-cell office:value-type="string" calcext:value-type="string">
            <text:p>Speech recognition</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nd I think it's pretty sad. I think most people use it to get apps that don't exist natively. So, this means : <text:s/>* You haven't been able to provide (or promote ?) a platform that looks attractive to devs (and you should wonder why : too restrictive ? doc ? no paid app ? others ?... ) ; <text:s/>* You haven't been able to partner with big players of the mobile world to get a native app (FB, Twitter, WhatsApp, ...). I, personnaly, don't use them (well Tweetian is enough for my needs), but this is what I see in the community. Even Younited (which you partnered with) doesn't provide a native app ! <text:s/>* The native apps aren't good enough (and you probably should wonder why).So, yes, until SDK and API both reach a mature level, this is *sadly* neede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guess it's something very difficult to do in your business.But it's the only way for us to know you really care about our privacy.Well, another solution might be to open-source less, BUT to get some independant "company" audit the code and certify it's OK.I still think the most open the better.</text:p>
          </table:table-cell>
          <table:table-cell office:value-type="string" calcext:value-type="string">
            <text:p>&gt;2 years</text:p>
          </table:table-cell>
          <table:table-cell office:value-type="string" calcext:value-type="string">
            <text:p>IRC, together.jolla.com, Twitter</text:p>
          </table:table-cell>
          <table:table-cell table:number-columns-repeated="228"/>
        </table:table-row>
        <table:table-row table:style-name="ro3">
          <table:table-cell office:value-type="date" office:date-value="2014-12-03T11:36:39" calcext:value-type="date">
            <text:p>12/3/2014 11:36:39</text:p>
          </table:table-cell>
          <table:table-cell office:value-type="string" calcext:value-type="string">
            <text:p>Norway</text:p>
          </table:table-cell>
          <table:table-cell office:value-type="string" calcext:value-type="string">
            <text:p>Male</text:p>
          </table:table-cell>
          <table:table-cell office:value-type="string" calcext:value-type="string">
            <text:p>IT consult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not succe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guess it is a transition period (5-7 years) where other companies need to get their groins kicked to publish a nice API or to notice the Jolla platform.</text:p>
          </table:table-cell>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1:39:50" calcext:value-type="date">
            <text:p>12/3/2014 11:39:50</text:p>
          </table:table-cell>
          <table:table-cell office:value-type="string" calcext:value-type="string">
            <text:p>Finland</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Being something else than fodder for big corporations.- Screw NSA (and FSB/GRU for that matter).</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ore native applications.</text:p>
          </table:table-cell>
          <table:table-cell office:value-type="string" calcext:value-type="string">
            <text:p>UI in general</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n ideal future the Android support can be scrapped because there is perfectly integrated native apllica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11:31" calcext:value-type="date">
            <text:p>12/3/2014 12:11:3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landscape orientation everywhere</text:p>
          </table:table-cell>
          <table:table-cell office:value-type="string" calcext:value-type="string">
            <text:p>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19:45" calcext:value-type="date">
            <text:p>12/3/2014 12:19:45</text:p>
          </table:table-cell>
          <table:table-cell office:value-type="string" calcext:value-type="string">
            <text:p>Poland</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ummary</text:p>
          </table:table-cell>
          <table:table-cell table:style-name="ce2" office:value-type="string" calcext:value-type="string">
            <text:p>Mother fucking Meeeego!!!!</text:p>
          </table:table-cell>
          <table:table-cell table:style-name="ce2" office:value-type="string" calcext:value-type="string">
            <text:p>No opinion</text:p>
          </table:table-cell>
          <table:table-cell table:style-name="ce2" office:value-type="string" calcext:value-type="string">
            <text:p>There are problems but they are trying their best.</text:p>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Having Android support makes programmers lazy and we have less native apps.</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1">
          <table:table-cell office:value-type="date" office:date-value="2014-12-03T12:21:29" calcext:value-type="date">
            <text:p>12/3/2014 12:21:29</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freedom to do what I wa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ore open communication and more totally open middleware and app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Native apps for services</text:p>
          </table:table-cell>
          <table:table-cell office:value-type="string" calcext:value-type="string">
            <text:p>The UI and 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s just not enough native app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Jolla / Sailfish themed meetups</text:p>
          </table:table-cell>
          <table:table-cell table:number-columns-repeated="228"/>
        </table:table-row>
        <table:table-row table:style-name="ro1">
          <table:table-cell office:value-type="date" office:date-value="2014-12-03T12:21:33" calcext:value-type="date">
            <text:p>12/3/2014 12:21:33</text:p>
          </table:table-cell>
          <table:table-cell office:value-type="string" calcext:value-type="string">
            <text:p>Finland</text:p>
          </table:table-cell>
          <table:table-cell office:value-type="string" calcext:value-type="string">
            <text:p>Male</text:p>
          </table:table-cell>
          <table:table-cell office:value-type="string" calcext:value-type="string">
            <text:p>research</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Had a N900 and then a N9, and loved both.</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inal polish</text:p>
          </table:table-cell>
          <table:table-cell office:value-type="string" calcext:value-type="string">
            <text:p>UX</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anking apps etc. are necessary for daily use.</text:p>
          </table:table-cell>
          <table:table-cell office:value-type="string" calcext:value-type="string">
            <text:p>The current level of open sourcing is enough</text:p>
          </table:table-cell>
          <table:table-cell table:style-name="ce2" office:value-type="string" calcext:value-type="string">
            <text:p>They need to make money and not have a cheap clone appear once they publish everything.</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2:24:12.000002" calcext:value-type="date">
            <text:p>12/3/2014 12:24:12</text:p>
          </table:table-cell>
          <table:table-cell office:value-type="string" calcext:value-type="string">
            <text:p>Bulgaria</text:p>
          </table:table-cell>
          <table:table-cell office:value-type="string" calcext:value-type="string">
            <text:p>Male</text:p>
          </table:table-cell>
          <table:table-cell office:value-type="string" calcext:value-type="string">
            <text:p>scienc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offline navigation</text:p>
          </table:table-cell>
          <table:table-cell office:value-type="string" calcext:value-type="string">
            <text:p>ssh/sc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25:06" calcext:value-type="date">
            <text:p>12/3/2014 12:25:06</text:p>
          </table:table-cell>
          <table:table-cell office:value-type="string" calcext:value-type="string">
            <text:p>Germany</text:p>
          </table:table-cell>
          <table:table-cell office:value-type="string" calcext:value-type="string">
            <text:p>Male</text:p>
          </table:table-cell>
          <table:table-cell office:value-type="string" calcext:value-type="string">
            <text:p>Network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 </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2:28:16" calcext:value-type="date">
            <text:p>12/3/2014 12:28:16</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Jolla is very open platform compared to other devic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Better hardware without hacking the system.</text:p>
          </table:table-cell>
          <table:table-cell office:value-type="string" calcext:value-type="string">
            <text:p>responsiveness of the device</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2:29:07" calcext:value-type="date">
            <text:p>12/3/2014 12:29:07</text:p>
          </table:table-cell>
          <table:table-cell office:value-type="string" calcext:value-type="string">
            <text:p>Germany</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WhatsAPP, TextSecure or Telegram support</text:p>
          </table:table-cell>
          <table:table-cell office:value-type="string" calcext:value-type="string">
            <text:p>everything else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29:28" calcext:value-type="date">
            <text:p>12/3/2014 12:29:2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hould be careful what they promise. Would be better surpass expectations than not reach given promise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navigation</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need it, but it's good sale argume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Internet forums</text:p>
          </table:table-cell>
          <table:table-cell table:number-columns-repeated="228"/>
        </table:table-row>
        <table:table-row table:style-name="ro1">
          <table:table-cell office:value-type="date" office:date-value="2014-12-03T12:29:47" calcext:value-type="date">
            <text:p>12/3/2014 12:29:47</text:p>
          </table:table-cell>
          <table:table-cell office:value-type="string" calcext:value-type="string">
            <text:p>Finland</text:p>
          </table:table-cell>
          <table:table-cell office:value-type="string" calcext:value-type="string">
            <text:p>Male</text:p>
          </table:table-cell>
          <table:table-cell office:value-type="string" calcext:value-type="string">
            <text:p>Lead Software Architec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Finnish, at least a litt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Working tool (SSH mainly)</text:p>
          </table:table-cell>
          <table:table-cell table:number-columns-repeated="2" office:value-type="string" calcext:value-type="string">
            <text:p>Daily</text:p>
          </table:table-cell>
          <table:table-cell office:value-type="string" calcext:value-type="string">
            <text:p>Official Jolla store, OpenRepos.net, Google Play Store</text:p>
          </table:table-cell>
          <table:table-cell office:value-type="string" calcext:value-type="string">
            <text:p>stable google sync</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1">
          <table:table-cell office:value-type="date" office:date-value="2014-12-03T12:35:16" calcext:value-type="date">
            <text:p>12/3/2014 12:35:16</text:p>
          </table:table-cell>
          <table:table-cell office:value-type="string" calcext:value-type="string">
            <text:p>germany</text:p>
          </table:table-cell>
          <table:table-cell office:value-type="string" calcext:value-type="string">
            <text:p>Male</text:p>
          </table:table-cell>
          <table:table-cell office:value-type="string" calcext:value-type="string">
            <text:p>employed (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own the device, and keep my data private (compared to apple, heavily walled garden, android powered by data collection from googl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tability, rebooted quite often</text:p>
          </table:table-cell>
          <table:table-cell office:value-type="string" calcext:value-type="string">
            <text:p>not beeing apple/goog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long as jolla/sailfish is that small, it is needed for some apps, e.g. stuff like threma, or other messengers, where you need the other side to be on the same platform, you can not force all your peers to get a jolla</text:p>
          </table:table-cell>
          <table:table-cell office:value-type="string" calcext:value-type="string">
            <text:p>The current level of open sourcing is enough</text:p>
          </table:table-cell>
          <table:table-cell table:style-name="ce2" office:value-type="string" calcext:value-type="string">
            <text:p>i think they are as open as possible (besides silicia&amp;co) and that is fine for now</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2:50:47" calcext:value-type="date">
            <text:p>12/3/2014 12:50:47</text:p>
          </table:table-cell>
          <table:table-cell office:value-type="string" calcext:value-type="string">
            <text:p>Po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They are really slow with development and bugfixing :(</text:p>
          </table:table-cell>
          <table:table-cell office:value-type="string" calcext:value-type="string">
            <text:p>watch, alarm clock and music player</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T9 keyboard</text:p>
          </table:table-cell>
          <table:table-cell office:value-type="string" calcext:value-type="string">
            <text:p>truly a touch orient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no good apps for basic things you expect from a phone these days (maps, web browser etc)</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 Other meetups / conferences</text:p>
          </table:table-cell>
          <table:table-cell table:number-columns-repeated="228"/>
        </table:table-row>
        <table:table-row table:style-name="ro1">
          <table:table-cell office:value-type="date" office:date-value="2014-12-03T12:53:38" calcext:value-type="date">
            <text:p>12/3/2014 12:53: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 geek</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rue Linux is nice to have for tinkering, UI is nice to use. TOH concept is interesting. </text:p>
          </table:table-cell>
          <table:table-cell office:value-type="string" calcext:value-type="string">
            <text:p>They're not successfully delivering what they have marketed, but they're open about it</text:p>
          </table:table-cell>
          <table:table-cell table:style-name="ce2" office:value-type="string" calcext:value-type="string">
            <text:p>The start was amazing with the First Ones campaign, launch and the quick cycle of updates and bugfixes in the beginning. A little annoyed by the phone update cycle being jammed for months while Angry Bird launchers and whatnot are being made and tablets announced. Still no apps from "big names" like Younited. Other than that they have managed to gather a very nice community and have done great work so fa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Play Services</text:p>
          </table:table-cell>
          <table:table-cell office:value-type="string" calcext:value-type="string">
            <text:p>Better browser</text:p>
          </table:table-cell>
          <table:table-cell office:value-type="string" calcext:value-type="string">
            <text:p>Terminal</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browser is unusable, no major cloud service integration without Google Play Services. "SMS-replacement" (Whatsapp, Skype, Viber) not available as native since Mitakuuluu ran asho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05:17.999999" calcext:value-type="date">
            <text:p>12/3/2014 13:05:18</text:p>
          </table:table-cell>
          <table:table-cell office:value-type="string" calcext:value-type="string">
            <text:p>Australia</text:p>
          </table:table-cell>
          <table:table-cell office:value-type="string" calcext:value-type="string">
            <text:p>Male</text:p>
          </table:table-cell>
          <table:table-cell office:value-type="string" calcext:value-type="string">
            <text:p>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N900 was amazing</text:p>
          </table:table-cell>
          <table:table-cell table:style-name="ce2" office:value-type="string" calcext:value-type="string">
            <text:p>Sailfish is a lot easier to develop for than Android/iOS as it shares most of the desktop Linux stack.</text:p>
          </table:table-cell>
          <table:table-cell office:value-type="string" calcext:value-type="string">
            <text:p>They're successfully delivering what they've marketed and are very openly communicating</text:p>
          </table:table-cell>
          <table:table-cell table:style-name="ce2" office:value-type="string" calcext:value-type="string">
            <text:p>Ambitious. Their marketing is a bit over the top sometimes, but so far they have delivered a great product and made good on every promis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ther internet sources</text:p>
          </table:table-cell>
          <table:table-cell office:value-type="string" calcext:value-type="string">
            <text:p>Turn by turn dir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is good, though it'd be cool if there was a permissions control thing like Cyanogen has. I think it's a fallacy to say that Jolla should withhold compatibility to "encourage" more native development; just look at the roaring success of Windows Phone to see that result.</text:p>
          </table:table-cell>
          <table:table-cell office:value-type="string" calcext:value-type="string">
            <text:p>The current level of open sourcing is enough</text:p>
          </table:table-cell>
          <table:table-cell table:style-name="ce2" office:value-type="string" calcext:value-type="string">
            <text:p>I understand the hesitance towards full open-sourcing of the Sailfish UX stack. It would be nice if some more of the stock apps (e.g. the media player) were opened up in the same way the browser w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3:07:38" calcext:value-type="date">
            <text:p>12/3/2014 13:07: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the fact that they use Qt and that you can make applications with Python. Being Mostly open source and not involved in major corporations like Google is definitely pl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Interactive driving instructions from the map software.</text:p>
          </table:table-cell>
          <table:table-cell office:value-type="string" calcext:value-type="string">
            <text:p>Intuitive easy to use multi tasking.</text:p>
          </table:table-cell>
          <table:table-cell office:value-type="string" calcext:value-type="string">
            <text:p>3-6 months</text:p>
          </table:table-cell>
          <table:table-cell office:value-type="string" calcext:value-type="string">
            <text:p>No opinion</text:p>
          </table:table-cell>
          <table:table-cell office:value-type="string" calcext:value-type="string">
            <text:p>Personally haven't used it but I can see it as a good marketing poin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11:07" calcext:value-type="date">
            <text:p>12/3/2014 13:11:07</text:p>
          </table:table-cell>
          <table:table-cell office:value-type="string" calcext:value-type="string">
            <text:p>Germany</text:p>
          </table:table-cell>
          <table:table-cell office:value-type="string" calcext:value-type="string">
            <text:p>Male</text:p>
          </table:table-cell>
          <table:table-cell office:value-type="string" calcext:value-type="string">
            <text:p>phd 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n-US controlled, Linux based, add-free efficient open source syste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icial native WhatsApp support</text:p>
          </table:table-cell>
          <table:table-cell office:value-type="string" calcext:value-type="string">
            <text:p>add free scandinavic effiency</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3:19:41.999999" calcext:value-type="date">
            <text:p>12/3/2014 13:19:42</text:p>
          </table:table-cell>
          <table:table-cell office:value-type="string" calcext:value-type="string">
            <text:p>Australia</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eu developed softwareAbility to run android apps without android</text:p>
          </table:table-cell>
          <table:table-cell table:style-name="ce2" office:value-type="string" calcext:value-type="string">
            <text:p>They're not successfully delivering what they have marketed, but they're open about it</text:p>
          </table:table-cell>
          <table:table-cell table:style-name="ce2" office:value-type="string" calcext:value-type="string">
            <text:p>I'd like to be able to use one first, I'm in Australi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Otherwise there won't be enough development (look at windows phone, MeeGo, Maem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open as possible</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1">
          <table:table-cell office:value-type="date" office:date-value="2014-12-03T13:26:33" calcext:value-type="date">
            <text:p>12/3/2014 13:26:33</text:p>
          </table:table-cell>
          <table:table-cell office:value-type="string" calcext:value-type="string">
            <text:p>Slovenia</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ore/better gesture controls</text:p>
          </table:table-cell>
          <table:table-cell office:value-type="string" calcext:value-type="string">
            <text:p>Gesture control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3">
          <table:table-cell office:value-type="date" office:date-value="2014-12-03T13:27:08" calcext:value-type="date">
            <text:p>12/3/2014 13:27: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Clarification: I don't want to support the big players. Looking for a real alternativ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proper whatsapp integration</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3:27:46" calcext:value-type="date">
            <text:p>12/3/2014 13:27: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Proper NFC support</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use it that much but it's good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28:38" calcext:value-type="date">
            <text:p>12/3/2014 13:28:38</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I don't remember</text:p>
          </table:table-cell>
          <table:table-cell office:value-type="string" calcext:value-type="string">
            <text:p>IRC</text:p>
          </table:table-cell>
          <table:table-cell table:number-columns-repeated="228"/>
        </table:table-row>
        <table:table-row table:style-name="ro1">
          <table:table-cell office:value-type="date" office:date-value="2014-12-03T13:34:12.999999" calcext:value-type="date">
            <text:p>12/3/2014 13:34:13</text:p>
          </table:table-cell>
          <table:table-cell office:value-type="string" calcext:value-type="string">
            <text:p>Roman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accesible events view, including calendar event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hile native apps are better, having even more extra apps is awesome.</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1">
          <table:table-cell office:value-type="date" office:date-value="2014-12-03T13:35:33.999999" calcext:value-type="date">
            <text:p>12/3/2014 13:35:34</text:p>
          </table:table-cell>
          <table:table-cell office:value-type="string" calcext:value-type="string">
            <text:p>Germany</text:p>
          </table:table-cell>
          <table:table-cell office:value-type="string" calcext:value-type="string">
            <text:p>Male</text:p>
          </table:table-cell>
          <table:table-cell office:value-type="string" calcext:value-type="string">
            <text:p>college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alDAV integration (without bugs!)</text:p>
          </table:table-cell>
          <table:table-cell office:value-type="string" calcext:value-type="string">
            <text:p>XMPP integration</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ertain apps such as WhatsApp, Threema etc. will not be made available by their vendors in the foreseeable future. Just using a different instant messenger is easier said than done when all your friends are using it.</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47:57.999999" calcext:value-type="date">
            <text:p>12/3/2014 13:47:5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Most interestin operating system in the mobile world. Easily hackable, familar but modern system from package management to system initialization, filesystems etc.</text:p>
          </table:table-cell>
          <table:table-cell office:value-type="string" calcext:value-type="string">
            <text:p>They're not successfully delivering what they have marketed, but they're open about it</text:p>
          </table:table-cell>
          <table:table-cell table:style-name="ce2" office:value-type="string" calcext:value-type="string">
            <text:p>Great company with great attitude, easy to get in touch with. One problem I see is that their marketing team is not always in-sync with their more technically advanced staff; e.g. the openness claims</text:p>
          </table:table-cell>
          <table:table-cell office:value-type="string" calcext:value-type="string">
            <text:p>Daily <text:s/>phone (Mainly using the phone functions), Daily "smart" device (Mainly using for news reading, browsing, gaming, etc), Techtoy (Playing / developing every now and then), TOH prototyping</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Physical keyboard</text:p>
          </table:table-cell>
          <table:table-cell office:value-type="string" calcext:value-type="string">
            <text:p>the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few native applications on Sailfish: Spotify, Facebook, Instagram etc. Neither have open enough APIs for external developers to create good enough applications. Example: Facebook doesn't support group chats through it's public APIs and Spotify's "Libspotify SDK" doesn't support radio.</text:p>
          </table:table-cell>
          <table:table-cell office:value-type="string" calcext:value-type="string">
            <text:p>All source code should be published (Down to the hardware)</text:p>
          </table:table-cell>
          <table:table-cell table:style-name="ce2" office:value-type="string" calcext:value-type="string">
            <text:p>Of course everything should be open. You cannot really control a piece of software and or hardware if you cannot go back to the source and modify it while someone else does have that power. If you find out that some closed component of the system is doing something nasty like leaking passwords to a logging system ( https://together.jolla.com/question/37710/ ) and cannot fix it your self you realize that you really do not have enough control over your device.Things start to get quite ridiculous when people are willing to contribute, but have no way to share the contributions back to upstream. The code is not developed in open enough way. Good example is the calendar locale patch:https://lists.sailfishos.org/pipermail/devel/2014-November/005208.html</text:p>
          </table:table-cell>
          <table:table-cell office:value-type="string" calcext:value-type="string">
            <text:p>&gt;2 years</text:p>
          </table:table-cell>
          <table:table-cell office:value-type="string" calcext:value-type="string">
            <text:p>IRC, face to face with my friends</text:p>
          </table:table-cell>
          <table:table-cell table:number-columns-repeated="228"/>
        </table:table-row>
        <table:table-row table:style-name="ro1">
          <table:table-cell office:value-type="date" office:date-value="2014-12-03T13:53:13" calcext:value-type="date">
            <text:p>12/3/2014 13:53:13</text:p>
          </table:table-cell>
          <table:table-cell office:value-type="string" calcext:value-type="string">
            <text:p>Switzerland</text:p>
          </table:table-cell>
          <table:table-cell office:value-type="string" calcext:value-type="string">
            <text:p>Male</text:p>
          </table:table-cell>
          <table:table-cell office:value-type="string" calcext:value-type="string">
            <text:p>Physic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nt to support Linux/Open source in mobi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High resolution Display</text:p>
          </table:table-cell>
          <table:table-cell office:value-type="string" calcext:value-type="string">
            <text:p>It is a GNU/Linux Distro</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is crucial, as long as the own ecosystem is not sufficient. But how long will it be compatible/possible to have this working?I strongly hope there will be more efforts to make grow the own ecosyst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3">
          <table:table-cell office:value-type="date" office:date-value="2014-12-03T14:02:08" calcext:value-type="date">
            <text:p>12/3/2014 14:02:0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better Microsoft Exchange support</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4:11:50" calcext:value-type="date">
            <text:p>12/3/2014 14:11:50</text:p>
          </table:table-cell>
          <table:table-cell office:value-type="string" calcext:value-type="string">
            <text:p>Russ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TOH</text:p>
          </table:table-cell>
          <table:table-cell office:value-type="string" calcext:value-type="string">
            <text:p>sailfish o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Minimum numbers of native apps</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office:value-type="string" calcext:value-type="string">
            <text:p>IRC, together.jolla.com, vk.com/jollaofficial</text:p>
          </table:table-cell>
          <table:table-cell table:number-columns-repeated="228"/>
        </table:table-row>
        <table:table-row table:style-name="ro1">
          <table:table-cell office:value-type="date" office:date-value="2014-12-03T14:47:13" calcext:value-type="date">
            <text:p>12/3/2014 14:47:13</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the the only way forward from Nokia N9 with MeeGo Harmattan.</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try their best being a small startup.</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Native offline navigation</text:p>
          </table:table-cell>
          <table:table-cell office:value-type="string" calcext:value-type="string">
            <text:p>UI/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style-name="ce2" office:value-type="string" calcext:value-type="string">
            <text:p>The more the better, but not at cost of hindering business and limited work hours of Jolla.</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4:56:48" calcext:value-type="date">
            <text:p>12/3/2014 14:56:48</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ast cpu</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1">
          <table:table-cell office:value-type="date" office:date-value="2014-12-03T14:59:26" calcext:value-type="date">
            <text:p>12/3/2014 14:59:26</text:p>
          </table:table-cell>
          <table:table-cell office:value-type="string" calcext:value-type="string">
            <text:p>N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comes out of the box with usable Linux userspace and package management, which allows for far easier customization (than Android).In other words it feels and works more like a regular computer running Linux except that you can also make calls with it and of course it's small.</text:p>
          </table:table-cell>
          <table:table-cell office:value-type="string" calcext:value-type="string">
            <text:p>They're successfully delivering what they've marketed and are very openly communicating</text:p>
          </table:table-cell>
          <table:table-cell table:style-name="ce2" office:value-type="string" calcext:value-type="string">
            <text:p>They've picked a very difficult job for themselves, balancing the nature of FOSS with the very closed and litigous nature of mobile phones (esp. hardware) and the need to keep a company afloat.So far they're managing to do pretty well imo.</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 Developing what I need</text:p>
          </table:table-cell>
          <table:table-cell office:value-type="string" calcext:value-type="string">
            <text:p>disk encrytpion (at least for user data)</text:p>
          </table:table-cell>
          <table:table-cell office:value-type="string" calcext:value-type="string">
            <text:p>the simple but powerfull GUI / tweakability</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Other meetups / conferences</text:p>
          </table:table-cell>
          <table:table-cell table:number-columns-repeated="228"/>
        </table:table-row>
        <table:table-row table:style-name="ro1">
          <table:table-cell office:value-type="date" office:date-value="2014-12-03T15:06:11" calcext:value-type="date">
            <text:p>12/3/2014 15:06:11</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was part of Harmattan tea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M Radio</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allows to use apps like Here Maps, Instagram, Firefox and Spotify.</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15:23:08" calcext:value-type="date">
            <text:p>12/3/2014 15:23:08</text:p>
          </table:table-cell>
          <table:table-cell office:value-type="string" calcext:value-type="string">
            <text:p>Finland</text:p>
          </table:table-cell>
          <table:table-cell office:value-type="string" calcext:value-type="string">
            <text:p>Male</text:p>
          </table:table-cell>
          <table:table-cell office:value-type="string" calcext:value-type="string">
            <text:p>Graphics design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ked the design, too.</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native media player.</text:p>
          </table:table-cell>
          <table:table-cell office:value-type="string" calcext:value-type="string">
            <text:p>Opennes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Ebanking. When/if banks start to release Jolla-versions of their software the strict "need" turns in to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5:49:16" calcext:value-type="date">
            <text:p>12/3/2014 15:49:16</text:p>
          </table:table-cell>
          <table:table-cell office:value-type="string" calcext:value-type="string">
            <text:p>Switzerland</text:p>
          </table:table-cell>
          <table:table-cell office:value-type="string" calcext:value-type="string">
            <text:p>Male</text:p>
          </table:table-cell>
          <table:table-cell office:value-type="string" calcext:value-type="string">
            <text:p>Manager, Business Developm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one can always communicate more, but I see a trend of more open communication lately.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More messaging features</text:p>
          </table:table-cell>
          <table:table-cell office:value-type="string" calcext:value-type="string">
            <text:p>fun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those who need whatsapp or such it's nic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More open would be even more "unlike", but of course I can understand the problems related to this...</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5:59:24" calcext:value-type="date">
            <text:p>12/3/2014 15:59:24</text:p>
          </table:table-cell>
          <table:table-cell office:value-type="string" calcext:value-type="string">
            <text:p>Netherlands</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First backed the tablet because I want an "open" tablet, figured I might as well order the phone and go full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ully open source</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When still lacking apps it is essential to have support for a lot of apps if you want to get people on board.</text:p>
          </table:table-cell>
          <table:table-cell office:value-type="string" calcext:value-type="string">
            <text:p>All source code should be published (Down to the hardware)</text:p>
          </table:table-cell>
          <table:table-cell table:style-name="ce2" office:value-type="string" calcext:value-type="string">
            <text:p>FOSS! FOSS!</text:p>
          </table:table-cell>
          <table:table-cell office:value-type="string" calcext:value-type="string">
            <text:p>3-6 months</text:p>
          </table:table-cell>
          <table:table-cell office:value-type="string" calcext:value-type="string">
            <text:p>together.jolla.com, Twitter</text:p>
          </table:table-cell>
          <table:table-cell table:number-columns-repeated="228"/>
        </table:table-row>
        <table:table-row table:style-name="ro1">
          <table:table-cell office:value-type="date" office:date-value="2014-12-03T16:41:57.999999" calcext:value-type="date">
            <text:p>12/3/2014 16:41:58</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id believe Nokia's strategy on early 2010 when I worked there. You guys need to show it would have been the right way.</text:p>
          </table:table-cell>
          <table:table-cell table:style-name="ce2" office:value-type="string" calcext:value-type="string">
            <text:p>They're successfully delivering what they've marketed but are not open enough when communicating</text:p>
          </table:table-cell>
          <table:table-cell table:style-name="ce2" office:value-type="string" calcext:value-type="string">
            <text:p>Please bring 6" full landscape qwerty phone for me! With touchpad, I want to use full version web pages, select, copy paste etc like with like PC. Shortly: laptop experience in your pocket. That haven't been made because iPhone form factor is generally understood as final. There's still need for good old COMMUNICATOR.</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There's no market for a phone without proper market place. You don't want to do it yourselves, do you?</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acebook</text:p>
          </table:table-cell>
          <table:table-cell table:number-columns-repeated="228"/>
        </table:table-row>
        <table:table-row table:style-name="ro3">
          <table:table-cell office:value-type="date" office:date-value="2014-12-03T16:59:08" calcext:value-type="date">
            <text:p>12/3/2014 16:59:08</text:p>
          </table:table-cell>
          <table:table-cell office:value-type="string" calcext:value-type="string">
            <text:p>Norway</text:p>
          </table:table-cell>
          <table:table-cell office:value-type="string" calcext:value-type="string">
            <text:p>Male</text:p>
          </table:table-cell>
          <table:table-cell office:value-type="string" calcext:value-type="string">
            <text:p>Geodata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ot tired of Android</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FC that is not connected to TOH</text:p>
          </table:table-cell>
          <table:table-cell office:value-type="string" calcext:value-type="string">
            <text:p>The 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7:01:39" calcext:value-type="date">
            <text:p>12/3/2014 17:01:39</text:p>
          </table:table-cell>
          <table:table-cell office:value-type="string" calcext:value-type="string">
            <text:p>France</text:p>
          </table:table-cell>
          <table:table-cell office:value-type="string" calcext:value-type="string">
            <text:p>Male</text:p>
          </table:table-cell>
          <table:table-cell office:value-type="string" calcext:value-type="string">
            <text:p>Sys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fact that Jolla isn't some big inhuman corporation. Smartphones are a huge part of people life now and I feel uncomfortable to give away too much to hug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Encryption</text:p>
          </table:table-cell>
          <table:table-cell office:value-type="string" calcext:value-type="string">
            <text:p>The GUI and root acces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jollatides, jollafr</text:p>
          </table:table-cell>
          <table:table-cell table:number-columns-repeated="228"/>
        </table:table-row>
        <table:table-row table:style-name="ro2">
          <table:table-cell office:value-type="date" office:date-value="2014-12-03T17:03:05" calcext:value-type="date">
            <text:p>12/3/2014 17:03:05</text:p>
          </table:table-cell>
          <table:table-cell office:value-type="string" calcext:value-type="string">
            <text:p>Bulgaria</text:p>
          </table:table-cell>
          <table:table-cell office:value-type="string" calcext:value-type="string">
            <text:p>Male</text:p>
          </table:table-cell>
          <table:table-cell office:value-type="string" calcext:value-type="string">
            <text:p>D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community!</text:p>
          </table:table-cell>
          <table:table-cell office:value-type="string" calcext:value-type="string">
            <text:p>They're successfully delivering what they've marketed and are very openly communicating</text:p>
          </table:table-cell>
          <table:table-cell table:style-name="ce2" office:value-type="string" calcext:value-type="string">
            <text:p>The hardware and the OS are still beta, you should improve both for the next device (tablet or phon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ansreflective OLED display</text:p>
          </table:table-cell>
          <table:table-cell office:value-type="string" calcext:value-type="string">
            <text:p>The 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ndroid apps are never going to be ported to Linux/Sailfish/Jolla</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dopt GPLv3, there are packages in Sailfish that are ANCIENT because of GPLv2 !</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03:15" calcext:value-type="date">
            <text:p>12/3/2014 17:03:15</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inux insid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Search</text:p>
          </table:table-cell>
          <table:table-cell office:value-type="string" calcext:value-type="string">
            <text:p>Gestures</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06:43" calcext:value-type="date">
            <text:p>12/3/2014 17:06:43</text:p>
          </table:table-cell>
          <table:table-cell office:value-type="string" calcext:value-type="string">
            <text:p>Ukraine and Canada</text:p>
          </table:table-cell>
          <table:table-cell office:value-type="string" calcext:value-type="string">
            <text:p>Male</text:p>
          </table:table-cell>
          <table:table-cell office:value-type="string" calcext:value-type="string">
            <text:p>Software and Game Develop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m an N900 and N9 owner. I love the power of the phone and the power of the OS. I am also a native Linux user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humblebundle.com</text:p>
          </table:table-cell>
          <table:table-cell office:value-type="string" calcext:value-type="string">
            <text:p>Phone auto speaker switcher I used on N9</text:p>
          </table:table-cell>
          <table:table-cell office:value-type="string" calcext:value-type="string">
            <text:p>UI contro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In order to stay competitive on the market, Jolla needs to tap into the largest number of Apps it can. Part of the failure of the N9 and N900 was a lack of apps. There are many apps that people use that (banking, etc) that Jolla will likely never get a native version of. Android support fills the large gaping hole that N9 and N900 had in making them complete platfor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a dedicated Linux user I am all for Open Source, but I also fully understand the limitations in hardware tradeoff. Some modules are closed source and that is perfectly okay by me.</text:p>
          </table:table-cell>
          <table:table-cell office:value-type="string" calcext:value-type="string">
            <text:p>&gt;2 years</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17:07:16" calcext:value-type="date">
            <text:p>12/3/2014 17:07:16</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t's real Linux, not locked down as Ansroid and it is Finnish.</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ompability with hearingaids, not enough volume in calls</text:p>
          </table:table-cell>
          <table:table-cell office:value-type="string" calcext:value-type="string">
            <text:p>Gestures</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08:43.000002" calcext:value-type="date">
            <text:p>12/3/2014 17:08:43</text:p>
          </table:table-cell>
          <table:table-cell office:value-type="string" calcext:value-type="string">
            <text:p>Finland</text:p>
          </table:table-cell>
          <table:table-cell office:value-type="string" calcext:value-type="string">
            <text:p>Male</text:p>
          </table:table-cell>
          <table:table-cell office:value-type="string" calcext:value-type="string">
            <text:p>Accoun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Didn't like Nokia WP so I wanted to support Jolla</text:p>
          </table:table-cell>
          <table:table-cell table:style-name="ce2" office:value-type="string" calcext:value-type="string">
            <text:p>I wasn't too fond of Windows phone and when Jolla as a new Finnish mobilephone company launched their phone I decided to support them.</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hing comes to mind</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3T17:09:23" calcext:value-type="date">
            <text:p>12/3/2014 17:09:23</text:p>
          </table:table-cell>
          <table:table-cell office:value-type="string" calcext:value-type="string">
            <text:p>Germany</text:p>
          </table:table-cell>
          <table:table-cell office:value-type="string" calcext:value-type="string">
            <text:p>Male</text:p>
          </table:table-cell>
          <table:table-cell office:value-type="string" calcext:value-type="string">
            <text:p>administrato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there are some let downs, especially when it comes to the the advertised spare battery. But all in all the crated an impressive device and OS. Considering they are just 100+ employees it's really astonishing.</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F-Droid (the only real open one)</text:p>
          </table:table-cell>
          <table:table-cell office:value-type="string" calcext:value-type="string">
            <text:p>hardware keyboard (but not long anymore)</text:p>
          </table:table-cell>
          <table:table-cell office:value-type="string" calcext:value-type="string">
            <text:p>It's opennes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t the moment there are still native apps missing. Hopefully there will be more apps in future. Especially when there will be paid apps in the st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ell of course I am torn respective this question. Of course it would be great to have a completely open system. One the other hand we have to stay realistic. I think Jolla as company have to survive and therefore I doubt it would a clever move to open the UI. What is however a real pity is that because of some closed parts there is no flashable imag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10:06" calcext:value-type="date">
            <text:p>12/3/2014 17:10:06</text:p>
          </table:table-cell>
          <table:table-cell office:value-type="string" calcext:value-type="string">
            <text:p>Finland</text:p>
          </table:table-cell>
          <table:table-cell office:value-type="string" calcext:value-type="string">
            <text:p>Male</text:p>
          </table:table-cell>
          <table:table-cell office:value-type="string" calcext:value-type="string">
            <text:p>sysadm</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le caldav</text:p>
          </table:table-cell>
          <table:table-cell office:value-type="string" calcext:value-type="string">
            <text:p>UI desig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Personally I don't need Android support but I reckon it's necessary to attract enough people to buy Jolla product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1:40" calcext:value-type="date">
            <text:p>12/3/2014 17:11:40</text:p>
          </table:table-cell>
          <table:table-cell office:value-type="string" calcext:value-type="string">
            <text:p>Germany</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table:number-columns-repeated="2" office:value-type="string" calcext:value-type="string">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3:24" calcext:value-type="date">
            <text:p>12/3/2014 17:13:2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table:number-columns-repeated="2" office:value-type="string" calcext:value-type="string">
            <text:p>.</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7:16:25" calcext:value-type="date">
            <text:p>12/3/2014 17:16:25</text:p>
          </table:table-cell>
          <table:table-cell office:value-type="string" calcext:value-type="string">
            <text:p>Sweden</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on't use it anymore, switched back to iOS due to lacking support for mail / cal / contact sync</text:p>
          </table:table-cell>
          <table:table-cell office:value-type="string" calcext:value-type="string">
            <text:p>Never, it's too broken to bother with at this point</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Working calendar / contact sync</text:p>
          </table:table-cell>
          <table:table-cell office:value-type="string" calcext:value-type="string">
            <text:p>None, anymo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only way to get quality apps at this point is via Android support</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6:42" calcext:value-type="date">
            <text:p>12/3/2014 17:16:42</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First, I actually wanted a FOSS mobile OS, in this regard i was dissatisfied by Jolla. Apart from this, there is no other reason.</text:p>
          </table:table-cell>
          <table:table-cell office:value-type="string" calcext:value-type="string">
            <text:p>They're not successfully delivering what they have marketed, but they're open about it</text:p>
          </table:table-cell>
          <table:table-cell table:style-name="ce2" office:value-type="string" calcext:value-type="string">
            <text:p>I am upset, because parts are not free software. I am unsatisfied with the recent non-updates, reasons are slowly getting through. I am irritated by the tablet and thus worry about the care of the phon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and CardDAV</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a few apps that I use intermediary. I hope there will <text:s/>be replacements soon enough so i can finally get rid of it.</text:p>
          </table:table-cell>
          <table:table-cell office:value-type="string" calcext:value-type="string">
            <text:p>All source code should be published (Down to the hardware)</text:p>
          </table:table-cell>
          <table:table-cell table:style-name="ce2" office:value-type="string" calcext:value-type="string">
            <text:p>It's nice they give back to Mer and others, but it is upsetting that you have uncomplete central apps (like email) and cannot (help to) fix them.</text:p>
          </table:table-cell>
          <table:table-cell office:value-type="string" calcext:value-type="string">
            <text:p>Since the beginning</text:p>
          </table:table-cell>
          <table:table-cell office:value-type="string" calcext:value-type="string">
            <text:p>IRC, together.jolla.com, Other meetups / conferences, Diaspora, Offline (peer 2 peer)</text:p>
          </table:table-cell>
          <table:table-cell table:number-columns-repeated="228"/>
        </table:table-row>
        <table:table-row table:style-name="ro2">
          <table:table-cell office:value-type="date" office:date-value="2014-12-03T17:19:20" calcext:value-type="date">
            <text:p>12/3/2014 17:19:20</text:p>
          </table:table-cell>
          <table:table-cell office:value-type="string" calcext:value-type="string">
            <text:p>Switzerland</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don't like closeness of iPhone/Apple* don't like data gathering/aggregation of Android/Googl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 I would have thought that progress would go faster* some core apps (still) have problems and/or are not as broad as necessary (e.g. email app, calendar app)* more (unimportant) apps should be open source, e.g. calculator* in the beginning the open source message was wrong or at least I thought that more/all would (become) open source. I don't mind too much if there is only a certain part open, but it has to be communicated clearly. This is very important!All in all I'm very happy with Jolla be it the phone or the company!</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 (but here maps is ok)</text:p>
          </table:table-cell>
          <table:table-cell office:value-type="string" calcext:value-type="string">
            <text:p>Can't say, it's the sum</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Jolla is too weak much too few apps to stand on it's own. E.g. I really need/want an offline map. The Here map from Nokia provides this well. Otherwise I don't care about Android support, but for this single item it's essential.</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Don't know what's the difference between point 2 (which I clicked) and point 3 (about UI &amp; apps). Afaik point 3 is missing atm?My choice is my preference, but I'm not a FOSS 'zealot', if you have to be 'pragmatic' I can accept this. I just ask that you clearly state what you do. Talking about open source without UI and (core) apps being so is dishonest.You should imho open source UI / apps because I think that development would be faster. And you maybe could need help in this departement. On the other side as a small company you cannot 'give everything away'.</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0:01.000002" calcext:value-type="date">
            <text:p>12/3/2014 17:20:01</text:p>
          </table:table-cell>
          <table:table-cell office:value-type="string" calcext:value-type="string">
            <text:p>Romania</text:p>
          </table:table-cell>
          <table:table-cell office:value-type="string" calcext:value-type="string">
            <text:p>Male</text:p>
          </table:table-cell>
          <table:table-cell office:value-type="string" calcext:value-type="string">
            <text:p>General Surgeo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offlin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22:13" calcext:value-type="date">
            <text:p>12/3/2014 17:22:13</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s a fan of android into the coming ages of it. and what happened is that android started to be out in the openmore and more.. And more and more open means that its more and more vulnerable to threats and other hackings... And i just wanted a phone that is really secureAt first in using the phone it was really adaptable but in time its really fun and really easy to use those gestures and it should be tinkered a little.And the reason is that it has the true multitasking than any other phone has got.. true and live multitasking.. thats what was needed.</text:p>
          </table:table-cell>
          <table:table-cell office:value-type="string" calcext:value-type="string">
            <text:p>They're successfully delivering what they've marketed and are very openly communicating</text:p>
          </table:table-cell>
          <table:table-cell table:style-name="ce2" office:value-type="string" calcext:value-type="string">
            <text:p>As the features of the phones are concerned.. the requesta that have been made is to be made integrated and it into an option in the os so that those who love having those feature will use it and those who dont want will not... its tough task yess .. but these things will reach out to more people out there those who wished they had that feature in the box</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asy toggles</text:p>
          </table:table-cell>
          <table:table-cell office:value-type="string" calcext:value-type="string">
            <text:p>true and live multitasking</text:p>
          </table:table-cell>
          <table:table-cell office:value-type="string" calcext:value-type="string">
            <text:p>1-3 months</text:p>
          </table:table-cell>
          <table:table-cell office:value-type="string" calcext:value-type="string">
            <text:p>I think it is not really needed anymore</text:p>
          </table:table-cell>
          <table:table-cell office:value-type="string" calcext:value-type="string">
            <text:p>You have to take away the android support in the future when the core using apps are integrated into the OS.. </text:p>
          </table:table-cell>
          <table:table-cell office:value-type="string" calcext:value-type="string">
            <text:p>The current level of open sourcing is enough</text:p>
          </table:table-cell>
          <table:table-cell table:style-name="ce2" office:value-type="string" calcext:value-type="string">
            <text:p>its good that jolla is closed because if it starts to open, it will eventually become like android and it will not be able to trust it with data that it has been inputted</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23:24" calcext:value-type="date">
            <text:p>12/3/2014 17:23:24</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iOS/Win</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ir product The Sailfish OS is still immature and hardware is mediocre, but I believe they will gradually evolve to be equally or over competitive compared to industrial giant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well working Sailfish browser</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ate the Android Stigma on Jolla. But I'll live with it. If you want to use Android apps, why buy Jolla device, where you need to use all sort of hacks to use Android software, because of missing Play store integration? I understand that Jolla needs Android in order to take advantage of Android device drivers and commercially to attract more users, because the amount of native apps is too small for most of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m no developer. In my opinion Jolla should open as much of their software as is commercially possible. Not to hurt their business. </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6:59" calcext:value-type="date">
            <text:p>12/3/2014 17:26:59</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Native Offline Navigation</text:p>
          </table:table-cell>
          <table:table-cell office:value-type="string" calcext:value-type="string">
            <text:p>Pee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33:30" calcext:value-type="date">
            <text:p>12/3/2014 17:33:30</text:p>
          </table:table-cell>
          <table:table-cell office:value-type="string" calcext:value-type="string">
            <text:p>Germany</text:p>
          </table:table-cell>
          <table:table-cell office:value-type="string" calcext:value-type="string">
            <text:p>Male</text:p>
          </table:table-cell>
          <table:table-cell office:value-type="string" calcext:value-type="string">
            <text:p>Not of your concer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Android: full everyday practicality in all areas</text:p>
          </table:table-cell>
          <table:table-cell office:value-type="string" calcext:value-type="string">
            <text:p>real multitasking</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st native apps still a little undercooked.</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35:30" calcext:value-type="date">
            <text:p>12/3/2014 17:35:30</text:p>
          </table:table-cell>
          <table:table-cell office:value-type="string" calcext:value-type="string">
            <text:p>finland</text:p>
          </table:table-cell>
          <table:table-cell office:value-type="string" calcext:value-type="string">
            <text:p>Male</text:p>
          </table:table-cell>
          <table:table-cell office:value-type="string" calcext:value-type="string">
            <text:p>vehicle electrician</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Want to support small manufacturer, which has created something exciting.</text:p>
          </table:table-cell>
          <table:table-cell office:value-type="string" calcext:value-type="string">
            <text:p>They're not successfully delivering what they have marketed, but they're open about it</text:p>
          </table:table-cell>
          <table:table-cell table:style-name="ce2" office:value-type="string" calcext:value-type="string">
            <text:p>Phone itself was not as ready as they made it seem to be. Although i have no really big issues, it's frustrating to wait all the time for the next update to get something working properly. Progress so far has been fast, which really is not the case with major manufacturer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access to home network shared folders</text:p>
          </table:table-cell>
          <table:table-cell office:value-type="string" calcext:value-type="string">
            <text:p>integrated facebook messag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ative app support is not that good right now, but it is getting better. I don't like running android apps, but i will if i have to, to get something done.Thus far, it is nice to have -feature.</text:p>
          </table:table-cell>
          <table:table-cell office:value-type="string" calcext:value-type="string">
            <text:p>The current level of open sourcing is enough</text:p>
          </table:table-cell>
          <table:table-cell table:style-name="ce2" office:value-type="string" calcext:value-type="string">
            <text:p>I depend on other peoples' work considering software, so question is pretty much irrelevant to me. Thinking widely, i feel that open sourcing does open possibilities to a whole new level.</text:p>
          </table:table-cell>
          <table:table-cell office:value-type="string" calcext:value-type="string">
            <text:p>6-12 month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3T17:47:48" calcext:value-type="date">
            <text:p>12/3/2014 17:47:48</text:p>
          </table:table-cell>
          <table:table-cell office:value-type="string" calcext:value-type="string">
            <text:p>France</text:p>
          </table:table-cell>
          <table:table-cell office:value-type="string" calcext:value-type="string">
            <text:p>Male</text:p>
          </table:table-cell>
          <table:table-cell office:value-type="string" calcext:value-type="string">
            <text:p>Engineer </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When my daily phone bores m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 true Email clien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true while there is not enough Sailfish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3T17:47:50" calcext:value-type="date">
            <text:p>12/3/2014 17:47:50</text:p>
          </table:table-cell>
          <table:table-cell office:value-type="string" calcext:value-type="string">
            <text:p>Finland</text:p>
          </table:table-cell>
          <table:table-cell office:value-type="string" calcext:value-type="string">
            <text:p>Male</text:p>
          </table:table-cell>
          <table:table-cell office:value-type="string" calcext:value-type="string">
            <text:p>Electronics manufaturing worker dud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N9 was dying slowly and there were no other acceptable options to replace it.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uld have chosen the "not delivering, not open" too, but I think they are quite ok on delivering side. There have been a lot of updates and the phone has been getting better and better. How ever, the company has missed many deadlines* communicated to the public. That's ok, but if you promise something, you have to follow up the subject and tell your customers about delays. I'm sure most of us will understand delay, but not the silence.There are plenty of TJC questions that were answered almost a year ago ("we are looking into that", "will be implemented later" etc) but there has been no activity since. I would like to know have those things progressed or have they been dismissed. Either way, the progress should be reported.*yes, I know they have been very careful not to call them strict deadlines, but still...</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USB mass storege" aka OSX compatability instead of / in addtion to MTP</text:p>
          </table:table-cell>
          <table:table-cell office:value-type="string" calcext:value-type="string">
            <text:p>stable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native apps still makes the Android support a nice thing to have. How ever, I'm not sure if it's actually slowing the native apps appearing as the devs may feel that Android version is enough to serve Jolla users al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 open source fanatic even though I support openness. The current situation is OK in my books, but I hope all code possible should be open sourced eventually. No need to hurry, though.</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1" calcext:value-type="date">
            <text:p>12/3/2014 17:52:21</text:p>
          </table:table-cell>
          <table:table-cell office:value-type="string" calcext:value-type="string">
            <text:p>Finland</text:p>
          </table:table-cell>
          <table:table-cell office:value-type="string" calcext:value-type="string">
            <text:p>Male</text:p>
          </table:table-cell>
          <table:table-cell office:value-type="string" calcext:value-type="string">
            <text:p>Seafar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ossibility to get spare battery</text:p>
          </table:table-cell>
          <table:table-cell office:value-type="string" calcext:value-type="string">
            <text:p>Sailfis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3" calcext:value-type="date">
            <text:p>12/3/2014 17:52:23</text:p>
          </table:table-cell>
          <table:table-cell office:value-type="string" calcext:value-type="string">
            <text:p>India</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already own 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Custom ringtones</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55:18" calcext:value-type="date">
            <text:p>12/3/2014 17:55:1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Previous phone (Nokia N8) was coming to the end of its life, so I needed a new phone. iOS was out of the question, as were WP- powered Nokias. I was already looking for Android alternatives when I heard about Jolla. So I waited a little bit longer and pre- ordered the Jolla when it came possible...</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ince lately, a native WhatsApp client</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me, it's just one app that I need Android support for at the moment: WhatsApp. I've tried to keep as much of the apps I use native, and as I'm not a heavy user, it has been quite easy to do so. But occasionally one needs to at least play around with Android apps, so it is handy to have the possibility for it...</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7:21" calcext:value-type="date">
            <text:p>12/3/2014 17:57:21</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ooking for N9 successor</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Good turn-by-turn navigation</text:p>
          </table:table-cell>
          <table:table-cell office:value-type="string" calcext:value-type="string">
            <text:p>UI and UX</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57:23" calcext:value-type="date">
            <text:p>12/3/2014 17:57:23</text:p>
          </table:table-cell>
          <table:table-cell office:value-type="string" calcext:value-type="string">
            <text:p>UK</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FM radio</text:p>
          </table:table-cell>
          <table:table-cell office:value-type="string" calcext:value-type="string">
            <text:p>No standout feature, sadl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 lack of support for paid for apps means that the big players are not really interested in developing native Jolla apps, so there is little choice but to run some Android softwar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8:10:37" calcext:value-type="date">
            <text:p>12/3/2014 18:10:37</text:p>
          </table:table-cell>
          <table:table-cell office:value-type="string" calcext:value-type="string">
            <text:p>norway</text:p>
          </table:table-cell>
          <table:table-cell office:value-type="string" calcext:value-type="string">
            <text:p>Male</text:p>
          </table:table-cell>
          <table:table-cell office:value-type="string" calcext:value-type="string">
            <text:p>accoun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a lot of native apps missing</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ithout the android support the phone would not meet my basic ne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18:16" calcext:value-type="date">
            <text:p>12/3/2014 18:18:16</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openness also was a great reason to buy a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USB Mass Storag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23:25" calcext:value-type="date">
            <text:p>12/3/2014 18:23:25</text:p>
          </table:table-cell>
          <table:table-cell office:value-type="string" calcext:value-type="string">
            <text:p>The 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Transfer APK from Android Tablet</text:p>
          </table:table-cell>
          <table:table-cell office:value-type="string" calcext:value-type="string">
            <text:p>Working CardDav sync</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navailability of nativ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33:02" calcext:value-type="date">
            <text:p>12/3/2014 18:33:02</text:p>
          </table:table-cell>
          <table:table-cell office:value-type="string" calcext:value-type="string">
            <text:p>Serbia</text:p>
          </table:table-cell>
          <table:table-cell office:value-type="string" calcext:value-type="string">
            <text:p>Male</text:p>
          </table:table-cell>
          <table:table-cell office:value-type="string" calcext:value-type="string">
            <text:p>consultan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ce voice guided navigation</text:p>
          </table:table-cell>
          <table:table-cell office:value-type="string" calcext:value-type="string">
            <text:p>app cover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3:40" calcext:value-type="date">
            <text:p>12/3/2014 18:33:40</text:p>
          </table:table-cell>
          <table:table-cell office:value-type="string" calcext:value-type="string">
            <text:p>Finland</text:p>
          </table:table-cell>
          <table:table-cell office:value-type="string" calcext:value-type="string">
            <text:p>Male</text:p>
          </table:table-cell>
          <table:table-cell office:value-type="string" calcext:value-type="string">
            <text:p>systems special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new and better UI for mobile devices- Linux based- small computer- root access- scriptability of system</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are more open than others but they could still improve- I would have hoped that they would have been little faster in improving the software (features and quality)</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more native apps from third parties</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of the high profile apps (Netflix, Yle Areena, ...) are missing without it</text:p>
          </table:table-cell>
          <table:table-cell office:value-type="string" calcext:value-type="string">
            <text:p>No opinion</text:p>
          </table:table-cell>
          <table:table-cell table:style-name="ce2" office:value-type="string" calcext:value-type="string">
            <text:p>I'm okay with the current situation but I would appreciate if Jolla could publish even more software as open source.</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7:20" calcext:value-type="date">
            <text:p>12/3/2014 18:37:20</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Android stores, Developing what I need</text:p>
          </table:table-cell>
          <table:table-cell office:value-type="string" calcext:value-type="string">
            <text:p>working CardDAV</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Sailfish OS Mailinglist</text:p>
          </table:table-cell>
          <table:table-cell table:number-columns-repeated="228"/>
        </table:table-row>
        <table:table-row table:style-name="ro2">
          <table:table-cell office:value-type="date" office:date-value="2014-12-03T18:48:49" calcext:value-type="date">
            <text:p>12/3/2014 18:48:4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IM app, whatsapp or another one</text:p>
          </table:table-cell>
          <table:table-cell office:value-type="string" calcext:value-type="string">
            <text:p>Swiping gestures, os is very smooth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makes it possible to use the missing apps. Native apps are preferred but the truth is that new apps don't come right away to small O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59:16" calcext:value-type="date">
            <text:p>12/3/2014 18:59:16</text:p>
          </table:table-cell>
          <table:table-cell office:value-type="string" calcext:value-type="string">
            <text:p>Sweden</text:p>
          </table:table-cell>
          <table:table-cell office:value-type="string" calcext:value-type="string">
            <text:p>Male</text:p>
          </table:table-cell>
          <table:table-cell office:value-type="string" calcext:value-type="string">
            <text:p>Systems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ptel integration with contacts</text:p>
          </table:table-cell>
          <table:table-cell office:value-type="string" calcext:value-type="string">
            <text:p>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3T19:08:28" calcext:value-type="date">
            <text:p>12/3/2014 19:08:28</text:p>
          </table:table-cell>
          <table:table-cell office:value-type="string" calcext:value-type="string">
            <text:p>Germany</text:p>
          </table:table-cell>
          <table:table-cell office:value-type="string" calcext:value-type="string">
            <text:p>Male</text:p>
          </table:table-cell>
          <table:table-cell office:value-type="string" calcext:value-type="string">
            <text:p>Sales</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connecting and sync with owncloud</text:p>
          </table:table-cell>
          <table:table-cell office:value-type="string" calcext:value-type="string">
            <text:p>xmpp system integrated</text:p>
          </table:table-cell>
          <table:table-cell office:value-type="string" calcext:value-type="string">
            <text:p>&gt;1 year</text:p>
          </table:table-cell>
          <table:table-cell office:value-type="string" calcext:value-type="string">
            <text:p>No opinion</text:p>
          </table:table-cell>
          <table:table-cell office:value-type="string" calcext:value-type="string">
            <text:p>Yes, it is at the moment needed somehow, on the other hand the target is definitely for me to get rid of it. This of course depends on native Apps.</text:p>
          </table:table-cell>
          <table:table-cell office:value-type="string" calcext:value-type="string">
            <text:p>The current level of open sourcing is enough</text:p>
          </table:table-cell>
          <table:table-cell table:style-name="ce2" office:value-type="string" calcext:value-type="string">
            <text:p>More open source would be nice, but it is understandable that some aspects need to be protected somehow.</text:p>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12:32" calcext:value-type="date">
            <text:p>12/3/2014 19:12:32</text:p>
          </table:table-cell>
          <table:table-cell office:value-type="string" calcext:value-type="string">
            <text:p>Germany</text:p>
          </table:table-cell>
          <table:table-cell office:value-type="string" calcext:value-type="string">
            <text:p>Male</text:p>
          </table:table-cell>
          <table:table-cell office:value-type="string" calcext:value-type="string">
            <text:p>Application develop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 cardDAV sync with owncloud</text:p>
          </table:table-cell>
          <table:table-cell office:value-type="string" calcext:value-type="string">
            <text:p>I can tweak everything if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ost "large" companies wll not produce apps for every os out there, so using the largest app ecosystem and integrating it as well as possible is the best workaround for this probl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ailing list</text:p>
          </table:table-cell>
          <table:table-cell table:number-columns-repeated="228"/>
        </table:table-row>
        <table:table-row table:style-name="ro2">
          <table:table-cell office:value-type="date" office:date-value="2014-12-03T19:21:44" calcext:value-type="date">
            <text:p>12/3/2014 19:21:44</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pinning app cover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IRC, together.jolla.com</text:p>
          </table:table-cell>
          <table:table-cell table:number-columns-repeated="228"/>
        </table:table-row>
        <table:table-row table:style-name="ro2">
          <table:table-cell office:value-type="date" office:date-value="2014-12-03T19:27:32" calcext:value-type="date">
            <text:p>12/3/2014 19:27:3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vigation</text:p>
          </table:table-cell>
          <table:table-cell office:value-type="string" calcext:value-type="string">
            <text:p>Hackabl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29:20" calcext:value-type="date">
            <text:p>12/3/2014 19:29:20</text:p>
          </table:table-cell>
          <table:table-cell office:value-type="string" calcext:value-type="string">
            <text:p>Sweden</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Physical keyboard</text:p>
          </table:table-cell>
          <table:table-cell office:value-type="string" calcext:value-type="string">
            <text:p>The 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was also happy with N900 that did not have dalvik engin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0:28" calcext:value-type="date">
            <text:p>12/3/2014 19:30:28</text:p>
          </table:table-cell>
          <table:table-cell office:value-type="string" calcext:value-type="string">
            <text:p>Switzerland</text:p>
          </table:table-cell>
          <table:table-cell office:value-type="string" calcext:value-type="string">
            <text:p>Male</text:p>
          </table:table-cell>
          <table:table-cell office:value-type="string" calcext:value-type="string">
            <text:p>Computer sience</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IP</text:p>
          </table:table-cell>
          <table:table-cell office:value-type="string" calcext:value-type="string">
            <text:p>Android compatibilit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34:36" calcext:value-type="date">
            <text:p>12/3/2014 19:34:36</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loud support (WebDAV)</text:p>
          </table:table-cell>
          <table:table-cell office:value-type="string" calcext:value-type="string">
            <text:p>Th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people need apps which are not available as nativ apps, so this helps. Most commercial developers won't port their apps to Sailfish.</text:p>
          </table:table-cell>
          <table:table-cell office:value-type="string" calcext:value-type="string">
            <text:p>The UI (Silica) and Jolla apps should be open sourced, that would be enough</text:p>
          </table:table-cell>
          <table:table-cell table:style-name="ce2" office:value-type="string" calcext:value-type="string">
            <text:p>The community might be more helpful with the apps than with the core system.</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7:36.999999" calcext:value-type="date">
            <text:p>12/3/2014 19:37:37</text:p>
          </table:table-cell>
          <table:table-cell office:value-type="string" calcext:value-type="string">
            <text:p>Sweden</text:p>
          </table:table-cell>
          <table:table-cell office:value-type="string" calcext:value-type="string">
            <text:p>Male</text:p>
          </table:table-cell>
          <table:table-cell office:value-type="string" calcext:value-type="string">
            <text:p>Constructión worke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bility to moore setting and features</text:p>
          </table:table-cell>
          <table:table-cell office:value-type="string" calcext:value-type="string">
            <text:p>swipe 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8:06.999999" calcext:value-type="date">
            <text:p>12/3/2014 19:38:0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on't want to give my money and my data to the big company's which have the money anyway. </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42:10" calcext:value-type="date">
            <text:p>12/3/2014 19:42:10</text:p>
          </table:table-cell>
          <table:table-cell office:value-type="string" calcext:value-type="string">
            <text:p>Austria</text:p>
          </table:table-cell>
          <table:table-cell office:value-type="string" calcext:value-type="string">
            <text:p>Male</text:p>
          </table:table-cell>
          <table:table-cell office:value-type="string" calcext:value-type="string">
            <text:p>Location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rust in people I knew from Maemo/Mer projects</text:p>
          </table:table-cell>
          <table:table-cell office:value-type="string" calcext:value-type="string">
            <text:p>They're successfully delivering what they've marketed and are very openly communicating</text:p>
          </table:table-cell>
          <table:table-cell table:style-name="ce2" office:value-type="string" calcext:value-type="string">
            <text:p>It's just amazing what they were able to deliver, given they're only ~100 people and had to cope with such major setback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VoIP, video and file transfers based on XMPP (and only XMPP)</text:p>
          </table:table-cell>
          <table:table-cell office:value-type="string" calcext:value-type="string">
            <text:p>The whole swyp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mart move to avoid henn-egg problem re app availability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3T19:42:17" calcext:value-type="date">
            <text:p>12/3/2014 19:42:17</text:p>
          </table:table-cell>
          <table:table-cell office:value-type="string" calcext:value-type="string">
            <text:p>holland</text:p>
          </table:table-cell>
          <table:table-cell office:value-type="string" calcext:value-type="string">
            <text:p>Male</text:p>
          </table:table-cell>
          <table:table-cell office:value-type="string" calcext:value-type="string">
            <text:p>hydroloog</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mall companySomething newformer nokia</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great people and an amazing result. They could tell a bit more about updates and new releases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email and doccuments</text:p>
          </table:table-cell>
          <table:table-cell office:value-type="string" calcext:value-type="string">
            <text:p>gu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ny apps are not yet availabl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46:23" calcext:value-type="date">
            <text:p>12/3/2014 19:46:23</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ram</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19:53:56" calcext:value-type="date">
            <text:p>12/3/2014 19:53:56</text:p>
          </table:table-cell>
          <table:table-cell office:value-type="string" calcext:value-type="string">
            <text:p>Greece</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ll of the above reasons hold!</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a lot more open than any other company I know.For me they 've been delivering pretty much what I expect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real events view with feeds from various services (rss, facebook etc.), not just Facebook notifications</text:p>
          </table:table-cell>
          <table:table-cell office:value-type="string" calcext:value-type="string">
            <text:p>Ambien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Sad but true, for the moment it's needed, I wouldn't feel confident enough to make the leap and buy a Jolla if it weren't for the Android compatiilit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n open-source fanatic. I think it's cool if they open-source more parts, but I understand they need to have a differentiator that will keep them competitive (silica UI). I'm fine with that.</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55:44" calcext:value-type="date">
            <text:p>12/3/2014 19:55: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m a Linux-Guy and I always want to to things a bit different.</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19:58:40" calcext:value-type="date">
            <text:p>12/3/2014 19:58:40</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Doing it together</text:p>
          </table:table-cell>
          <table:table-cell office:value-type="string" calcext:value-type="string">
            <text:p>They're successfully delivering what they've marketed and are very openly communicating</text:p>
          </table:table-cell>
          <table:table-cell table:style-name="ce2" office:value-type="string" calcext:value-type="string">
            <text:p>Unlike</text:p>
          </table:table-cell>
          <table:table-cell office:value-type="string" calcext:value-type="string">
            <text:p>Daily "smart" device (Mainly using for news reading, browsing, gaming, etc), Musi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righter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important applications are Android, not Sailfish. For example WordPress and Here-ma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blogs</text:p>
          </table:table-cell>
          <table:table-cell table:number-columns-repeated="228"/>
        </table:table-row>
        <table:table-row table:style-name="ro2">
          <table:table-cell office:value-type="date" office:date-value="2014-12-03T19:59:37" calcext:value-type="date">
            <text:p>12/3/2014 19:59:37</text:p>
          </table:table-cell>
          <table:table-cell office:value-type="string" calcext:value-type="string">
            <text:p>Poland</text:p>
          </table:table-cell>
          <table:table-cell office:value-type="string" calcext:value-type="string">
            <text:p>Male</text:p>
          </table:table-cell>
          <table:table-cell office:value-type="string" calcext:value-type="string">
            <text:p>Electronics technic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rivacy is my top prior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car navigation</text:p>
          </table:table-cell>
          <table:table-cell office:value-type="string" calcext:value-type="string">
            <text:p>ambiences</text:p>
          </table:table-cell>
          <table:table-cell office:value-type="string" calcext:value-type="string">
            <text:p>&lt;1 month</text:p>
          </table:table-cell>
          <table:table-cell office:value-type="string" calcext:value-type="string">
            <text:p>I think it is not really needed anymor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Latvia</text:p>
          </table:table-cell>
          <table:table-cell office:value-type="string" calcext:value-type="string">
            <text:p>Male</text:p>
          </table:table-cell>
          <table:table-cell office:value-type="string" calcext:value-type="string">
            <text:p>Specialis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he newsfeed like on the Nokia N9</text:p>
          </table:table-cell>
          <table:table-cell office:value-type="string" calcext:value-type="string">
            <text:p>The ability to use the phone with one hand</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The OS is in a very early stage and lacks MANY useful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Germany</text:p>
          </table:table-cell>
          <table:table-cell office:value-type="string" calcext:value-type="string">
            <text:p>Male</text:p>
          </table:table-cell>
          <table:table-cell office:value-type="string" calcext:value-type="string">
            <text:p>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100% Android suppor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3T20:08:47.000003" calcext:value-type="date">
            <text:p>12/3/2014 20:08:4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The look and feel od SailfishO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sadly is needed for Whatsapp. A smartphone without Whatsapp isn't smar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4:10" calcext:value-type="date">
            <text:p>12/3/2014 20:14:10</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just want anything else than Android / i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6:31" calcext:value-type="date">
            <text:p>12/3/2014 20:16:31</text:p>
          </table:table-cell>
          <table:table-cell office:value-type="string" calcext:value-type="string">
            <text:p>Canada</text:p>
          </table:table-cell>
          <table:table-cell office:value-type="string" calcext:value-type="string">
            <text:p>Male</text:p>
          </table:table-cell>
          <table:table-cell office:value-type="string" calcext:value-type="string">
            <text:p>Computer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20:38" calcext:value-type="date">
            <text:p>12/3/2014 20:20:38</text:p>
          </table:table-cell>
          <table:table-cell office:value-type="string" calcext:value-type="string">
            <text:p>Bulgar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GNU/Linux based OS</text:p>
          </table:table-cell>
          <table:table-cell table:style-name="ce2" office:value-type="string" calcext:value-type="string">
            <text:p>I want an N900/N9 successor </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ility of the device</text:p>
          </table:table-cell>
          <table:table-cell office:value-type="string" calcext:value-type="string">
            <text:p>Swipe gestures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20:21:17" calcext:value-type="date">
            <text:p>12/3/2014 20:21:17</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tifications for Android apps in the lock screen</text:p>
          </table:table-cell>
          <table:table-cell office:value-type="string" calcext:value-type="string">
            <text:p>The UI in gener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0:21:33" calcext:value-type="date">
            <text:p>12/3/2014 20:21:33</text:p>
          </table:table-cell>
          <table:table-cell office:value-type="string" calcext:value-type="string">
            <text:p>Germany</text:p>
          </table:table-cell>
          <table:table-cell office:value-type="string" calcext:value-type="string">
            <text:p>Male</text:p>
          </table:table-cell>
          <table:table-cell office:value-type="string" calcext:value-type="string">
            <text:p>Jur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ther internet sources</text:p>
          </table:table-cell>
          <table:table-cell office:value-type="string" calcext:value-type="string">
            <text:p>Nothing special.</text:p>
          </table:table-cell>
          <table:table-cell office:value-type="string" calcext:value-type="string">
            <text:p>That it is "unlike". ;-)</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Android support is needed as long as there aren't so many native Sailfish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Only reading/listening on TJC.</text:p>
          </table:table-cell>
          <table:table-cell table:number-columns-repeated="228"/>
        </table:table-row>
        <table:table-row table:style-name="ro2">
          <table:table-cell office:value-type="date" office:date-value="2014-12-03T20:30:57.000002" calcext:value-type="date">
            <text:p>12/3/2014 20:30:57</text:p>
          </table:table-cell>
          <table:table-cell office:value-type="string" calcext:value-type="string">
            <text:p>Netherlands</text:p>
          </table:table-cell>
          <table:table-cell office:value-type="string" calcext:value-type="string">
            <text:p>Male</text:p>
          </table:table-cell>
          <table:table-cell office:value-type="string" calcext:value-type="string">
            <text:p>sysadmin</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best calendar with weeknumbers</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Res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sideloading</text:p>
          </table:table-cell>
          <table:table-cell office:value-type="string" calcext:value-type="string">
            <text:p>Off-line naviga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I use are as native Sailfish OS apps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 Other meetups / conferences, own blog</text:p>
          </table:table-cell>
          <table:table-cell table:number-columns-repeated="228"/>
        </table:table-row>
        <table:table-row table:style-name="ro2">
          <table:table-cell office:value-type="date" office:date-value="2014-12-03T20:44:39" calcext:value-type="date">
            <text:p>12/3/2014 20:44:39</text:p>
          </table:table-cell>
          <table:table-cell office:value-type="string" calcext:value-type="string">
            <text:p>Germany</text:p>
          </table:table-cell>
          <table:table-cell office:value-type="string" calcext:value-type="string">
            <text:p>Male</text:p>
          </table:table-cell>
          <table:table-cell office:value-type="string" calcext:value-type="string">
            <text:p>Office Work</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previous n900/n9 owner</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53:47.000003" calcext:value-type="date">
            <text:p>12/3/2014 20:53:47</text:p>
          </table:table-cell>
          <table:table-cell office:value-type="string" calcext:value-type="string">
            <text:p>Sweden</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l of the above alternativ</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aps with voic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or my needs i dont need android support. Just a few apps that i can manager without</text:p>
          </table:table-cell>
          <table:table-cell office:value-type="string" calcext:value-type="string">
            <text:p>All source code should be published (Down to the hardware)</text:p>
          </table:table-cell>
          <table:table-cell table:style-name="ce2" office:value-type="string" calcext:value-type="string">
            <text:p>In the longer run i hope everything will be published</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1:10:37" calcext:value-type="date">
            <text:p>12/3/2014 21:10:3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real nfc</text:p>
          </table:table-cell>
          <table:table-cell office:value-type="string" calcext:value-type="string">
            <text:p>access to termina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10:49" calcext:value-type="date">
            <text:p>12/3/2014 21:10:49</text:p>
          </table:table-cell>
          <table:table-cell office:value-type="string" calcext:value-type="string">
            <text:p>Czech Republic</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keyboard (but that is going to be fortunatelly fixed soon)</text:p>
          </table:table-cell>
          <table:table-cell office:value-type="string" calcext:value-type="string">
            <text:p>it is a tiny computer running a fairly standard linux distro in your pocket</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is certainly nice specially for stuff like client apps for various services or some very niche apps that are too complicated to make myself. Some native application developers have the opinion that it is discouraging the development of native apps but I can kinda agree with that being true.But on the other hand I don't like having artificial barriers for application compatibility and android support is helping to bring one such needless barrier down, so I don't really mind i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2">
          <table:table-cell office:value-type="date" office:date-value="2014-12-03T21:13:38" calcext:value-type="date">
            <text:p>12/3/2014 21:13:38</text:p>
          </table:table-cell>
          <table:table-cell office:value-type="string" calcext:value-type="string">
            <text:p>France</text:p>
          </table:table-cell>
          <table:table-cell office:value-type="string" calcext:value-type="string">
            <text:p>Male</text:p>
          </table:table-cell>
          <table:table-cell office:value-type="string" calcext:value-type="string">
            <text:p>Live and develop, attend my daught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ought it is all open source except the Qualcomm part. The UI is nice but haven't be the reason for me. But in the end it was a fast decision because I felt that Apple is a big trap for me. So I decided throw away may MacBook, iPad and iPhone and switsch back to the open source world which I used before. I have a big plan, Jolla is a part of this plan, KDE, Plasma Active are other parts. I want to have freedom and control over my devices but I want accept the lack of comfort I had with Apple. But it takes time and afford to arrive ther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y impression after the meeting yesterday is that Jolla is not evil, but a little bit chaotic, probably to much work and too less time and in the end "wrong" priorities. I will get more engaged wit Jolla now and I hope it goes in the right direction. It would sad for me to waste a lot of time for something what will in the end not be open (source) at all</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Video Calls</text:p>
          </table:table-cell>
          <table:table-cell office:value-type="string" calcext:value-type="string">
            <text:p>Awesome UI</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I think Android support and the lack of a paid Jolla App Store are the reasons why Jolla has so few native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o have an open source phone what is really usable was the decision to by Jolla, even I was disappointed after 1 week, that it isn't the case. </text:p>
          </table:table-cell>
          <table:table-cell office:value-type="string" calcext:value-type="string">
            <text:p>6-12 month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3T21:23:42" calcext:value-type="date">
            <text:p>12/3/2014 21:23:42</text:p>
          </table:table-cell>
          <table:table-cell office:value-type="string" calcext:value-type="string">
            <text:p>Germany</text:p>
          </table:table-cell>
          <table:table-cell office:value-type="string" calcext:value-type="string">
            <text:p>Male</text:p>
          </table:table-cell>
          <table:table-cell office:value-type="string" calcext:value-type="string">
            <text:p>IT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Linuxphone similar to Nokia N900.</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ome apps that you Jolla cannot provid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04" calcext:value-type="date">
            <text:p>12/3/2014 21:26:04</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common Android Messengers (e.g. WhatsApp)</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23" calcext:value-type="date">
            <text:p>12/3/2014 21:26:23</text:p>
          </table:table-cell>
          <table:table-cell office:value-type="string" calcext:value-type="string">
            <text:p>Hungar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better display</text:p>
          </table:table-cell>
          <table:table-cell office:value-type="string" calcext:value-type="string">
            <text:p>swipe peek</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39:52" calcext:value-type="date">
            <text:p>12/3/2014 21:39:52</text:p>
          </table:table-cell>
          <table:table-cell office:value-type="string" calcext:value-type="string">
            <text:p>Finland</text:p>
          </table:table-cell>
          <table:table-cell office:value-type="string" calcext:value-type="string">
            <text:p>Male</text:p>
          </table:table-cell>
          <table:table-cell office:value-type="string" calcext:value-type="string">
            <text:p>butch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official whatsapp 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3T21:42:23" calcext:value-type="date">
            <text:p>12/3/2014 21:42:2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Many basics missing (VPN, GUI for different Wifi security methods)</text:p>
          </table:table-cell>
          <table:table-cell office:value-type="string" calcext:value-type="string">
            <text:p>That SailfishOS is an open alternative to the big one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s comfortable for games and for chats like Whatsapp, Telegram...</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3T21:46:50" calcext:value-type="date">
            <text:p>12/3/2014 21:46:5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Support is better if you like to get your hands dirty and really flexible</text:p>
          </table:table-cell>
          <table:table-cell office:value-type="string" calcext:value-type="string">
            <text:p>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Better browser</text:p>
          </table:table-cell>
          <table:table-cell office:value-type="string" calcext:value-type="string">
            <text:p>XMPPwhatever chat on Facebook</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loathe Android UI design and it needs to go. However, there's not much apps that works and would replace following- Facebook (tho I hate the way they've split it to Messenger / Newsfeed + other apps on iOS and Anroid)- Whatsapp (I have friends who use it, and I cannot get them to use anything else)- Skype (welp)- Spotify needs native client that works 99% of the time. 50% isn't enough.</text:p>
          </table:table-cell>
          <table:table-cell office:value-type="string" calcext:value-type="string">
            <text:p>The current level of open sourcing is enough</text:p>
          </table:table-cell>
          <table:table-cell table:style-name="ce2" office:value-type="string" calcext:value-type="string">
            <text:p>I don't mind closed source, if it improves the quality of app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52:41" calcext:value-type="date">
            <text:p>12/3/2014 21:52:41</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voice navigation</text:p>
          </table:table-cell>
          <table:table-cell office:value-type="string" calcext:value-type="string">
            <text:p>uniqu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only needed until the necessary native apps are availab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58:39" calcext:value-type="date">
            <text:p>12/3/2014 21:58:39</text:p>
          </table:table-cell>
          <table:table-cell office:value-type="string" calcext:value-type="string">
            <text:p>Russia</text:p>
          </table:table-cell>
          <table:table-cell office:value-type="string" calcext:value-type="string">
            <text:p>Male</text:p>
          </table:table-cell>
          <table:table-cell office:value-type="string" calcext:value-type="string">
            <text:p>writer</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Definite mistrust to any Google/Apple/Microsoft products</text:p>
          </table:table-cell>
          <table:table-cell office:value-type="string" calcext:value-type="string">
            <text:p>No opinion</text:p>
          </table:table-cell>
          <table:table-cell table:style-name="ce2" office:value-type="string" calcext:value-type="string">
            <text:p>Too concentrated on fancy exterior, all the blows-and-whistles of the UI, rather than on technical advantages of the system.</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ther internet sources</text:p>
          </table:table-cell>
          <table:table-cell office:value-type="string" calcext:value-type="string">
            <text:p>piхel-based map application (preferably OziExplorer or compatible)</text:p>
          </table:table-cell>
          <table:table-cell office:value-type="string" calcext:value-type="string">
            <text:p>The BigBrother-independent OS (at least, the least likely</text:p>
          </table:table-cell>
          <table:table-cell office:value-type="string" calcext:value-type="string">
            <text:p>1-3 months</text:p>
          </table:table-cell>
          <table:table-cell office:value-type="string" calcext:value-type="string">
            <text:p>No opinion</text:p>
          </table:table-cell>
          <table:table-cell office:value-type="string" calcext:value-type="string">
            <text:p>It is needed at least until there is a sufficient pool of native applications. Onthe other hand that is exactly the feature that makes native Sailfish support unnecessary for programmers and their customers, thus making a dead loop. </text:p>
          </table:table-cell>
          <table:table-cell office:value-type="string" calcext:value-type="string">
            <text:p>No opinion</text:p>
          </table:table-cell>
          <table:table-cell table:style-name="ce2" office:value-type="string" calcext:value-type="string">
            <text:p>Ideally, all source code should be published and available for independent audit by community. Thus is the only way to make it 100% trustful. Yet it is clear that it would render the company non-competitive in terms of commercial success. Thus no definite opinion.</text:p>
          </table:table-cell>
          <table:table-cell office:value-type="string" calcext:value-type="string">
            <text:p>Since the beginning</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22:24:52" calcext:value-type="date">
            <text:p>12/3/2014 22:24:52</text:p>
          </table:table-cell>
          <table:table-cell office:value-type="string" calcext:value-type="string">
            <text:p>Sweden</text:p>
          </table:table-cell>
          <table:table-cell office:value-type="string" calcext:value-type="string">
            <text:p>Male</text:p>
          </table:table-cell>
          <table:table-cell office:value-type="string" calcext:value-type="string">
            <text:p>Engineer/Programm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a terminal that is properly part of the os :)</text:p>
          </table:table-cell>
          <table:table-cell office:value-type="string" calcext:value-type="string">
            <text:p>They're successfully delivering what they've marketed and are very openly communicating</text:p>
          </table:table-cell>
          <table:table-cell table:style-name="ce2" office:value-type="string" calcext:value-type="string">
            <text:p>At current size any problems are not only understandable but also far fewer than one might ex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Wireless charging</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ogether.jolla.com, At work</text:p>
          </table:table-cell>
          <table:table-cell table:number-columns-repeated="228"/>
        </table:table-row>
        <table:table-row table:style-name="ro2">
          <table:table-cell office:value-type="date" office:date-value="2014-12-03T22:26:27" calcext:value-type="date">
            <text:p>12/3/2014 22:26:27</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ove that it's a Linux system. That I can (in theory) do everything I want with i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or me everything is there. You delivered a great product. Sure, it had a few flaws. But that was to be expected.Also, you are open, but you could be *more* open. That would be great. :)</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probably everything els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selection is still way to limited.you guys (and gals, Hi!) need to do something about the store and paid apps.give developers (esp. companies) something to work with, if they want to make a few bucks off i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37:04.999999" calcext:value-type="date">
            <text:p>12/3/2014 22:37:0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forums</text:p>
          </table:table-cell>
          <table:table-cell table:number-columns-repeated="228"/>
        </table:table-row>
        <table:table-row table:style-name="ro2">
          <table:table-cell office:value-type="date" office:date-value="2014-12-03T22:40:18" calcext:value-type="date">
            <text:p>12/3/2014 22:40:18</text:p>
          </table:table-cell>
          <table:table-cell office:value-type="string" calcext:value-type="string">
            <text:p>France </text:p>
          </table:table-cell>
          <table:table-cell office:value-type="string" calcext:value-type="string">
            <text:p>Male</text:p>
          </table:table-cell>
          <table:table-cell office:value-type="string" calcext:value-type="string">
            <text:p>economis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Respect for privacyEuropean made</text:p>
          </table:table-cell>
          <table:table-cell office:value-type="string" calcext:value-type="string">
            <text:p>They're successfully delivering what they've marketed and are very openly communicating</text:p>
          </table:table-cell>
          <table:table-cell table:style-name="ce2" office:value-type="string" calcext:value-type="string">
            <text:p>sometimes we need to push them a bit to the limit but there is someone always in front of you.I am a bit worried that they are numerous enough for what.they want to do</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ome apps going to sleep aka android</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50:55" calcext:value-type="date">
            <text:p>12/3/2014 22:50:55</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 SD card support</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ven a proper native browser. If there was no Android support I couldnt use Sailfish.</text:p>
          </table:table-cell>
          <table:table-cell office:value-type="string" calcext:value-type="string">
            <text:p>All source code should be published (Down to the hardware)</text:p>
          </table:table-cell>
          <table:table-cell table:style-name="ce2" office:value-type="string" calcext:value-type="string">
            <text:p>We need an open phone on the market.</text:p>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03:20" calcext:value-type="date">
            <text:p>12/3/2014 23:03:20</text:p>
          </table:table-cell>
          <table:table-cell office:value-type="string" calcext:value-type="string">
            <text:p>Finland</text:p>
          </table:table-cell>
          <table:table-cell office:value-type="string" calcext:value-type="string">
            <text:p>Male</text:p>
          </table:table-cell>
          <table:table-cell office:value-type="string" calcext:value-type="string">
            <text:p>IT Professional</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obustnes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till too few native apps (probably always the ca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foorumi.jollasuomi.fi</text:p>
          </table:table-cell>
          <table:table-cell table:number-columns-repeated="228"/>
        </table:table-row>
        <table:table-row table:style-name="ro2">
          <table:table-cell office:value-type="date" office:date-value="2014-12-03T23:17:35" calcext:value-type="date">
            <text:p>12/3/2014 23:17:35</text:p>
          </table:table-cell>
          <table:table-cell office:value-type="string" calcext:value-type="string">
            <text:p>Finland</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HDMI connection</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1:37" calcext:value-type="date">
            <text:p>12/3/2014 23:21:37</text:p>
          </table:table-cell>
          <table:table-cell office:value-type="string" calcext:value-type="string">
            <text:p>Russ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900 -&gt; N9 -&gt; Jolla</text:p>
          </table:table-cell>
          <table:table-cell office:value-type="string" calcext:value-type="string">
            <text:p>No opinion</text:p>
          </table:table-cell>
          <table:table-cell table:style-name="ce2" office:value-type="string" calcext:value-type="string">
            <text:p>Not fully successful, not fully open, but definitely improving.</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Qwerty hardware keyboard</text:p>
          </table:table-cell>
          <table:table-cell office:value-type="string" calcext:value-type="string">
            <text:p>TOH</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Sailfish apps do not cover many need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01" calcext:value-type="date">
            <text:p>12/3/2014 23:26:01</text:p>
          </table:table-cell>
          <table:table-cell office:value-type="string" calcext:value-type="string">
            <text:p>czech republic</text:p>
          </table:table-cell>
          <table:table-cell office:value-type="string" calcext:value-type="string">
            <text:p>Male</text:p>
          </table:table-cell>
          <table:table-cell office:value-type="string" calcext:value-type="string">
            <text:p>sw develop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VoIP (e.g. SIP) calls</text:p>
          </table:table-cell>
          <table:table-cell office:value-type="string" calcext:value-type="string">
            <text:p>user interface</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thought it is fully open source when I bought it, but it is only marketing words :-(</text:p>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14" calcext:value-type="date">
            <text:p>12/3/2014 23:26:14</text:p>
          </table:table-cell>
          <table:table-cell office:value-type="string" calcext:value-type="string">
            <text:p>Finland</text:p>
          </table:table-cell>
          <table:table-cell office:value-type="string" calcext:value-type="string">
            <text:p>Male</text:p>
          </table:table-cell>
          <table:table-cell office:value-type="string" calcext:value-type="string">
            <text:p>office work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ness, different from everything else, it just work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mbitious, but still operating too much like a big company (*too much happening behind closed doo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enough native apps</text:p>
          </table:table-cell>
          <table:table-cell office:value-type="string" calcext:value-type="string">
            <text:p>the remorse timer</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does for "emergency" support. Unfortunately with Google changing what is standard Android to have to include the play stuff (so forcing app developers to use that) means less stuff available under AOS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3T23:27:41.000003" calcext:value-type="date">
            <text:p>12/3/2014 23:27:41</text:p>
          </table:table-cell>
          <table:table-cell office:value-type="string" calcext:value-type="string">
            <text:p>Germany</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hould be easy to write own software for it in Python</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QtWidgets</text:p>
          </table:table-cell>
          <table:table-cell office:value-type="string" calcext:value-type="string">
            <text:p>look &amp; fee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8:01" calcext:value-type="date">
            <text:p>12/3/2014 23:28:01</text:p>
          </table:table-cell>
          <table:table-cell office:value-type="string" calcext:value-type="string">
            <text:p>Norway</text:p>
          </table:table-cell>
          <table:table-cell office:value-type="string" calcext:value-type="string">
            <text:p>Male</text:p>
          </table:table-cell>
          <table:table-cell office:value-type="string" calcext:value-type="string">
            <text:p>IT for Telecom (linux)</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close to Debian linux</text:p>
          </table:table-cell>
          <table:table-cell table:style-name="ce2" office:value-type="string" calcext:value-type="string">
            <text:p>Natural choice after N900 and N9qwerty supp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bian</text:p>
          </table:table-cell>
          <table:table-cell office:value-type="string" calcext:value-type="string">
            <text:p>talking nav</text:p>
          </table:table-cell>
          <table:table-cell office:value-type="string" calcext:value-type="string">
            <text:p>Emac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Dependent on in my work</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23:41:19" calcext:value-type="date">
            <text:p>12/3/2014 23:41:19</text:p>
          </table:table-cell>
          <table:table-cell office:value-type="string" calcext:value-type="string">
            <text:p>Germany</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 OSno data collectorscommunity drivenpossibility to create/ get something which 'thinks out of the box'annoyed of android</text:p>
          </table:table-cell>
          <table:table-cell office:value-type="string" calcext:value-type="string">
            <text:p>They're successfully delivering what they've marketed and are very openly communicating</text:p>
          </table:table-cell>
          <table:table-cell table:style-name="ce2" office:value-type="string" calcext:value-type="string">
            <text:p>some things could be better (e.g. user replacable battery as advatised), but overall the most open and communicative phone company I know. they have my highest respect for having this currag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secure messaging app</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for many non-technical people this is the most important feature to take away the fear, that they might miss something when switching. maybe they will not even use it in the end, but to attract new users, it is a good reason. also it functions as bridge for the time not all kinds of services are yet portet to sailfish</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the better, but its ok to hold back some as long as they are little company in need of the money/ safety provided by being the only one who knows all of the code</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2:04.000002" calcext:value-type="date">
            <text:p>12/3/2014 23:42: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y try to protect my privacy.</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avigation 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6:00" calcext:value-type="date">
            <text:p>12/3/2014 23:46:00</text:p>
          </table:table-cell>
          <table:table-cell office:value-type="string" calcext:value-type="string">
            <text:p>Slovenia</text:p>
          </table:table-cell>
          <table:table-cell office:value-type="string" calcext:value-type="string">
            <text:p>Male</text:p>
          </table:table-cell>
          <table:table-cell office:value-type="string" calcext:value-type="string">
            <text:p>mechanical e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profilematic</text:p>
          </table:table-cell>
          <table:table-cell office:value-type="string" calcext:value-type="string">
            <text:p>tohkb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49:10" calcext:value-type="date">
            <text:p>12/3/2014 23:49:10</text:p>
          </table:table-cell>
          <table:table-cell office:value-type="string" calcext:value-type="string">
            <text:p>Israel</text:p>
          </table:table-cell>
          <table:table-cell office:value-type="string" calcext:value-type="string">
            <text:p>Male</text:p>
          </table:table-cell>
          <table:table-cell office:value-type="string" calcext:value-type="string">
            <text:p>SysAdmin/Programmer/Light Designer/EMS</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ull Linux, Open system, grandchild of the N900, excellent UI.</text:p>
          </table:table-cell>
          <table:table-cell table:style-name="ce2" office:value-type="string" calcext:value-type="string">
            <text:p>I was already a n900 user and an avid Linux user in general.I loved the power and the openness of the n900 which continued in the n9 and the jolla.The idea of the Other Half is also very interesting and the fact that that has now again provided us with a physical keyboard as hoped for/expected is great.The full multitasking and the handling of multitasking (UI/UX) is also very good and to me as a n900 user it feels like a natural progression other phone UIs that require interacting with physical buttons or specific screen areas are very clunky to m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s a whole I am happy with Jolla and understand that this is the price we pay for being early adaptors, but I do feel that they could communicate a bit better with us (the users) from time to time.</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replacement parts/repair not in Finland</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mainly use it for playing games from the humblebundle, there is also a professional application I am trying to see if I can get working through it.I don't feel that it is something I couldn't do without but it definitely makes things easier and makes the amount of available programs a lot larger...</text:p>
          </table:table-cell>
          <table:table-cell office:value-type="string" calcext:value-type="string">
            <text:p>All source code should be published (Down to the hardware)</text:p>
          </table:table-cell>
          <table:table-cell table:style-name="ce2" office:value-type="string" calcext:value-type="string">
            <text:p>In an ideal world we would have full OS and be able to improve and help make Jolla reach its' full potential, I understand though that Jolla needs to keep certain things closed.Not so long ago I submitted some patches to something Jolla considers "closed" we'll see if it makes it into one of the updates (I sure hope so).</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0:29:30" calcext:value-type="date">
            <text:p>12/4/2014 0:29:30</text:p>
          </table:table-cell>
          <table:table-cell office:value-type="string" calcext:value-type="string">
            <text:p>Switzerland</text:p>
          </table:table-cell>
          <table:table-cell office:value-type="string" calcext:value-type="string">
            <text:p>Male</text:p>
          </table:table-cell>
          <table:table-cell office:value-type="string" calcext:value-type="string">
            <text:p>Company consulting</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t being forced to used certain services (iCloud, Google, Hotmail)-Privacy, non US-based company-Different UI, different product</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IP/VoIP</text:p>
          </table:table-cell>
          <table:table-cell office:value-type="string" calcext:value-type="string">
            <text:p>G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eeded at the moment due to lack of apps and demand for specific/local apps that only exist for iOS/Androi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urrent situation of Jolla and open-source (especially Silica components) is understandable. Goal should be to open more parts in the future. </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01:02:28.999999" calcext:value-type="date">
            <text:p>12/4/2014 1:02:29</text:p>
          </table:table-cell>
          <table:table-cell office:value-type="string" calcext:value-type="string">
            <text:p>Sweden</text:p>
          </table:table-cell>
          <table:table-cell office:value-type="string" calcext:value-type="string">
            <text:p>Male</text:p>
          </table:table-cell>
          <table:table-cell office:value-type="string" calcext:value-type="string">
            <text:p>M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manage of the network conn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1:05:41.999999" calcext:value-type="date">
            <text:p>12/4/2014 1:05:42</text:p>
          </table:table-cell>
          <table:table-cell office:value-type="string" calcext:value-type="string">
            <text:p>Netherlands</text:p>
          </table:table-cell>
          <table:table-cell office:value-type="string" calcext:value-type="string">
            <text:p>Male</text:p>
          </table:table-cell>
          <table:table-cell office:value-type="string" calcext:value-type="string">
            <text:p>unemployed IT infrastructure specialist</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sopport opensource and open systems, privacy en protecing my personal info against the prying eyes of a big brother company or state is very important</text:p>
          </table:table-cell>
          <table:table-cell office:value-type="string" calcext:value-type="string">
            <text:p>They're successfully delivering what they've marketed and are very openly communicating</text:p>
          </table:table-cell>
          <table:table-cell table:style-name="ce2" office:value-type="string" calcext:value-type="string">
            <text:p>I support and like the idea behind the comlany &amp; protuct(s). Jolla is open in their communications with the user community.</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native whatsapp client</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needed until more native apps have been developed, it is a nice to have because of the very large number of apps developed for android.</text:p>
          </table:table-cell>
          <table:table-cell office:value-type="string" calcext:value-type="string">
            <text:p>The UI (Silica) and Jolla apps should be open sourced, that would be enough</text:p>
          </table:table-cell>
          <table:table-cell table:style-name="ce2" office:value-type="string" calcext:value-type="string">
            <text:p>a balance between open and closed parts is important, Jolla should be able to protect its investment</text:p>
          </table:table-cell>
          <table:table-cell office:value-type="string" calcext:value-type="string">
            <text:p>Since the beginning</text:p>
          </table:table-cell>
          <table:table-cell office:value-type="string" calcext:value-type="string">
            <text:p>talk.maemo.org, together.jolla.com, Other meetups / conferences, Twitter</text:p>
          </table:table-cell>
          <table:table-cell table:number-columns-repeated="228"/>
        </table:table-row>
        <table:table-row table:style-name="ro2">
          <table:table-cell office:value-type="date" office:date-value="2014-12-04T02:07:18" calcext:value-type="date">
            <text:p>12/4/2014 2:07:18</text:p>
          </table:table-cell>
          <table:table-cell office:value-type="string" calcext:value-type="string">
            <text:p>Germany</text:p>
          </table:table-cell>
          <table:table-cell office:value-type="string" calcext:value-type="string">
            <text:p>Male</text:p>
          </table:table-cell>
          <table:table-cell office:value-type="string" calcext:value-type="string">
            <text:p>Auto Mechaniker</text:p>
          </table:table-cell>
          <table:table-cell office:value-type="string" calcext:value-type="string">
            <text:p>30-3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Jolla must improve and encourage native apps. Apps like Facebook, Messenger (fb), Viber, Whatsapp, Skype etc ,must be in the native Jolla app store ( NOT Android stores ).</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4:03:45" calcext:value-type="date">
            <text:p>12/4/2014 4:03:45</text:p>
          </table:table-cell>
          <table:table-cell office:value-type="string" calcext:value-type="string">
            <text:p>Austral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omething that's not driven by American Commercialism, selling my details and locking me into how Companies want me to use MY device.</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improving the device, though struggling with demanding user expectations and building a new eco system.Still have a few issues that I'm having to work around, but I can see that in the long run I'll be happier with this eco system compared to Android/iO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ntegrated Navigation (Offline and Not Android)</text:p>
          </table:table-cell>
          <table:table-cell office:value-type="string" calcext:value-type="string">
            <text:p>Open access to core uti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A Lot of companies, schools and banks etc. will not make the effort to develop apps for another eco system, A lot do not even support Microsoft Windows Phone considering it's global company portfoli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d like to see as much Opened as possible, so that we the community can directly assist.I.e. enterprise wifi (802.1x) can be configured use a file, if the community could add the support to settings App, this could take away this hopefully relatively small task from Jolla them selves, so they can move onto other tasks.</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7:41:20" calcext:value-type="date">
            <text:p>12/4/2014 7:41:20</text:p>
          </table:table-cell>
          <table:table-cell office:value-type="string" calcext:value-type="string">
            <text:p>Austria</text:p>
          </table:table-cell>
          <table:table-cell office:value-type="string" calcext:value-type="string">
            <text:p>Male</text:p>
          </table:table-cell>
          <table:table-cell office:value-type="string" calcext:value-type="string">
            <text:p>Art, disc golf, technik,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copy and paste in browser</text:p>
          </table:table-cell>
          <table:table-cell office:value-type="string" calcext:value-type="string">
            <text:p>iu</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08:35:11" calcext:value-type="date">
            <text:p>12/4/2014 8:35:11</text:p>
          </table:table-cell>
          <table:table-cell office:value-type="string" calcext:value-type="string">
            <text:p>netherlands</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4T08:44:45" calcext:value-type="date">
            <text:p>12/4/2014 8:44:45</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messaging application</text:p>
          </table:table-cell>
          <table:table-cell office:value-type="string" calcext:value-type="string">
            <text:p>Gestures and 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Users and JollaSuomi</text:p>
          </table:table-cell>
          <table:table-cell table:number-columns-repeated="228"/>
        </table:table-row>
        <table:table-row table:style-name="ro2">
          <table:table-cell office:value-type="date" office:date-value="2014-12-04T09:14:40" calcext:value-type="date">
            <text:p>12/4/2014 9:14:40</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 Device encryption</text:p>
          </table:table-cell>
          <table:table-cell office:value-type="string" calcext:value-type="string">
            <text:p>One Hand usag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4T09:19:07" calcext:value-type="date">
            <text:p>12/4/2014 9:19:07</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 Google play by downloading the APK</text:p>
          </table:table-cell>
          <table:table-cell office:value-type="string" calcext:value-type="string">
            <text:p>Symbian style profiles with automated features</text:p>
          </table:table-cell>
          <table:table-cell office:value-type="string" calcext:value-type="string">
            <text:p>Swiping is actually very good e.g. the peek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eed as otherwise we will not have enough native SF applications i.e. the ones that most of the regular user are using like Skype, Whatsapp and may Socialmedia appsIf your friends have other phones and platforms how to communicate with them, if they are using Skype or Whatsapp?They will not move to XMPP or any other way of communication just because I have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09:44:15" calcext:value-type="date">
            <text:p>12/4/2014 9:44:1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just loved Nokia N9 and Jolla was only choice after it.I don't want to buy windows, iOS or android phone. </text:p>
          </table:table-cell>
          <table:table-cell office:value-type="string" calcext:value-type="string">
            <text:p>They're successfully delivering what they've marketed and are very openly communicating</text:p>
          </table:table-cell>
          <table:table-cell table:style-name="ce2" office:value-type="string" calcext:value-type="string">
            <text:p>Updates coming little bit late but it's not problem.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le navigation software</text:p>
          </table:table-cell>
          <table:table-cell office:value-type="string" calcext:value-type="string">
            <text:p>Sailfish OS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t enough native apps for sailfish. So I can (have to) download missing apps <text:s/>from Android marke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ews, from internet etc</text:p>
          </table:table-cell>
          <table:table-cell table:number-columns-repeated="228"/>
        </table:table-row>
        <table:table-row table:style-name="ro2">
          <table:table-cell office:value-type="date" office:date-value="2014-12-04T09:46:51" calcext:value-type="date">
            <text:p>12/4/2014 9:46:51</text:p>
          </table:table-cell>
          <table:table-cell office:value-type="string" calcext:value-type="string">
            <text:p>italy</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09:59:13" calcext:value-type="date">
            <text:p>12/4/2014 9:59:13</text:p>
          </table:table-cell>
          <table:table-cell office:value-type="string" calcext:value-type="string">
            <text:p>Germany</text:p>
          </table:table-cell>
          <table:table-cell office:value-type="string" calcext:value-type="string">
            <text:p>Male</text:p>
          </table:table-cell>
          <table:table-cell office:value-type="string" calcext:value-type="string">
            <text:p>Sozial 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1:05" calcext:value-type="date">
            <text:p>12/4/2014 10:01:05</text:p>
          </table:table-cell>
          <table:table-cell office:value-type="string" calcext:value-type="string">
            <text:p>Germany</text:p>
          </table:table-cell>
          <table:table-cell office:value-type="string" calcext:value-type="string">
            <text:p>Male</text:p>
          </table:table-cell>
          <table:table-cell office:value-type="string" calcext:value-type="string">
            <text:p>Assistant Librar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n open/Linux based OS that hopefully respects my privacy as much as possible in a smartphone - "hopefully" since I'm not skilled enough to verify claims regarding privacy myself.</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It's my only phone</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Telegram client</text:p>
          </table:table-cell>
          <table:table-cell office:value-type="string" calcext:value-type="string">
            <text:p>Fingerterm/easy root acces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cessary due to the lack of native apps, but I use it only when I have to (e.g. to use the official app for my city's public transport system since their crappy homepage is absolutely unusable on a mobile dev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2:54" calcext:value-type="date">
            <text:p>12/4/2014 10:02:54</text:p>
          </table:table-cell>
          <table:table-cell office:value-type="string" calcext:value-type="string">
            <text:p>India</text:p>
          </table:table-cell>
          <table:table-cell office:value-type="string" calcext:value-type="string">
            <text:p>Male</text:p>
          </table:table-cell>
          <table:table-cell office:value-type="string" calcext:value-type="string">
            <text:p>Servic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SMS forrward, Call log, </text:p>
          </table:table-cell>
          <table:table-cell office:value-type="string" calcext:value-type="string">
            <text:p>swipe down to clos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Since not many native applications are available so the same is neede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Germa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Privacy</text:p>
          </table:table-cell>
          <table:table-cell table:style-name="ce2" office:value-type="string" calcext:value-type="string">
            <text:p>no google, but privacy</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GnuPG (GPG)</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Hungar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relatively open</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very) feature rich calenda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ould be nicer to have those 5-10 most popular android apps in native, and no android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cceptable, not clearly communicated though</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8:08" calcext:value-type="date">
            <text:p>12/4/2014 10:08:08</text:p>
          </table:table-cell>
          <table:table-cell office:value-type="string" calcext:value-type="string">
            <text:p>Germany</text:p>
          </table:table-cell>
          <table:table-cell office:value-type="string" calcext:value-type="string">
            <text:p>Male</text:p>
          </table:table-cell>
          <table:table-cell office:value-type="string" calcext:value-type="string">
            <text:p>Web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rivacy, Linux, smart UI, good SDK</text:p>
          </table:table-cell>
          <table:table-cell office:value-type="string" calcext:value-type="string">
            <text:p>They're successfully delivering what they've marketed and are very openly communicating</text:p>
          </table:table-cell>
          <table:table-cell table:style-name="ce2" office:value-type="string" calcext:value-type="string">
            <text:p>I am forgiving the odd misstep because software is hard and with a tight budget it's never easy. The Jollaphone is really good and the price is righ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wipe to delete.</text:p>
          </table:table-cell>
          <table:table-cell office:value-type="string" calcext:value-type="string">
            <text:p>Battery standby tim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Every now and then there's an andoird app that is all the rage. Whatsapp, Tinder...it feels good to know that we're not missing anything important. If a service turns into a commodity there will be a native app eventually.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Basically, it's not so much important what is opensource right now. But as an ex webOS User I am well aware that in a catastrophic event it's vital to have as much sourcecode as possible to fix bugs and continue development, even if a company somehow gets into trouble. Not that I wish that this happens to Jolla. But it happend to Palm and I'm careful now....</text:p>
          </table:table-cell>
          <table:table-cell office:value-type="string" calcext:value-type="string">
            <text:p>Since the beginning</text:p>
          </table:table-cell>
          <table:table-cell office:value-type="string" calcext:value-type="string">
            <text:p>together.jolla.com, Facebook</text:p>
          </table:table-cell>
          <table:table-cell table:number-columns-repeated="228"/>
        </table:table-row>
        <table:table-row table:style-name="ro2">
          <table:table-cell office:value-type="date" office:date-value="2014-12-04T10:22:02" calcext:value-type="date">
            <text:p>12/4/2014 10:22:02</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looking good and being different in a good wa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Currently there are some daily used applications that are not available as native. However, I enable android support only when needed, most of the day it is disabl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22:25.999999" calcext:value-type="date">
            <text:p>12/4/2014 10:22:26</text:p>
          </table:table-cell>
          <table:table-cell office:value-type="string" calcext:value-type="string">
            <text:p>Australia</text:p>
          </table:table-cell>
          <table:table-cell office:value-type="string" calcext:value-type="string">
            <text:p>Male</text:p>
          </table:table-cell>
          <table:table-cell office:value-type="string" calcext:value-type="string">
            <text:p>Fabric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0:30:07" calcext:value-type="date">
            <text:p>12/4/2014 10:30:07</text:p>
          </table:table-cell>
          <table:table-cell office:value-type="string" calcext:value-type="string">
            <text:p>France</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o look at the code and tune, change, play with it to adapt it to my liking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understand the commercial arguments pointed out in the community meetings about sustainable developments but I can't figure out why some essential parts of the UI are still closed (calendar app…). That Silica component are closed, I can understand, but the UI of apps are so specific to Jolla (and closed Silica) that they cannot be reused anywhere else, so no risk of loosing commercial advantage here.The example of the browser being open but having almost no contribution is not valid in my opinion since the browser is one of the most complicated app with almost no UI (beside the bottom tab) to tinker at. Same for the document viewer, modifications to be done here are quite complicated to be done. They should open something more simple like the calculator so one can correct the division bug for instanc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SIP calls</text:p>
          </table:table-cell>
          <table:table-cell office:value-type="string" calcext:value-type="string">
            <text:p>Being root and modify whatever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apps will never be ported to Sailfish, particularly from the institutions (train, banks,…) or from big vendors (Skype,…) so we need a way to run them.</text:p>
          </table:table-cell>
          <table:table-cell office:value-type="string" calcext:value-type="string">
            <text:p>The UI (Silica) and Jolla apps should be open sourced, that would be enough</text:p>
          </table:table-cell>
          <table:table-cell table:style-name="ce2" office:value-type="string" calcext:value-type="string">
            <text:p>I'm not necessary pushing to open Silica, but the app UI (not only the QML, but also the C++ parts), yes I am. For the rest, the middleware is already almost all libre by contribution to nemo mobile, so it's fine there. Sources can be easily found on Github (I've already read sources of the contact management several times to understand how to tinker with contacts at the QML level).</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35:06.999999" calcext:value-type="date">
            <text:p>12/4/2014 10:35:07</text:p>
          </table:table-cell>
          <table:table-cell office:value-type="string" calcext:value-type="string">
            <text:p>Germany</text:p>
          </table:table-cell>
          <table:table-cell office:value-type="string" calcext:value-type="string">
            <text:p>Male</text:p>
          </table:table-cell>
          <table:table-cell office:value-type="string" calcext:value-type="string">
            <text:p>Phys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guess all of the above point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native apps ( i also would pay for them)</text:p>
          </table:table-cell>
          <table:table-cell office:value-type="string" calcext:value-type="string">
            <text:p>independance from all kinds of personal trac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guess, android support is necessary to help cutomers switich form an android phone to jolla. Native apps still need much improvement to make android support no longer neccessary.</text:p>
          </table:table-cell>
          <table:table-cell office:value-type="string" calcext:value-type="string">
            <text:p>The current level of open sourcing is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35:17" calcext:value-type="date">
            <text:p>12/4/2014 10:35:17</text:p>
          </table:table-cell>
          <table:table-cell office:value-type="string" calcext:value-type="string">
            <text:p>spain</text:p>
          </table:table-cell>
          <table:table-cell office:value-type="string" calcext:value-type="string">
            <text:p>Male</text:p>
          </table:table-cell>
          <table:table-cell office:value-type="string" calcext:value-type="string">
            <text:p>Proffes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ndroid Bluetooth support</text:p>
          </table:table-cell>
          <table:table-cell office:value-type="string" calcext:value-type="string">
            <text:p>Integrated SIP suppor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49:48" calcext:value-type="date">
            <text:p>12/4/2014 10:49:48</text:p>
          </table:table-cell>
          <table:table-cell office:value-type="string" calcext:value-type="string">
            <text:p>Czech Republic</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pying text</text:p>
          </table:table-cell>
          <table:table-cell office:value-type="string" calcext:value-type="string">
            <text:p>ease of use</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0:53:25" calcext:value-type="date">
            <text:p>12/4/2014 10:53:25</text:p>
          </table:table-cell>
          <table:table-cell office:value-type="string" calcext:value-type="string">
            <text:p>Hungary</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ollowing the line after Noki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Event Feed"-like Notifications view.</text:p>
          </table:table-cell>
          <table:table-cell office:value-type="string" calcext:value-type="string">
            <text:p>Being ope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part of the versatility of the devic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10:57:35" calcext:value-type="date">
            <text:p>12/4/2014 10:57:35</text:p>
          </table:table-cell>
          <table:table-cell office:value-type="string" calcext:value-type="string">
            <text:p>Slovenia</text:p>
          </table:table-cell>
          <table:table-cell office:value-type="string" calcext:value-type="string">
            <text:p>Male</text:p>
          </table:table-cell>
          <table:table-cell office:value-type="string" calcext:value-type="string">
            <text:p>Programm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Very similar distribution to other Linux desktop distributions (unlike Android).- Inovative UI and gesture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GStreamer 1.x</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A lot of users with technical skills are willing to improve the system (including me) and I think that this way Jolla the company and the users would benefit greatly.If nothing else the users would probably fix minor bugs so developers could focus on features.</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59:03" calcext:value-type="date">
            <text:p>12/4/2014 10:59:03</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eper system integration of apps</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1:00:49" calcext:value-type="date">
            <text:p>12/4/2014 11:00:49</text:p>
          </table:table-cell>
          <table:table-cell office:value-type="string" calcext:value-type="string">
            <text:p>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lways responsive UI</text:p>
          </table:table-cell>
          <table:table-cell office:value-type="string" calcext:value-type="string">
            <text:p>Swip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00:58" calcext:value-type="date">
            <text:p>12/4/2014 11:00:58</text:p>
          </table:table-cell>
          <table:table-cell office:value-type="string" calcext:value-type="string">
            <text:p>New Zea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style-name="ce2" office:value-type="string" calcext:value-type="string">
            <text:p>I think they are doing the best that they can, and are discovering what things work for them, but it is taking time for them to fine their 'place' in the worl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d camera with integrated cloud supprt</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apps that I may not necessarily want, but - for example - OneNote, I need to use to communicate with other people. Also I like playing worda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10:35" calcext:value-type="date">
            <text:p>12/4/2014 11:10:35</text:p>
          </table:table-cell>
          <table:table-cell office:value-type="string" calcext:value-type="string">
            <text:p>CZ</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 Source, rpm,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just bought OSS which in fact is not open source as I found out. It's missing important features in the closed parts, so I can't improve that. I've bought it as a successor to N900, but was really disappointed with so many missing features. Like calendar summary on desktop/home screen. </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it's in my drawer waiting as N900 backup</text:p>
          </table:table-cell>
          <table:table-cell office:value-type="string" calcext:value-type="string">
            <text:p>A few times a week</text:p>
          </table:table-cell>
          <table:table-cell office:value-type="string" calcext:value-type="string">
            <text:p>Official Jolla store, Android stores, Developing what I need</text:p>
          </table:table-cell>
          <table:table-cell office:value-type="string" calcext:value-type="string">
            <text:p>lock screen widgets</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There are just a few Sailfish apps. It won't be usable without android app.</text:p>
          </table:table-cell>
          <table:table-cell office:value-type="string" calcext:value-type="string">
            <text:p>All source code should be published (Down to the hardware)</text:p>
          </table:table-cell>
          <table:table-cell table:style-name="ce2" office:value-type="string" calcext:value-type="string">
            <text:p>Interesting, the worst parts of the phone are the closed UI parts. </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1:24:46.000002" calcext:value-type="date">
            <text:p>12/4/2014 11:24:46</text:p>
          </table:table-cell>
          <table:table-cell office:value-type="string" calcext:value-type="string">
            <text:p>Germany</text:p>
          </table:table-cell>
          <table:table-cell office:value-type="string" calcext:value-type="string">
            <text:p>Male</text:p>
          </table:table-cell>
          <table:table-cell office:value-type="string" calcext:value-type="string">
            <text:p>Studying Business Informatics with dual education system</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Ubuntu Touch is not coming in a while.</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We need the apps to get more users to start with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nowhere</text:p>
          </table:table-cell>
          <table:table-cell table:number-columns-repeated="228"/>
        </table:table-row>
        <table:table-row table:style-name="ro2">
          <table:table-cell office:value-type="date" office:date-value="2014-12-04T11:34:36" calcext:value-type="date">
            <text:p>12/4/2014 11:34:36</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Better email</text:p>
          </table:table-cell>
          <table:table-cell office:value-type="string" calcext:value-type="string">
            <text:p>idea</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37:52" calcext:value-type="date">
            <text:p>12/4/2014 11:37:52</text:p>
          </table:table-cell>
          <table:table-cell office:value-type="string" calcext:value-type="string">
            <text:p>Belgium</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Continuation of N9</text:p>
          </table:table-cell>
          <table:table-cell table:style-name="ce2" office:value-type="string" calcext:value-type="string">
            <text:p>Logical Continuation of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Stability</text:p>
          </table:table-cell>
          <table:table-cell office:value-type="string" calcext:value-type="string">
            <text:p>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Example: No applications for banking would exist for Jolla other than Android</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4:51" calcext:value-type="date">
            <text:p>12/4/2014 11:44:51</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Pocket</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4T11:45:49" calcext:value-type="date">
            <text:p>12/4/2014 11:45:49</text:p>
          </table:table-cell>
          <table:table-cell office:value-type="string" calcext:value-type="string">
            <text:p>france</text:p>
          </table:table-cell>
          <table:table-cell office:value-type="string" calcext:value-type="string">
            <text:p>Male</text:p>
          </table:table-cell>
          <table:table-cell office:value-type="string" calcext:value-type="string">
            <text:p>librar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8:35" calcext:value-type="date">
            <text:p>12/4/2014 11:48:3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Other internet sources, Developing what I need</text:p>
          </table:table-cell>
          <table:table-cell office:value-type="string" calcext:value-type="string">
            <text:p>positioning in harbour</text:p>
          </table:table-cell>
          <table:table-cell office:value-type="string" calcext:value-type="string">
            <text:p>xmpp</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The Android applications brings very poor user experience. </text:p>
          </table:table-cell>
          <table:table-cell office:value-type="string" calcext:value-type="string">
            <text:p>All source code should be published (Down to the hardware)</text:p>
          </table:table-cell>
          <table:table-cell table:style-name="ce2" office:value-type="string" calcext:value-type="string">
            <text:p>The security risks (NSA spying) cannot be observed without all source code! When someone takes the source code and improves it, both sides get benefit from it. </text:p>
          </table:table-cell>
          <table:table-cell office:value-type="string" calcext:value-type="string">
            <text:p>Since the beginning</text:p>
          </table:table-cell>
          <table:table-cell office:value-type="string" calcext:value-type="string">
            <text:p>IRC, together.jolla.com, Jolla / Sailfish themed meetups, Other meetups / conferences, Twitter</text:p>
          </table:table-cell>
          <table:table-cell table:number-columns-repeated="228"/>
        </table:table-row>
        <table:table-row table:style-name="ro2">
          <table:table-cell office:value-type="date" office:date-value="2014-12-04T11:52:39" calcext:value-type="date">
            <text:p>12/4/2014 11:52:39</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 :)</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re wouldn't be any need for OpenRepos if Harbour was more open (and community "policed")</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Additional Jolla sanctioned cover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2:10:05" calcext:value-type="date">
            <text:p>12/4/2014 12:10:05</text:p>
          </table:table-cell>
          <table:table-cell office:value-type="string" calcext:value-type="string">
            <text:p>Ital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TG support</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22:53" calcext:value-type="date">
            <text:p>12/4/2014 12:22:5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Ecosystem</text:p>
          </table:table-cell>
          <table:table-cell office:value-type="string" calcext:value-type="string">
            <text:p>Multitasking</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23:30" calcext:value-type="date">
            <text:p>12/4/2014 12:23:30</text:p>
          </table:table-cell>
          <table:table-cell office:value-type="string" calcext:value-type="string">
            <text:p>italy</text:p>
          </table:table-cell>
          <table:table-cell office:value-type="string" calcext:value-type="string">
            <text:p>Male</text:p>
          </table:table-cell>
          <table:table-cell office:value-type="string" calcext:value-type="string">
            <text:p>Layout PCB 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ove Finland and everything conceirning Finland, so after Nokia-MS affair i've something interesting in Jolla because of Finnish company. Other than that i've started to be interested also on the hw and sw side: something really different from any other OS, something simple and intuitive to use in everyday life and of course the feeling to be part of the imrpovement of OS itself.. and i love the direct connection btween us and Jolla guys</text:p>
          </table:table-cell>
          <table:table-cell office:value-type="string" calcext:value-type="string">
            <text:p>They're successfully delivering what they've marketed and are very openly communicating</text:p>
          </table:table-cell>
          <table:table-cell table:style-name="ce2" office:value-type="string" calcext:value-type="string">
            <text:p>Beautiful company, fast and hard worker.. innovative and focused to change situation about smartphones world and so on</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GOOD camera</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o much important app for Sailfish are missing, we NEED to use some of them written for Androi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26:59" calcext:value-type="date">
            <text:p>12/4/2014 12:26:59</text:p>
          </table:table-cell>
          <table:table-cell office:value-type="string" calcext:value-type="string">
            <text:p>finland</text:p>
          </table:table-cell>
          <table:table-cell office:value-type="string" calcext:value-type="string">
            <text:p>Male</text:p>
          </table:table-cell>
          <table:table-cell office:value-type="string" calcext:value-type="string">
            <text:p>why</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open approach they have. Collaboration with customers, pushing open source stuff ahead etc. Anyway I think they should also utilize industry standards even if it requires licencing propietary stuff to quarantee interoperability with stuff available from markets for bigger audience. At the same time they should think and puhsh open standars further, but not with die hard all or nothing attitude. Common sense must be guiding factor to ensure that we have this more open alternative available and spread as widely as possible.</text:p>
          </table:table-cell>
          <table:table-cell office:value-type="string" calcext:value-type="string">
            <text:p>They're successfully delivering what they've marketed and are very openly communicating</text:p>
          </table:table-cell>
          <table:table-cell table:style-name="ce2" office:value-type="string" calcext:value-type="string">
            <text:p>Nice start, bring us more and be wel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sideloading</text:p>
          </table:table-cell>
          <table:table-cell office:value-type="string" calcext:value-type="string">
            <text:p>Native voice guided navigation with offline ma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available in native format. Also lowers the bar android users to adopt devices when more familiar stuff is available. Not all companies will code native apps yet to sailfish. </text:p>
          </table:table-cell>
          <table:table-cell office:value-type="string" calcext:value-type="string">
            <text:p>The current level of open sourcing is enough</text:p>
          </table:table-cell>
          <table:table-cell table:style-name="ce2" office:value-type="string" calcext:value-type="string">
            <text:p>Right now amount of openess is probably right, in the future they should open bit by bit system but so that development is having somehow controlled goals. </text:p>
          </table:table-cell>
          <table:table-cell office:value-type="string" calcext:value-type="string">
            <text:p>&gt;2 years</text:p>
          </table:table-cell>
          <table:table-cell office:value-type="string" calcext:value-type="string">
            <text:p>talk.maemo.org, together.jolla.com, different sites</text:p>
          </table:table-cell>
          <table:table-cell table:number-columns-repeated="228"/>
        </table:table-row>
        <table:table-row table:style-name="ro2">
          <table:table-cell office:value-type="date" office:date-value="2014-12-04T12:30:49" calcext:value-type="date">
            <text:p>12/4/2014 12:30:49</text:p>
          </table:table-cell>
          <table:table-cell office:value-type="string" calcext:value-type="string">
            <text:p>Austral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Email search</text:p>
          </table:table-cell>
          <table:table-cell office:value-type="string" calcext:value-type="string">
            <text:p>The Linux base and terminal</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want (in my mind, need) the ability to fix issues and diagnose problems, which is too impractical with closed components. I also like being able to make tweaks and modifications; and feature enhancements as useful (infrequent, but occasional, and nice when I ca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41:32" calcext:value-type="date">
            <text:p>12/4/2014 12:41:32</text:p>
          </table:table-cell>
          <table:table-cell office:value-type="string" calcext:value-type="string">
            <text:p>DE</text:p>
          </table:table-cell>
          <table:table-cell office:value-type="string" calcext:value-type="string">
            <text:p>Male</text:p>
          </table:table-cell>
          <table:table-cell office:value-type="string" calcext:value-type="string">
            <text:p>Computer 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 UNIX-like system</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Reliability (battery brown out)</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45:51" calcext:value-type="date">
            <text:p>12/4/2014 12:45:51</text:p>
          </table:table-cell>
          <table:table-cell office:value-type="string" calcext:value-type="string">
            <text:p>Sweden</text:p>
          </table:table-cell>
          <table:table-cell office:value-type="string" calcext:value-type="string">
            <text:p>Male</text:p>
          </table:table-cell>
          <table:table-cell office:value-type="string" calcext:value-type="string">
            <text:p>Hardware tech</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User friendly firewall</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4T12:48:54" calcext:value-type="date">
            <text:p>12/4/2014 12:48:54</text:p>
          </table:table-cell>
          <table:table-cell office:value-type="string" calcext:value-type="string">
            <text:p>Sweden</text:p>
          </table:table-cell>
          <table:table-cell office:value-type="string" calcext:value-type="string">
            <text:p>Male</text:p>
          </table:table-cell>
          <table:table-cell office:value-type="string" calcext:value-type="string">
            <text:p>Systems 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ative sms over ip (whatsapp eg)</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is unlikely to release an native app</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52:48" calcext:value-type="date">
            <text:p>12/4/2014 12:52: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gle suppor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4T12:53:42" calcext:value-type="date">
            <text:p>12/4/2014 12:53:42</text:p>
          </table:table-cell>
          <table:table-cell office:value-type="string" calcext:value-type="string">
            <text:p>Spain</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IDLE IMAP suppor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58:39" calcext:value-type="date">
            <text:p>12/4/2014 12:58:39</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40-4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 Supporting old Nokia colleagues- Lumia was a huge disappointment and Apple attitude sucks. Android and Sailfish were my only option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 They are building on top of a great concept, but it's been compromised by substandard hardware. Lots of problems; my phone is being serviced in Optima for the 3rd time in six months!!!- Jolla people are good at creating hype, but when "it" hits the fan, they keep very quiet about it and the community has nothing more than rumours and speculations- Monthly update cycle was communicated at some point, but there's only been one optional (=defective as it was known from the beginning) release since July. Now it seems that there won't be anything this year. Monthly has somehow turned into "every-six-months" - It is very understandable that Jolla is already publishing new products, but it seems that the tablet has stolen all focus from the smartphone.This is infuriating since even some of the basic functionality is still defective in the phone! For instance 2-way contacts and calendar sync with Google account does not work properly. Web browser is a joke... Do I need to say more? These faults will most likely be problems in the tablet as well, unless they take some serious corrective actions.- Hype about the tablet makes me wonder if it really is worth all the fuss. The open community has failed to come up with killer applications to the phone so far. Jolla company should support application development and thus attract developers to create something more useful than the current offering in Jolla Store and Openrepo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2-way sync for contacts and calendar</text:p>
          </table:table-cell>
          <table:table-cell office:value-type="string" calcext:value-type="string">
            <text:p>UI (gestures, sty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offering leaves me cold. OpenRepos is full of APIs for developers, and Jolla Store is missing killer apps or the available ones are poor in features. Thank god there are Android apps. I frequently use Kindle, LinkedIn, Evernote, Opera browser just to name a few.</text:p>
          </table:table-cell>
          <table:table-cell office:value-type="string" calcext:value-type="string">
            <text:p>No opinion</text:p>
          </table:table-cell>
          <table:table-cell table:style-name="ce2" office:value-type="string" calcext:value-type="string">
            <text:p>Big disappintment. Developers developing for other developers and very few people creating anything remotely interesting for the real users or "ordinary people" if you wish.</text:p>
          </table:table-cell>
          <table:table-cell office:value-type="string" calcext:value-type="string">
            <text:p>1-2 years</text:p>
          </table:table-cell>
          <table:table-cell table:style-name="ce3" office:value-type="string" calcext:value-type="string">
            <text:p><text:a xlink:href="http://Jollasuomi.fi/" xlink:type="simple">Jollasuomi.fi</text:a></text:p>
          </table:table-cell>
          <table:table-cell table:number-columns-repeated="228"/>
        </table:table-row>
        <table:table-row table:style-name="ro2">
          <table:table-cell office:value-type="date" office:date-value="2014-12-04T13:08:39" calcext:value-type="date">
            <text:p>12/4/2014 13:08:39</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Microsoft </text:p>
          </table:table-cell>
          <table:table-cell table:style-name="ce2" office:value-type="string" calcext:value-type="string">
            <text:p>I want to support new different phon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Promised monthly updates are allways late and users get no info why.Promised apps are usually android versions or different like expected. (Younited android, Maps without voice navigation)Little disappointments continuousl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ly working calendar</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 enough Sailfish apps yet.For navigating I use Here Beta, Web browsing with Opera and other needs some minor progra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ny parts that may contain risk of security have NOT to publish.</text:p>
          </table:table-cell>
          <table:table-cell office:value-type="string" calcext:value-type="string">
            <text:p>1-2 years</text:p>
          </table:table-cell>
          <table:table-cell office:value-type="string" calcext:value-type="string">
            <text:p>matkapuhelinfoorumi</text:p>
          </table:table-cell>
          <table:table-cell table:number-columns-repeated="228"/>
        </table:table-row>
        <table:table-row table:style-name="ro2">
          <table:table-cell office:value-type="date" office:date-value="2014-12-04T13:14:15" calcext:value-type="date">
            <text:p>12/4/2014 13:14:15</text:p>
          </table:table-cell>
          <table:table-cell office:value-type="string" calcext:value-type="string">
            <text:p>Finland</text:p>
          </table:table-cell>
          <table:table-cell office:value-type="string" calcext:value-type="string">
            <text:p>Female</text:p>
          </table:table-cell>
          <table:table-cell office:value-type="string" calcext:value-type="string">
            <text:p>Office Assis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also liked the fact that Sailfish is a open source project. Gestures and UI are very good, but it didn't really affect on my buying decision as I couldn't test it beforehand. I wanted to be the one of the first ones to have this new device and also support the new finnish start-up at the same time.</text:p>
          </table:table-cell>
          <table:table-cell office:value-type="string" calcext:value-type="string">
            <text:p>They're successfully delivering what they've marketed and are very openly communicating</text:p>
          </table:table-cell>
          <table:table-cell table:style-name="ce2" office:value-type="string" calcext:value-type="string">
            <text:p>Although there has been problems and delays, I still think the phone has delivered what has been promised and communication is also goo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aybe a bit better camera</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there are quite few native applications and some of them gets even blocked by the service provider (i.e. MitaKuuluu WhatsApp-client) which kinda sucks, it's still needed and very important feature. I hope that some day we could say goodbye for Android support, but now it's not possibl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ppreciate that the users can also take part in development of Sailfish</text:p>
          </table:table-cell>
          <table:table-cell office:value-type="string" calcext:value-type="string">
            <text:p>&gt;2 years</text:p>
          </table:table-cell>
          <table:table-cell office:value-type="string" calcext:value-type="string">
            <text:p>together.jolla.com, JollaSuomi</text:p>
          </table:table-cell>
          <table:table-cell table:number-columns-repeated="228"/>
        </table:table-row>
        <table:table-row table:style-name="ro2">
          <table:table-cell office:value-type="date" office:date-value="2014-12-04T13:29:02" calcext:value-type="date">
            <text:p>12/4/2014 13:29:02</text:p>
          </table:table-cell>
          <table:table-cell office:value-type="string" calcext:value-type="string">
            <text:p>Finland</text:p>
          </table:table-cell>
          <table:table-cell office:value-type="string" calcext:value-type="string">
            <text:p>Male</text:p>
          </table:table-cell>
          <table:table-cell office:value-type="string" calcext:value-type="string">
            <text:p>optometr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ish and rare</text:p>
          </table:table-cell>
          <table:table-cell/>
          <table:table-cell office:value-type="string" calcext:value-type="string">
            <text:p>No opinion</text:p>
          </table:table-cell>
          <table:table-cell table:style-name="ce2" office:value-type="string" calcext:value-type="string">
            <text:p>mainly I am satisfied, but the updates delay lately and Jolla does not inform the customers about the delay and possible reas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compatibility with android</text:p>
          </table:table-cell>
          <table:table-cell office:value-type="string" calcext:value-type="string">
            <text:p>easy multitasking</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pps you get in the Jolla stor are not sufficient enough</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4T13:42:45" calcext:value-type="date">
            <text:p>12/4/2014 13:42:45</text:p>
          </table:table-cell>
          <table:table-cell office:value-type="string" calcext:value-type="string">
            <text:p>Italy</text:p>
          </table:table-cell>
          <table:table-cell office:value-type="string" calcext:value-type="string">
            <text:p>Male</text:p>
          </table:table-cell>
          <table:table-cell office:value-type="string" calcext:value-type="string">
            <text:p>Reseaarch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Support Finnish startups and economy. Pissed off to Nokia and F*king all in one basket Android. We know what it did to Nokia. Also had plans to buy Meego phone when it was announced in a year of keppi ja kirves, but it never came out as a solution.</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hey have engineering team, but suck at marketing or official support. Remember the mobile launch? Nobody had experience of delivering the products to customers. No official answers, but "sorry".As for phone... It hasn't been a full product yet and I guess it won't ever be. Implementing of sailfish native apps are not here. The TOH's are not here... Will I continu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nd market (No official apps))</text:p>
          </table:table-cell>
          <table:table-cell office:value-type="string" calcext:value-type="string">
            <text:p>Native apps</text:p>
          </table:table-cell>
          <table:table-cell office:value-type="string" calcext:value-type="string">
            <text:p>The lagging and crashing of the phon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lack of native apps is the main argument and the hacks like mitäkuuluu work but gets your account blocked. Jolla apps are: calender (not working well), contacts (cannot modify/update imported contacts), calculator, browser (usually clicks in wrong place)... Do I need to continue from official apps? Other apps than those are non existing.</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0:46" calcext:value-type="date">
            <text:p>12/4/2014 13:50:46</text:p>
          </table:table-cell>
          <table:table-cell office:value-type="string" calcext:value-type="string">
            <text:p>Sweden</text:p>
          </table:table-cell>
          <table:table-cell office:value-type="string" calcext:value-type="string">
            <text:p>Male</text:p>
          </table:table-cell>
          <table:table-cell office:value-type="string" calcext:value-type="string">
            <text:p>Industrial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hardware</text:p>
          </table:table-cell>
          <table:table-cell office:value-type="string" calcext:value-type="string">
            <text:p>UI Navigation</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2:43" calcext:value-type="date">
            <text:p>12/4/2014 13:52:43</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D card action</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8:08" calcext:value-type="date">
            <text:p>12/4/2014 13:58: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installing apks directly</text:p>
          </table:table-cell>
          <table:table-cell office:value-type="string" calcext:value-type="string">
            <text:p>Full Device Encryption</text:p>
          </table:table-cell>
          <table:table-cell office:value-type="string" calcext:value-type="string">
            <text:p>Sailfish OS is an open System free of Google, Apple and M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survived nearly a year without android support.A few month ago i've installed it mainly because of the offline here naviga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y should open as much as possible without getting into IP problems or loosing their business model</text:p>
          </table:table-cell>
          <table:table-cell office:value-type="string" calcext:value-type="string">
            <text:p>1-2 years</text:p>
          </table:table-cell>
          <table:table-cell office:value-type="string" calcext:value-type="string">
            <text:p>together.jolla.com, jollausers</text:p>
          </table:table-cell>
          <table:table-cell table:number-columns-repeated="228"/>
        </table:table-row>
        <table:table-row table:style-name="ro2">
          <table:table-cell office:value-type="date" office:date-value="2014-12-04T13:58:56" calcext:value-type="date">
            <text:p>12/4/2014 13:58:56</text:p>
          </table:table-cell>
          <table:table-cell office:value-type="string" calcext:value-type="string">
            <text:p>Finland</text:p>
          </table:table-cell>
          <table:table-cell office:value-type="string" calcext:value-type="string">
            <text:p>Fe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aving been a fan of Nokia's N900 and N9, the Jolla was a logical step forward. And since I try and mostly use open source software on my computer, going the same route with a phone is fairly obviou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amp;navigation</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ince a lot of companies don't want to invest in creating apps for all platforms, Android support is vital for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4:02:22" calcext:value-type="date">
            <text:p>12/4/2014 14:02:22</text:p>
          </table:table-cell>
          <table:table-cell office:value-type="string" calcext:value-type="string">
            <text:p>Finland</text:p>
          </table:table-cell>
          <table:table-cell office:value-type="string" calcext:value-type="string">
            <text:p>Male</text:p>
          </table:table-cell>
          <table:table-cell office:value-type="string" calcext:value-type="string">
            <text:p>IT Design, retired</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I want to support Finnish Job</text:p>
          </table:table-cell>
          <table:table-cell office:value-type="string" calcext:value-type="string">
            <text:p>They're not successfully delivering what they have marketed, but they're open about it</text:p>
          </table:table-cell>
          <table:table-cell table:style-name="ce2" office:value-type="string" calcext:value-type="string">
            <text:p>I want to support a Finnish Compan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eMail</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3:45" calcext:value-type="date">
            <text:p>12/4/2014 14:03:45</text:p>
          </table:table-cell>
          <table:table-cell office:value-type="string" calcext:value-type="string">
            <text:p>US</text:p>
          </table:table-cell>
          <table:table-cell office:value-type="string" calcext:value-type="string">
            <text:p>Male</text:p>
          </table:table-cell>
          <table:table-cell office:value-type="string" calcext:value-type="string">
            <text:p>awesom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s looking for a successor to my Nokia N9. Wanted independence from any corporate walled gardens and openness. Disappointed that Sailfish turned out to be mostly closed sourc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tempted too much with too little. Lofty goals, unable to follow through. Nobody said going up against Apple / Google / Samsung was going to be easy.</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Paid apps. (this would enable almost anything else by giving devs an incentive)</text:p>
          </table:table-cell>
          <table:table-cell office:value-type="string" calcext:value-type="string">
            <text:p>can hardly think of anything that Jolla does better than other phones. Maybe running Android apps in a sandbox.</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it, I'd be relegated to the handful mostly crappy free amateur apps on the Jolla and open repos store. Public transport schedules for cities I've never heard of, converters of some kind, highschool project level hobby games, ...With very few exceptions, all the really cool apps - things like Uber, WeChat, offline maps, Shazam, Skype, high-quality games - are not available natively and without Android, this phone would be less useful than my old Nokia N9.With no improvement on the app front in sight though, I've been thinking why I'm using a Sailfish phone at all. If most of the essential apps I need are only available via Android, why not just get an Android phone in the first place? Maybe use Cyanogen mod to get rid of Google shackles and I should be se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8:37" calcext:value-type="date">
            <text:p>12/4/2014 14:08:37</text:p>
          </table:table-cell>
          <table:table-cell office:value-type="string" calcext:value-type="string">
            <text:p>Switzerland</text:p>
          </table:table-cell>
          <table:table-cell office:value-type="string" calcext:value-type="string">
            <text:p>Male</text:p>
          </table:table-cell>
          <table:table-cell office:value-type="string" calcext:value-type="string">
            <text:p>robotics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follow up device for the N9, although it doesn't even get close..;( - pure Linux device- open/hackable device- easy to write crossplatform apps for it (Qt, C++)- unlik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do not have a strong opinion on the company, but I do have the impression that they are behind the expectations (external and internal) but what do we know.., communication is not really their strong su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It's too BIG, feels uncomfortable to hold. -&gt; N9 is perfect in that regard </text:p>
          </table:table-cell>
          <table:table-cell office:value-type="string" calcext:value-type="string">
            <text:p>It's a 'pure' Linux devic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Guess it's nice to have for many people that need some specific app. I personally wouldn't mind if it wasn't ther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4:15:33" calcext:value-type="date">
            <text:p>12/4/2014 14:15:33</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messenger apps (WhatsApp, Threema)</text:p>
          </table:table-cell>
          <table:table-cell office:value-type="string" calcext:value-type="string">
            <text:p>UI</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wadays providing tons of apps is a very important for an mobile OS to succeed, which is why I understand the decision to integrate Android support. However, Android apps do not provide the same value to the user as they do on Android or as native apps do. This is because Android apps often lack important features like notifications or suffer from stability issues. Additionally, they just look and feel bad in the environment of Sailfish OS, they seem to be an impurity in a very displeasing way.Those cons might be kind of a personal thing, but the more general and major disadvantage of Android support is clearly the fact that app developers are not encouraged to write native apps for Sailfish OS. Especially commercial app providers won't decide to support Sailfish natively (even if Sailfish would own a higher market share), as long as the opportunity of running Android apps is there (can easily be crosschecked when looking at the Blackberry eco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26:19" calcext:value-type="date">
            <text:p>12/4/2014 14:26:19</text:p>
          </table:table-cell>
          <table:table-cell office:value-type="string" calcext:value-type="string">
            <text:p>Germany</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ee below</text:p>
          </table:table-cell>
          <table:table-cell table:style-name="ce2" office:value-type="string" calcext:value-type="string">
            <text:p>all of the above and that it is from Finland and from ex Nokia employees that in the past made the best phones. I always hope that Jolla will become a big player and can set new trends. I like the concept the level of detail you can reach the TOH concept and that it is faster than any android phone I have seen so far</text:p>
          </table:table-cell>
          <table:table-cell office:value-type="string" calcext:value-type="string">
            <text:p>They're successfully delivering what they've marketed and are very openly communicating</text:p>
          </table:table-cell>
          <table:table-cell table:style-name="ce2" office:value-type="string" calcext:value-type="string">
            <text:p>Only critical thing is the size they are still at the beginning and need to be careful not to start too many projects at the same time. Some basic functionalities of Sailfish are still buggy and should be considered first and TOH must be pushed more we need some official halves that can start idea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settings in the UI</text:p>
          </table:table-cell>
          <table:table-cell office:value-type="string" calcext:value-type="string">
            <text:p>beauty, user experience, opennes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would be better without the need for android support but its the biggest and easiest way to get many apps working without investing into a big developper base. But I would always preferr the native apps ove android (e.g. Mitakuuluu vs Whatsapp)</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way it is now is honestly also enough for me, main things are OSS thats cool. The UI is sth. they designed so it should be closed source for some time to make sure the company has a worthy </text:p>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36:16" calcext:value-type="date">
            <text:p>12/4/2014 14:36:16</text:p>
          </table:table-cell>
          <table:table-cell office:value-type="string" calcext:value-type="string">
            <text:p>Finland</text:p>
          </table:table-cell>
          <table:table-cell office:value-type="string" calcext:value-type="string">
            <text:p>Male</text:p>
          </table:table-cell>
          <table:table-cell office:value-type="string" calcext:value-type="string">
            <text:p>joble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04T14:37:16" calcext:value-type="date">
            <text:p>12/4/2014 14:37:16</text:p>
          </table:table-cell>
          <table:table-cell office:value-type="string" calcext:value-type="string">
            <text:p>Finland</text:p>
          </table:table-cell>
          <table:table-cell office:value-type="string" calcext:value-type="string">
            <text:p>Male</text:p>
          </table:table-cell>
          <table:table-cell office:value-type="string" calcext:value-type="string">
            <text:p>Official</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ike my N9 and I´m old Nokia enthusiastic. Losing company phones to Microsoft was not what I wanted (no, I do not hate Microsoft) Jolla and Sailfish I see as natural continuum extended pioneering spirit</text:p>
          </table:table-cell>
          <table:table-cell office:value-type="string" calcext:value-type="string">
            <text:p>They're successfully delivering what they've marketed and are very openly communicating</text:p>
          </table:table-cell>
          <table:table-cell table:style-name="ce2" office:value-type="string" calcext:value-type="string">
            <text:p>..so far it seems to be living small organ running mosty in spirit and joy. It can´t stay forever, ut I hope it will be steady company and to maintain the original spir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navigator with Nokia Her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still many needed or wanted app without native one.It may be port to to gain ground to win Android users to JollaIt may be port to get Android programmer to do native applikations to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Suomi</text:p>
          </table:table-cell>
          <table:table-cell table:number-columns-repeated="228"/>
        </table:table-row>
        <table:table-row table:style-name="ro2">
          <table:table-cell office:value-type="date" office:date-value="2014-12-04T14:38:07" calcext:value-type="date">
            <text:p>12/4/2014 14:38:07</text:p>
          </table:table-cell>
          <table:table-cell office:value-type="string" calcext:value-type="string">
            <text:p>Russia</text:p>
          </table:table-cell>
          <table:table-cell office:value-type="string" calcext:value-type="string">
            <text:p>Male</text:p>
          </table:table-cell>
          <table:table-cell office:value-type="string" calcext:value-type="string">
            <text:p>Directo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o one, existing are quite buggy</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8:54" calcext:value-type="date">
            <text:p>12/4/2014 14:48:54</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navigation</text:p>
          </table:table-cell>
          <table:table-cell office:value-type="string" calcext:value-type="string">
            <text:p>no bullshit</text:p>
          </table:table-cell>
          <table:table-cell office:value-type="string" calcext:value-type="string">
            <text:p>&lt;1 month</text:p>
          </table:table-cell>
          <table:table-cell office:value-type="string" calcext:value-type="string">
            <text:p>I don't know</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9:00" calcext:value-type="date">
            <text:p>12/4/2014 14:49:00</text:p>
          </table:table-cell>
          <table:table-cell office:value-type="string" calcext:value-type="string">
            <text:p>Germany</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possibility that almost every software that runs on Linux can now be run on a Smartphone. Because I know Linux already I can do things without much eff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XMPP OTR</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more people will dare the step to buy a Jolla smartphone.But when there is more software to choose from, the Android support is not needed anymore.</text:p>
          </table:table-cell>
          <table:table-cell office:value-type="string" calcext:value-type="string">
            <text:p>The UI (Silica) and Jolla apps should be open sourced, that would be enough</text:p>
          </table:table-cell>
          <table:table-cell table:style-name="ce2" office:value-type="string" calcext:value-type="string">
            <text:p>It should be open sourced as much as possible as long as Jolla won't get busted.</text:p>
          </table:table-cell>
          <table:table-cell office:value-type="string" calcext:value-type="string">
            <text:p>I don't remember</text:p>
          </table:table-cell>
          <table:table-cell office:value-type="string" calcext:value-type="string">
            <text:p>together.jolla.com, http://www.jollausers.com/</text:p>
          </table:table-cell>
          <table:table-cell table:number-columns-repeated="228"/>
        </table:table-row>
        <table:table-row table:style-name="ro2">
          <table:table-cell office:value-type="date" office:date-value="2014-12-04T14:49:18" calcext:value-type="date">
            <text:p>12/4/2014 14:49:18</text:p>
          </table:table-cell>
          <table:table-cell office:value-type="string" calcext:value-type="string">
            <text:p>Finland</text:p>
          </table:table-cell>
          <table:table-cell office:value-type="string" calcext:value-type="string">
            <text:p>Male</text:p>
          </table:table-cell>
          <table:table-cell office:value-type="string" calcext:value-type="string">
            <text:p>CEO</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 Android stores</text:p>
          </table:table-cell>
          <table:table-cell office:value-type="string" calcext:value-type="string">
            <text:p>Working native apps</text:p>
          </table:table-cell>
          <table:table-cell office:value-type="string" calcext:value-type="string">
            <text:p>Swip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52:34" calcext:value-type="date">
            <text:p>12/4/2014 14:52:34</text:p>
          </table:table-cell>
          <table:table-cell office:value-type="string" calcext:value-type="string">
            <text:p>Russia</text:p>
          </table:table-cell>
          <table:table-cell office:value-type="string" calcext:value-type="string">
            <text:p>Male</text:p>
          </table:table-cell>
          <table:table-cell office:value-type="string" calcext:value-type="string">
            <text:p>Energy Automatio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Why not checkboxes?</text:p>
          </table:table-cell>
          <table:table-cell table:style-name="ce2" office:value-type="string" calcext:value-type="string">
            <text:p>1. There is hope of most openness in the market2. <text:s/>The UI and gestures are intuitive3. <text:s/>I want to get involved in the collaboration to improve Sailfish OS</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iracast or something else</text:p>
          </table:table-cell>
          <table:table-cell office:value-type="string" calcext:value-type="string">
            <text:p>Gesture based interfa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Until Jolla market has smaller HQ applications than Play mark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vk.com, opennet.ru, linux.org.ru</text:p>
          </table:table-cell>
          <table:table-cell table:number-columns-repeated="228"/>
        </table:table-row>
        <table:table-row table:style-name="ro2">
          <table:table-cell office:value-type="date" office:date-value="2014-12-04T15:01:37" calcext:value-type="date">
            <text:p>12/4/2014 15:01:37</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Linux computer in my poc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keyboard</text:p>
          </table:table-cell>
          <table:table-cell office:value-type="string" calcext:value-type="string">
            <text:p>Silica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software is available only for Android/iOS/WindowsPhone and I use it daily. Also I play Android games during daily commu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Google+</text:p>
          </table:table-cell>
          <table:table-cell table:number-columns-repeated="228"/>
        </table:table-row>
        <table:table-row table:style-name="ro2">
          <table:table-cell office:value-type="date" office:date-value="2014-12-04T15:05:49" calcext:value-type="date">
            <text:p>12/4/2014 15:05:49</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or "iron"</text:p>
          </table:table-cell>
          <table:table-cell office:value-type="string" calcext:value-type="string">
            <text:p>comfor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16:04:31" calcext:value-type="date">
            <text:p>12/4/2014 16:04: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lso like the possibilities brought to us by the linux core and terminal use. Possibility to make almost anything that i like with MY device is important to me, and other OSs cant provide such to m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Even though i like Jolla very much, i have to admit that things could be done even better. The informing about the delays in version updates should be done before the update is late, because it is easier to give more time than accept late delivering. Because im sure that you know like 1-2 maybe even more days before the release that you cant make it, and is is totally ok to announce then that this isnt done and thats it. Now the announcement of being late, came after the earlier announced release time and that is really bad. Also you have marketed that there will be updates every month, well.. i think even you know now that this isnt really the truth. I dont need updates every month, but i expect that if something is promised it should be done, or there should be enough openness to inform if it is impossible to complete.</text:p>
          </table:table-cell>
          <table:table-cell office:value-type="string" calcext:value-type="string">
            <text:p>Daily <text:s/>phone (Mainly using the phone functions), calendar </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quick settings panel from android(the one which you can drag from top)</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ice to have, but as long as jolla is going to not have most of the major apps we really need android support.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suomi.fi, with my friends</text:p>
          </table:table-cell>
          <table:table-cell table:number-columns-repeated="228"/>
        </table:table-row>
        <table:table-row table:style-name="ro2">
          <table:table-cell office:value-type="date" office:date-value="2014-12-04T16:11:16" calcext:value-type="date">
            <text:p>12/4/2014 16:11:1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 more smoother web browser</text:p>
          </table:table-cell>
          <table:table-cell office:value-type="string" calcext:value-type="string">
            <text:p>Gestures and navigation</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atsapp is an Android app so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6:23:20" calcext:value-type="date">
            <text:p>12/4/2014 16:23:20</text:p>
          </table:table-cell>
          <table:table-cell office:value-type="string" calcext:value-type="string">
            <text:p>Finland</text:p>
          </table:table-cell>
          <table:table-cell office:value-type="string" calcext:value-type="string">
            <text:p>Male</text:p>
          </table:table-cell>
          <table:table-cell office:value-type="string" calcext:value-type="string">
            <text:p>engineering</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support new Finnish company, I love the UI and whole UX. I get annoyed very fast when having to adjust some settings etc to my friends android devices. :D Sailfis UX is so much better, even with less app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air &amp; unlike, but should inform community more. In that area Jolla isn't so unlike at all.I hope Jolla will do everything to find out best way to open whole source, without risk for fork or anything. Also co-operating with some major developers would be great thing. Hopefuilly they indeed start this, with making Textsecure as pilot project and support the dev as much as possibl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 have send a beta for testing to e-mail. This only for one particular app. Unfortunately Android app, but ap which I will need specially on tablet.</text:p>
          </table:table-cell>
          <table:table-cell office:value-type="string" calcext:value-type="string">
            <text:p>IR-remote</text:p>
          </table:table-cell>
          <table:table-cell office:value-type="string" calcext:value-type="string">
            <text:p>Freedom. :)</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n for few apps (bank apps mainly + my local newspaper reader app, sure also some video services which refuses to offer native app), but other than that, Android apps should be in own category at the store, or atleast this should be possible to select 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Everything wich can be opened, should be open. Sure Jolla as small company will have to double check that there won't be forks. Jollas IP must not be used by some other, maybe bigger company.There isn't too long when Amazon was about to bring it's own gnome device to the market. Amazon was bigger player and it was seen as threat that gnome could not protect it legally rights because of money... Luckily that ended up good way. Same situation must not happen with Jollas IP.</text:p>
          </table:table-cell>
          <table:table-cell office:value-type="string" calcext:value-type="string">
            <text:p>1-2 years</text:p>
          </table:table-cell>
          <table:table-cell office:value-type="string" calcext:value-type="string">
            <text:p>talk.maemo.org, together.jolla.com, Twitter, some other forums</text:p>
          </table:table-cell>
          <table:table-cell table:number-columns-repeated="228"/>
        </table:table-row>
        <table:table-row table:style-name="ro2">
          <table:table-cell office:value-type="date" office:date-value="2014-12-04T16:26:35" calcext:value-type="date">
            <text:p>12/4/2014 16:26:35</text:p>
          </table:table-cell>
          <table:table-cell office:value-type="string" calcext:value-type="string">
            <text:p>Finkand</text:p>
          </table:table-cell>
          <table:table-cell office:value-type="string" calcext:value-type="string">
            <text:p>Male</text:p>
          </table:table-cell>
          <table:table-cell office:value-type="string" calcext:value-type="string">
            <text:p>SVP (retired)</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arger jolla stroe</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facebook</text:p>
          </table:table-cell>
          <table:table-cell table:number-columns-repeated="228"/>
        </table:table-row>
        <table:table-row table:style-name="ro2">
          <table:table-cell office:value-type="date" office:date-value="2014-12-04T16:41:36.999999" calcext:value-type="date">
            <text:p>12/4/2014 16:41:37</text:p>
          </table:table-cell>
          <table:table-cell office:value-type="string" calcext:value-type="string">
            <text:p>Ind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s using Nokia N9 and Nokia 808. Damaged my N9 and have been waiting for Jolla to be released in India. Have always used Nokia and Jolla is the closet, I can associate with after N9.Have no intention of using any OS from 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Nokia 808, of course camera</text:p>
          </table:table-cell>
          <table:table-cell office:value-type="string" calcext:value-type="string">
            <text:p>Gesture based Sailfish 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Until essential apps are ported to Jolla, Android support is needed. However native support should be expedited in order to move away from android app dependency. Lingering too long with android support would result in Jolla fading awa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6:47:04.999999" calcext:value-type="date">
            <text:p>12/4/2014 16:47:05</text:p>
          </table:table-cell>
          <table:table-cell office:value-type="string" calcext:value-type="string">
            <text:p>Finland</text:p>
          </table:table-cell>
          <table:table-cell office:value-type="string" calcext:value-type="string">
            <text:p>Male</text:p>
          </table:table-cell>
          <table:table-cell office:value-type="string" calcext:value-type="string">
            <text:p>high school</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native Whatsapp clien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7:34:10" calcext:value-type="date">
            <text:p>12/4/2014 17:34:10</text:p>
          </table:table-cell>
          <table:table-cell office:value-type="string" calcext:value-type="string">
            <text:p>switzerland</text:p>
          </table:table-cell>
          <table:table-cell office:value-type="string" calcext:value-type="string">
            <text:p>Male</text:p>
          </table:table-cell>
          <table:table-cell office:value-type="string" calcext:value-type="string">
            <text:p>cs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 -insert grumpy cat -</text:p>
          </table:table-cell>
          <table:table-cell office:value-type="string" calcext:value-type="string">
            <text:p>They're not successfully delivering what they have marketed, but they're open about it</text:p>
          </table:table-cell>
          <table:table-cell table:style-name="ce2" office:value-type="string" calcext:value-type="string">
            <text:p>no useful tohs by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pa2-peap support. I mean wtf I can't use a normal campus wlan without hacks???</text:p>
          </table:table-cell>
          <table:table-cell office:value-type="string" calcext:value-type="string">
            <text:p>peek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seless without it, too few native apps. example whatsapp/telegram</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7:34:23" calcext:value-type="date">
            <text:p>12/4/2014 17:34:23</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atural successor for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have not been on time and Jolla usually informs about the delays very late. This leaves lot of room for speculati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style info screen for social media updates</text:p>
          </table:table-cell>
          <table:table-cell office:value-type="string" calcext:value-type="string">
            <text:p>reliabilit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ome necessary applications, which are not available for Sailfish. I doubt that companies like Whattsapp are not going to bring their own apps to Sailfish and we are forced to use Android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8:12:11" calcext:value-type="date">
            <text:p>12/4/2014 18:12:11</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itakuulu</text:p>
          </table:table-cell>
          <table:table-cell office:value-type="string" calcext:value-type="string">
            <text:p>reduce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8:13:58" calcext:value-type="date">
            <text:p>12/4/2014 18:13:58</text:p>
          </table:table-cell>
          <table:table-cell office:value-type="string" calcext:value-type="string">
            <text:p>Finland</text:p>
          </table:table-cell>
          <table:table-cell office:value-type="string" calcext:value-type="string">
            <text:p>Male</text:p>
          </table:table-cell>
          <table:table-cell office:value-type="string" calcext:value-type="string">
            <text:p>Warehouse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use Finnish design product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like to have moore information by e-mail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better karttat </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hen all app's i need is native. android is no more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18:19:44" calcext:value-type="date">
            <text:p>12/4/2014 18:19:44</text:p>
          </table:table-cell>
          <table:table-cell office:value-type="string" calcext:value-type="string">
            <text:p>Finland</text:p>
          </table:table-cell>
          <table:table-cell office:value-type="string" calcext:value-type="string">
            <text:p>Male</text:p>
          </table:table-cell>
          <table:table-cell office:value-type="string" calcext:value-type="string">
            <text:p>System analys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native younited client</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8:22:28" calcext:value-type="date">
            <text:p>12/4/2014 18:22:28</text:p>
          </table:table-cell>
          <table:table-cell office:value-type="string" calcext:value-type="string">
            <text:p>Switzer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ull Android app compatibility</text:p>
          </table:table-cell>
          <table:table-cell office:value-type="string" calcext:value-type="string">
            <text:p>Full access to devi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many closed source Android apps where it's not really feasible to develop a community alternative, unfortunately. E.g., public transport apps with mobile ticket shop, boarding pass apps, banking apps, and to a lesser extent, certain messag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9:36:29" calcext:value-type="date">
            <text:p>12/4/2014 19:36:29</text:p>
          </table:table-cell>
          <table:table-cell office:value-type="string" calcext:value-type="string">
            <text:p>Austria</text:p>
          </table:table-cell>
          <table:table-cell office:value-type="string" calcext:value-type="string">
            <text:p>Male</text:p>
          </table:table-cell>
          <table:table-cell office:value-type="string" calcext:value-type="string">
            <text:p>media</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able podcast client</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20:14:21" calcext:value-type="date">
            <text:p>12/4/2014 20:14:21</text:p>
          </table:table-cell>
          <table:table-cell office:value-type="string" calcext:value-type="string">
            <text:p>Finland</text:p>
          </table:table-cell>
          <table:table-cell office:value-type="string" calcext:value-type="string">
            <text:p>Female</text:p>
          </table:table-cell>
          <table:table-cell office:value-type="string" calcext:value-type="string">
            <text:p>research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Compatibility between telephone and linux computers</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mobile intellegency: communication, maps, small tools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sometime Android store</text:p>
          </table:table-cell>
          <table:table-cell office:value-type="string" calcext:value-type="string">
            <text:p>Reliable native quick communication (MItäkuuluu, Telegram)</text:p>
          </table:table-cell>
          <table:table-cell office:value-type="string" calcext:value-type="string">
            <text:p>Good connection with my linux computer</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prefer native solutions without commercial etc connec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he Finnish foorumi</text:p>
          </table:table-cell>
          <table:table-cell table:number-columns-repeated="228"/>
        </table:table-row>
        <table:table-row table:style-name="ro2">
          <table:table-cell office:value-type="date" office:date-value="2014-12-04T20:15:08" calcext:value-type="date">
            <text:p>12/4/2014 20:15:08</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large displa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0:47:34" calcext:value-type="date">
            <text:p>12/4/2014 20:47:34</text:p>
          </table:table-cell>
          <table:table-cell office:value-type="string" calcext:value-type="string">
            <text:p>Austria</text:p>
          </table:table-cell>
          <table:table-cell office:value-type="string" calcext:value-type="string">
            <text:p>Male</text:p>
          </table:table-cell>
          <table:table-cell office:value-type="string" calcext:value-type="string">
            <text:p>PhD Student/Lectur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FMtx</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1:20:32" calcext:value-type="date">
            <text:p>12/4/2014 21:20:32</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J</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navigation/map application</text:p>
          </table:table-cell>
          <table:table-cell office:value-type="string" calcext:value-type="string">
            <text:p>ui is good, access to Lin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Jolla has <text:s/>not yet may apps. Andoid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21:30:01" calcext:value-type="date">
            <text:p>12/4/2014 21:30:01</text:p>
          </table:table-cell>
          <table:table-cell office:value-type="string" calcext:value-type="string">
            <text:p>Finland</text:p>
          </table:table-cell>
          <table:table-cell office:value-type="string" calcext:value-type="string">
            <text:p>Female</text:p>
          </table:table-cell>
          <table:table-cell office:value-type="string" calcext:value-type="string">
            <text:p>Lectur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Jolla is planned in Finland</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table:style-name="ce3" office:value-type="string" calcext:value-type="string">
            <text:p><text:a xlink:href="http://OpenRepos.net/" xlink:type="simple">OpenRepos.net</text:a></text:p>
          </table:table-cell>
          <table:table-cell office:value-type="string" calcext:value-type="string">
            <text:p>I don´t no</text:p>
          </table:table-cell>
          <table:table-cell office:value-type="string" calcext:value-type="string">
            <text:p>folder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1:41:35" calcext:value-type="date">
            <text:p>12/4/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t android/iOSsomething different/newhope for opennes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with internet connectivity</text:p>
          </table:table-cell>
          <table:table-cell office:value-type="string" calcext:value-type="string">
            <text:p>How easy it is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vailability of sailfish OS native applications is far from realizing for most until Jolla reaches the masses and there is demand for companies to actually not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3:05:44" calcext:value-type="date">
            <text:p>12/4/2014 23:05:44</text:p>
          </table:table-cell>
          <table:table-cell office:value-type="string" calcext:value-type="string">
            <text:p>Fin</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ext:p>
          </table:table-cell>
          <table:table-cell table:number-columns-repeated="228"/>
        </table:table-row>
        <table:table-row table:style-name="ro2">
          <table:table-cell office:value-type="date" office:date-value="2014-12-05T00:23:29" calcext:value-type="date">
            <text:p>12/5/2014 0:23:29</text:p>
          </table:table-cell>
          <table:table-cell office:value-type="string" calcext:value-type="string">
            <text:p>Finland</text:p>
          </table:table-cell>
          <table:table-cell office:value-type="string" calcext:value-type="string">
            <text:p>Male</text:p>
          </table:table-cell>
          <table:table-cell office:value-type="string" calcext:value-type="string">
            <text:p>psychiatric nurs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proper instructive turn-by-turn navigator</text:p>
          </table:table-cell>
          <table:table-cell office:value-type="string" calcext:value-type="string">
            <text:p>innovative O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rom my perspective, I try to keep Jolla as Android-free as possible. Howerver, I do understand that many Jolla users use Android software, and for them it's important. But for me, I just don't have any use for A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think that open source is only way to try to make sure that people get a device and software, which are a) as safe to use as possible (non-spyware, non-NSA, non-Google..) and b) as developer-friendly as possible so that the open source community can develope the apps, OS/UI, so that community and users would have a proper way to say that "this is the way we would like to head out next with this device"</text:p>
          </table:table-cell>
          <table:table-cell office:value-type="string" calcext:value-type="string">
            <text:p>6-12 months</text:p>
          </table:table-cell>
          <table:table-cell office:value-type="string" calcext:value-type="string">
            <text:p>talk.maemo.org, together.jolla.com, other forums that have Jolla section</text:p>
          </table:table-cell>
          <table:table-cell table:number-columns-repeated="228"/>
        </table:table-row>
        <table:table-row table:style-name="ro2">
          <table:table-cell office:value-type="date" office:date-value="2014-12-05T00:55:37" calcext:value-type="date">
            <text:p>12/5/2014 0:55:37</text:p>
          </table:table-cell>
          <table:table-cell office:value-type="string" calcext:value-type="string">
            <text:p>Finland</text:p>
          </table:table-cell>
          <table:table-cell office:value-type="string" calcext:value-type="string">
            <text:p>Male</text:p>
          </table:table-cell>
          <table:table-cell office:value-type="string" calcext:value-type="string">
            <text:p>artist</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ibetan fonts</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 Suomi</text:p>
          </table:table-cell>
          <table:table-cell table:number-columns-repeated="228"/>
        </table:table-row>
        <table:table-row table:style-name="ro2">
          <table:table-cell office:value-type="date" office:date-value="2014-12-05T09:27:18" calcext:value-type="date">
            <text:p>12/5/2014 9:27:18</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jollasuomi foorumi</text:p>
          </table:table-cell>
          <table:table-cell table:number-columns-repeated="228"/>
        </table:table-row>
        <table:table-row table:style-name="ro2">
          <table:table-cell office:value-type="date" office:date-value="2014-12-05T09:43:20.000002" calcext:value-type="date">
            <text:p>12/5/2014 9:43:20</text:p>
          </table:table-cell>
          <table:table-cell office:value-type="string" calcext:value-type="string">
            <text:p>Germany</text:p>
          </table:table-cell>
          <table:table-cell office:value-type="string" calcext:value-type="string">
            <text:p>Male</text:p>
          </table:table-cell>
          <table:table-cell office:value-type="string" calcext:value-type="string">
            <text:p>Master of the Univers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 linux based smartphone, idependant of Google or Apple incorporating the openess of FLOSS (and hopefully opening SailfishOS as well) in combination with the brilliant idea of THO was the selling point for m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droid named by default as source of Android app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only a handful of Android apps, but having them i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pump.io / friendica / Diaspora</text:p>
          </table:table-cell>
          <table:table-cell table:number-columns-repeated="228"/>
        </table:table-row>
        <table:table-row table:style-name="ro2">
          <table:table-cell office:value-type="date" office:date-value="2014-12-05T09:53:34" calcext:value-type="date">
            <text:p>12/5/2014 9:53:34</text:p>
          </table:table-cell>
          <table:table-cell office:value-type="string" calcext:value-type="string">
            <text:p>finland</text:p>
          </table:table-cell>
          <table:table-cell office:value-type="string" calcext:value-type="string">
            <text:p>Male</text:p>
          </table:table-cell>
          <table:table-cell office:value-type="string" calcext:value-type="string">
            <text:p>emgineering</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lisää eleitä</text:p>
          </table:table-cell>
          <table:table-cell office:value-type="string" calcext:value-type="string">
            <text:p>elee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0:45" calcext:value-type="date">
            <text:p>12/5/2014 10:20:45</text:p>
          </table:table-cell>
          <table:table-cell office:value-type="string" calcext:value-type="string">
            <text:p>finland</text:p>
          </table:table-cell>
          <table:table-cell office:value-type="string" calcext:value-type="string">
            <text:p>Male</text:p>
          </table:table-cell>
          <table:table-cell office:value-type="string" calcext:value-type="string">
            <text:p>middl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ndroid mail voices</text:p>
          </table:table-cell>
          <table:table-cell office:value-type="string" calcext:value-type="string">
            <text:p>linux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5:46" calcext:value-type="date">
            <text:p>12/5/2014 10:25:46</text:p>
          </table:table-cell>
          <table:table-cell office:value-type="string" calcext:value-type="string">
            <text:p>FINLAND</text:p>
          </table:table-cell>
          <table:table-cell office:value-type="string" calcext:value-type="string">
            <text:p>Male</text:p>
          </table:table-cell>
          <table:table-cell office:value-type="string" calcext:value-type="string">
            <text:p>Technicia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Camera</text:p>
          </table:table-cell>
          <table:table-cell office:value-type="string" calcext:value-type="string">
            <text:p>OtherHalf + Ambience</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foorumi.jollasuomi.fi</text:p>
          </table:table-cell>
          <table:table-cell table:number-columns-repeated="228"/>
        </table:table-row>
        <table:table-row table:style-name="ro2">
          <table:table-cell office:value-type="date" office:date-value="2014-12-05T11:20:04.000003" calcext:value-type="date">
            <text:p>12/5/2014 11:20:04</text:p>
          </table:table-cell>
          <table:table-cell office:value-type="string" calcext:value-type="string">
            <text:p>Finland</text:p>
          </table:table-cell>
          <table:table-cell office:value-type="string" calcext:value-type="string">
            <text:p>Male</text:p>
          </table:table-cell>
          <table:table-cell office:value-type="string" calcext:value-type="string">
            <text:p>Attend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Reliability in daily use</text:p>
          </table:table-cell>
          <table:table-cell office:value-type="string" calcext:value-type="string">
            <text:p>Gestures in Sailfish and their implement in ap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could probably be discarded if the Sailfish environment had enough native apps. But then again it's nice to have, because it broadens the customers field of cho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5T11:27:46.000002" calcext:value-type="date">
            <text:p>12/5/2014 11:27:46</text:p>
          </table:table-cell>
          <table:table-cell office:value-type="string" calcext:value-type="string">
            <text:p>spain</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B Host OTG</text:p>
          </table:table-cell>
          <table:table-cell office:value-type="string" calcext:value-type="string">
            <text:p>The UI and usabil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2:01:32" calcext:value-type="date">
            <text:p>12/5/2014 12:01:3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nish</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amera pictures to memory card. Applications to memory card, without using developer mode</text:p>
          </table:table-cell>
          <table:table-cell office:value-type="string" calcext:value-type="string">
            <text:p>batter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suomi</text:p>
          </table:table-cell>
          <table:table-cell table:number-columns-repeated="228"/>
        </table:table-row>
        <table:table-row table:style-name="ro2">
          <table:table-cell office:value-type="date" office:date-value="2014-12-05T13:17:54" calcext:value-type="date">
            <text:p>12/5/2014 13:17:54</text:p>
          </table:table-cell>
          <table:table-cell office:value-type="string" calcext:value-type="string">
            <text:p>Finland</text:p>
          </table:table-cell>
          <table:table-cell office:value-type="string" calcext:value-type="string">
            <text:p>Male</text:p>
          </table:table-cell>
          <table:table-cell office:value-type="string" calcext:value-type="string">
            <text:p>Dental surgeo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navigator</text:p>
          </table:table-cell>
          <table:table-cell office:value-type="string" calcext:value-type="string">
            <text:p>multitask</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5T14:07:38" calcext:value-type="date">
            <text:p>12/5/2014 14:07:38</text:p>
          </table:table-cell>
          <table:table-cell office:value-type="string" calcext:value-type="string">
            <text:p>Finland</text:p>
          </table:table-cell>
          <table:table-cell office:value-type="string" calcext:value-type="string">
            <text:p>Male</text:p>
          </table:table-cell>
          <table:table-cell office:value-type="string" calcext:value-type="string">
            <text:p>entrepreneu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Seems you can talk the talk but can't walk the walk. Lots of empty promises. Not Finnish at all. NOT AT ALL.</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UI</text:p>
          </table:table-cell>
          <table:table-cell office:value-type="string" calcext:value-type="string">
            <text:p>swipe</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4:08:01.000003" calcext:value-type="date">
            <text:p>12/5/2014 14:08:01</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New thoughts in mobil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FC read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ll features I want are not available natively</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20:45" calcext:value-type="date">
            <text:p>12/5/2014 14:20: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great potentialFinnish :)New, fresh and not droid/Io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Update/month has not happened but otherwise update interval had been good. More info from jollas side according to updates would be nice.</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android support</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takes time to get apps to sailfish -&gt;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witter, forum</text:p>
          </table:table-cell>
          <table:table-cell table:number-columns-repeated="228"/>
        </table:table-row>
        <table:table-row table:style-name="ro2">
          <table:table-cell office:value-type="date" office:date-value="2014-12-05T14:45:09" calcext:value-type="date">
            <text:p>12/5/2014 14:45:09</text:p>
          </table:table-cell>
          <table:table-cell office:value-type="string" calcext:value-type="string">
            <text:p>Switzerland</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1-3 days a week</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PIM integration and sync</text:p>
          </table:table-cell>
          <table:table-cell office:value-type="string" calcext:value-type="string">
            <text:p>Termin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45:43" calcext:value-type="date">
            <text:p>12/5/2014 14:45:43</text:p>
          </table:table-cell>
          <table:table-cell office:value-type="string" calcext:value-type="string">
            <text:p>Belgium</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opy paste of phone numbers</text:p>
          </table:table-cell>
          <table:table-cell office:value-type="string" calcext:value-type="string">
            <text:p>USB internet sharing</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5T14:53:47.000003" calcext:value-type="date">
            <text:p>12/5/2014 14:53:47</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ossibility to tweak my phone and keep control.Get involved in SailfishOS developme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However, not successfully with regards to their statements on openness. Would like to see more modules open sourced and open for community contribution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riginal apks directly from publisher</text:p>
          </table:table-cell>
          <table:table-cell office:value-type="string" calcext:value-type="string">
            <text:p>A decent calendar</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ompanies not yet picked up on SaiflishOS apps -&gt; many popular apps not available in Jolla Store -&gt; not having popular apps will keep a lot of interested people from switching to Jolla</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5T14:54:00" calcext:value-type="date">
            <text:p>12/5/2014 14:54: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earch function</text:p>
          </table:table-cell>
          <table:table-cell office:value-type="string" calcext:value-type="string">
            <text:p>Map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e problem though is that Android apps need more and more a google accou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01:38" calcext:value-type="date">
            <text:p>12/5/2014 15:01:38</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icial nativ whatsapp App</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5:10:27" calcext:value-type="date">
            <text:p>12/5/2014 15:10:27</text:p>
          </table:table-cell>
          <table:table-cell office:value-type="string" calcext:value-type="string">
            <text:p>slovenia</text:p>
          </table:table-cell>
          <table:table-cell office:value-type="string" calcext:value-type="string">
            <text:p>Male</text:p>
          </table:table-cell>
          <table:table-cell office:value-type="string" calcext:value-type="string">
            <text:p>it manag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slo own nokia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navigation, dlna sharing</text:p>
          </table:table-cell>
          <table:table-cell office:value-type="string" calcext:value-type="string">
            <text:p>swipe 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few Android apps I u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2:04" calcext:value-type="date">
            <text:p>12/5/2014 15:12:04</text:p>
          </table:table-cell>
          <table:table-cell office:value-type="string" calcext:value-type="string">
            <text:p>Greece</text:p>
          </table:table-cell>
          <table:table-cell office:value-type="string" calcext:value-type="string">
            <text:p>Male</text:p>
          </table:table-cell>
          <table:table-cell office:value-type="string" calcext:value-type="string">
            <text:p>Mechanical Engi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SIP</text:p>
          </table:table-cell>
          <table:table-cell office:value-type="string" calcext:value-type="string">
            <text:p>Tweak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8:08" calcext:value-type="date">
            <text:p>12/5/2014 15:18:08</text:p>
          </table:table-cell>
          <table:table-cell office:value-type="string" calcext:value-type="string">
            <text:p>Germany</text:p>
          </table:table-cell>
          <table:table-cell office:value-type="string" calcext:value-type="string">
            <text:p>Male</text:p>
          </table:table-cell>
          <table:table-cell office:value-type="string" calcext:value-type="string">
            <text:p>UNIX sysadmi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to have a good enough successor to my N9.</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I do not use it.</text:p>
          </table:table-cell>
          <table:table-cell office:value-type="string" calcext:value-type="string">
            <text:p>Support not installed</text:p>
          </table:table-cell>
          <table:table-cell office:value-type="string" calcext:value-type="string">
            <text:p>Official Jolla store</text:p>
          </table:table-cell>
          <table:table-cell table:number-columns-repeated="2" office:value-type="string" calcext:value-type="string">
            <text:p>cannot say</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old Android applications dangerou pes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 do not discuss Jolla</text:p>
          </table:table-cell>
          <table:table-cell table:number-columns-repeated="228"/>
        </table:table-row>
        <table:table-row table:style-name="ro2">
          <table:table-cell office:value-type="date" office:date-value="2014-12-05T15:29:14" calcext:value-type="date">
            <text:p>12/5/2014 15:29:1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ohkbd</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32:05" calcext:value-type="date">
            <text:p>12/5/2014 15:32:05</text:p>
          </table:table-cell>
          <table:table-cell office:value-type="string" calcext:value-type="string">
            <text:p>UK</text:p>
          </table:table-cell>
          <table:table-cell office:value-type="string" calcext:value-type="string">
            <text:p>Male</text:p>
          </table:table-cell>
          <table:table-cell office:value-type="string" calcext:value-type="string">
            <text:p>Tax Insp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telegram client</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51:45" calcext:value-type="date">
            <text:p>12/5/2014 15:51:45</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video playback</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only use the Android support for WhatsApp. Before the Mitäkuuluu ban I barely used it. Sailfish is fairly complete in my opin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5:52:55" calcext:value-type="date">
            <text:p>12/5/2014 15:52:55</text:p>
          </table:table-cell>
          <table:table-cell office:value-type="string" calcext:value-type="string">
            <text:p>UK</text:p>
          </table:table-cell>
          <table:table-cell office:value-type="string" calcext:value-type="string">
            <text:p>Male</text:p>
          </table:table-cell>
          <table:table-cell office:value-type="string" calcext:value-type="string">
            <text:p>IT Research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It is understandable not to be very open, most other companies are not open, but Jolla needs to understand taht there is a very active community that would help.</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configurable notification screen</text:p>
          </table:table-cell>
          <table:table-cell office:value-type="string" calcext:value-type="string">
            <text:p>UI</text:p>
          </table:table-cell>
          <table:table-cell office:value-type="string" calcext:value-type="string">
            <text:p>6-12 months</text:p>
          </table:table-cell>
          <table:table-cell office:value-type="string" calcext:value-type="string">
            <text:p>I think it is not really needed anymore</text:p>
          </table:table-cell>
          <table:table-cell office:value-type="string" calcext:value-type="string">
            <text:p>The Android support is a nice advertisement, I would imagine within a year SFOS should cover natively most common apps, e.g. WA, therefore the android support would become marginal for few specialised apps e.g. banking, etc.I do not want support for android to hinder further development of native apps. again ppl need to understand this, Jolla phone is not for running android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can understand the sensitivity here, but there is a a community that can help, and Jolla does not have enough resources to develop everything on their own.for example, many of the core apps provide very basic functionality, the community can easily help to improve those apps.another area that will be interesting is the integration of 3rd party s/w with the SFOS, this is also very important, e.g. notifications, messaging, etc.</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53:51" calcext:value-type="date">
            <text:p>12/5/2014 15:53:51</text:p>
          </table:table-cell>
          <table:table-cell office:value-type="string" calcext:value-type="string">
            <text:p>Finland</text:p>
          </table:table-cell>
          <table:table-cell office:value-type="string" calcext:value-type="string">
            <text:p>Female</text:p>
          </table:table-cell>
          <table:table-cell office:value-type="string" calcext:value-type="string">
            <text:p>student</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more native ap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6:05:38.999999" calcext:value-type="date">
            <text:p>12/5/2014 16:05:39</text:p>
          </table:table-cell>
          <table:table-cell office:value-type="string" calcext:value-type="string">
            <text:p>Sweden</text:p>
          </table:table-cell>
          <table:table-cell office:value-type="string" calcext:value-type="string">
            <text:p>Male</text:p>
          </table:table-cell>
          <table:table-cell office:value-type="string" calcext:value-type="string">
            <text:p>Devo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Encryption of phone</text:p>
          </table:table-cell>
          <table:table-cell office:value-type="string" calcext:value-type="string">
            <text:p>The gesture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s to abandon the Android suppor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09:04" calcext:value-type="date">
            <text:p>12/5/2014 16:09: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 succesor</text:p>
          </table:table-cell>
          <table:table-cell table:style-name="ce2" office:value-type="string" calcext:value-type="string">
            <text:p>Being a product borned out of the team that worked on the N9. Gesture based, and relative open source.</text:p>
          </table:table-cell>
          <table:table-cell office:value-type="string" calcext:value-type="string">
            <text:p>No opinion</text:p>
          </table:table-cell>
          <table:table-cell table:style-name="ce2" office:value-type="string" calcext:value-type="string">
            <text:p>Coming as a fan of the Nokia N9 device and UX, I'm a little bit dissapointed with the hardware, considering how well other small chinese startups are faring in terms of hardware. Not on specs, but in design considerations. The UX delivers, but it's still a half baked product, but that's reasonable given the size and resources of the company. Also, diversifying on products whilst having a half baked product isn't something I see with kind eye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OLED display</text:p>
          </table:table-cell>
          <table:table-cell office:value-type="string" calcext:value-type="string">
            <text:p>gestures</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Jolla shouldn't relly on Android support, nor it should be considered a defining feature of. It's OK, and understandable if Jolla piggybacked on Android in order to gain apps, but always keeping in mind that Jolla should separate cleanly when no longer deemed neccesary.</text:p>
          </table:table-cell>
          <table:table-cell office:value-type="string" calcext:value-type="string">
            <text:p>The UI (Silica) and Jolla apps should be open sourced, that would be enough</text:p>
          </table:table-cell>
          <table:table-cell table:style-name="ce2" office:value-type="string" calcext:value-type="string">
            <text:p>I don't mind the use of closed source, but Having the ability to modify the behaviour of the device at will, mostly how I would interact with the device, would be a really nice to have. Also extending to jolla apps. If I don't like how one app works I would like to be able to alter the undesired behaviour.</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27:04" calcext:value-type="date">
            <text:p>12/5/2014 16:27:0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all/SMS/Data Counter and Limits Settings</text:p>
          </table:table-cell>
          <table:table-cell office:value-type="string" calcext:value-type="string">
            <text:p>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6:28:17.999999" calcext:value-type="date">
            <text:p>12/5/2014 16:28:18</text:p>
          </table:table-cell>
          <table:table-cell office:value-type="string" calcext:value-type="string">
            <text:p>germany</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don't know yet</text:p>
          </table:table-cell>
          <table:table-cell office:value-type="string" calcext:value-type="string">
            <text:p>dom't know yet</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It wouldn't be needed if there were more and better native apps for sailfish os. And I would prefer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5T16:32:07" calcext:value-type="date">
            <text:p>12/5/2014 16:32:07</text:p>
          </table:table-cell>
          <table:table-cell office:value-type="string" calcext:value-type="string">
            <text:p>Germany</text:p>
          </table:table-cell>
          <table:table-cell office:value-type="string" calcext:value-type="string">
            <text:p>Male</text:p>
          </table:table-cell>
          <table:table-cell office:value-type="string" calcext:value-type="string">
            <text:p>System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ystemwide Clipboard (Sailfish «-» Android)</text:p>
          </table:table-cell>
          <table:table-cell office:value-type="string" calcext:value-type="string">
            <text:p>Direct Access to the System (e.g. via ssh)</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16:40:13" calcext:value-type="date">
            <text:p>12/5/2014 16:40:13</text:p>
          </table:table-cell>
          <table:table-cell office:value-type="string" calcext:value-type="string">
            <text:p>France</text:p>
          </table:table-cell>
          <table:table-cell office:value-type="string" calcext:value-type="string">
            <text:p>Male</text:p>
          </table:table-cell>
          <table:table-cell office:value-type="string" calcext:value-type="string">
            <text:p>fire safety techn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UI and gestureEuropean companyLinux based and open</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etter camera with panorama function, editing ...</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some applications will never be native (like Skype, french tv programm, Bank's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5T16:40:30" calcext:value-type="date">
            <text:p>12/5/2014 16:40:30</text:p>
          </table:table-cell>
          <table:table-cell office:value-type="string" calcext:value-type="string">
            <text:p>GER</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They should do it like Trolltech did for Qt.</text:p>
          </table:table-cell>
          <table:table-cell office:value-type="string" calcext:value-type="string">
            <text:p>Since the beginning</text:p>
          </table:table-cell>
          <table:table-cell office:value-type="string" calcext:value-type="string">
            <text:p>i don't.</text:p>
          </table:table-cell>
          <table:table-cell table:number-columns-repeated="228"/>
        </table:table-row>
        <table:table-row table:style-name="ro2">
          <table:table-cell office:value-type="date" office:date-value="2014-12-05T16:44:22.999999" calcext:value-type="date">
            <text:p>12/5/2014 16:44:23</text:p>
          </table:table-cell>
          <table:table-cell office:value-type="string" calcext:value-type="string">
            <text:p>Finland</text:p>
          </table:table-cell>
          <table:table-cell office:value-type="string" calcext:value-type="string">
            <text:p>Male</text:p>
          </table:table-cell>
          <table:table-cell office:value-type="string" calcext:value-type="string">
            <text:p>mechanic</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Sailfish OS is so awesome to use if compare Android/iOS</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ch better camera</text:p>
          </table:table-cell>
          <table:table-cell office:value-type="string" calcext:value-type="string">
            <text:p>operation system(sweep,gestures)</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Android system just sucks.. My last two smartphones was Android phones and i hated them both, and apple is NOT option.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JollaSuomi</text:p>
          </table:table-cell>
          <table:table-cell table:number-columns-repeated="228"/>
        </table:table-row>
        <table:table-row table:style-name="ro2">
          <table:table-cell office:value-type="date" office:date-value="2014-12-05T17:02:10" calcext:value-type="date">
            <text:p>12/5/2014 17:02:10</text:p>
          </table:table-cell>
          <table:table-cell office:value-type="string" calcext:value-type="string">
            <text:p>Germany</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Modern, hack-able embedded Linux system w/ phone call function.</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fficial Google Play Store support.</text:p>
          </table:table-cell>
          <table:table-cell office:value-type="string" calcext:value-type="string">
            <text:p>The very modern Linux underneat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Jolla store has a very limited set of apps, reducing the smartphone to almost featurephone leve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Google Plus (no, really!)</text:p>
          </table:table-cell>
          <table:table-cell table:number-columns-repeated="228"/>
        </table:table-row>
        <table:table-row table:style-name="ro2">
          <table:table-cell office:value-type="date" office:date-value="2014-12-05T17:26:46" calcext:value-type="date">
            <text:p>12/5/2014 17:26:46</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hort summary</text:p>
          </table:table-cell>
          <table:table-cell table:style-name="ce2" office:value-type="string" calcext:value-type="string">
            <text:p>OS is (partly) opensource, it uses "standard" software (Glibc vs Bionic, Wayland vs SurfaceFlinger, Qt vs Android API, SystemD vs whatever init system Android is using) and Jolla's developers work closely with upstream developers. Moreover its main business is not to use your personal data to show ads, so I've less privacy concerns that I have with other companies.</text:p>
          </table:table-cell>
          <table:table-cell table:style-name="ce2" office:value-type="string" calcext:value-type="string">
            <text:p>No opinion</text:p>
          </table:table-cell>
          <table:table-cell table:style-name="ce2" office:value-type="string" calcext:value-type="string">
            <text:p>They are open enough when communicating, but not open enough if we're talking about code: imo they should opensource more parts of their OS, starting with Silica.They delivered a product, but I am doubtful wheter succesfully or not. It has been marketed with a price too high for its specs (the price should have been 199 EUR, not 399 EUR). 3G is not working in US and Canada (ok, Jolla is not selling their smartphone in those market... but European people sometime travel to those countries and would like to have at least 3G connectivity working there). No spare batteries (what's the point of marketing a removable battery if you cannot buy a spare battery?). The toh idea is good in theory, but in practice the implementation lacks an high bandwidth connection (usb2 for instance) and this greatly reduces its utility (you cannot make a toh featuring a better camera for instance).</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agree it'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orums, blogs, etc</text:p>
          </table:table-cell>
          <table:table-cell table:number-columns-repeated="228"/>
        </table:table-row>
        <table:table-row table:style-name="ro2">
          <table:table-cell office:value-type="date" office:date-value="2014-12-05T18:09:57" calcext:value-type="date">
            <text:p>12/5/2014 18:09:57</text:p>
          </table:table-cell>
          <table:table-cell office:value-type="string" calcext:value-type="string">
            <text:p>Spain</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wype keyboard</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1:38.999999" calcext:value-type="date">
            <text:p>12/5/2014 18:21:39</text:p>
          </table:table-cell>
          <table:table-cell office:value-type="string" calcext:value-type="string">
            <text:p>India</text:p>
          </table:table-cell>
          <table:table-cell office:value-type="string" calcext:value-type="string">
            <text:p>Male</text:p>
          </table:table-cell>
          <table:table-cell office:value-type="string" calcext:value-type="string">
            <text:p>Salaried</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Going to be a great hit in near future. Keyless, Live multitasking, Light weight OS than Android, Swipe gesture which is easier than Android</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apps</text:p>
          </table:table-cell>
          <table:table-cell office:value-type="string" calcext:value-type="string">
            <text:p>easyswapping</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Till Jolla gets more developer for native apps and hardware support we need android apps to fill the gap between us and Jolla.</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4:30" calcext:value-type="date">
            <text:p>12/5/2014 18:24:30</text:p>
          </table:table-cell>
          <table:table-cell office:value-type="string" calcext:value-type="string">
            <text:p>Ital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a proper OS on my mobile phon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igger screen</text:p>
          </table:table-cell>
          <table:table-cell office:value-type="string" calcext:value-type="string">
            <text:p>Multitasking (re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You cannot expect to have a smartphone that can be used as a main device if you cannot do what other smartphones do.</text:p>
          </table:table-cell>
          <table:table-cell office:value-type="string" calcext:value-type="string">
            <text:p>The current level of open sourcing is enough</text:p>
          </table:table-cell>
          <table:table-cell table:style-name="ce2" office:value-type="string" calcext:value-type="string">
            <text:p>I wonder where, according to those people who want Jolla to open source everything, Jolla should get funding to operate. If they want an open source UI, they can write it themselves, if they are able, or stop complaining and asking other people to work for fre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8:44:46" calcext:value-type="date">
            <text:p>12/5/2014 18:44:46</text:p>
          </table:table-cell>
          <table:table-cell table:style-name="Default" table:number-columns-repeated="6"/>
          <table:table-cell table:number-columns-repeated="4"/>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9:51:43" calcext:value-type="date">
            <text:p>12/5/2014 19:51:43</text:p>
          </table:table-cell>
          <table:table-cell office:value-type="string" calcext:value-type="string">
            <text:p>Norway</text:p>
          </table:table-cell>
          <table:table-cell office:value-type="string" calcext:value-type="string">
            <text:p>Male</text:p>
          </table:table-cell>
          <table:table-cell office:value-type="string" calcext:value-type="string">
            <text:p>fishfarm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napcha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social applications does not exist for sailfish. Since a phone is a communication device, being able to install theese android applications is very important.</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20:42:40" calcext:value-type="date">
            <text:p>12/5/2014 20:42:40</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nd i needed a new phone and wanted to support finnish work.</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ifficult guestion...whatsapp</text:p>
          </table:table-cell>
          <table:table-cell office:value-type="string" calcext:value-type="string">
            <text:p>swip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lications doesnt have native version.For example whatsapp, banks applications,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5T20:47:04" calcext:value-type="date">
            <text:p>12/5/2014 20:47:04</text:p>
          </table:table-cell>
          <table:table-cell office:value-type="string" calcext:value-type="string">
            <text:p>Finland</text:p>
          </table:table-cell>
          <table:table-cell office:value-type="string" calcext:value-type="string">
            <text:p>Male</text:p>
          </table:table-cell>
          <table:table-cell office:value-type="string" calcext:value-type="string">
            <text:p>Full time CS student at UEF</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so I quite like some of the innovations of the UI and I really loved to do more for the community and Sailfish. I just don't have as much time as I'd need. </text:p>
          </table:table-cell>
          <table:table-cell office:value-type="string" calcext:value-type="string">
            <text:p>They're not successfully delivering what they have marketed, but they're open about it</text:p>
          </table:table-cell>
          <table:table-cell table:style-name="ce2" office:value-type="string" calcext:value-type="string">
            <text:p>It's too bad they haven't opened their UI to customizations from community because I'd love to hack it. Also they should improve their developer documentation because it's badly inferior to Android's. </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office:annotation draw:style-name="gr1" draw:text-style-name="P1" svg:width="3.387cm" svg:height="0.991cm" svg:x="44.5cm" svg:y="125.588cm" draw:caption-point-x="55.155cm" draw:caption-point-y="24.126cm">
              <dc:date>1899-12-30T00:00:00</dc:date>
              <text:p text:style-name="P1"><text:span text:style-name="T1">Responder updated this value.</text:span></text:p>
            </office:annotation>
            <text:p>Daily</text:p>
          </table:table-cell>
          <table:table-cell office:value-type="string" calcext:value-type="string">
            <text:p>Official Jolla store, Android stores</text:p>
          </table:table-cell>
          <table:table-cell office:value-type="string" calcext:value-type="string">
            <text:p>Reliable working, currenly it still shuts itself down sometimes</text:p>
          </table:table-cell>
          <table:table-cell office:value-type="string" calcext:value-type="string">
            <text:p>Th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Otherwise I doubt we could have Firefox, Spotify and NewsBlur which are the Android apps I use all the time on Jolla. I don't do that every day because I've got an Android tablet to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that the UI and Jolla apps should be open sourced but I understand that it might not be that wise when it comes to business. I just hope that one day the community can take part in developing the UI too. </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21:29:03" calcext:value-type="date">
            <text:p>12/5/2014 21:29:03</text:p>
          </table:table-cell>
          <table:table-cell office:value-type="string" calcext:value-type="string">
            <text:p>The Netherlands </text:p>
          </table:table-cell>
          <table:table-cell office:value-type="string" calcext:value-type="string">
            <text:p>Male</text:p>
          </table:table-cell>
          <table:table-cell office:value-type="string" calcext:value-type="string">
            <text:p>Investment Manager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Non US smartphone os</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Définition of success is relative, but they've come a long way for a startup company. </text:p>
          </table:table-cell>
          <table:table-cell office:value-type="string" calcext:value-type="string">
            <text:p>Second phone for private number (next to work phone, high end Android) </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text:p>
          </table:table-cell>
          <table:table-cell office:value-type="string" calcext:value-type="string">
            <text:p>User interface </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s a good solution to provide apps for popular services. Without Android app support there are many missing services. However, Android compatibility doesn't yet feel like a full integration of Android apps. </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2:07:34" calcext:value-type="date">
            <text:p>12/5/2014 22:07:34</text:p>
          </table:table-cell>
          <table:table-cell office:value-type="string" calcext:value-type="string">
            <text:p>Finland</text:p>
          </table:table-cell>
          <table:table-cell office:value-type="string" calcext:value-type="string">
            <text:p>Male</text:p>
          </table:table-cell>
          <table:table-cell office:value-type="string" calcext:value-type="string">
            <text:p>CTO</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Calendar/Contacts sync (calendar ok with ownCloud)</text:p>
          </table:table-cell>
          <table:table-cell office:value-type="string" calcext:value-type="string">
            <text:p>Indicator which tells about missed calls etc</text:p>
          </table:table-cell>
          <table:table-cell office:value-type="string" calcext:value-type="string">
            <text:p>3-6 months</text:p>
          </table:table-cell>
          <table:table-cell office:value-type="string" calcext:value-type="string">
            <text:p>I strongly disagree</text:p>
          </table:table-cell>
          <table:table-cell office:value-type="string" calcext:value-type="string">
            <text:p>I understand the support for Android devices because without any apps there's no chance on the market. However, if I wanted to run Android apps, I would freaking buy an Android device! Jolla is a bad Android device, there are so much better ones with less mone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riends</text:p>
          </table:table-cell>
          <table:table-cell table:number-columns-repeated="228"/>
        </table:table-row>
        <table:table-row table:style-name="ro2">
          <table:table-cell office:value-type="date" office:date-value="2014-12-05T22:58:31" calcext:value-type="date">
            <text:p>12/5/2014 22:58:31</text:p>
          </table:table-cell>
          <table:table-cell office:value-type="string" calcext:value-type="string">
            <text:p>Netherlands</text:p>
          </table:table-cell>
          <table:table-cell office:value-type="string" calcext:value-type="string">
            <text:p>Male</text:p>
          </table:table-cell>
          <table:table-cell office:value-type="string" calcext:value-type="string">
            <text:p>IT 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ink there are brilliant (Nokia) people and pieces of software (Meego) that make Jolla a seriously interesting th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ake it very clear what is really open source and what not. for instance in a nice tabular overview .</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encryption of device</text:p>
          </table:table-cell>
          <table:table-cell office:value-type="string" calcext:value-type="string">
            <text:p>gesture based interface</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the android support makes up for missing native apps and functionality. it also enables Jolla to focus on other things than to please/attrack app developers, they can now focus on making the core experience better without having to worry about missing apps. look at Windows Phone, Microsoft is desperately attracting and paying developer to support their platform .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it is the better. it makes me trust the platform more easily. I did use the developer root access to analyse my device. Being able to see what is under the hood gives me a good feeling .</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3:57:36" calcext:value-type="date">
            <text:p>12/5/2014 23:57:36</text:p>
          </table:table-cell>
          <table:table-cell office:value-type="string" calcext:value-type="string">
            <text:p>Germany</text:p>
          </table:table-cell>
          <table:table-cell office:value-type="string" calcext:value-type="string">
            <text:p>Male</text:p>
          </table:table-cell>
          <table:table-cell office:value-type="string" calcext:value-type="string">
            <text:p>x</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kw radio</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0:50:45" calcext:value-type="date">
            <text:p>12/6/2014 0:50:4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foorumi.jollasuomi.com/" xlink:type="simple">foorumi.jollasuomi.com</text:a></text:p>
          </table:table-cell>
          <table:table-cell table:number-columns-repeated="228"/>
        </table:table-row>
        <table:table-row table:style-name="ro2">
          <table:table-cell office:value-type="date" office:date-value="2014-12-06T01:16:16" calcext:value-type="date">
            <text:p>12/6/2014 1:16:16</text:p>
          </table:table-cell>
          <table:table-cell office:value-type="string" calcext:value-type="string">
            <text:p>UK</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co-developing, rsyncing to phone</text:p>
          </table:table-cell>
          <table:table-cell office:value-type="string" calcext:value-type="string">
            <text:p>hardware keyboard</text:p>
          </table:table-cell>
          <table:table-cell office:value-type="string" calcext:value-type="string">
            <text:p>NA</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diaspora</text:p>
          </table:table-cell>
          <table:table-cell table:number-columns-repeated="228"/>
        </table:table-row>
        <table:table-row table:style-name="ro2">
          <table:table-cell office:value-type="date" office:date-value="2014-12-06T01:28:24" calcext:value-type="date">
            <text:p>12/6/2014 1:28:24</text:p>
          </table:table-cell>
          <table:table-cell office:value-type="string" calcext:value-type="string">
            <text:p>uk</text:p>
          </table:table-cell>
          <table:table-cell office:value-type="string" calcext:value-type="string">
            <text:p>Male</text:p>
          </table:table-cell>
          <table:table-cell office:value-type="string" calcext:value-type="string">
            <text:p>self 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T9 keypad/keyboard</text:p>
          </table:table-cell>
          <table:table-cell office:value-type="string" calcext:value-type="string">
            <text:p>terminal</text:p>
          </table:table-cell>
          <table:table-cell office:value-type="string" calcext:value-type="string">
            <text:p>&gt;1 year</text:p>
          </table:table-cell>
          <table:table-cell office:value-type="string" calcext:value-type="string">
            <text:p>No opinion</text:p>
          </table:table-cell>
          <table:table-cell office:value-type="string" calcext:value-type="string">
            <text:p>take it or leave it, it's an option, but appears to cause more trouble than it is wort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acebook</text:p>
          </table:table-cell>
          <table:table-cell table:number-columns-repeated="228"/>
        </table:table-row>
        <table:table-row table:style-name="ro2">
          <table:table-cell office:value-type="date" office:date-value="2014-12-06T02:55:07" calcext:value-type="date">
            <text:p>12/6/2014 2:55:07</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europ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nultitasking, battery consunption</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6T07:08:32" calcext:value-type="date">
            <text:p>12/6/2014 7:08:32</text:p>
          </table:table-cell>
          <table:table-cell office:value-type="string" calcext:value-type="string">
            <text:p>Finland</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working browser</text:p>
          </table:table-cell>
          <table:table-cell office:value-type="string" calcext:value-type="string">
            <text:p>Opensour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8:56:57.000002" calcext:value-type="date">
            <text:p>12/6/2014 8:56:57</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want to get involved in the collaboration to improve Sailfish OSI want to be part of something new Public ideas/views heard and incorporated</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very innovative.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ts difficult to replicate android app store app count, so the best option is to provide android support to the app store to full exten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9:57:49" calcext:value-type="date">
            <text:p>12/6/2014 9:57:49</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Keyboard, but already order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11:32:55" calcext:value-type="date">
            <text:p>12/6/2014 11:32:5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ess, meego heritage, UI</text:p>
          </table:table-cell>
          <table:table-cell office:value-type="string" calcext:value-type="string">
            <text:p>They're successfully delivering what they've marketed and are very openly communicating</text:p>
          </table:table-cell>
          <table:table-cell table:style-name="ce2" office:value-type="string" calcext:value-type="string">
            <text:p>Please don't promise anything that you can't keep (e.g. monthly update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I would like calendar view in lock screen (recessed, without editing possibilit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need of some Android app, untill those app are coded for Jolla</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06T15:46:57" calcext:value-type="date">
            <text:p>12/6/2014 15:46:57</text:p>
          </table:table-cell>
          <table:table-cell office:value-type="string" calcext:value-type="string">
            <text:p>suomi</text:p>
          </table:table-cell>
          <table:table-cell office:value-type="string" calcext:value-type="string">
            <text:p>Male</text:p>
          </table:table-cell>
          <table:table-cell office:value-type="string" calcext:value-type="string">
            <text:p>kuopio</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For hacking (Tweaking the system, developing apps / middleware etc)</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Developing what I need</text:p>
          </table:table-cell>
          <table:table-cell office:value-type="string" calcext:value-type="string">
            <text:p>puro</text:p>
          </table:table-cell>
          <table:table-cell office:value-type="string" calcext:value-type="string">
            <text:p>joki</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6T22:25:17" calcext:value-type="date">
            <text:p>12/6/2014 22:25:17</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itakuuluu</text:p>
          </table:table-cell>
          <table:table-cell office:value-type="string" calcext:value-type="string">
            <text:p>reduced</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7T19:50:00" calcext:value-type="date">
            <text:p>12/7/2014 19:50:00</text:p>
          </table:table-cell>
          <table:table-cell office:value-type="string" calcext:value-type="string">
            <text:p>finland</text:p>
          </table:table-cell>
          <table:table-cell office:value-type="string" calcext:value-type="string">
            <text:p>Male</text:p>
          </table:table-cell>
          <table:table-cell office:value-type="string" calcext:value-type="string">
            <text:p>pasto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reat letters</text:p>
          </table:table-cell>
          <table:table-cell office:value-type="string" calcext:value-type="string">
            <text:p>gestures</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JollaSuomi</text:p>
          </table:table-cell>
          <table:table-cell table:number-columns-repeated="228"/>
        </table:table-row>
        <table:table-row table:style-name="ro2">
          <table:table-cell office:value-type="date" office:date-value="2014-12-08T03:29:51" calcext:value-type="date">
            <text:p>12/8/2014 3:29:51</text:p>
          </table:table-cell>
          <table:table-cell office:value-type="string" calcext:value-type="string">
            <text:p>France</text:p>
          </table:table-cell>
          <table:table-cell office:value-type="string" calcext:value-type="string">
            <text:p>Male</text:p>
          </table:table-cell>
          <table:table-cell office:value-type="string" calcext:value-type="string">
            <text:p>Not working</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phone that would last more than Android phones, also be quicker. I want to keep it longer too.</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F-Droid (not a store)</text:p>
          </table:table-cell>
          <table:table-cell office:value-type="string" calcext:value-type="string">
            <text:p>CardDAV</text:p>
          </table:table-cell>
          <table:table-cell office:value-type="string" calcext:value-type="string">
            <text:p>Even more battery lif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Android Support is partial and may somewhat slows down application development and porting to SailfishOS. It's a great place-holder but it should not be considered as a solu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8T09:00:37" calcext:value-type="date">
            <text:p>12/8/2014 9:00:37</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8T16:54:13" calcext:value-type="date">
            <text:p>12/8/2014 16:54:13</text:p>
          </table:table-cell>
          <table:table-cell office:value-type="string" calcext:value-type="string">
            <text:p>Finland</text:p>
          </table:table-cell>
          <table:table-cell office:value-type="string" calcext:value-type="string">
            <text:p>Male</text:p>
          </table:table-cell>
          <table:table-cell office:value-type="string" calcext:value-type="string">
            <text:p>Spare part engineer</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just want to support Finnish innovation and Nokia heritage. moreover I don't like multinational brands like Apple, Samsung, etc.</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Independent tone volume for alarms, notifications, incoming calls etc. Moreover charging socket should be on the bottom side of a phone. </text:p>
          </table:table-cell>
          <table:table-cell office:value-type="string" calcext:value-type="string">
            <text:p>It is totally different than others and gestures are just great! Desing is neat and phone has a classical clean line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There is plenty of Android applications that are nice and useful and there is not native substitute Sailfish products.</text:p>
          </table:table-cell>
          <table:table-cell office:value-type="string" calcext:value-type="string">
            <text:p>The current level of open sourcing is enough</text:p>
          </table:table-cell>
          <table:table-cell/>
          <table:table-cell office:value-type="string" calcext:value-type="string">
            <text:p>6-12 months</text:p>
          </table:table-cell>
          <table:table-cell office:value-type="string" calcext:value-type="string">
            <text:p>Jolla forums</text:p>
          </table:table-cell>
          <table:table-cell table:number-columns-repeated="228"/>
        </table:table-row>
        <table:table-row table:style-name="ro2">
          <table:table-cell office:value-type="date" office:date-value="2014-12-08T21:02:00" calcext:value-type="date">
            <text:p>12/8/2014 21:02:0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ed notifications for Android apps</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08T21:05:33" calcext:value-type="date">
            <text:p>12/8/2014 21:05:33</text:p>
          </table:table-cell>
          <table:table-cell office:value-type="string" calcext:value-type="string">
            <text:p>Finland</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Android stores</text:p>
          </table:table-cell>
          <table:table-cell office:value-type="string" calcext:value-type="string">
            <text:p>turn-by-turn navigation</text:p>
          </table:table-cell>
          <table:table-cell office:value-type="string" calcext:value-type="string">
            <text:p>builtin terminal for SSH and IRC</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8T21:09:01" calcext:value-type="date">
            <text:p>12/8/2014 21:09:01</text:p>
          </table:table-cell>
          <table:table-cell office:value-type="string" calcext:value-type="string">
            <text:p>Finland</text:p>
          </table:table-cell>
          <table:table-cell office:value-type="string" calcext:value-type="string">
            <text:p>Male</text:p>
          </table:table-cell>
          <table:table-cell office:value-type="string" calcext:value-type="string">
            <text:p>Data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nteresting and intuitive product, nice UI. Interested in new technologies</text:p>
          </table:table-cell>
          <table:table-cell office:value-type="string" calcext:value-type="string">
            <text:p>They're not successfully delivering what they have marketed, but they're open about it</text:p>
          </table:table-cell>
          <table:table-cell table:style-name="ce2" office:value-type="string" calcext:value-type="string">
            <text:p>Sailfish OS updates has brought sometimes quite unfortunate and obvious problems and it feels that the releases has not been fully tested at time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igh end camera</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Prefer native applications, but of course Android support adds to app selection</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Twitter, http://murobbs.plaza.fi</text:p>
          </table:table-cell>
          <table:table-cell table:number-columns-repeated="228"/>
        </table:table-row>
        <table:table-row table:style-name="ro2">
          <table:table-cell office:value-type="date" office:date-value="2014-12-08T21:13:20" calcext:value-type="date">
            <text:p>12/8/2014 21:13:20</text:p>
          </table:table-cell>
          <table:table-cell office:value-type="string" calcext:value-type="string">
            <text:p>Finland</text:p>
          </table:table-cell>
          <table:table-cell office:value-type="string" calcext:value-type="string">
            <text:p>Male</text:p>
          </table:table-cell>
          <table:table-cell office:value-type="string" calcext:value-type="string">
            <text:p>Employed</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eded as long as there is no support for paid apps on Jolla store and more qt components are supported. Also, lack of native apps for WhatsApp/Skype/Offline navigat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Twitter, Various fan sites</text:p>
          </table:table-cell>
          <table:table-cell table:number-columns-repeated="228"/>
        </table:table-row>
        <table:table-row table:style-name="ro2">
          <table:table-cell office:value-type="date" office:date-value="2014-12-08T21:21:55" calcext:value-type="date">
            <text:p>12/8/2014 21:21:55</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8T21:27:07" calcext:value-type="date">
            <text:p>12/8/2014 21:27:07</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apps</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ecause of the lack of native apps it is important that you can use Android apps to compensate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murobbs.plaza.fi/" xlink:type="simple">murobbs.plaza.fi</text:a></text:p>
          </table:table-cell>
          <table:table-cell table:number-columns-repeated="228"/>
        </table:table-row>
        <table:table-row table:style-name="ro2">
          <table:table-cell office:value-type="date" office:date-value="2014-12-08T21:27:31" calcext:value-type="date">
            <text:p>12/8/2014 21:2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8T21:30:20" calcext:value-type="date">
            <text:p>12/8/2014 21:30:20</text:p>
          </table:table-cell>
          <table:table-cell office:value-type="string" calcext:value-type="string">
            <text:p>Finland</text:p>
          </table:table-cell>
          <table:table-cell office:value-type="string" calcext:value-type="string">
            <text:p>Male</text:p>
          </table:table-cell>
          <table:table-cell office:value-type="string" calcext:value-type="string">
            <text:p>Student / electrical 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m early adaptor and that is why i bought Jolla. Also i have owned N9 and N900 and know that same people was developing Jolla.</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company and semi-productive. </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 many apps are developed to android and with the support we can easily have tons off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source the more people contributes</text:p>
          </table:table-cell>
          <table:table-cell office:value-type="string" calcext:value-type="string">
            <text:p>Since the beginning</text:p>
          </table:table-cell>
          <table:table-cell office:value-type="string" calcext:value-type="string">
            <text:p>together.jolla.com, Twitter, murobbs</text:p>
          </table:table-cell>
          <table:table-cell table:number-columns-repeated="228"/>
        </table:table-row>
        <table:table-row table:style-name="ro2">
          <table:table-cell office:value-type="date" office:date-value="2014-12-08T21:36:26" calcext:value-type="date">
            <text:p>12/8/2014 21:36:26</text:p>
          </table:table-cell>
          <table:table-cell office:value-type="string" calcext:value-type="string">
            <text:p>Finland</text:p>
          </table:table-cell>
          <table:table-cell office:value-type="string" calcext:value-type="string">
            <text:p>Male</text:p>
          </table:table-cell>
          <table:table-cell office:value-type="string" calcext:value-type="string">
            <text:p>Entrepeneu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t's a continuation of Nokia's promising N9</text:p>
          </table:table-cell>
          <table:table-cell table:style-name="ce2" office:value-type="string" calcext:value-type="string">
            <text:p>UI is interesting; it has a Linux core and CLI; although I've nothing against iOS &amp; Android, it's good to have competition.</text:p>
          </table:table-cell>
          <table:table-cell office:value-type="string" calcext:value-type="string">
            <text:p>They're successfully delivering what they've marketed and are very openly communicating</text:p>
          </table:table-cell>
          <table:table-cell table:style-name="ce2" office:value-type="string" calcext:value-type="string">
            <text:p>Jolla is a small company facing an uphill battle, so for the time being, I'm willing to forgive some delays (e.g. with updates) and shortcomings (e.g. not much use of the much-hyped TOH).</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 (being an ex-E7 user)</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L with friends and other users</text:p>
          </table:table-cell>
          <table:table-cell table:number-columns-repeated="228"/>
        </table:table-row>
        <table:table-row table:style-name="ro2">
          <table:table-cell office:value-type="date" office:date-value="2014-12-08T21:41:35" calcext:value-type="date">
            <text:p>12/8/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just hope to get good Linux phone. i hate windows and apple. Without Jolla i would use plane Android.</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Good NFC reader</text:p>
          </table:table-cell>
          <table:table-cell office:value-type="string" calcext:value-type="string">
            <text:p>its pure Linux</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murobbs</text:p>
          </table:table-cell>
          <table:table-cell table:number-columns-repeated="228"/>
        </table:table-row>
        <table:table-row table:style-name="ro2">
          <table:table-cell office:value-type="date" office:date-value="2014-12-08T21:44:44" calcext:value-type="date">
            <text:p>12/8/2014 21:44:4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think the biggest mobile operating systems are stale, N9 was the best smartphone experience I ever had and I wanted a true successor</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great to work with!</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HD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think most customers are dependent on their social media apps etc and sailfish just isn't big enough / doesn't have the support from devs the other platforms d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 murobbs.plaza.fi</text:p>
          </table:table-cell>
          <table:table-cell table:number-columns-repeated="228"/>
        </table:table-row>
        <table:table-row table:style-name="ro2">
          <table:table-cell office:value-type="date" office:date-value="2014-12-08T21:44:46" calcext:value-type="date">
            <text:p>12/8/2014 21:44: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are intuitiveI just want anything else than Android / iOSI like linux out of the box</text:p>
          </table:table-cell>
          <table:table-cell office:value-type="string" calcext:value-type="string">
            <text:p>No opinion</text:p>
          </table:table-cell>
          <table:table-cell table:style-name="ce2" office:value-type="string" calcext:value-type="string">
            <text:p>More information about whatever. I hate to be kept in the dark.Progress has been slow, but SailfishOS is currently at a point where it is comfortable to use. The flow of new applications(native) has stopped. Warehouse is slow too so it feels only slightly alive at the mo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lications </text:p>
          </table:table-cell>
          <table:table-cell office:value-type="string" calcext:value-type="string">
            <text:p>The OS is pretty neat as a whol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1:45:02" calcext:value-type="date">
            <text:p>12/8/2014 21:45:0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background.</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usage of memory card</text:p>
          </table:table-cell>
          <table:table-cell office:value-type="string" calcext:value-type="string">
            <text:p>Gestures</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muro</text:p>
          </table:table-cell>
          <table:table-cell table:number-columns-repeated="228"/>
        </table:table-row>
        <table:table-row table:style-name="ro2">
          <table:table-cell office:value-type="date" office:date-value="2014-12-08T21:49:05" calcext:value-type="date">
            <text:p>12/8/2014 21:49:0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Android suppor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nough native softwar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ext:p>
          </table:table-cell>
          <table:table-cell table:number-columns-repeated="228"/>
        </table:table-row>
        <table:table-row table:style-name="ro2">
          <table:table-cell office:value-type="date" office:date-value="2014-12-08T21:53:07" calcext:value-type="date">
            <text:p>12/8/2014 21:53:07</text:p>
          </table:table-cell>
          <table:table-cell office:value-type="string" calcext:value-type="string">
            <text:p>Finland </text:p>
          </table:table-cell>
          <table:table-cell office:value-type="string" calcext:value-type="string">
            <text:p>Male</text:p>
          </table:table-cell>
          <table:table-cell office:value-type="string" calcext:value-type="string">
            <text:p>Teacher </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Apps </text:p>
          </table:table-cell>
          <table:table-cell office:value-type="string" calcext:value-type="string">
            <text:p>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8T21:57:23" calcext:value-type="date">
            <text:p>12/8/2014 21:57:23</text:p>
          </table:table-cell>
          <table:table-cell office:value-type="string" calcext:value-type="string">
            <text:p>Finland</text:p>
          </table:table-cell>
          <table:table-cell office:value-type="string" calcext:value-type="string">
            <text:p>Male</text:p>
          </table:table-cell>
          <table:table-cell office:value-type="string" calcext:value-type="string">
            <text:p>It suppor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1:59:23" calcext:value-type="date">
            <text:p>12/8/2014 21:59:23</text:p>
          </table:table-cell>
          <table:table-cell office:value-type="string" calcext:value-type="string">
            <text:p>finland</text:p>
          </table:table-cell>
          <table:table-cell office:value-type="string" calcext:value-type="string">
            <text:p>Male</text:p>
          </table:table-cell>
          <table:table-cell office:value-type="string" calcext:value-type="string">
            <text:p>offic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up support</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10:34" calcext:value-type="date">
            <text:p>12/8/2014 22:10:3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HW keyboard</text:p>
          </table:table-cell>
          <table:table-cell office:value-type="string" calcext:value-type="string">
            <text:p>GUI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18:46" calcext:value-type="date">
            <text:p>12/8/2014 22:18:4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native apps</text:p>
          </table:table-cell>
          <table:table-cell office:value-type="string" calcext:value-type="string">
            <text:p>swipes/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20:15" calcext:value-type="date">
            <text:p>12/8/2014 22:20:1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ndroid notifications(vibrations, notification led)</text:p>
          </table:table-cell>
          <table:table-cell office:value-type="string" calcext:value-type="string">
            <text:p>swip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 need bank application, whatsapp, facebook, netflix. There's no really native alternativ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08T22:22:44" calcext:value-type="date">
            <text:p>12/8/2014 22:22:44</text:p>
          </table:table-cell>
          <table:table-cell office:value-type="string" calcext:value-type="string">
            <text:p>finland</text:p>
          </table:table-cell>
          <table:table-cell office:value-type="string" calcext:value-type="string">
            <text:p>Male</text:p>
          </table:table-cell>
          <table:table-cell office:value-type="string" calcext:value-type="string">
            <text:p>international trad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Whatsapp</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needed ONLY because there are not enough basic apps</text:p>
          </table:table-cell>
          <table:table-cell office:value-type="string" calcext:value-type="string">
            <text:p>No opinion</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8T22:23:06" calcext:value-type="date">
            <text:p>12/8/2014 22:23:0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fter last official update there has been very little of progress what comes to improving Sailfish and Jolla. There are still many 'basic' features which are missing. Also I'm not very impressed about the application range which is available at the moment.</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contact sync with owncloud</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Because there are many apps which are not offered as native. For example WhatsAp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8T22:30:19" calcext:value-type="date">
            <text:p>12/8/2014 22:30:19</text:p>
          </table:table-cell>
          <table:table-cell office:value-type="string" calcext:value-type="string">
            <text:p>Finland</text:p>
          </table:table-cell>
          <table:table-cell office:value-type="string" calcext:value-type="string">
            <text:p>Male</text:p>
          </table:table-cell>
          <table:table-cell office:value-type="string" calcext:value-type="string">
            <text:p>IT 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te that everything I do is monitored, collected and analyzed by private corporations. I hate that they try to alter my digital reality into something that will serve their purposes. I hate that cloud is welded so tightly into devices, taking my control away.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During December I have bought both phone and tables. Special offers etc has been changing and leaving me wondering did I get a good deal or not. </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I have some apps that I use which probably not have native alternatives yet. <text:s/>Less common like AuthAnvil 2FA softtoken or Syncplicity FileSync. Ones like these probably never get published in Jolla. Totally missing these would force me carry other phon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fanatic about opensource, but open and/or well documented platform probably would make developers lives easier. </text:p>
          </table:table-cell>
          <table:table-cell office:value-type="string" calcext:value-type="string">
            <text:p>3-6 months</text:p>
          </table:table-cell>
          <table:table-cell office:value-type="string" calcext:value-type="string">
            <text:p>IRC, together.jolla.com, muroBBS</text:p>
          </table:table-cell>
          <table:table-cell table:number-columns-repeated="228"/>
        </table:table-row>
        <table:table-row table:style-name="ro2">
          <table:table-cell office:value-type="date" office:date-value="2014-12-08T22:33:33" calcext:value-type="date">
            <text:p>12/8/2014 22:33:33</text:p>
          </table:table-cell>
          <table:table-cell office:value-type="string" calcext:value-type="string">
            <text:p>Finland </text:p>
          </table:table-cell>
          <table:table-cell office:value-type="string" calcext:value-type="string">
            <text:p>Male</text:p>
          </table:table-cell>
          <table:table-cell office:value-type="string" calcext:value-type="string">
            <text:p>Di</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Kunnollinen selain</text:p>
          </table:table-cell>
          <table:table-cell office:value-type="string" calcext:value-type="string">
            <text:p>moniajo</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oorumit</text:p>
          </table:table-cell>
          <table:table-cell table:number-columns-repeated="228"/>
        </table:table-row>
        <table:table-row table:style-name="ro2">
          <table:table-cell office:value-type="date" office:date-value="2014-12-08T22:38:27" calcext:value-type="date">
            <text:p>12/8/2014 22:38:27</text:p>
          </table:table-cell>
          <table:table-cell office:value-type="string" calcext:value-type="string">
            <text:p>Finlan</text:p>
          </table:table-cell>
          <table:table-cell office:value-type="string" calcext:value-type="string">
            <text:p>Male</text:p>
          </table:table-cell>
          <table:table-cell office:value-type="string" calcext:value-type="string">
            <text:p>Bachelor of Scie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simply hated the alternatives after being as N900 and N9 user. Also, I didn't like the idea of all three major mobile OS's being under NSA-leash, and I believed (and still believe) in people behind Jolla.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believe in Jolla, however, couple of latest delays have not been that positive. Although they have valid reasons, it might have been good to be more open about them and reasons behind them. Also, sometimes difficult questions remain on table for long periods of time, it might be good to answer them even if answer is like "we don't know yet", "it's something we are working" or "this cannot be done for reason X". But in big picture, I'm thankful that Jolla exists and I can be a part of interesting journey in mobile world!</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navigation app with offline maps, speed cameras etc. </text:p>
          </table:table-cell>
          <table:table-cell office:value-type="string" calcext:value-type="string">
            <text:p>Swip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Even if I'd like to have native apps for everything, it's not realistic at the moment. Android support is needed at least for time being to brigde the gaps in applications, otherwise the phone would be quite crippled. </text:p>
          </table:table-cell>
          <table:table-cell office:value-type="string" calcext:value-type="string">
            <text:p>The current level of open sourcing is enough</text:p>
          </table:table-cell>
          <table:table-cell table:style-name="ce2" office:value-type="string" calcext:value-type="string">
            <text:p>IMO Jolla should open source as much as they can without compromising <text:s/>their own future. </text:p>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40:12" calcext:value-type="date">
            <text:p>12/8/2014 22:40:12</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Calendar feed on home/event screen</text:p>
          </table:table-cell>
          <table:table-cell office:value-type="string" calcext:value-type="string">
            <text:p>Real Linux (know system like my desktop)</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2:41:14.999999" calcext:value-type="date">
            <text:p>12/8/2014 22:41:15</text:p>
          </table:table-cell>
          <table:table-cell office:value-type="string" calcext:value-type="string">
            <text:p>finland</text:p>
          </table:table-cell>
          <table:table-cell office:value-type="string" calcext:value-type="string">
            <text:p>Male</text:p>
          </table:table-cell>
          <table:table-cell office:value-type="string" calcext:value-type="string">
            <text:p>car mechanic</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8T22:53:09" calcext:value-type="date">
            <text:p>12/8/2014 22:53:0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Willingness to support a Finnish company-Trust for Jolla to be more concerned in privacy than big platforms</text:p>
          </table:table-cell>
          <table:table-cell office:value-type="string" calcext:value-type="string">
            <text:p>They're not successfully delivering what they have marketed, but they're open about it</text:p>
          </table:table-cell>
          <table:table-cell table:style-name="ce2" office:value-type="string" calcext:value-type="string">
            <text:p>They are doing alright. I understand the problems of keeping the pace in develop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Keyboard with solid haptic feedback.</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54:09" calcext:value-type="date">
            <text:p>12/8/2014 22:54:09</text:p>
          </table:table-cell>
          <table:table-cell office:value-type="string" calcext:value-type="string">
            <text:p>Finland</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 intuitive gesture-based ui- open source- dislike of duopoly on the market- helping out a new promsing company (and finland)</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have somewhat delivered, but being slow in doing so. this is a fast moving market</text:p>
          </table:table-cell>
          <table:table-cell office:value-type="string" calcext:value-type="string">
            <text:p>Daily <text:s/>phone (Mainly using the phone functions), Daily "smart" device (Mainly using for news reading, browsing, gaming, etc), ir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a great addon, but it may reduce development of native apps. It also makes user-experience less intuitive as there are two different ui:s while using android-apps. This may not give a positive image of jollas usage experien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murobbs, other forums</text:p>
          </table:table-cell>
          <table:table-cell table:number-columns-repeated="228"/>
        </table:table-row>
        <table:table-row table:style-name="ro2">
          <table:table-cell office:value-type="date" office:date-value="2014-12-08T23:42:19" calcext:value-type="date">
            <text:p>12/8/2014 23:42:1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basic programs (calendar, e-mail etc.)</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ice but native apps are the best and should be the main focus.</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3:45:37" calcext:value-type="date">
            <text:p>12/8/2014 23:45:37</text:p>
          </table:table-cell>
          <table:table-cell office:value-type="string" calcext:value-type="string">
            <text:p>Finland</text:p>
          </table:table-cell>
          <table:table-cell office:value-type="string" calcext:value-type="string">
            <text:p>Female</text:p>
          </table:table-cell>
          <table:table-cell office:value-type="string" calcext:value-type="string">
            <text:p>Automation mechanic</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cent hw</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nuff native app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3:48:40" calcext:value-type="date">
            <text:p>12/8/2014 23:48:4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9 style UI (I was N9 user) with more modern HW.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 first there were a new update almost every month. Despite lacking some features I was happy, because every month i got something new. It all stopped 6 months ago.Example: Browser is not use gesture based UI almost at all. I wonder why Jolla do not allow browser and messages apps to have more than one window. It was the best feature of the N9. Without it Jolla does not have an advantage against the other OSes. iOS Safari uses more gestures when browsing than Jolla (back gesture!).Today Budled software is not at the same level as N9 apps were in early 2012. Without updates for 6 months situation is not good. Basic important features are missing. Example 2: Exchange support lacks possibility to browse Excange contacts. Calendar events do not refresh when they are changed (in server). These are very basic features, we need timely update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lti window support (browser, messages)</text:p>
          </table:table-cell>
          <table:table-cell office:value-type="string" calcext:value-type="string">
            <text:p>multitasking view</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t enough native sw because Jolla is used as an adroid launcher. No need for Android sw. True android phone is better for android sw (I have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en Source community must work together. FirefoxOS, Ubuntu and Jolla will all lose, if there are not enough co-operation. For example Jolla needs better browser, firefox would be nice. No go because there is firefoxOS and no co-operation.</text:p>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0:53:37" calcext:value-type="date">
            <text:p>12/9/2014 0:53:37</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better screen</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2:12:23" calcext:value-type="date">
            <text:p>12/9/2014 2:12:23</text:p>
          </table:table-cell>
          <table:table-cell office:value-type="string" calcext:value-type="string">
            <text:p>Finland</text:p>
          </table:table-cell>
          <table:table-cell office:value-type="string" calcext:value-type="string">
            <text:p>Male</text:p>
          </table:table-cell>
          <table:table-cell office:value-type="string" calcext:value-type="string">
            <text:p>University</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had an n9</text:p>
          </table:table-cell>
          <table:table-cell office:value-type="string" calcext:value-type="string">
            <text:p>They're not successfully delivering what they have marketed, but they're open about it</text:p>
          </table:table-cell>
          <table:table-cell table:style-name="ce2" office:value-type="string" calcext:value-type="string">
            <text:p>The other half has been a geek thing only. Nice idea but not so nice resul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Whatsapp official, native</text:p>
          </table:table-cell>
          <table:table-cell office:value-type="string" calcext:value-type="string">
            <text:p>UI, but it isn't near perfect</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 native (official) important apps like whatsapp, spotify etc</text:p>
          </table:table-cell>
          <table:table-cell office:value-type="string" calcext:value-type="string">
            <text:p>The UI (Silica) and Jolla apps should be open sourced, that would be enough</text:p>
          </table:table-cell>
          <table:table-cell table:style-name="ce2" office:value-type="string" calcext:value-type="string">
            <text:p>There was no question about what I don't like about Jolla/Sailfish at the moment, so here it is: browser is hidious/ barely usable. It is the most important thing after phone feature. Battery life is decreasing rapidly after 12 months of use and spare batteries are missing in action. Removable battery... for what? I also ordered the tablet because I hope it will help Jolla to develop SFOS. Hope it's not the other way around. I also hope to see some concrete examples of mobiles companies licensing SFOS in 2015, because that is the big idea behind Jolla. Please suprise me with big news, we need it! </text:p>
          </table:table-cell>
          <table:table-cell office:value-type="string" calcext:value-type="string">
            <text:p>1-2 years</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9T03:46:23" calcext:value-type="date">
            <text:p>12/9/2014 3:46:23</text:p>
          </table:table-cell>
          <table:table-cell office:value-type="string" calcext:value-type="string">
            <text:p>Slovenia</text:p>
          </table:table-cell>
          <table:table-cell office:value-type="string" calcext:value-type="string">
            <text:p>Male</text:p>
          </table:table-cell>
          <table:table-cell office:value-type="string" calcext:value-type="string">
            <text:p>lawyer, specialised in FO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have high hopes for Jolla, or at least Mer and Nemo, to be the most Free and Open mobile OS.I loved how hackable MeeGo, as a full Linux distro, was and hope to find at least the same power in Sailfish OS and Jolla devices.Furthermore, I find the gesture-based commands (and hardware keyboard) a lot more intuitiv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am still waiting for Jolla to fullfill its promise to make Sailfish OS (fully) Free Software. But I understand that takes time and currently there are more important things to work on.</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Other internet sources</text:p>
          </table:table-cell>
          <table:table-cell office:value-type="string" calcext:value-type="string">
            <text:p>proper caldav &amp; carddav support (for owncloud)</text:p>
          </table:table-cell>
          <table:table-cell office:value-type="string" calcext:value-type="string">
            <text:p>gestures and toh (needs more big bad toh)</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I basically need it only for Duolingo. If there was a native app, I will happily dump the Andriod support.On the other hand, I see reason in supporting several app platforms on Jolla, so people are not caught in one walled garde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9T05:22:40" calcext:value-type="date">
            <text:p>12/9/2014 5:22:4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ertain functionality</text:p>
          </table:table-cell>
          <table:table-cell office:value-type="string" calcext:value-type="string">
            <text:p>privac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9T07:46:35" calcext:value-type="date">
            <text:p>12/9/2014 7:46:35</text:p>
          </table:table-cell>
          <table:table-cell office:value-type="string" calcext:value-type="string">
            <text:p>finland</text:p>
          </table:table-cell>
          <table:table-cell office:value-type="string" calcext:value-type="string">
            <text:p>Male</text:p>
          </table:table-cell>
          <table:table-cell office:value-type="string" calcext:value-type="string">
            <text:p>restaurant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had N9 and wanted to have similar phone</text:p>
          </table:table-cell>
          <table:table-cell office:value-type="string" calcext:value-type="string">
            <text:p>They're not successfully delivering what they have marketed, but they're open about it</text:p>
          </table:table-cell>
          <table:table-cell table:style-name="ce2" office:value-type="string" calcext:value-type="string">
            <text:p>smaal company and lack of resourses. You need a big partner</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and speed</text:p>
          </table:table-cell>
          <table:table-cell office:value-type="string" calcext:value-type="string">
            <text:p>innovation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apps you don't have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9T08:14:15" calcext:value-type="date">
            <text:p>12/9/2014 8:14:15</text:p>
          </table:table-cell>
          <table:table-cell office:value-type="string" calcext:value-type="string">
            <text:p>Finland</text:p>
          </table:table-cell>
          <table:table-cell office:value-type="string" calcext:value-type="string">
            <text:p>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Native appl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think it's nice to have but Sailfish should still rely mainly on native apps, not Android on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8:38:04" calcext:value-type="date">
            <text:p>12/9/2014 8:38:0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good brows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sailfish apps are still quite "simple" and many important apps for me are still missing.</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8:56:48" calcext:value-type="date">
            <text:p>12/9/2014 8:56:48</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 export from android</text:p>
          </table:table-cell>
          <table:table-cell office:value-type="string" calcext:value-type="string">
            <text:p>2GB of memory</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s needed at the moment and it needs to work better (notifications, bluetooth etc)</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9:34:54" calcext:value-type="date">
            <text:p>12/9/2014 9:34:5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Developing what I need</text:p>
          </table:table-cell>
          <table:table-cell office:value-type="string" calcext:value-type="string">
            <text:p>Offline turn-by-turn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09:42:14" calcext:value-type="date">
            <text:p>12/9/2014 9:42:14</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ringtone per contact</text:p>
          </table:table-cell>
          <table:table-cell office:value-type="string" calcext:value-type="string">
            <text:p>handl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f there are enough good apps for sailfish, I don't need android apps at a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 Twitter</text:p>
          </table:table-cell>
          <table:table-cell table:number-columns-repeated="228"/>
        </table:table-row>
        <table:table-row table:style-name="ro2">
          <table:table-cell office:value-type="date" office:date-value="2014-12-09T10:10:17" calcext:value-type="date">
            <text:p>12/9/2014 10:10:17</text:p>
          </table:table-cell>
          <table:table-cell office:value-type="string" calcext:value-type="string">
            <text:p>Switzerland</text:p>
          </table:table-cell>
          <table:table-cell office:value-type="string" calcext:value-type="string">
            <text:p>Male</text:p>
          </table:table-cell>
          <table:table-cell office:value-type="string" calcext:value-type="string">
            <text:p>web develop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ore or less everything above is also a reason for me. Also it being a "relative" of Nokia (N9) played a big part. I hoped it would be N9 on steroids, it mostly is but N9 being first still has a small upperhand even though I'm have started to like Sailfish more. Jolla license Nokia clearback display tech asap.</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ould like more info about schedules for features and bugs. I don't like reading negative comments when something is late even though it doesn't bother me personally, internet is full of people who use every chance they have to spread fud and misinformation. I would prefer not to have to make excuses for Jolla and the sw development when talking with more critical people on the interne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kia 808 pureview camera</text:p>
          </table:table-cell>
          <table:table-cell office:value-type="string" calcext:value-type="string">
            <text:p>active tiles/multitasking view</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doubt some of the apps are never going to come native to Jolla, so possibility to have them in that case is a good thing.</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should be opened when the time is right, but the schedule and reasons (not to open/open) should be openly communicated asap.</text:p>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9T10:19:53" calcext:value-type="date">
            <text:p>12/9/2014 10:19:53</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and entrepreneu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nux and the openess and easier possibility to do own apps and by linux shell command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Better calendar</text:p>
          </table:table-cell>
          <table:table-cell office:value-type="string" calcext:value-type="string">
            <text:p>Multitasking and ability to really close apps (unlike android)</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http://murobbs.plaza.fi</text:p>
          </table:table-cell>
          <table:table-cell table:number-columns-repeated="228"/>
        </table:table-row>
        <table:table-row table:style-name="ro2">
          <table:table-cell office:value-type="date" office:date-value="2014-12-09T10:44:36" calcext:value-type="date">
            <text:p>12/9/2014 10:44:3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car navigation maps</text:p>
          </table:table-cell>
          <table:table-cell office:value-type="string" calcext:value-type="string">
            <text:p>Swiping gestur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11:00:59" calcext:value-type="date">
            <text:p>12/9/2014 11:00:59</text:p>
          </table:table-cell>
          <table:table-cell office:value-type="string" calcext:value-type="string">
            <text:p>Finlan</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 before, not anymore</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vrcp 1.3</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1:20:32" calcext:value-type="date">
            <text:p>12/9/2014 11:20:32</text:p>
          </table:table-cell>
          <table:table-cell office:value-type="string" calcext:value-type="string">
            <text:p>Finland</text:p>
          </table:table-cell>
          <table:table-cell office:value-type="string" calcext:value-type="string">
            <text:p>Male</text:p>
          </table:table-cell>
          <table:table-cell office:value-type="string" calcext:value-type="string">
            <text:p>System specialist</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oivoin Jollan jatkavan N9:n tiellä käyttöliittymässä, jossa ei aivan ole mennyt putkeen koska nuo ambitiot/tunnelmat vievät aivan liian suuren osan "swaippailusta". N9:n tyyli on käytettävämpi.Toivoin samoja ominaisuuksia, valinnaiset soittoäänet kontaktille esim!!!, mitä N9:ssä mutta paremmalla raudallaToivoin Jollalta aktiivisia takakansia (nythän niitä on yksityisiltä tulossa mutta hitaasti ja onko laatua/takuuta).</text:p>
          </table:table-cell>
          <table:table-cell office:value-type="string" calcext:value-type="string">
            <text:p>They're not successfully delivering what they have marketed, but they're open about it</text:p>
          </table:table-cell>
          <table:table-cell table:style-name="ce2" office:value-type="string" calcext:value-type="string">
            <text:p>Tuossa vähän ehkä jyrkkä jaottelu yllä... Pääosin Jolla on onnistunut siinä mitä on luvannut ja toisaalta ollut avoin mutta ei täysin avoin...Kuitenkin pieneltä porukalta hieno saavutus tuoda puhelin ja nyt tabletti ulos... Canonical ei siihen ole pystynyt.</text:p>
          </table:table-cell>
          <table:table-cell office:value-type="string" calcext:value-type="string">
            <text:p>desk drawer, waiting for update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personal ringtones!!!</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ice until sailfish get mor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2:12:23" calcext:value-type="date">
            <text:p>12/9/2014 12:12:2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Android notif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 lot of necessary apps are currently only available on Android and it seems that it is hard to attract developers to create for Sailfish</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General tech forums</text:p>
          </table:table-cell>
          <table:table-cell table:number-columns-repeated="228"/>
        </table:table-row>
        <table:table-row table:style-name="ro2">
          <table:table-cell office:value-type="date" office:date-value="2014-12-09T13:45:26" calcext:value-type="date">
            <text:p>12/9/2014 13:45: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late and not enough easily accesible info why</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wiping in browser to get back in page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enough native program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murobbs, matkapuhelinfoorumi</text:p>
          </table:table-cell>
          <table:table-cell table:number-columns-repeated="228"/>
        </table:table-row>
        <table:table-row table:style-name="ro2">
          <table:table-cell office:value-type="date" office:date-value="2014-12-09T14:09:42" calcext:value-type="date">
            <text:p>12/9/2014 14:09:42</text:p>
          </table:table-cell>
          <table:table-cell office:value-type="string" calcext:value-type="string">
            <text:p>Finland</text:p>
          </table:table-cell>
          <table:table-cell office:value-type="string" calcext:value-type="string">
            <text:p>Male</text:p>
          </table:table-cell>
          <table:table-cell office:value-type="string" calcext:value-type="string">
            <text:p>Retail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ot enough native apps</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4:15:16" calcext:value-type="date">
            <text:p>12/9/2014 14:15:1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amp; N9</text:p>
          </table:table-cell>
          <table:table-cell table:style-name="ce2" office:value-type="string" calcext:value-type="string">
            <text:p>Former user of N900 and N9. Linux OS QtGesture based UIOpen</text:p>
          </table:table-cell>
          <table:table-cell office:value-type="string" calcext:value-type="string">
            <text:p>No opinion</text:p>
          </table:table-cell>
          <table:table-cell table:style-name="ce2" office:value-type="string" calcext:value-type="string">
            <text:p>For such a huge challenge they have done quite well. Also the facts they are marketing are pretty accurate when you actually use the product.</text:p>
          </table:table-cell>
          <table:table-cell office:value-type="string" calcext:value-type="string">
            <text:p>Daily <text:s/>phone (Mainly using the phone functions), Email, RSS, Browser, twitter, sm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here maps navigation</text:p>
          </table:table-cell>
          <table:table-cell office:value-type="string" calcext:value-type="string">
            <text:p>The whole experience of the general use of 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n my opinion if the Android support is solid and trouble free it is a <text:s/>nice addition to the phone.I would even like to have it on a Windows Phone for example if I had one.Why not.. we already have too much restrictions in phone OS's etc.Jolla does not have enough native apps so for Jolla it is even better to have the support.</text:p>
          </table:table-cell>
          <table:table-cell office:value-type="string" calcext:value-type="string">
            <text:p>The current level of open sourcing is enough</text:p>
          </table:table-cell>
          <table:table-cell table:style-name="ce2" office:value-type="string" calcext:value-type="string">
            <text:p>I'm not a huge "everything open source" fanatic so the level of openess we currently have is enough for me.For Jolla strategy keeping the UI as their key business this seems to be a nice middle ground.</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9T14:44:55" calcext:value-type="date">
            <text:p>12/9/2014 14:44:55</text:p>
          </table:table-cell>
          <table:table-cell office:value-type="string" calcext:value-type="string">
            <text:p>Finland</text:p>
          </table:table-cell>
          <table:table-cell office:value-type="string" calcext:value-type="string">
            <text:p>Male</text:p>
          </table:table-cell>
          <table:table-cell office:value-type="string" calcext:value-type="string">
            <text:p>Manager/I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Wanted to give Finnish company a chance.</text:p>
          </table:table-cell>
          <table:table-cell table:style-name="ce2" office:value-type="string" calcext:value-type="string">
            <text:p>As a Finnish man working on the ICT - industry I always want to try new things, be on the new wave of things related to technology. I'm a gadget freak.</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Lots of promises, very little achievements. Failed to impress me almost on every leve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When I bought it to my self, daily, but after couple months I stopped using it. The OS and hardware weaknesses destroyed the experience.</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ility</text:p>
          </table:table-cell>
          <table:table-cell office:value-type="string" calcext:value-type="string">
            <text:p>(I don't have to use it anymore :(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support (well, can you call it support when all of the apps don't work as they should...) Sailfish OS would have been doomed even before people managed to test it (and bee disappointed just as I a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Other meetups / conferences, Twitter, Forums</text:p>
          </table:table-cell>
          <table:table-cell table:number-columns-repeated="228"/>
        </table:table-row>
        <table:table-row table:style-name="ro2">
          <table:table-cell office:value-type="date" office:date-value="2014-12-09T14:59:12.000003" calcext:value-type="date">
            <text:p>12/9/2014 14:59:12</text:p>
          </table:table-cell>
          <table:table-cell office:value-type="string" calcext:value-type="string">
            <text:p>Finland</text:p>
          </table:table-cell>
          <table:table-cell office:value-type="string" calcext:value-type="string">
            <text:p>Male</text:p>
          </table:table-cell>
          <table:table-cell office:value-type="string" calcext:value-type="string">
            <text:p>Saunalahti</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ish upcoming Jolla 2 phone will have:- 4,5-5" OLED-screen- at least 2 GB of RAM- memory slot place- modern CPU and GPU- 3000 mAh or bigger battery- water proof</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apps</text:p>
          </table:table-cell>
          <table:table-cell office:value-type="string" calcext:value-type="string">
            <text:p>Security of NSA etc. spy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need to use Android based navigation software like Sygic and Here maps.</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MuroBBS, Matkapuhelinforuumi</text:p>
          </table:table-cell>
          <table:table-cell table:number-columns-repeated="228"/>
        </table:table-row>
        <table:table-row table:style-name="ro2">
          <table:table-cell office:value-type="date" office:date-value="2014-12-09T16:30:42" calcext:value-type="date">
            <text:p>12/9/2014 16:30:42</text:p>
          </table:table-cell>
          <table:table-cell office:value-type="string" calcext:value-type="string">
            <text:p>Finland</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y bridge the gap on "needed" applications. But I would rather have all the core apps as native application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9T16:32:38" calcext:value-type="date">
            <text:p>12/9/2014 16:32:38</text:p>
          </table:table-cell>
          <table:table-cell office:value-type="string" calcext:value-type="string">
            <text:p>Finland </text:p>
          </table:table-cell>
          <table:table-cell office:value-type="string" calcext:value-type="string">
            <text:p>Male</text:p>
          </table:table-cell>
          <table:table-cell office:value-type="string" calcext:value-type="string">
            <text:p>far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playstore</text:p>
          </table:table-cell>
          <table:table-cell office:value-type="string" calcext:value-type="string">
            <text:p>speech navigator</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9T17:12:51" calcext:value-type="date">
            <text:p>12/9/2014 17:12:51</text:p>
          </table:table-cell>
          <table:table-cell office:value-type="string" calcext:value-type="string">
            <text:p>Suomi</text:p>
          </table:table-cell>
          <table:table-cell office:value-type="string" calcext:value-type="string">
            <text:p>Male</text:p>
          </table:table-cell>
          <table:table-cell office:value-type="string" calcext:value-type="string">
            <text:p>opiskelija</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Yksityisyys</text:p>
          </table:table-cell>
          <table:table-cell table:style-name="ce2" office:value-type="string" calcext:value-type="string">
            <text:p>Periaatteellisella tasolla olen hyvin tarkka yksityisyydestäni ja tämän hetken mobiilikäyttöjärjestelmätarjonta on valitettavan vahvasti painottunut tietyille yksityisyydenloukkauksistaankin tunnetuille yrityksille. Jollalla tuntuu markkinoilla olevista vaihtoehdoista olevan eniten potentiaalia jo kehitysyksikkönsä sijainnin puolesta.</text:p>
          </table:table-cell>
          <table:table-cell table:style-name="ce2" office:value-type="string" calcext:value-type="string">
            <text:p>They're not successfully delivering what they have marketed, and they're not open enough about it</text:p>
          </table:table-cell>
          <table:table-cell table:style-name="ce2" office:value-type="string" calcext:value-type="string">
            <text:p>Kaikkien puheiden jälkeen odotin Jollalta jotain oikeasti hienoa ja haluaisinkin kovasti tukea sitä jo ihan pelkästään sen paikallisuuden takia. Toteutus on kuitenkin monen muun suomalaisyrityksen tavoin jäänyt puolitiehen ja en tämänhetkistä Jollaa pidä mitenkään realistisena vaihtoehtona. Puhelimen rauta oli jo julkaisuhetkellä vanhentunutta ja kilpailijoihinsa nähden ylihintainen ja sitä päätuotetta, eli itse käyttöjärjestelmää, ei taida muille puhelimille saada.Mikäli seuraava Jolla ei ole raudaltaan kilpailukykyinen hintaluokkansa kilpailijoiden kanssa (+ SAR-arvo kunnossa) tai Sailfishiä ei ole saatavilla vielä silloinkaan Fairphonelle, en usko päätyväni siihen.Puoliutopistisessa toiveajattelussa Jolla alkaisi tekemään puhelimensa Suomessa kilpailijoitansa eettisemmistä raaka-aineist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Sailfishillä on niin pieni markkinarako, että kehittäjät tuskin olisivat kiinnostuneita kääntämään ohjelmansa sil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Keskustelufoorumeilla</text:p>
          </table:table-cell>
          <table:table-cell table:number-columns-repeated="228"/>
        </table:table-row>
        <table:table-row table:style-name="ro2">
          <table:table-cell office:value-type="date" office:date-value="2014-12-09T17:57:35" calcext:value-type="date">
            <text:p>12/9/2014 17:57:3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nswered 'I just want anything else than Android / iOS" (windows phone isn't even worth mentioning?), but I could have just as well picked the option regarding openess in the market. Even if I don't tinker that much with my jolla, I do like to have that option availab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My friend made some scripts that could be counted as apps.</text:p>
          </table:table-cell>
          <table:table-cell office:value-type="string" calcext:value-type="string">
            <text:p>Different and independent volume levels for different software / functions (spotify, incoming messages, etc) instead of one master sound level.</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Currently Jolla doesn't have large enough software base to compete against other products available. Without the Android support I couldn't really justify purchasing Jolla.</text:p>
          </table:table-cell>
          <table:table-cell office:value-type="string" calcext:value-type="string">
            <text:p>No opinion</text:p>
          </table:table-cell>
          <table:table-cell/>
          <table:table-cell office:value-type="string" calcext:value-type="string">
            <text:p>6-12 months</text:p>
          </table:table-cell>
          <table:table-cell office:value-type="string" calcext:value-type="string">
            <text:p>-</text:p>
          </table:table-cell>
          <table:table-cell table:number-columns-repeated="228"/>
        </table:table-row>
        <table:table-row table:style-name="ro2">
          <table:table-cell office:value-type="date" office:date-value="2014-12-09T18:24:33" calcext:value-type="date">
            <text:p>12/9/2014 18:24:3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M-Radio</text:p>
          </table:table-cell>
          <table:table-cell office:value-type="string" calcext:value-type="string">
            <text:p>Proper GNU/Linux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compatibility is needed because there will not be enough apps for Jolla anytime soon. Even if sailfish had all the daily needed native apps, it`s nice to have salection of thousands of android games. I totally need android support for playing Hillclimb racing!</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9:04:01" calcext:value-type="date">
            <text:p>12/9/2014 19:04:01</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text:p>
          </table:table-cell>
          <table:table-cell office:value-type="string" calcext:value-type="string">
            <text:p>Easy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n't enough applications for Sailfish</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6:11" calcext:value-type="date">
            <text:p>12/9/2014 19:26:11</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intuitive UI, and the fact that Jolla is a genuine Linux phone, with performance and without too much topping. I want give Sailfish OS a try, because I consider it to be better than the other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Hand-fitting design</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only some basic applications running on native Sailfish O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8:24" calcext:value-type="date">
            <text:p>12/9/2014 19:28:2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m radio</text:p>
          </table:table-cell>
          <table:table-cell office:value-type="string" calcext:value-type="string">
            <text:p>Batter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6-12 months</text:p>
          </table:table-cell>
          <table:table-cell office:value-type="string" calcext:value-type="string">
            <text:p>Matkapuhelinfoorumi</text:p>
          </table:table-cell>
          <table:table-cell table:number-columns-repeated="228"/>
        </table:table-row>
        <table:table-row table:style-name="ro2">
          <table:table-cell office:value-type="date" office:date-value="2014-12-09T20:59:10" calcext:value-type="date">
            <text:p>12/9/2014 20:59:10</text:p>
          </table:table-cell>
          <table:table-cell office:value-type="string" calcext:value-type="string">
            <text:p>Finland</text:p>
          </table:table-cell>
          <table:table-cell office:value-type="string" calcext:value-type="string">
            <text:p>Female</text:p>
          </table:table-cell>
          <table:table-cell office:value-type="string" calcext:value-type="string">
            <text:p>Assista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 apps should work better/easier with Jolla (sports apps, photo editing etc)</text:p>
          </table:table-cell>
          <table:table-cell office:value-type="string" calcext:value-type="string">
            <text:p>Sailfish 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21:19:38" calcext:value-type="date">
            <text:p>12/9/2014 21:19:38</text:p>
          </table:table-cell>
          <table:table-cell office:value-type="string" calcext:value-type="string">
            <text:p>Finland</text:p>
          </table:table-cell>
          <table:table-cell office:value-type="string" calcext:value-type="string">
            <text:p>Male</text:p>
          </table:table-cell>
          <table:table-cell office:value-type="string" calcext:value-type="string">
            <text:p>Weld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text:p>
          </table:table-cell>
          <table:table-cell table:number-columns-repeated="228"/>
        </table:table-row>
        <table:table-row table:style-name="ro2">
          <table:table-cell office:value-type="date" office:date-value="2014-12-09T22:25:01" calcext:value-type="date">
            <text:p>12/9/2014 22:25:01</text:p>
          </table:table-cell>
          <table:table-cell office:value-type="string" calcext:value-type="string">
            <text:p>finland</text:p>
          </table:table-cell>
          <table:table-cell office:value-type="string" calcext:value-type="string">
            <text:p>Female</text:p>
          </table:table-cell>
          <table:table-cell office:value-type="string" calcext:value-type="string">
            <text:p>.</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together.jolla.com, Jolla / Sailfish themed meetups, Twitter</text:p>
          </table:table-cell>
          <table:table-cell table:number-columns-repeated="228"/>
        </table:table-row>
        <table:table-row table:style-name="ro2">
          <table:table-cell office:value-type="date" office:date-value="2014-12-09T22:37:11" calcext:value-type="date">
            <text:p>12/9/2014 22:37:1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next model" of N9, because I heard good feedback of N900.</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good to have to run Google's closed software, like Google Music.</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0T05:13:55.000002" calcext:value-type="date">
            <text:p>12/10/2014 5:13:55</text:p>
          </table:table-cell>
          <table:table-cell office:value-type="string" calcext:value-type="string">
            <text:p>finland</text:p>
          </table:table-cell>
          <table:table-cell office:value-type="string" calcext:value-type="string">
            <text:p>Male</text:p>
          </table:table-cell>
          <table:table-cell office:value-type="string" calcext:value-type="string">
            <text:p>warehous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more native apps</text:p>
          </table:table-cell>
          <table:table-cell office:value-type="string" calcext:value-type="string">
            <text:p>open sourc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0:01:18" calcext:value-type="date">
            <text:p>12/10/2014 10:01:1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programm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bility to get a phone with a real multitasking and maybe some day also physical keyboard. I was disappointed I had to wait 15 months until i (hopefully) will get the physical keyboard to my Jolla.</text:p>
          </table:table-cell>
          <table:table-cell office:value-type="string" calcext:value-type="string">
            <text:p>No opinion</text:p>
          </table:table-cell>
          <table:table-cell table:style-name="ce2" office:value-type="string" calcext:value-type="string">
            <text:p>You are my last best hope for open smartphone with good multitasking and a real keyboard.In the days of Jussi Hurmola you promised too much, and you had to ship a nonfinished product in 2013 to fullfill the bad promises, and you lost a LOT of credibility/got lots of bad PR by shipping the phone with that unfinished softwar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hysical keyboard</text:p>
          </table:table-cell>
          <table:table-cell office:value-type="string" calcext:value-type="string">
            <text:p>real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special types of apps where native apps just cannot be expected to be available. For example software to transfer data from my heart rate meter. The manufacturers of those devices will not make software for small platform such as SailfishOS. (even the android port is coming half years la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muropaketti</text:p>
          </table:table-cell>
          <table:table-cell table:number-columns-repeated="228"/>
        </table:table-row>
        <table:table-row table:style-name="ro2">
          <table:table-cell office:value-type="date" office:date-value="2014-12-10T10:47:14.999999" calcext:value-type="date">
            <text:p>12/10/2014 10:47: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because there still is not enough native apps for Sailfis O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10T13:14:46" calcext:value-type="date">
            <text:p>12/10/2014 13:14:46</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he main points of Sailfish OS, gestures and multitasking, along with the invigorating design philosophy of the UI.</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mmunication/ marketing has been somewhat misleading. For instance the Younited- support, update schedule, Makia and Angry Birds- TOHs. Especially when updates are promised to be out monthly, there was a correction that it didn't mean calendar months. And yet after opt-in update 9, it was promised that next update comes in November, and look what happene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pen/ preview notifications on lock screen.</text:p>
          </table:table-cell>
          <table:table-cell office:value-type="string" calcext:value-type="string">
            <text:p>Double tap to wak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lack of native Whatsapp is serious shortcoming (after Mitakuuluu development was halted), that's why Android support is importan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3:15:46" calcext:value-type="date">
            <text:p>12/10/2014 13:15:46</text:p>
          </table:table-cell>
          <table:table-cell office:value-type="string" calcext:value-type="string">
            <text:p>Finland</text:p>
          </table:table-cell>
          <table:table-cell office:value-type="string" calcext:value-type="string">
            <text:p>Male</text:p>
          </table:table-cell>
          <table:table-cell office:value-type="string" calcext:value-type="string">
            <text:p>a fitter of telecommunic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browse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10T14:56:58" calcext:value-type="date">
            <text:p>12/10/2014 14:56:58</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hw keypad</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0T15:16:32" calcext:value-type="date">
            <text:p>12/10/2014 15:16:32</text:p>
          </table:table-cell>
          <table:table-cell office:value-type="string" calcext:value-type="string">
            <text:p>sweden</text:p>
          </table:table-cell>
          <table:table-cell office:value-type="string" calcext:value-type="string">
            <text:p>Male</text:p>
          </table:table-cell>
          <table:table-cell office:value-type="string" calcext:value-type="string">
            <text:p>industrial</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full linux distro</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XMPP MUC</text:p>
          </table:table-cell>
          <table:table-cell office:value-type="string" calcext:value-type="string">
            <text:p>full linux distro</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18:09" calcext:value-type="date">
            <text:p>12/10/2014 15:18:09</text:p>
          </table:table-cell>
          <table:table-cell office:value-type="string" calcext:value-type="string">
            <text:p>Germany</text:p>
          </table:table-cell>
          <table:table-cell office:value-type="string" calcext:value-type="string">
            <text:p>Male</text:p>
          </table:table-cell>
          <table:table-cell office:value-type="string" calcext:value-type="string">
            <text:p>General Manag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o/less NSA software preinstalled ;-)</text:p>
          </table:table-cell>
          <table:table-cell/>
          <table:table-cell office:value-type="string" calcext:value-type="string">
            <text:p>No opinion</text:p>
          </table:table-cell>
          <table:table-cell table:style-name="ce2" office:value-type="string" calcext:value-type="string">
            <text:p>To be honest, I am not sure.Generrally I think, they are still in the stage to prove if they can deliver what they say is their mission. The product - the software - itself does not feel ready. The hardware maybe, but hardware is exchangeable.</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Being different (especially with gesture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But I hate it, because I bought a Sailfish-Cellphone not an Android-Phone!</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20:45" calcext:value-type="date">
            <text:p>12/10/2014 15:20:4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ofilne maps</text:p>
          </table:table-cell>
          <table:table-cell office:value-type="string" calcext:value-type="string">
            <text:p>Whole concept -- nothing speciffic.</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apps will not be available for Jolla in near future (eg. Internet banking)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22:44" calcext:value-type="date">
            <text:p>12/10/2014 15:22:44</text:p>
          </table:table-cell>
          <table:table-cell office:value-type="string" calcext:value-type="string">
            <text:p>USA</text:p>
          </table:table-cell>
          <table:table-cell office:value-type="string" calcext:value-type="string">
            <text:p>Male</text:p>
          </table:table-cell>
          <table:table-cell office:value-type="string" calcext:value-type="string">
            <text:p>Higher Education Information Technology Suppor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0T15:28:20" calcext:value-type="date">
            <text:p>12/10/2014 15:28:20</text:p>
          </table:table-cell>
          <table:table-cell office:value-type="string" calcext:value-type="string">
            <text:p>Germany</text:p>
          </table:table-cell>
          <table:table-cell office:value-type="string" calcext:value-type="string">
            <text:p>Male</text:p>
          </table:table-cell>
          <table:table-cell office:value-type="string" calcext:value-type="string">
            <text:p>IT Team Lea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ness =&gt; Independence =&gt; Security</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le sync services (contacts, calendar)</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otivation for app developers is limited due to the lack of support for paid apps in the Jolla Store. Thus, Android support may still be helpfu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32:27" calcext:value-type="date">
            <text:p>12/10/2014 15:32:27</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ir passion in the sailors. </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not as clear in what they can achieve ... but they are quite successful in delivering what they have marketed.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apps which are developed only for Android or iOS. Why miss on th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35:59" calcext:value-type="date">
            <text:p>12/10/2014 15:35:59</text:p>
          </table:table-cell>
          <table:table-cell office:value-type="string" calcext:value-type="string">
            <text:p>russ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essenger api</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d to fill the gapif more apps were available, i would not use it</text:p>
          </table:table-cell>
          <table:table-cell office:value-type="string" calcext:value-type="string">
            <text:p>The current level of open sourcing is enough</text:p>
          </table:table-cell>
          <table:table-cell table:style-name="ce2" office:value-type="string" calcext:value-type="string">
            <text:p>more apps should be open-sourc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36:40" calcext:value-type="date">
            <text:p>12/10/2014 15:36:40</text:p>
          </table:table-cell>
          <table:table-cell office:value-type="string" calcext:value-type="string">
            <text:p>Russia</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nrestricted linux under hood</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ative apps, android ones are good fallback when absolutely requir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24" calcext:value-type="date">
            <text:p>12/10/2014 15:37:24</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hardware (camera, display, ...)</text:p>
          </table:table-cell>
          <table:table-cell office:value-type="string" calcext:value-type="string">
            <text:p>alien dalvik</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apps i need daily, which are only available via Android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51" calcext:value-type="date">
            <text:p>12/10/2014 15:37:51</text:p>
          </table:table-cell>
          <table:table-cell office:value-type="string" calcext:value-type="string">
            <text:p>Switzer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native whatsapp</text:p>
          </table:table-cell>
          <table:table-cell office:value-type="string" calcext:value-type="string">
            <text:p>SailfishO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5:40:00" calcext:value-type="date">
            <text:p>12/10/2014 15:40:0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is finnish and totally great platform. Using is very nice and it had year ago lots of ideas and promises. I thought that they will make it better and more compatibl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ell customers straight should they wait one month or five! Don't promise anything too soon! Jolla should claim that next update comes like next year. If it comes earlier, people are very exciting cause Jolla were faster than claimed befor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loud service</text:p>
          </table:table-cell>
          <table:table-cell office:value-type="string" calcext:value-type="string">
            <text:p>swip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an't use smarthphone with only those few apps that Jolla offers. (Whatsapp, google services, spotify free and facebook)</text:p>
          </table:table-cell>
          <table:table-cell office:value-type="string" calcext:value-type="string">
            <text:p>The UI (Silica) and Jolla apps should be open sourced, that would be enough</text:p>
          </table:table-cell>
          <table:table-cell table:style-name="ce2" office:value-type="string" calcext:value-type="string">
            <text:p>Jolla should give back my money, because the device have been useless after last update. Can't use phone even now!!!</text:p>
          </table:table-cell>
          <table:table-cell office:value-type="string" calcext:value-type="string">
            <text:p>&gt;2 years</text:p>
          </table:table-cell>
          <table:table-cell office:value-type="string" calcext:value-type="string">
            <text:p>together.jolla.com, Jolla / Sailfish themed meetups, Twitter, facebook</text:p>
          </table:table-cell>
          <table:table-cell table:number-columns-repeated="228"/>
        </table:table-row>
        <table:table-row table:style-name="ro2">
          <table:table-cell office:value-type="date" office:date-value="2014-12-10T15:46:17" calcext:value-type="date">
            <text:p>12/10/2014 15:46:17</text:p>
          </table:table-cell>
          <table:table-cell office:value-type="string" calcext:value-type="string">
            <text:p>Belgium</text:p>
          </table:table-cell>
          <table:table-cell office:value-type="string" calcext:value-type="string">
            <text:p>Male</text:p>
          </table:table-cell>
          <table:table-cell office:value-type="string" calcext:value-type="string">
            <text:p>pension</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better contacts managment, like on the N9</text:p>
          </table:table-cell>
          <table:table-cell office:value-type="string" calcext:value-type="string">
            <text:p>multitasking on the home screen</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55:22" calcext:value-type="date">
            <text:p>12/10/2014 15:55:22</text:p>
          </table:table-cell>
          <table:table-cell office:value-type="string" calcext:value-type="string">
            <text:p>France</text:p>
          </table:table-cell>
          <table:table-cell office:value-type="string" calcext:value-type="string">
            <text:p>Male</text:p>
          </table:table-cell>
          <table:table-cell office:value-type="string" calcext:value-type="string">
            <text:p>Web dev</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swipe keybord</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55:34" calcext:value-type="date">
            <text:p>12/10/2014 15:55:34</text:p>
          </table:table-cell>
          <table:table-cell office:value-type="string" calcext:value-type="string">
            <text:p>United Kingdom</text:p>
          </table:table-cell>
          <table:table-cell office:value-type="string" calcext:value-type="string">
            <text:p>Male</text:p>
          </table:table-cell>
          <table:table-cell office:value-type="string" calcext:value-type="string">
            <text:p>Datacenter Systems Desig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feel that the TOH concept were over hyped. <text:s/>The abilities that it could bring whilst true don't seem to have any backup from Jolla themselves. <text:s/>I was kind of expecting at least a keyboard from Jolla officially and it's taken a year to be able to buy one of Dirk's TOHKBD solutions. <text:s/>It would have been nice to know in advance that while the phone could do this that they had no intention of producing anything but other coloured TOH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a number of games from Android on my Jolla, although for most of what I want to do to communicate and my device use the native apps suit me fi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if you are offering open source then everything that can legally be open sourced should be opened. <text:s/>Also the development should be public, not in the style that Google use of internal development and then opening essentially snapshots of the codebase. <text:s/>That said I don't develop in any languages to be helpful to Sailfish itself though as a Python programmer would like to be able to work on my own apps for the devi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55:54" calcext:value-type="date">
            <text:p>12/10/2014 15:55:54</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t's my hardware (I have paid plenty for it), and if I want to install an virus, or otherwise ruin the phone, it's up to me. It's ok if it requires me to enable openness, but it MUST be possible. Furthermore I do not trust the large (American) companie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 communication is somewhat lagging (but still much better than their competitors), but they are learning.</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Offline navigation</text:p>
          </table:table-cell>
          <table:table-cell office:value-type="string" calcext:value-type="string">
            <text:p>Openness</text:p>
          </table:table-cell>
          <table:table-cell office:value-type="string" calcext:value-type="string">
            <text:p>6-12 months</text:p>
          </table:table-cell>
          <table:table-cell office:value-type="string" calcext:value-type="string">
            <text:p>No opinion</text:p>
          </table:table-cell>
          <table:table-cell office:value-type="string" calcext:value-type="string">
            <text:p>I know that it is needed for some, and if I wasn't so stubborn I would probably have it installed to be able to use net banking or mobile pay, but right now I would rather be withou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ome things probably have to be closed, such as mobile network access etc. for the phone to be allowed on the networks, and some software because of licenses but otherwise everything should be open.</text:p>
          </table:table-cell>
          <table:table-cell office:value-type="string" calcext:value-type="string">
            <text:p>1-2 years</text:p>
          </table:table-cell>
          <table:table-cell office:value-type="string" calcext:value-type="string">
            <text:p>together.jolla.com, Mailing list</text:p>
          </table:table-cell>
          <table:table-cell table:number-columns-repeated="228"/>
        </table:table-row>
        <table:table-row table:style-name="ro2">
          <table:table-cell office:value-type="date" office:date-value="2014-12-10T16:04:49" calcext:value-type="date">
            <text:p>12/10/2014 16:04:49</text:p>
          </table:table-cell>
          <table:table-cell office:value-type="string" calcext:value-type="string">
            <text:p>Lithuania</text:p>
          </table:table-cell>
          <table:table-cell office:value-type="string" calcext:value-type="string">
            <text:p>Male</text:p>
          </table:table-cell>
          <table:table-cell office:value-type="string" calcext:value-type="string">
            <text:p>IT architec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 fee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nativ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6:18:06" calcext:value-type="date">
            <text:p>12/10/2014 16:18:06</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support a very good idea and an innovativ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sync with google accounts (calendar, contacts), native apps for here and whatsapp</text:p>
          </table:table-cell>
          <table:table-cell office:value-type="string" calcext:value-type="string">
            <text:p>that we are unlike :-)</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ile there is still too little native apps out the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german forums like .pocketpc.ch</text:p>
          </table:table-cell>
          <table:table-cell table:number-columns-repeated="228"/>
        </table:table-row>
        <table:table-row table:style-name="ro2">
          <table:table-cell office:value-type="date" office:date-value="2014-12-10T16:30:52" calcext:value-type="date">
            <text:p>12/10/2014 16:30: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basedintuitive ui(relatively) openno google accoun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working calender</text:p>
          </table:table-cell>
          <table:table-cell office:value-type="string" calcext:value-type="string">
            <text:p>its a 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6:54:06.999999" calcext:value-type="date">
            <text:p>12/10/2014 16:54:07</text:p>
          </table:table-cell>
          <table:table-cell office:value-type="string" calcext:value-type="string">
            <text:p>Russia</text:p>
          </table:table-cell>
          <table:table-cell office:value-type="string" calcext:value-type="string">
            <text:p>Male</text:p>
          </table:table-cell>
          <table:table-cell office:value-type="string" calcext:value-type="string">
            <text:p>it oper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need security, privacy, transparency of technology, IT tools like ssh client or telnet, multitasking, hardware qwerty keyboard.</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company, its leadership looks very effective, engineers look very qualified and motivated, design team produce really amazing things.Execution of strategy looks great, coverage of countries is impressiv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upport of two fullsize SIM cards</text:p>
          </table:table-cell>
          <table:table-cell office:value-type="string" calcext:value-type="string">
            <text:p>fingerterm</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 don't discuss Jolla</text:p>
          </table:table-cell>
          <table:table-cell table:number-columns-repeated="228"/>
        </table:table-row>
        <table:table-row table:style-name="ro2">
          <table:table-cell office:value-type="date" office:date-value="2014-12-10T17:00:39" calcext:value-type="date">
            <text:p>12/10/2014 17:00:39</text:p>
          </table:table-cell>
          <table:table-cell office:value-type="string" calcext:value-type="string">
            <text:p>Germany</text:p>
          </table:table-cell>
          <table:table-cell office:value-type="string" calcext:value-type="string">
            <text:p>Male</text:p>
          </table:table-cell>
          <table:table-cell office:value-type="string" calcext:value-type="string">
            <text:p>IT specialis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d notifications</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15:27" calcext:value-type="date">
            <text:p>12/10/2014 17:15:27</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Used as daily phone, but gave up the struggeling</text:p>
          </table:table-cell>
          <table:table-cell office:value-type="string" calcext:value-type="string">
            <text:p>Not at all (any more)</text:p>
          </table:table-cell>
          <table:table-cell office:value-type="string" calcext:value-type="string">
            <text:p>Occasionally only</text:p>
          </table:table-cell>
          <table:table-cell office:value-type="string" calcext:value-type="string">
            <text:p>Official Jolla store, OpenRepos.net, Android stores, Other internet sources</text:p>
          </table:table-cell>
          <table:table-cell office:value-type="string" calcext:value-type="string">
            <text:p>Whatsapp</text:p>
          </table:table-cell>
          <table:table-cell office:value-type="string" calcext:value-type="string">
            <text:p>GUI/Handling</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Provided, some basic native apps, really working (whatsapp, Navigation), would be available, i'd switch back to my Jolla again - but - i really lost all hope thus not applied for the tablet.</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No discussion, would love to just enjoy</text:p>
          </table:table-cell>
          <table:table-cell table:number-columns-repeated="228"/>
        </table:table-row>
        <table:table-row table:style-name="ro2">
          <table:table-cell office:value-type="date" office:date-value="2014-12-10T17:25:26" calcext:value-type="date">
            <text:p>12/10/2014 17:25:26</text:p>
          </table:table-cell>
          <table:table-cell office:value-type="string" calcext:value-type="string">
            <text:p>France</text:p>
          </table:table-cell>
          <table:table-cell office:value-type="string" calcext:value-type="string">
            <text:p>Male</text:p>
          </table:table-cell>
          <table:table-cell office:value-type="string" calcext:value-type="string">
            <text:p>Video edito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owhere</text:p>
          </table:table-cell>
          <table:table-cell table:number-columns-repeated="228"/>
        </table:table-row>
        <table:table-row table:style-name="ro2">
          <table:table-cell office:value-type="date" office:date-value="2014-12-10T17:26:04.000002" calcext:value-type="date">
            <text:p>12/10/2014 17:26:04</text:p>
          </table:table-cell>
          <table:table-cell office:value-type="string" calcext:value-type="string">
            <text:p>USA</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Great UI, uses open source, other halve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are doing the best they can with limited resource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Global search function</text:p>
          </table:table-cell>
          <table:table-cell office:value-type="string" calcext:value-type="string">
            <text:p>Gestures in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ecessary native apps at the moment. Android apps replace the apps I lack.</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1st priority is a solid product and features. Open sourcing code can always happen later.</text:p>
          </table:table-cell>
          <table:table-cell office:value-type="string" calcext:value-type="string">
            <text:p>Since the beginning</text:p>
          </table:table-cell>
          <table:table-cell office:value-type="string" calcext:value-type="string">
            <text:p>Twitter, JollaTides.com</text:p>
          </table:table-cell>
          <table:table-cell table:number-columns-repeated="228"/>
        </table:table-row>
        <table:table-row table:style-name="ro2">
          <table:table-cell office:value-type="date" office:date-value="2014-12-10T17:38:10" calcext:value-type="date">
            <text:p>12/10/2014 17:38:10</text:p>
          </table:table-cell>
          <table:table-cell office:value-type="string" calcext:value-type="string">
            <text:p>sweden</text:p>
          </table:table-cell>
          <table:table-cell office:value-type="string" calcext:value-type="string">
            <text:p>Male</text:p>
          </table:table-cell>
          <table:table-cell office:value-type="string" calcext:value-type="string">
            <text:p>studying </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text:p>
          </table:table-cell>
          <table:table-cell office:value-type="string" calcext:value-type="string">
            <text:p>4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53:12.000003" calcext:value-type="date">
            <text:p>12/10/2014 17:53:12</text:p>
          </table:table-cell>
          <table:table-cell office:value-type="string" calcext:value-type="string">
            <text:p>UK</text:p>
          </table:table-cell>
          <table:table-cell office:value-type="string" calcext:value-type="string">
            <text:p>Male</text:p>
          </table:table-cell>
          <table:table-cell office:value-type="string" calcext:value-type="string">
            <text:p>Found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My company makes mobile apps to support our services and we are interested in supporting minority mobile platforms.</text:p>
          </table:table-cell>
          <table:table-cell office:value-type="string" calcext:value-type="string">
            <text:p>They're successfully delivering what they've marketed and are very openly communicating</text:p>
          </table:table-cell>
          <table:table-cell table:style-name="ce2" office:value-type="string" calcext:value-type="string">
            <text:p>Don't be scared of taking investment in order to grow yourselves and your products quicke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integration between the Android File system and the native Jolla one.</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f I can't get the apps I need I'm not going to use the device no matter how good it i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5:44" calcext:value-type="date">
            <text:p>12/10/2014 18:05:4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ireless charging</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lications. Example banking apps. F-secure key etc.</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6:09" calcext:value-type="date">
            <text:p>12/10/2014 18:06:09</text:p>
          </table:table-cell>
          <table:table-cell office:value-type="string" calcext:value-type="string">
            <text:p>Belgium</text:p>
          </table:table-cell>
          <table:table-cell office:value-type="string" calcext:value-type="string">
            <text:p>Male</text:p>
          </table:table-cell>
          <table:table-cell office:value-type="string" calcext:value-type="string">
            <text:p>Statist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text:p>
          </table:table-cell>
          <table:table-cell office:value-type="string" calcext:value-type="string">
            <text:p>Native offline maps</text:p>
          </table:table-cell>
          <table:table-cell office:value-type="string" calcext:value-type="string">
            <text:p>its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till few apps in Jolla store so it is nice to have Android supported apps in order always to have the wanted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24:23" calcext:value-type="date">
            <text:p>12/10/2014 18:24:23</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More official TOH</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19:16:01" calcext:value-type="date">
            <text:p>12/10/2014 19:16:01</text:p>
          </table:table-cell>
          <table:table-cell office:value-type="string" calcext:value-type="string">
            <text:p>Finland</text:p>
          </table:table-cell>
          <table:table-cell office:value-type="string" calcext:value-type="string">
            <text:p>Male</text:p>
          </table:table-cell>
          <table:table-cell office:value-type="string" calcext:value-type="string">
            <text:p>IT Dir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is a phone with possibilities - not a closed system as other 3 main platforms. And after N9 it was perfect choice as gestures were already familiar.</text:p>
          </table:table-cell>
          <table:table-cell office:value-type="string" calcext:value-type="string">
            <text:p>They're not successfully delivering what they have marketed, but they're open about it</text:p>
          </table:table-cell>
          <table:table-cell table:style-name="ce2" office:value-type="string" calcext:value-type="string">
            <text:p>My expectations were little bit higher than what has been delivered. The market has been too small to get big accessory players interested, so there hasn't been other halves or you cannot even get a battery (excluding that one hour I missed when they were available in Jolla store). Small community has provided some apps, but there has been some slapping in the face (Whatsapp/Facebook, yes, I'm looking at you and mitakuuluu case) too. Still waiting some apps to appear somewhere, for example camera warning based on GPS coordfinates. The phone has got better and better all the time and such a small group of sailors have done excellent job. I really hope this would get bigger, good luck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 support</text:p>
          </table:table-cell>
          <table:table-cell office:value-type="string" calcext:value-type="string">
            <text:p>sailfishOS as gener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ndroid support is absolutely needed to provide all the needed apps for every day usage, and lasts until sailfishOS is one of the main platforms to develop mobil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9:33:18" calcext:value-type="date">
            <text:p>12/10/2014 19:33:18</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collaboration and something else than Android and i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ne</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Even though the official Jolla store is getting more and more stuffed, some apps are still missing. Moreover, official native apps (apps directly from Facebook, Twitter, etc) are very very rare.</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With friends</text:p>
          </table:table-cell>
          <table:table-cell table:number-columns-repeated="228"/>
        </table:table-row>
        <table:table-row table:style-name="ro2">
          <table:table-cell office:value-type="date" office:date-value="2014-12-10T19:52:14" calcext:value-type="date">
            <text:p>12/10/2014 19:52:14</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 It is the "spiritual successor" of Nokia N900 and N9- Hardware keyboard (TOHKBD)</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 It is an effective way of jumpstarting your app availability when you and your ecosystem are small.- Unless Jolla pays them money (or does the apps itself) a lot of companies won't be doing apps for Sailfish. This removes that burden from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0T19:56:27" calcext:value-type="date">
            <text:p>12/10/2014 19:56:27</text:p>
          </table:table-cell>
          <table:table-cell office:value-type="string" calcext:value-type="string">
            <text:p>netherlands</text:p>
          </table:table-cell>
          <table:table-cell office:value-type="string" calcext:value-type="string">
            <text:p>Male</text:p>
          </table:table-cell>
          <table:table-cell office:value-type="string" calcext:value-type="string">
            <text:p>insurance underwriter engineering risk</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ultiple choice would be nice.. Openness, involvement , privacy, meamo heritage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y functional notifications and telepathy integration</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10T20:02:41" calcext:value-type="date">
            <text:p>12/10/2014 20:02:41</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jollausers.com jollafr.org</text:p>
          </table:table-cell>
          <table:table-cell table:number-columns-repeated="228"/>
        </table:table-row>
        <table:table-row table:style-name="ro2">
          <table:table-cell office:value-type="date" office:date-value="2014-12-10T20:22:33" calcext:value-type="date">
            <text:p>12/10/2014 20:22:33</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FM-radio</text:p>
          </table:table-cell>
          <table:table-cell office:value-type="string" calcext:value-type="string">
            <text:p>UI in general</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I would like to see more native apps and I agree that Android support is still needed, but I think that offering that option is part of the reason why we don't see more native por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Twitter</text:p>
          </table:table-cell>
          <table:table-cell table:number-columns-repeated="228"/>
        </table:table-row>
        <table:table-row table:style-name="ro2">
          <table:table-cell office:value-type="date" office:date-value="2014-12-10T20:26:00" calcext:value-type="date">
            <text:p>12/10/2014 20:26:00</text:p>
          </table:table-cell>
          <table:table-cell office:value-type="string" calcext:value-type="string">
            <text:p>Finland</text:p>
          </table:table-cell>
          <table:table-cell office:value-type="string" calcext:value-type="string">
            <text:p>Male</text:p>
          </table:table-cell>
          <table:table-cell office:value-type="string" calcext:value-type="string">
            <text:p>engineer (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had Nokia N9 earlier, so Jolla was its natural successor.</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any thins should still be improved, email, exchange (search functionality, mark all as read), browser (some pages are just paint to use with jolla), better facebook integration with ability to read news feed, add comments and so on. start with Friends app and make it integrated with Sailfish.</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here maps with offline map features and navigation.</text:p>
          </table:table-cell>
          <table:table-cell office:value-type="string" calcext:value-type="string">
            <text:p>Gesture based Sailfish!</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The usage of Android support should be highly avoided. For example only android based f-secure Younited app was a big disapoint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murobbs, matkapuhelinfoorumi</text:p>
          </table:table-cell>
          <table:table-cell table:number-columns-repeated="228"/>
        </table:table-row>
        <table:table-row table:style-name="ro2">
          <table:table-cell office:value-type="date" office:date-value="2014-12-10T20:26:44" calcext:value-type="date">
            <text:p>12/10/2014 20:26: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ncryption - Phone itself, mail (PGP),...</text:p>
          </table:table-cell>
          <table:table-cell office:value-type="string" calcext:value-type="string">
            <text:p>The beautiful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ost of my apps are native Jolla apps.Unfortunately I need some Android app. Well, two android apps.HERE Navigation, and a Mandarin sign recognition.As soon as we get native offline navigation, I think I would uninstall the alien dalvik again.Until then it's vital. At least for m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Jolla is more open than any other mobile phone manufacturer.Of course they can/should be more open. But I think we should appreciate what we have. And unfortunately a small company like Jolla can not publish all the source without loosing it's business model. </text:p>
          </table:table-cell>
          <table:table-cell office:value-type="string" calcext:value-type="string">
            <text:p>1-2 years</text:p>
          </table:table-cell>
          <table:table-cell office:value-type="string" calcext:value-type="string">
            <text:p>IRC, talk.maemo.org, together.jolla.com, jollausers.com</text:p>
          </table:table-cell>
          <table:table-cell table:number-columns-repeated="228"/>
        </table:table-row>
        <table:table-row table:style-name="ro2">
          <table:table-cell office:value-type="date" office:date-value="2014-12-10T20:31:37" calcext:value-type="date">
            <text:p>12/10/2014 20:31:37</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lendar agenda view on events view</text:p>
          </table:table-cell>
          <table:table-cell office:value-type="string" calcext:value-type="string">
            <text:p>Swipe for multitask screen</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owser still lacks compared to android browsers</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0:55:16" calcext:value-type="date">
            <text:p>12/10/2014 20:55:16</text:p>
          </table:table-cell>
          <table:table-cell office:value-type="string" calcext:value-type="string">
            <text:p>Germany</text:p>
          </table:table-cell>
          <table:table-cell office:value-type="string" calcext:value-type="string">
            <text:p>Male</text:p>
          </table:table-cell>
          <table:table-cell office:value-type="string" calcext:value-type="string">
            <text:p>Scientific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lways had Nokia phonesios and android never wanted for mewin phone is unusable for meloved my n8 and had an eye on n9love the intuitivity of the UI gesturesIt was the only possible choiceI feel there is much space for improvement</text:p>
          </table:table-cell>
          <table:table-cell office:value-type="string" calcext:value-type="string">
            <text:p>No opinion</text:p>
          </table:table-cell>
          <table:table-cell table:style-name="ce2" office:value-type="string" calcext:value-type="string">
            <text:p>I can't tell because I'm not up to date with Jolla as company. I love the phone and the OS but I personally don't like tablets so I'd prefer to have a second phone. How the company works I can not judge. When I watched Slush video I was impressed that ~100 people are able to do what they do. I hope that the company will be a serious player in the phone market and produce more phones and improv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T9 Keyboard input</text:p>
          </table:table-cell>
          <table:table-cell office:value-type="string" calcext:value-type="string">
            <text:p>Gestures</text:p>
          </table:table-cell>
          <table:table-cell office:value-type="string" calcext:value-type="string">
            <text:p>3-6 months</text:p>
          </table:table-cell>
          <table:table-cell office:value-type="string" calcext:value-type="string">
            <text:p>I think it is not really needed anymore</text:p>
          </table:table-cell>
          <table:table-cell office:value-type="string" calcext:value-type="string">
            <text:p>For me personally as I use almost only phone features, browser and mail, I'd say it is not needed but for many other people it could be a reason to try and then to switch because you can just have all your apps. From an objective point of view I'd answer "it's nice to have" but I personally do not need it, I'd deinstall it if there would be a native offline maps/navigation and a Skat-app :)</text:p>
          </table:table-cell>
          <table:table-cell office:value-type="string" calcext:value-type="string">
            <text:p>No opinion</text:p>
          </table:table-cell>
          <table:table-cell table:style-name="ce2" office:value-type="string" calcext:value-type="string">
            <text:p>I'd say they should keep their secret that they are able to deal with other callengers at phone market. I'd not tell others how the gestures work e.g.</text:p>
          </table:table-cell>
          <table:table-cell office:value-type="string" calcext:value-type="string">
            <text:p>1-2 years</text:p>
          </table:table-cell>
          <table:table-cell office:value-type="string" calcext:value-type="string">
            <text:p>together.jolla.com, other forum</text:p>
          </table:table-cell>
          <table:table-cell table:number-columns-repeated="228"/>
        </table:table-row>
        <table:table-row table:style-name="ro2">
          <table:table-cell office:value-type="date" office:date-value="2014-12-10T20:59:11" calcext:value-type="date">
            <text:p>12/10/2014 20:59:11</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native apps</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1:05:12" calcext:value-type="date">
            <text:p>12/10/2014 21:05:12</text:p>
          </table:table-cell>
          <table:table-cell office:value-type="string" calcext:value-type="string">
            <text:p>France</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Development is slower than expected but it's not the real problem in my opinion. I think that the true issue lies in the lack of openness of many components that do not need to be closed source, especially since they marketed the Jolla and SailfishOS as truly open.</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Developing what I need</text:p>
          </table:table-cell>
          <table:table-cell office:value-type="string" calcext:value-type="string">
            <text:p>Usable NFC (not TOH only)</text:p>
          </table:table-cell>
          <table:table-cell office:value-type="string" calcext:value-type="string">
            <text:p>Intuitive gesture based.</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a nice starter for missing applications but native applications remain a far better op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timally, I would prefer a full open-source platform but I stay pragmatic.- Core libs SHALL be as open as possible (patents are a big problem, especially those that are NOT valid in Europe)- Silica SHOULD be open.- Jolla apps MAY be open but CAN be close-source as long as all needed API to redevelop an equivalent application are available.</text:p>
          </table:table-cell>
          <table:table-cell office:value-type="string" calcext:value-type="string">
            <text:p>Since the beginning</text:p>
          </table:table-cell>
          <table:table-cell office:value-type="string" calcext:value-type="string">
            <text:p>talk.maemo.org, together.jolla.com, Jolla / Sailfish themed meetups</text:p>
          </table:table-cell>
          <table:table-cell table:number-columns-repeated="228"/>
        </table:table-row>
        <table:table-row table:style-name="ro2">
          <table:table-cell office:value-type="date" office:date-value="2014-12-10T21:38:29" calcext:value-type="date">
            <text:p>12/10/2014 21:38:29</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More accessible toggles</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1:41:12" calcext:value-type="date">
            <text:p>12/10/2014 21:41:12</text:p>
          </table:table-cell>
          <table:table-cell office:value-type="string" calcext:value-type="string">
            <text:p>France</text:p>
          </table:table-cell>
          <table:table-cell office:value-type="string" calcext:value-type="string">
            <text:p>Male</text:p>
          </table:table-cell>
          <table:table-cell office:value-type="string" calcext:value-type="string">
            <text:p>CTO</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oped it would be a better N9 (it is not yet...)</text:p>
          </table:table-cell>
          <table:table-cell office:value-type="string" calcext:value-type="string">
            <text:p>They're successfully delivering what they've marketed and are very openly communicating</text:p>
          </table:table-cell>
          <table:table-cell table:style-name="ce2" office:value-type="string" calcext:value-type="string">
            <text:p>I like them</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Offline turn by turn maps</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Here Maps beta. All the apps that don't exist yet but are useful (games, guitar tuner, ...)</text:p>
          </table:table-cell>
          <table:table-cell office:value-type="string" calcext:value-type="string">
            <text:p>The UI (Silica) and Jolla apps should be open sourced, that would be enough</text:p>
          </table:table-cell>
          <table:table-cell table:style-name="ce2" office:value-type="string" calcext:value-type="string">
            <text:p>Doing quite good</text:p>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21:43:58" calcext:value-type="date">
            <text:p>12/10/2014 21:43:58</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open linux system</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jollafr.org</text:p>
          </table:table-cell>
          <table:table-cell table:number-columns-repeated="228"/>
        </table:table-row>
        <table:table-row table:style-name="ro2">
          <table:table-cell office:value-type="date" office:date-value="2014-12-10T22:09:09" calcext:value-type="date">
            <text:p>12/10/2014 22:09:09</text:p>
          </table:table-cell>
          <table:table-cell office:value-type="string" calcext:value-type="string">
            <text:p>France</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screen rotation in every application</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35:33.999999" calcext:value-type="date">
            <text:p>12/10/2014 22:35:34</text:p>
          </table:table-cell>
          <table:table-cell office:value-type="string" calcext:value-type="string">
            <text:p>france</text:p>
          </table:table-cell>
          <table:table-cell office:value-type="string" calcext:value-type="string">
            <text:p>Male</text:p>
          </table:table-cell>
          <table:table-cell office:value-type="string" calcext:value-type="string">
            <text:p>cadr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I'm waiting updat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folders in galery</text:p>
          </table:table-cell>
          <table:table-cell office:value-type="string" calcext:value-type="string">
            <text:p>th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l manque des apps importantes (facebook, twitter, waze, whatsapp..)</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witter, www.jollafr.org</text:p>
          </table:table-cell>
          <table:table-cell table:number-columns-repeated="228"/>
        </table:table-row>
        <table:table-row table:style-name="ro2">
          <table:table-cell office:value-type="date" office:date-value="2014-12-10T22:36:19" calcext:value-type="date">
            <text:p>12/10/2014 22:36:19</text:p>
          </table:table-cell>
          <table:table-cell office:value-type="string" calcext:value-type="string">
            <text:p>france</text:p>
          </table:table-cell>
          <table:table-cell office:value-type="string" calcext:value-type="string">
            <text:p>Male</text:p>
          </table:table-cell>
          <table:table-cell office:value-type="string" calcext:value-type="string">
            <text:p>marketing</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don't want to be part of one ecosystem</text:p>
          </table:table-cell>
          <table:table-cell table:style-name="ce2" office:value-type="string" calcext:value-type="string">
            <text:p>I was font of the Nokia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Company strategy to earn money is unclearMarketing and Communication are not in line with R&amp;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USB support for MacOS</text:p>
          </table:table-cell>
          <table:table-cell office:value-type="string" calcext:value-type="string">
            <text:p>Swip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Unfortunately Android support is needed but Sailfish applications shall be strongly supported by giving <text:s/>a way to earn money for Sailfish developers. </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2:39:07" calcext:value-type="date">
            <text:p>12/10/2014 22:39:07</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nly european 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Swype</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57:09.999999" calcext:value-type="date">
            <text:p>12/10/2014 22:57:10</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navigation</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text:p>
          </table:table-cell>
          <table:table-cell table:number-columns-repeated="228"/>
        </table:table-row>
        <table:table-row table:style-name="ro2">
          <table:table-cell office:value-type="date" office:date-value="2014-12-10T22:57:25.999999" calcext:value-type="date">
            <text:p>12/10/2014 22:57: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s first sold on the UI. "Finally, 'only' 6 years after the iphone, a user interface actually constructed with touchscreens in mind that isn't just a clumsy desktop/typewriter imitation".The openness of the system is also important. I might not use it that extensively myself (right now), but I prefer having the option there. I don't like how the major other players go towards more and more closed systems and limiting the possibilities of user options, as well as limiting the possible user overview over what their device is actually doing behind their back.And lastly, it's nice that someone in this god-forsaken country of eternal pessimists actually has the balls to go and reach for the moon. People here always forget you can't win if you aren't even in the gam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s an outside observer, the Novathor fiasco appears to have been a pretty big gut punch. To be honest, the Jolla device shipped in a pretty deplorable state, and I'm sure the result of this didn't win you any favors. Only now - a year later - is the device starting to be at a level I'd personally expect from a "proof of concept" device aimed at the general public. I realize it's slim pickings in terms of manufacturers/device cost for you. But if you ever get around to making a second device, please invest more time/effort in the hardware quality - the current device has way too many hardware related quirks (SIM slot issues, connection drop issues, rebooting/battery issues) and this, more than any lack of features, is something that gives a cheap and half-assed vibe of your efforts/product.Beyond this, I feel that the clock is ticking and that time is running out for you guys. You need to get someone - anyone - else other than just you to give sailfish a go. Otherwise, you'll go belly-up sooner rather than later. But I'm sure you already know that. This is why I chose the "not successful, not marketed" answer - the survival of sailfish (and I do want to see it survive) hinges on it gaining wider adoption. You have talked/hinted about "partnerships" and wider adaptation, but so far there unfortunately is nothing to show for it, and from a user perspective this is starting to look bad.Alternatively, if worst comes to worst, maybe you could find success as a niché manufacturer of devices that caters mainly to the whims of the OS linux nerd crowd? Sure, there's no big future there - demanding customers and a small userbase - but at least it's a market that other companies have mostly ignored, and you are strong in thanks to your heritage. They're also more likely to put up with "half-assed"/missing features, as long as you give them the tools/options to fix it themselves in a "reasonable" manner :p.</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A much more resource-efficient, feature-complete, GESTURE-navigatable web browser. </text:p>
          </table:table-cell>
          <table:table-cell office:value-type="string" calcext:value-type="string">
            <text:p>The gestures UI, real 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ajor problem for sailfish from a generap user POV is the lack of "expected functionality" apps, like whatsapp, instagram, a working FB integration, etc.There would also be less of a need for alternatives if the native sailfish options would be better. For example, the e-mail client is still lacking a search option.The "maps" app, while good, is also very basic in terms of options, and also lacks navigation. HERE is also absolutely terrible for some odder locations (Japan for example) compared to alternatives.The browser lacks some options (private tabs, cache/cookie related things), and the the performance is not the best. I use android Opera a lot, because I like its handling of going back in history much better, which makes its user experience much much better on a mobile device (it loads the page immediately, directly from cache, instead of even checking/confirming its status over the net).</text:p>
          </table:table-cell>
          <table:table-cell office:value-type="string" calcext:value-type="string">
            <text:p>No opinion</text:p>
          </table:table-cell>
          <table:table-cell table:style-name="ce2" office:value-type="string" calcext:value-type="string">
            <text:p>I don't really have a vested interest in this myself, but I like the idea that most of the source is free to review for anyone - In this day and age open source freely reviewable software really is the only thing that can guarantee users real privacy in computing.Other than that, in general I feel that the more you open up the more help help you can gain from potential 3rd parties. Organizing the works and random output of a rabid horde of nerds into a coherent usable end product with deadlines isn't perhaps that easy, but not every update needs to always be "official". It'd be nice if you could run "nightly"/beta builds of some of the in-house apps, for example. You should also take care to remove as many obstacles as possible in the way of doing easy ports of existing software.</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2:59:17" calcext:value-type="date">
            <text:p>12/10/2014 22:59:17</text:p>
          </table:table-cell>
          <table:table-cell office:value-type="string" calcext:value-type="string">
            <text:p>Switzerland</text:p>
          </table:table-cell>
          <table:table-cell office:value-type="string" calcext:value-type="string">
            <text:p>Male</text:p>
          </table:table-cell>
          <table:table-cell office:value-type="string" calcext:value-type="string">
            <text:p>Safety advi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ification screen not used enough, content should be customizable</text:p>
          </table:table-cell>
          <table:table-cell office:value-type="string" calcext:value-type="string">
            <text:p>See several running apps in one screen</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 hope Android support could be abolished so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3:06:39" calcext:value-type="date">
            <text:p>12/10/2014 23:06:39</text:p>
          </table:table-cell>
          <table:table-cell office:value-type="string" calcext:value-type="string">
            <text:p>France</text:p>
          </table:table-cell>
          <table:table-cell office:value-type="string" calcext:value-type="string">
            <text:p>Male</text:p>
          </table:table-cell>
          <table:table-cell office:value-type="string" calcext:value-type="string">
            <text:p>Student (I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OS openness to tweak thing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Waze mostly, also agend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23:20:16" calcext:value-type="date">
            <text:p>12/10/2014 23:20:16</text:p>
          </table:table-cell>
          <table:table-cell office:value-type="string" calcext:value-type="string">
            <text:p>France</text:p>
          </table:table-cell>
          <table:table-cell office:value-type="string" calcext:value-type="string">
            <text:p>Male</text:p>
          </table:table-cell>
          <table:table-cell office:value-type="string" calcext:value-type="string">
            <text:p>Web Project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European O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Panoramic photo :)</text:p>
          </table:table-cell>
          <table:table-cell office:value-type="string" calcext:value-type="string">
            <text:p>Ma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is is necessary to acquire new user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jollafr.org</text:p>
          </table:table-cell>
          <table:table-cell table:number-columns-repeated="228"/>
        </table:table-row>
        <table:table-row table:style-name="ro2">
          <table:table-cell office:value-type="date" office:date-value="2014-12-10T23:23:46" calcext:value-type="date">
            <text:p>12/10/2014 23:23:46</text:p>
          </table:table-cell>
          <table:table-cell office:value-type="string" calcext:value-type="string">
            <text:p>Austria</text:p>
          </table:table-cell>
          <table:table-cell office:value-type="string" calcext:value-type="string">
            <text:p>Male</text:p>
          </table:table-cell>
          <table:table-cell office:value-type="string" calcext:value-type="string">
            <text:p>Austr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pdates</text:p>
          </table:table-cell>
          <table:table-cell office:value-type="string" calcext:value-type="string">
            <text:p>userinterface</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3:36:27" calcext:value-type="date">
            <text:p>12/10/2014 23:36:27</text:p>
          </table:table-cell>
          <table:table-cell office:value-type="string" calcext:value-type="string">
            <text:p>France</text:p>
          </table:table-cell>
          <table:table-cell office:value-type="string" calcext:value-type="string">
            <text:p>Male</text:p>
          </table:table-cell>
          <table:table-cell office:value-type="string" calcext:value-type="string">
            <text:p>SNCF Ag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re is hope of most openness in the marke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otification on the screen of a lock like N9</text:p>
          </table:table-cell>
          <table:table-cell office:value-type="string" calcext:value-type="string">
            <text:p>UI Gestur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11:21" calcext:value-type="date">
            <text:p>12/11/2014 1:11:21</text:p>
          </table:table-cell>
          <table:table-cell office:value-type="string" calcext:value-type="string">
            <text:p>France</text:p>
          </table:table-cell>
          <table:table-cell office:value-type="string" calcext:value-type="string">
            <text:p>Female</text:p>
          </table:table-cell>
          <table:table-cell office:value-type="string" calcext:value-type="string">
            <text:p>Research director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23:38" calcext:value-type="date">
            <text:p>12/11/2014 1:23:38</text:p>
          </table:table-cell>
          <table:table-cell office:value-type="string" calcext:value-type="string">
            <text:p>FRANCE</text:p>
          </table:table-cell>
          <table:table-cell office:value-type="string" calcext:value-type="string">
            <text:p>Male</text:p>
          </table:table-cell>
          <table:table-cell office:value-type="string" calcext:value-type="string">
            <text:p>Architec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previous smartphone was a N9. I loved the UI, the "not like the other ones" look and feel, the fact that it is truly based on linux, and the non google / microsoft universe.Jolla is for me what Nokia should have chosen a few years ago. They are the spirit of this company.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choose the second choice but we have noticed a great improvement in communication these past months. Now that the OS is more or less quite stable (enough for a daily use with a every week reboot), the need of monthly updates is not my priority. Thus, I don't feel bad about update 9 and 10, since my jolla is my every day smartphone and that about 90% of the time he is just perfect for me. Now, what is important is to create an environnement to help third party developpers make great apps.OS Improvements should be targeted almost only on this purpose. QT 5.2 update is one of the keystone to that, other one is improving the store and find something to get paid apps that truly deserve 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uly native Here Drive App</text:p>
          </table:table-cell>
          <table:table-cell office:value-type="string" calcext:value-type="string">
            <text:p>Feel and 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would love to answer that this is not needed, but now it is not.Native apps are great, but so far some of the most important ones are missing. Then it is ok to use android apps because of that lack, but I really hope that one day we won"t need it any m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hen they opened the reservation for Jolla, it was one of the most important feature: open source OS.Now, it is not yet so open as it should be. I am quite fine about a reasonable delay before releasing source code. But this should be a main goal: Make the OS evolve to a true open source OS. But some part of it are not dependant on Jolla, especially the drivers, so it is like an asymptot, and not a have to be scheduled goal.</text:p>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1T01:27:05" calcext:value-type="date">
            <text:p>12/11/2014 1:27:05</text:p>
          </table:table-cell>
          <table:table-cell office:value-type="string" calcext:value-type="string">
            <text:p>Austria</text:p>
          </table:table-cell>
          <table:table-cell office:value-type="string" calcext:value-type="string">
            <text:p>Male</text:p>
          </table:table-cell>
          <table:table-cell office:value-type="string" calcext:value-type="string">
            <text:p>freelanc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dlna or similar</text:p>
          </table:table-cell>
          <table:table-cell office:value-type="string" calcext:value-type="string">
            <text:p>UI + gesture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01:38:17" calcext:value-type="date">
            <text:p>12/11/2014 1:38:17</text:p>
          </table:table-cell>
          <table:table-cell office:value-type="string" calcext:value-type="string">
            <text:p>France</text:p>
          </table:table-cell>
          <table:table-cell office:value-type="string" calcext:value-type="string">
            <text:p>Male</text:p>
          </table:table-cell>
          <table:table-cell office:value-type="string" calcext:value-type="string">
            <text:p>System administrator (Linux)</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All options are correct for me!</text:p>
          </table:table-cell>
          <table:table-cell table:style-name="ce2" office:value-type="string" calcext:value-type="string">
            <text:p>In addition:- It's a Linux based OS so I have root access on my phone- ¨My Privacy is preserved (not like Android/IOS/WP)- This is the best continuity of my precious nokia n900 (maemo)- The Jolla team is just amaz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think the following things are necessary:- publish every days an updated state of the devel (for example for U10)- have a public repository dedicated to security updates- have a public repository dedicated to testing release (for beta tester)- have a roadmap for planned features (with priority)- publish more code as OpenSource (for example applications like calendar, calculator, media player, et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wifi support for professionnal network (WPA2-PSK with MSchapv2 for example)</text:p>
          </table:table-cell>
          <table:table-cell office:value-type="string" calcext:value-type="string">
            <text:p>It's very fast device with goo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 The number of native application is far too low at the moment- Numerous useful applications are only available for Android- Android compatibility is a reassuring argument for regular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ailfishOS is based on Linux. This means that there is a strong potential for community development and bug fixes. I think that this potential is largely lost today due to the fact that the sources are closed and it's a shame</text:p>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1T03:52:01" calcext:value-type="date">
            <text:p>12/11/2014 3:52:01</text:p>
          </table:table-cell>
          <table:table-cell office:value-type="string" calcext:value-type="string">
            <text:p>Nepal </text:p>
          </table:table-cell>
          <table:table-cell office:value-type="string" calcext:value-type="string">
            <text:p>Male</text:p>
          </table:table-cell>
          <table:table-cell office:value-type="string" calcext:value-type="string">
            <text:p>student </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Openness NewDifferent Not android, iOS, or Windows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Good small start upKeep sailing sailors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Apps r lacking right now. But once good n quality apps comes we don't need extra load in beautiful phone. Banks app, n other officials apps for fb, Twitter, kind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3:56:48" calcext:value-type="date">
            <text:p>12/11/2014 3:56:48</text:p>
          </table:table-cell>
          <table:table-cell office:value-type="string" calcext:value-type="string">
            <text:p>France</text:p>
          </table:table-cell>
          <table:table-cell office:value-type="string" calcext:value-type="string">
            <text:p>Male</text:p>
          </table:table-cell>
          <table:table-cell office:value-type="string" calcext:value-type="string">
            <text:p>Bank/Fina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dvenced Ambiance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1T07:53:34" calcext:value-type="date">
            <text:p>12/11/2014 7:53:3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true multitasking- the only non-US OS- I like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While on the whole they've delivered quite well, their delivery on app monetization has been slow and unclear.</text:p>
          </table:table-cell>
          <table:table-cell office:value-type="string" calcext:value-type="string">
            <text:p>Daily "smart" device (Mainly using for news reading, browsing, gaming, etc)</text:p>
          </table:table-cell>
          <table:table-cell office:value-type="string" calcext:value-type="string">
            <text:p>daily for 6 months a year</text:p>
          </table:table-cell>
          <table:table-cell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Additional options for Ambiences</text:p>
          </table:table-cell>
          <table:table-cell office:value-type="string" calcext:value-type="string">
            <text:p>The beauty of the 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ith little to no 3rd party support, Android apps fill in the gap nicely. On the flip side, it hinders native development. Support for additional cross-platform development frameworks, like Xamarin, Unity3D, etc. is needed.</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IRC, fan sites</text:p>
          </table:table-cell>
          <table:table-cell table:number-columns-repeated="228"/>
        </table:table-row>
        <table:table-row table:style-name="ro2">
          <table:table-cell office:value-type="date" office:date-value="2014-12-11T09:23:47" calcext:value-type="date">
            <text:p>12/11/2014 9:23:47</text:p>
          </table:table-cell>
          <table:table-cell office:value-type="string" calcext:value-type="string">
            <text:p>France</text:p>
          </table:table-cell>
          <table:table-cell office:value-type="string" calcext:value-type="string">
            <text:p>Male</text:p>
          </table:table-cell>
          <table:table-cell office:value-type="string" calcext:value-type="string">
            <text:p>IT I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text:p>
          </table:table-cell>
          <table:table-cell office:value-type="string" calcext:value-type="string">
            <text:p>Gea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Other meetups / conferences, FRiends</text:p>
          </table:table-cell>
          <table:table-cell table:number-columns-repeated="228"/>
        </table:table-row>
        <table:table-row table:style-name="ro2">
          <table:table-cell office:value-type="date" office:date-value="2014-12-11T09:29:13" calcext:value-type="date">
            <text:p>12/11/2014 9:29:1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fter Nokia went for windows had to find something outside android.</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think they need some kind of organiser. Jolla Shop is not working. They are making good software, but they must improve in hardware and how they run Jolla Shop.</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Lack off apps</text:p>
          </table:table-cell>
          <table:table-cell office:value-type="string" calcext:value-type="string">
            <text:p>The smooth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Until there are enough of native apps android support is almost a must if you want to se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1T09:57:03" calcext:value-type="date">
            <text:p>12/11/2014 9:57:03</text:p>
          </table:table-cell>
          <table:table-cell office:value-type="string" calcext:value-type="string">
            <text:p>D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N9</text:p>
          </table:table-cell>
          <table:table-cell table:style-name="ce2" office:value-type="string" calcext:value-type="string">
            <text:p>I hoped for the successor of the N9, which the Jolla is partly fulfilling</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doing their very best, they striving hard to be successful in the wide <text:s/>open se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proper network connection featere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be good if there would be more native apps which are nicely blend into the operation 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0:02:54" calcext:value-type="date">
            <text:p>12/11/2014 10:02:54</text:p>
          </table:table-cell>
          <table:table-cell office:value-type="string" calcext:value-type="string">
            <text:p>usa</text:p>
          </table:table-cell>
          <table:table-cell office:value-type="string" calcext:value-type="string">
            <text:p>Male</text:p>
          </table:table-cell>
          <table:table-cell office:value-type="string" calcext:value-type="string">
            <text:p>analy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n9</text:p>
          </table:table-cell>
          <table:table-cell/>
          <table:table-cell office:value-type="string" calcext:value-type="string">
            <text:p>No opinion</text:p>
          </table:table-cell>
          <table:table-cell table:style-name="ce2" office:value-type="string" calcext:value-type="string">
            <text:p>3g, lte(4g) needed in us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3g supportin usa</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16:46" calcext:value-type="date">
            <text:p>12/11/2014 11:16:4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Privacy is the most important- Secondly usabil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native apps and Ecosystem to support paid application</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 get more consumers to use Jolla if their needed application is not native sailfis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33:37" calcext:value-type="date">
            <text:p>12/11/2014 11:33:37</text:p>
          </table:table-cell>
          <table:table-cell office:value-type="string" calcext:value-type="string">
            <text:p>France</text:p>
          </table:table-cell>
          <table:table-cell office:value-type="string" calcext:value-type="string">
            <text:p>Male</text:p>
          </table:table-cell>
          <table:table-cell office:value-type="string" calcext:value-type="string">
            <text:p>Senior technical manager</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 effective mail client</text:p>
          </table:table-cell>
          <table:table-cell office:value-type="string" calcext:value-type="string">
            <text:p>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As long as some apps are not ported as native apps, I need Android support for these apps (ex: Waze, my Internet Provider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11T12:36:55" calcext:value-type="date">
            <text:p>12/11/2014 12:36:55</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Jolla has no ties with the NSA (as far as I know)</text:p>
          </table:table-cell>
          <table:table-cell office:value-type="string" calcext:value-type="string">
            <text:p>They're not successfully delivering what they have marketed, but they're open about it</text:p>
          </table:table-cell>
          <table:table-cell table:style-name="ce2" office:value-type="string" calcext:value-type="string">
            <text:p>Considering the future, I think Jolla has a good chance of success. They have the Nokia know-how and they managed to build a solid community. If I thought Sailfish was a dead on arrival platform, I would have never bought a Jolla smartphon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hone call blacklist</text:p>
          </table:table-cell>
          <table:table-cell office:value-type="string" calcext:value-type="string">
            <text:p>The gestures interface</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11T13:22:10" calcext:value-type="date">
            <text:p>12/11/2014 13:22:10</text:p>
          </table:table-cell>
          <table:table-cell office:value-type="string" calcext:value-type="string">
            <text:p>Hungary</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N9 heritage</text:p>
          </table:table-cell>
          <table:table-cell table:style-name="ce2" office:value-type="string" calcext:value-type="string">
            <text:p>- non-US based, spyware free OS- open- real multitasking- UI (even though it seems to be more complex than Harmattan)</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Jolla's native ecosystem is just simply not strong enough to compete with others. Users need apps - that's so simple...Not to mention lack of monetizing possibilities of native apps...Please, support Digia's Purchasing API (+in-app ads as bonu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 / Sailfish themed meetups, live chats.. :D</text:p>
          </table:table-cell>
          <table:table-cell table:number-columns-repeated="228"/>
        </table:table-row>
        <table:table-row table:style-name="ro2">
          <table:table-cell office:value-type="date" office:date-value="2014-12-11T13:51:55" calcext:value-type="date">
            <text:p>12/11/2014 13:51:55</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expected something different than colored other half</text:p>
          </table:table-cell>
          <table:table-cell table:style-name="ce2" office:value-type="string" calcext:value-type="string">
            <text:p>was interested to see linux running on a real phone.i was also interested in toh concept, but nothing was really done with this feature.</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he other half</text:p>
          </table:table-cell>
          <table:table-cell office:value-type="string" calcext:value-type="string">
            <text:p>cell phone capa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11T13:55:50" calcext:value-type="date">
            <text:p>12/11/2014 13:55:50</text:p>
          </table:table-cell>
          <table:table-cell office:value-type="string" calcext:value-type="string">
            <text:p>Finland</text:p>
          </table:table-cell>
          <table:table-cell office:value-type="string" calcext:value-type="string">
            <text:p>Male</text:p>
          </table:table-cell>
          <table:table-cell office:value-type="string" calcext:value-type="string">
            <text:p>Buy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afest phone ?</text:p>
          </table:table-cell>
          <table:table-cell table:style-name="ce2" office:value-type="string" calcext:value-type="string">
            <text:p>Something special, a phone you can expect to use for for some year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keyboar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apps you gonna need only occasionally never going to be available as native. All "real" apps must be native, office, banking, communicat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with friends</text:p>
          </table:table-cell>
          <table:table-cell table:number-columns-repeated="228"/>
        </table:table-row>
        <table:table-row table:style-name="ro2">
          <table:table-cell office:value-type="date" office:date-value="2014-12-11T15:05:00" calcext:value-type="date">
            <text:p>12/11/2014 15:05: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moled screen with LPM infos on screen</text:p>
          </table:table-cell>
          <table:table-cell office:value-type="string" calcext:value-type="string">
            <text:p>Tru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fr.org</text:p>
          </table:table-cell>
          <table:table-cell table:number-columns-repeated="228"/>
        </table:table-row>
        <table:table-row table:style-name="ro2">
          <table:table-cell office:value-type="date" office:date-value="2014-12-11T15:06:38" calcext:value-type="date">
            <text:p>12/11/2014 15:06:38</text:p>
          </table:table-cell>
          <table:table-cell office:value-type="string" calcext:value-type="string">
            <text:p>France</text:p>
          </table:table-cell>
          <table:table-cell office:value-type="string" calcext:value-type="string">
            <text:p>Male</text:p>
          </table:table-cell>
          <table:table-cell office:value-type="string" calcext:value-type="string">
            <text:p>manager in electronic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ssibility to set defaut applicat</text:p>
          </table:table-cell>
          <table:table-cell office:value-type="string" calcext:value-type="string">
            <text:p>UI coherence based on gestur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o play game, and to have acces to some specific apps, like bank, GPS navigation</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11T15:17:43" calcext:value-type="date">
            <text:p>12/11/2014 15:17:4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style-name="ce2" office:value-type="string" calcext:value-type="string">
            <text:p>Hard to answer as they are partly successfull delivering what they have marketed and are partly open about it. (In fact more open then any other company i've encountered).Yet there are some things that have been marketed and not quite delivered (e.g. user-replacable battery -&gt; but no replacements and also as much openness as possible while they fail to explain what possible means for them).As for open communication it seems that in some cases they act (too) late and some topics seem to be avoid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 since i dont really need a "smart" phone</text:p>
          </table:table-cell>
          <table:table-cell office:value-type="string" calcext:value-type="string">
            <text:p>the UI despite the horrible pulley-menu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15:51:34" calcext:value-type="date">
            <text:p>12/11/2014 15:51:34</text:p>
          </table:table-cell>
          <table:table-cell office:value-type="string" calcext:value-type="string">
            <text:p>Finland</text:p>
          </table:table-cell>
          <table:table-cell office:value-type="string" calcext:value-type="string">
            <text:p>Male</text:p>
          </table:table-cell>
          <table:table-cell office:value-type="string" calcext:value-type="string">
            <text:p>Machin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n addition to promised openness I wanted something different.</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allery options for example creating categories for pictures from camera or downloaded and other.</text:p>
          </table:table-cell>
          <table:table-cell office:value-type="string" calcext:value-type="string">
            <text:p>The Sailfish OS 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want android on my device but the option is good to have in case. It also allows more people to start using Sailfish devices when they can look for missing but needed apps from android stor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Face to face with people I meet or know if the topic comes up.</text:p>
          </table:table-cell>
          <table:table-cell table:number-columns-repeated="228"/>
        </table:table-row>
        <table:table-row table:style-name="ro2">
          <table:table-cell office:value-type="date" office:date-value="2014-12-11T17:14:30.000002" calcext:value-type="date">
            <text:p>12/11/2014 17:14:30</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artner apps</text:p>
          </table:table-cell>
          <table:table-cell office:value-type="string" calcext:value-type="string">
            <text:p>it'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many apps are not (yet) available for many services, It's easier sometimes to stick on the android vers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20:57:56" calcext:value-type="date">
            <text:p>12/11/2014 20:57:56</text:p>
          </table:table-cell>
          <table:table-cell office:value-type="string" calcext:value-type="string">
            <text:p>Russia</text:p>
          </table:table-cell>
          <table:table-cell office:value-type="string" calcext:value-type="string">
            <text:p>Female</text:p>
          </table:table-cell>
          <table:table-cell office:value-type="string" calcext:value-type="string">
            <text:p>Hack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m a Linux developer</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Accesoires</text:p>
          </table:table-cell>
          <table:table-cell office:value-type="string" calcext:value-type="string">
            <text:p>SailfishO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Most of users can switch to Jolla and continue using common android applications, but switch to native Jolla applications later, as soon as native replacement is read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ommunity is power</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1T20:58:54" calcext:value-type="date">
            <text:p>12/11/2014 20:58:54</text:p>
          </table:table-cell>
          <table:table-cell office:value-type="string" calcext:value-type="string">
            <text:p>Sweden</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imply like devies</text:p>
          </table:table-cell>
          <table:table-cell table:style-name="ce2" office:value-type="string" calcext:value-type="string">
            <text:p>Got lots of devices. Maemo, Meego, IOS, Android, Windows...so why not support jolla. I see that as a fun thing rather than the most useful O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Jolla device is pretty bad in my opinion. But the OS is new so we have to give some iteration. They won't survive on its own. </text:p>
          </table:table-cell>
          <table:table-cell office:value-type="string" calcext:value-type="string">
            <text:p>Techtoy (Playing / developing every now and then), collecting dust</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Developing what I need</text:p>
          </table:table-cell>
          <table:table-cell office:value-type="string" calcext:value-type="string">
            <text:p>a working browser with speed</text:p>
          </table:table-cell>
          <table:table-cell office:value-type="string" calcext:value-type="string">
            <text:p>the "poor looking" GUI</text:p>
          </table:table-cell>
          <table:table-cell office:value-type="string" calcext:value-type="string">
            <text:p>&lt;1 month</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ts not easy to improve the OS since so much is locked down.</text:p>
          </table:table-cell>
          <table:table-cell office:value-type="string" calcext:value-type="string">
            <text:p>Since the beginning</text:p>
          </table:table-cell>
          <table:table-cell office:value-type="string" calcext:value-type="string">
            <text:p>IRC, talk.maemo.org, Other meetups / conferences, Always</text:p>
          </table:table-cell>
          <table:table-cell table:number-columns-repeated="228"/>
        </table:table-row>
        <table:table-row table:style-name="ro2">
          <table:table-cell office:value-type="date" office:date-value="2014-12-11T21:10:40" calcext:value-type="date">
            <text:p>12/11/2014 21:10:40</text:p>
          </table:table-cell>
          <table:table-cell office:value-type="string" calcext:value-type="string">
            <text:p>NL</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s a former N900 user, I hoped of openness like N900, not crippled by Aegis. As a former N9 user, I hoped of intuitive gestures. Then the TOH concept, which kind of 'promised' a HWKB finally pulled me across the lin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ailfishOS is getting more and more mature, but there's still a lot of work to be done. They weren't open enough until recently, but it's getting better now (like communicating when update 10 will come, and why it isn't here yet). It's getting better, but SailfishOS still needs lots of improvement, especially on the browser, e-mail and XMPP implementation.</text:p>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Turn by turn navigation</text:p>
          </table:table-cell>
          <table:table-cell office:value-type="string" calcext:value-type="string">
            <text:p>The UI (gestures and multitasking)</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I don't have it installed. Just used once to try, but directly removed afterwards. The native apps kind of do their thing well. Those apps I don't have, do have Android equivalents, but since Android isn't QT, I don't like that the UI of the Android apps is totally not integrated is SailfishO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tty good, but a pity the UI isn't open source. There can be a lot of help from the community (check out Hildon Desktop) to solve the bugs Silica currently h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1:35:30" calcext:value-type="date">
            <text:p>12/11/2014 21:35:30</text:p>
          </table:table-cell>
          <table:table-cell office:value-type="string" calcext:value-type="string">
            <text:p>Po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update to Nokia N9</text:p>
          </table:table-cell>
          <table:table-cell table:style-name="ce2" office:value-type="string" calcext:value-type="string">
            <text:p>One hand operations, gestures based UI, modern Linux OS (wayland, systemd, Qt)</text:p>
          </table:table-cell>
          <table:table-cell office:value-type="string" calcext:value-type="string">
            <text:p>They're not successfully delivering what they have marketed, but they're open about it</text:p>
          </table:table-cell>
          <table:table-cell table:style-name="ce2" office:value-type="string" calcext:value-type="string">
            <text:p>Lack of comunication early on from beginning.Marketing BS with "Unlikely"TM.</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screen</text:p>
          </table:table-cell>
          <table:table-cell office:value-type="string" calcext:value-type="string">
            <text:p>Ease of use</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m not touching anything android based - be it apps, devices.</text:p>
          </table:table-cell>
          <table:table-cell office:value-type="string" calcext:value-type="string">
            <text:p>The UI (Silica) and Jolla apps should be open sourced, that would be enough</text:p>
          </table:table-cell>
          <table:table-cell table:style-name="ce2" office:value-type="string" calcext:value-type="string">
            <text:p>The default Jolla apps are really poor quality and lacking features, even old Nokia N9 is more advanced. Community could enhance the quality of the basic applications. </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1:38:21" calcext:value-type="date">
            <text:p>12/11/2014 21:38:2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s screen with rss feed</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1:44:14" calcext:value-type="date">
            <text:p>12/11/2014 21:44:14</text:p>
          </table:table-cell>
          <table:table-cell office:value-type="string" calcext:value-type="string">
            <text:p>United kingdom </text:p>
          </table:table-cell>
          <table:table-cell office:value-type="string" calcext:value-type="string">
            <text:p>Male</text:p>
          </table:table-cell>
          <table:table-cell office:value-type="string" calcext:value-type="string">
            <text:p>build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hdmi out</text:p>
          </table:table-cell>
          <table:table-cell office:value-type="string" calcext:value-type="string">
            <text:p>swip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2:07:02" calcext:value-type="date">
            <text:p>12/11/2014 22:07:02</text:p>
          </table:table-cell>
          <table:table-cell office:value-type="string" calcext:value-type="string">
            <text:p>pl</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fc</text:p>
          </table:table-cell>
          <table:table-cell office:value-type="string" calcext:value-type="string">
            <text:p>source co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11T22:21:54" calcext:value-type="date">
            <text:p>12/11/2014 22:21:54</text:p>
          </table:table-cell>
          <table:table-cell office:value-type="string" calcext:value-type="string">
            <text:p>uk</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ve a nokia N900.I like linux os's ( written in C programming language )hope one day you would release a phone with hardware keyboard, be able to reflash it without a computer and have a desktop browser like microb on N900.</text:p>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31:17" calcext:value-type="date">
            <text:p>12/11/2014 22:31:1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event view&amp;amol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48:54" calcext:value-type="date">
            <text:p>12/11/2014 22:48:54</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nu compability</text:p>
          </table:table-cell>
          <table:table-cell table:style-name="ce2" office:value-type="string" calcext:value-type="string">
            <text:p>I want to support a startup making an interesting device.I have personal friends within sailorsNothing beats simple GNU/Linux compability, where you can just drop a tarball in dirctory and do "./configure ; make" (with minimal modifications to sources)The UI is easily modificable/tweakable and looks niceSW development in the device itself is easy.</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and agile company, sympatheti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HW keyboard</text:p>
          </table:table-cell>
          <table:table-cell office:value-type="string" calcext:value-type="string">
            <text:p>the flexibility of the device</text:p>
          </table:table-cell>
          <table:table-cell office:value-type="string" calcext:value-type="string">
            <text:p>&gt;1 year</text:p>
          </table:table-cell>
          <table:table-cell office:value-type="string" calcext:value-type="string">
            <text:p>No opinion</text:p>
          </table:table-cell>
          <table:table-cell office:value-type="string" calcext:value-type="string">
            <text:p>Some people do need it, but for me it is not relevant.When I need something not readily available, I can most often build it myself, no need to get anything from android stores.</text:p>
          </table:table-cell>
          <table:table-cell office:value-type="string" calcext:value-type="string">
            <text:p>All source code should be published (Down to the hardware)</text:p>
          </table:table-cell>
          <table:table-cell table:style-name="ce2" office:value-type="string" calcext:value-type="string">
            <text:p>I actually do not think openness of Silica is the key question like many people. Of course that should also be open source, but things closer to the HW are more important; the device should have no closed binary blobs on the device.That reason I consider QualComm evil; they hide the HW of the device and there are stuff running on the device that I have no control of.</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15:50" calcext:value-type="date">
            <text:p>12/11/2014 23:15:50</text:p>
          </table:table-cell>
          <table:table-cell office:value-type="string" calcext:value-type="string">
            <text:p>Slovenia</text:p>
          </table:table-cell>
          <table:table-cell office:value-type="string" calcext:value-type="string">
            <text:p>Male</text:p>
          </table:table-cell>
          <table:table-cell office:value-type="string" calcext:value-type="string">
            <text:p>security consulta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decent torrent client/ i.e. rtorrent:D</text:p>
          </table:table-cell>
          <table:table-cell office:value-type="string" calcext:value-type="string">
            <text:p>Ambianc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do believe Jolla should pushing to use native sailfish apps a bit more. By implementing paid apps support in store I do belive more developers would start to develop native apps for sailfish platform. The bigger the number of apps in the store the minor the need for android support. I really hope sailfish reaches a <text:s/>critical mass of users, especially with tablet now being in the works. Of course it would help a lot if Jolla could afford to increase the number of its employees which would mean faster update cycle more features added and more bugs squashed.</text:p>
          </table:table-cell>
          <table:table-cell office:value-type="string" calcext:value-type="string">
            <text:p>All source code should be published (Down to the hardware)</text:p>
          </table:table-cell>
          <table:table-cell table:style-name="ce2" office:value-type="string" calcext:value-type="string">
            <text:p>The more the device and the os are open the higher the allure for hacking within the community. Of course there is one other thing documentation/ wiki. With top notch documentation (i. e. arch linux wiki) even the newbie can follow a wiki article. That way even casual users can learn how to package/ port packages to sailfish...</text:p>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29:39" calcext:value-type="date">
            <text:p>12/11/2014 23:29:39</text:p>
          </table:table-cell>
          <table:table-cell office:value-type="string" calcext:value-type="string">
            <text:p>belgique</text:p>
          </table:table-cell>
          <table:table-cell office:value-type="string" calcext:value-type="string">
            <text:p>Male</text:p>
          </table:table-cell>
          <table:table-cell office:value-type="string" calcext:value-type="string">
            <text:p>collèg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base de linux développer et tester ses application</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3:46:53" calcext:value-type="date">
            <text:p>12/11/2014 23:46:53</text:p>
          </table:table-cell>
          <table:table-cell office:value-type="string" calcext:value-type="string">
            <text:p>French</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2">
          <table:table-cell office:value-type="date" office:date-value="2014-12-12T03:26:57" calcext:value-type="date">
            <text:p>12/12/2014 3:26:57</text:p>
          </table:table-cell>
          <table:table-cell office:value-type="string" calcext:value-type="string">
            <text:p>United Kingdom</text:p>
          </table:table-cell>
          <table:table-cell office:value-type="string" calcext:value-type="string">
            <text:p>Male</text:p>
          </table:table-cell>
          <table:table-cell office:value-type="string" calcext:value-type="string">
            <text:p>Electronics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N900 keyboard</text:p>
          </table:table-cell>
          <table:table-cell office:value-type="string" calcext:value-type="string">
            <text:p>NOT N900 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04:36:54" calcext:value-type="date">
            <text:p>12/12/2014 4:36:54</text:p>
          </table:table-cell>
          <table:table-cell office:value-type="string" calcext:value-type="string">
            <text:p>Germany</text:p>
          </table:table-cell>
          <table:table-cell office:value-type="string" calcext:value-type="string">
            <text:p>Male</text:p>
          </table:table-cell>
          <table:table-cell office:value-type="string" calcext:value-type="string">
            <text:p>IT tech</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Comming from N900 +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swiping 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07:38:06" calcext:value-type="date">
            <text:p>12/12/2014 7:38:06</text:p>
          </table:table-cell>
          <table:table-cell office:value-type="string" calcext:value-type="string">
            <text:p>Finland</text:p>
          </table:table-cell>
          <table:table-cell office:value-type="string" calcext:value-type="string">
            <text:p>Male</text:p>
          </table:table-cell>
          <table:table-cell office:value-type="string" calcext:value-type="string">
            <text:p>Hum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at it would work and not boot all the time!!!</text:p>
          </table:table-cell>
          <table:table-cell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12T11:04:48" calcext:value-type="date">
            <text:p>12/12/2014 11:04: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Finnish, Linux-based, not full of spyware</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Google have messed totally linux-ideology with android-shit.</text:p>
          </table:table-cell>
          <table:table-cell office:value-type="string" calcext:value-type="string">
            <text:p>All source code should be published (Down to the hardware)</text:p>
          </table:table-cell>
          <table:table-cell table:style-name="ce2" office:value-type="string" calcext:value-type="string">
            <text:p>All to open source!</text:p>
          </table:table-cell>
          <table:table-cell office:value-type="string" calcext:value-type="string">
            <text:p>Since the beginning</text:p>
          </table:table-cell>
          <table:table-cell office:value-type="string" calcext:value-type="string">
            <text:p>plaaplaa</text:p>
          </table:table-cell>
          <table:table-cell table:number-columns-repeated="228"/>
        </table:table-row>
        <table:table-row table:style-name="ro2">
          <table:table-cell office:value-type="date" office:date-value="2014-12-12T11:51:13" calcext:value-type="date">
            <text:p>12/12/2014 11:51:13</text:p>
          </table:table-cell>
          <table:table-cell office:value-type="string" calcext:value-type="string">
            <text:p>Belgium</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n-American product; User is hopefully kept away from the hairy tentacles of American Imperialism; European business; logical continuation of Nokia N9 awesomeness; User is not taken for an idiot.</text:p>
          </table:table-cell>
          <table:table-cell office:value-type="string" calcext:value-type="string">
            <text:p>They're successfully delivering what they've marketed and are very openly communicating</text:p>
          </table:table-cell>
          <table:table-cell table:style-name="ce2" office:value-type="string" calcext:value-type="string">
            <text:p>Running a business is not easy and acheiving all goals set with the best information available at the time is not always possible. Jolla delivered an excellent product and seem to be respectful of their customers. They are much more willing to listen to the needs and wants of their customers than other mobile device manufacture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text:p>
          </table:table-cell>
          <table:table-cell office:value-type="string" calcext:value-type="string">
            <text:p>SIP/VOIP</text:p>
          </table:table-cell>
          <table:table-cell office:value-type="string" calcext:value-type="string">
            <text:p>Interface/User experien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any applications are iOS/Android only and will never be ported to Sailfish: games, banking apps, etc. because they target a "large enough" audience and Sailfish is too small at the present time to warrant the atten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is understandable that there can be problems with monetization of the product if a very high level of open-sourceness is achieved. Jolla would do well with finding a middle-ground by assisting developers with their needs for access to non-open source parts of the software through collaboration, but understandably this is constrained by available finances and human resour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2:05:06.999999" calcext:value-type="date">
            <text:p>12/12/2014 12:05:07</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maemo/meego</text:p>
          </table:table-cell>
          <table:table-cell table:style-name="ce2" office:value-type="string" calcext:value-type="string">
            <text:p>My previous phones were N900 and N9.</text:p>
          </table:table-cell>
          <table:table-cell office:value-type="string" calcext:value-type="string">
            <text:p>They're not successfully delivering what they have marketed, but they're open about it</text:p>
          </table:table-cell>
          <table:table-cell table:style-name="ce2" office:value-type="string" calcext:value-type="string">
            <text:p>Company with good products, but still too marginal. Most used apps are still third party apps or android versions (Whatsapp, Skype, S-Pankki, Pivo).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r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apps are not good as native apps or they don't work properly without google store. Still you need them because there is no native apps for every needed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12T13:55:27" calcext:value-type="date">
            <text:p>12/12/2014 13:55:27</text:p>
          </table:table-cell>
          <table:table-cell office:value-type="string" calcext:value-type="string">
            <text:p>Finland</text:p>
          </table:table-cell>
          <table:table-cell office:value-type="string" calcext:value-type="string">
            <text:p>Male</text:p>
          </table:table-cell>
          <table:table-cell office:value-type="string" calcext:value-type="string">
            <text:p>production work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ed something new</text:p>
          </table:table-cell>
          <table:table-cell table:style-name="ce2" office:value-type="string" calcext:value-type="string">
            <text:p>Wanted something new and company is from Finland.</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lt;3 hopefully it brings more employment to Finlan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Qwerty</text:p>
          </table:table-cell>
          <table:table-cell office:value-type="string" calcext:value-type="string">
            <text:p>Hand 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murobbs</text:p>
          </table:table-cell>
          <table:table-cell table:number-columns-repeated="228"/>
        </table:table-row>
        <table:table-row table:style-name="ro2">
          <table:table-cell office:value-type="date" office:date-value="2014-12-12T14:10:32" calcext:value-type="date">
            <text:p>12/12/2014 14:10:32</text:p>
          </table:table-cell>
          <table:table-cell office:value-type="string" calcext:value-type="string">
            <text:p>Austral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ne of the existing players in the market were fitting my needs.I came from a N900 then N9 past so I followed the progression to Jolla.User's privacy does not seem to be valued on other platform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eem to be headed in the right direction and doing the best they can, I think they could earn themselves a little more support from their fans by being more open with the progress and goal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9 event feed</text:p>
          </table:table-cell>
          <table:table-cell office:value-type="string" calcext:value-type="string">
            <text:p>Good battery lif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since the store does not support paid applications so there is a lack of native applications</text:p>
          </table:table-cell>
          <table:table-cell office:value-type="string" calcext:value-type="string">
            <text:p>The UI (Silica) and Jolla apps should be open sourced, that would be enough</text:p>
          </table:table-cell>
          <table:table-cell table:style-name="ce2" office:value-type="string" calcext:value-type="string">
            <text:p>They could do a much better job of leveraging their community if they opened up the UI for collaboratio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11:11.000002" calcext:value-type="date">
            <text:p>12/12/2014 14:11:11</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tay tuned" became annoying the more i read 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well working browser</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46:40" calcext:value-type="date">
            <text:p>12/12/2014 14:46:40</text:p>
          </table:table-cell>
          <table:table-cell office:value-type="string" calcext:value-type="string">
            <text:p>Germany</text:p>
          </table:table-cell>
          <table:table-cell office:value-type="string" calcext:value-type="string">
            <text:p>Male</text:p>
          </table:table-cell>
          <table:table-cell office:value-type="string" calcext:value-type="string">
            <text:p>Human Being</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4-6 days a week</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SIP client</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2T15:21:33" calcext:value-type="date">
            <text:p>12/12/2014 15:21:33</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2:00" calcext:value-type="date">
            <text:p>12/12/2014 16:02:00</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to support 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 Developing what I need</text:p>
          </table:table-cell>
          <table:table-cell office:value-type="string" calcext:value-type="string">
            <text:p>keyboard</text:p>
          </table:table-cell>
          <table:table-cell office:value-type="string" calcext:value-type="string">
            <text:p>That it uses 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3:19" calcext:value-type="date">
            <text:p>12/12/2014 16:03:19</text:p>
          </table:table-cell>
          <table:table-cell office:value-type="string" calcext:value-type="string">
            <text:p>Spain</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16:20:26" calcext:value-type="date">
            <text:p>12/12/2014 16:20:26</text:p>
          </table:table-cell>
          <table:table-cell office:value-type="string" calcext:value-type="string">
            <text:p>France</text:p>
          </table:table-cell>
          <table:table-cell office:value-type="string" calcext:value-type="string">
            <text:p>Male</text:p>
          </table:table-cell>
          <table:table-cell office:value-type="string" calcext:value-type="string">
            <text:p>Computer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excellent Camera <text:s/>!</text:p>
          </table:table-cell>
          <table:table-cell office:value-type="string" calcext:value-type="string">
            <text:p>The Os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35:24" calcext:value-type="date">
            <text:p>12/12/2014 16:35:24</text:p>
          </table:table-cell>
          <table:table-cell office:value-type="string" calcext:value-type="string">
            <text:p>Germany</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a couple of apps like dropbox, whatsapp</text:p>
          </table:table-cell>
          <table:table-cell office:value-type="string" calcext:value-type="string">
            <text:p>developper mod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9:17:15" calcext:value-type="date">
            <text:p>12/12/2014 19:17:15</text:p>
          </table:table-cell>
          <table:table-cell office:value-type="string" calcext:value-type="string">
            <text:p>France</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Voicemail notification</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20:27:03.000002" calcext:value-type="date">
            <text:p>12/12/2014 20:27:0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command line. I2C provides ability for hardware hacking, much like a Raspberry Pi. So many more possibilities. Also, the ease of use to use the device with just one hand.</text:p>
          </table:table-cell>
          <table:table-cell office:value-type="string" calcext:value-type="string">
            <text:p>They're successfully delivering what they've marketed and are very openly communicating</text:p>
          </table:table-cell>
          <table:table-cell table:style-name="ce2" office:value-type="string" calcext:value-type="string">
            <text:p>Their passion shows in their product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table:style-name="ce3" office:value-type="string" calcext:value-type="string">
            <text:p><text:a xlink:href="http://OpenRepos.net/" xlink:type="simple">OpenRepos.net</text:a></text:p>
          </table:table-cell>
          <table:table-cell office:value-type="string" calcext:value-type="string">
            <text:p>MS Exchange support. It is there, but not fully. My corporate account requires also remote wipe.</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I just need. Banking is a big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s fantastic to understand the direction and motivation of the company. It helps keep a clear mind. </text:p>
          </table:table-cell>
          <table:table-cell office:value-type="string" calcext:value-type="string">
            <text:p>Since the beginning</text:p>
          </table:table-cell>
          <table:table-cell table:style-name="ce3" office:value-type="string" calcext:value-type="string">
            <text:p><text:a xlink:href="http://reddit.com/r/jolla" xlink:type="simple">reddit.com/r/jolla</text:a></text:p>
          </table:table-cell>
          <table:table-cell table:number-columns-repeated="228"/>
        </table:table-row>
        <table:table-row table:style-name="ro2">
          <table:table-cell office:value-type="date" office:date-value="2014-12-12T21:58:20" calcext:value-type="date">
            <text:p>12/12/2014 21:58:2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N/A</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23:03:54" calcext:value-type="date">
            <text:p>12/12/2014 23:03:54</text:p>
          </table:table-cell>
          <table:table-cell office:value-type="string" calcext:value-type="string">
            <text:p>Belgium</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gesture</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Used to use some apps on Android that are very useful for me and that isn't still available as native yet (will them ever be ?) on Jolla... I have the same problem with my BB q10... And I'm very happy to find the apps like tha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0:57:52" calcext:value-type="date">
            <text:p>12/13/2014 0:57: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13T00:58:08" calcext:value-type="date">
            <text:p>12/13/2014 0:58:08</text:p>
          </table:table-cell>
          <table:table-cell office:value-type="string" calcext:value-type="string">
            <text:p>Finland</text:p>
          </table:table-cell>
          <table:table-cell office:value-type="string" calcext:value-type="string">
            <text:p>Male</text:p>
          </table:table-cell>
          <table:table-cell office:value-type="string" calcext:value-type="string">
            <text:p>Light tech, electrician</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ossibility to fysical keyboard etc. And follower to Nokia n900 </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screen</text:p>
          </table:table-cell>
          <table:table-cell office:value-type="string" calcext:value-type="string">
            <text:p>terminal, mostly for IRC shell</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3T01:07:31" calcext:value-type="date">
            <text:p>12/13/2014 1:0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TOHKB</text:p>
          </table:table-cell>
          <table:table-cell office:value-type="string" calcext:value-type="string">
            <text:p>PyOtherSi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B</text:p>
          </table:table-cell>
          <table:table-cell table:number-columns-repeated="228"/>
        </table:table-row>
        <table:table-row table:style-name="ro2">
          <table:table-cell office:value-type="date" office:date-value="2014-12-13T04:25:14.999999" calcext:value-type="date">
            <text:p>12/13/2014 4:25:15</text:p>
          </table:table-cell>
          <table:table-cell office:value-type="string" calcext:value-type="string">
            <text:p>french</text:p>
          </table:table-cell>
          <table:table-cell office:value-type="string" calcext:value-type="string">
            <text:p>Male</text:p>
          </table:table-cell>
          <table:table-cell office:value-type="string" calcext:value-type="string">
            <text:p>computer technician</text:p>
          </table:table-cell>
          <table:table-cell office:value-type="string" calcext:value-type="string">
            <text:p>&lt;20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esture on android apk</text:p>
          </table:table-cell>
          <table:table-cell office:value-type="string" calcext:value-type="string">
            <text:p>open and compatibility android apk</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apps for jolla</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8:05:37" calcext:value-type="date">
            <text:p>12/13/2014 8:05:37</text:p>
          </table:table-cell>
          <table:table-cell office:value-type="string" calcext:value-type="string">
            <text:p>france</text:p>
          </table:table-cell>
          <table:table-cell office:value-type="string" calcext:value-type="string">
            <text:p>Male</text:p>
          </table:table-cell>
          <table:table-cell office:value-type="string" calcext:value-type="string">
            <text:p>technicia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 maximum free software, do <text:s/>not want android, nor ios or wp</text:p>
          </table:table-cell>
          <table:table-cell table:style-name="ce2" office:value-type="string" calcext:value-type="string">
            <text:p>bad conceptions on other mobile O.S. (race for powerfull hardware, bad multitasking), spying, ubiquitous advertisement.</text:p>
          </table:table-cell>
          <table:table-cell office:value-type="string" calcext:value-type="string">
            <text:p>They're not successfully delivering what they have marketed, but they're open about it</text:p>
          </table:table-cell>
          <table:table-cell table:style-name="ce2" office:value-type="string" calcext:value-type="string">
            <text:p>aftermarket seems being rude if we think of the lack of batteries for exempl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more native apps and a bit of fikishing</text:p>
          </table:table-cell>
          <table:table-cell office:value-type="string" calcext:value-type="string">
            <text:p>usability</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even losing space for android buttons, it's good to be able to have a really large pool of applica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ever</text:p>
          </table:table-cell>
          <table:table-cell table:number-columns-repeated="228"/>
        </table:table-row>
        <table:table-row table:style-name="ro2">
          <table:table-cell office:value-type="date" office:date-value="2014-12-13T19:42:31" calcext:value-type="date">
            <text:p>12/13/2014 19:42:31</text:p>
          </table:table-cell>
          <table:table-cell office:value-type="string" calcext:value-type="string">
            <text:p>Austr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Background polling and notifications for Android apps</text:p>
          </table:table-cell>
          <table:table-cell office:value-type="string" calcext:value-type="string">
            <text:p>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4T00:58:01" calcext:value-type="date">
            <text:p>12/14/2014 0:58:01</text:p>
          </table:table-cell>
          <table:table-cell office:value-type="string" calcext:value-type="string">
            <text:p>France</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reads in emails!</text:p>
          </table:table-cell>
          <table:table-cell office:value-type="string" calcext:value-type="string">
            <text:p>swip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03:12:49" calcext:value-type="date">
            <text:p>12/14/2014 3:12:49</text:p>
          </table:table-cell>
          <table:table-cell office:value-type="string" calcext:value-type="string">
            <text:p>Switzerland</text:p>
          </table:table-cell>
          <table:table-cell office:value-type="string" calcext:value-type="string">
            <text:p>Male</text:p>
          </table:table-cell>
          <table:table-cell office:value-type="string" calcext:value-type="string">
            <text:p>onsite support 2nd level</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screen</text:p>
          </table:table-cell>
          <table:table-cell office:value-type="string" calcext:value-type="string">
            <text:p>OS lightweight</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4T12:53:20.000002" calcext:value-type="date">
            <text:p>12/14/2014 12:53:20</text:p>
          </table:table-cell>
          <table:table-cell office:value-type="string" calcext:value-type="string">
            <text:p>finland</text:p>
          </table:table-cell>
          <table:table-cell office:value-type="string" calcext:value-type="string">
            <text:p>Male</text:p>
          </table:table-cell>
          <table:table-cell office:value-type="string" calcext:value-type="string">
            <text:p>Cabel m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Whatsapp</text:p>
          </table:table-cell>
          <table:table-cell office:value-type="string" calcext:value-type="string">
            <text:p>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re apps</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forum</text:p>
          </table:table-cell>
          <table:table-cell table:number-columns-repeated="228"/>
        </table:table-row>
        <table:table-row table:style-name="ro2">
          <table:table-cell office:value-type="date" office:date-value="2014-12-14T15:37:54" calcext:value-type="date">
            <text:p>12/14/2014 15:37:54</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yandex store</text:p>
          </table:table-cell>
          <table:table-cell office:value-type="string" calcext:value-type="string">
            <text:p>personal ringtones for friends</text:p>
          </table:table-cell>
          <table:table-cell office:value-type="string" calcext:value-type="string">
            <text:p>Different</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14T15:58:22" calcext:value-type="date">
            <text:p>12/14/2014 15:58:2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whole philosophy of Jolla. Working together with the community to design a product fitted to their custom needs an enable them to influence and contribute to the development, rather then solely making a product for a mass market in order to get the highest profi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more mail client features (e.g. mutliple smtp, mailbox sorting, gpg, etc)</text:p>
          </table:table-cell>
          <table:table-cell office:value-type="string" calcext:value-type="string">
            <text:p>UI control (e.g. gestur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was and is not needed. The additional apps might be compelling in the beginning, especially as long there are no or few native apps. But in my humble opinion native apps should always be preferred. There is no overhead over a android runtime. They integrate better in the environment. Right now there is only one phone, but with the tablet and other phones (from Jolla or old Android phones) coming, the Android runtime has to be changed and updated. The time for this unnecessary work could be used to make the OS even more awesom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16:10:51" calcext:value-type="date">
            <text:p>12/14/2014 16:10:51</text:p>
          </table:table-cell>
          <table:table-cell office:value-type="string" calcext:value-type="string">
            <text:p>Finland</text:p>
          </table:table-cell>
          <table:table-cell office:value-type="string" calcext:value-type="string">
            <text:p>Male</text:p>
          </table:table-cell>
          <table:table-cell office:value-type="string" calcext:value-type="string">
            <text:p>Sähkö- ja automaatioasentaj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some apps that doesn't exist native on Jolla store or Openrepos (Warehouse). Example Clash of Clans,(Can't link google account though), Whatsapp (MitaKuuluu WAS great) and Instagram (SailGrande is not so good yet).</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IRC, together.jolla.com, Twitter, JollaSuomi,fi</text:p>
          </table:table-cell>
          <table:table-cell table:number-columns-repeated="228"/>
        </table:table-row>
      </table:table>
      <table:table table:name="age distribution" table:style-name="ta2">
        <office:forms form:automatic-focus="false" form:apply-design-mode="false"/>
        <table:shapes>
          <draw:frame draw:z-index="0" draw:style-name="gr2" draw:text-style-name="P2" svg:width="15.999cm" svg:height="8.999cm" svg:x="0.909cm" svg:y="6.759cm">
            <draw:object draw:notify-on-update-of-ranges="'age distribution'.D4:'age distribution'.D9 'age distribution'.F3:'age distribution'.F3 'age distribution'.F4:'age distribution'.F9" xlink:href="./Object 4" xlink:type="simple" xlink:show="embed" xlink:actuate="onLoad"/>
            <draw:image xlink:href="./ObjectReplacements/Object 4" xlink:type="simple" xlink:show="embed" xlink:actuate="onLoad"/>
          </draw:frame>
        </table:shapes>
        <table:table-column table:style-name="co15" table:default-cell-style-name="ce6"/>
        <table:table-column table:style-name="co15" table:default-cell-style-name="ce10"/>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number-columns-repeated="4"/>
        </table:table-row>
        <table:table-row table:style-name="ro1">
          <table:table-cell table:style-name="Default" table:number-columns-repeated="2"/>
          <table:table-cell table:number-columns-repeated="4"/>
        </table:table-row>
        <table:table-row table:style-name="ro1">
          <table:table-cell table:style-name="ce4" office:value-type="string" calcext:value-type="string">
            <text:p>I am</text:p>
          </table:table-cell>
          <table:table-cell table:style-name="ce8" office:value-type="string" calcext:value-type="string">
            <text:p>Count - I am</text:p>
          </table:table-cell>
          <table:table-cell table:number-columns-repeated="2"/>
          <table:table-cell office:value-type="string" calcext:value-type="string">
            <text:p>count</text:p>
          </table:table-cell>
          <table:table-cell office:value-type="string" calcext:value-type="string">
            <text:p>percentage</text:p>
          </table:table-cell>
        </table:table-row>
        <table:table-row table:style-name="ro1">
          <table:table-cell table:style-name="ce5" office:value-type="string" calcext:value-type="string">
            <text:p>&lt;20 years old</text:p>
          </table:table-cell>
          <table:table-cell table:style-name="ce9" office:value-type="float" office:value="18" calcext:value-type="float">
            <text:p>18</text:p>
          </table:table-cell>
          <table:table-cell/>
          <table:table-cell table:style-name="ce5" office:value-type="string" calcext:value-type="string">
            <text:p>&lt;20 years old</text:p>
          </table:table-cell>
          <table:table-cell table:style-name="ce9" office:value-type="float" office:value="18" calcext:value-type="float">
            <text:p>18</text:p>
          </table:table-cell>
          <table:table-cell table:formula="of:=[.E4]/[.$B$11]" office:value-type="float" office:value="0.0368852459016393" calcext:value-type="float">
            <text:p>0,0368852459</text:p>
          </table:table-cell>
        </table:table-row>
        <table:table-row table:style-name="ro1">
          <table:table-cell office:value-type="string" calcext:value-type="string">
            <text:p>&gt;60 years old</text:p>
          </table:table-cell>
          <table:table-cell office:value-type="float" office:value="19" calcext:value-type="float">
            <text:p>19</text:p>
          </table:table-cell>
          <table:table-cell/>
          <table:table-cell table:style-name="ce6" office:value-type="string" calcext:value-type="string">
            <text:p>20-29 years old</text:p>
          </table:table-cell>
          <table:table-cell table:style-name="ce10" office:value-type="float" office:value="158" calcext:value-type="float">
            <text:p>158</text:p>
          </table:table-cell>
          <table:table-cell table:formula="of:=[.E5]/[.$B$11]" office:value-type="float" office:value="0.323770491803279" calcext:value-type="float">
            <text:p>0,3237704918</text:p>
          </table:table-cell>
        </table:table-row>
        <table:table-row table:style-name="ro1">
          <table:table-cell office:value-type="string" calcext:value-type="string">
            <text:p>20-29 years old</text:p>
          </table:table-cell>
          <table:table-cell office:value-type="float" office:value="158" calcext:value-type="float">
            <text:p>158</text:p>
          </table:table-cell>
          <table:table-cell/>
          <table:table-cell table:style-name="ce6" office:value-type="string" calcext:value-type="string">
            <text:p>30-39 years old</text:p>
          </table:table-cell>
          <table:table-cell table:style-name="ce10" office:value-type="float" office:value="183" calcext:value-type="float">
            <text:p>183</text:p>
          </table:table-cell>
          <table:table-cell table:formula="of:=[.E6]/[.$B$11]" office:value-type="float" office:value="0.375" calcext:value-type="float">
            <text:p>0,375</text:p>
          </table:table-cell>
        </table:table-row>
        <table:table-row table:style-name="ro1">
          <table:table-cell office:value-type="string" calcext:value-type="string">
            <text:p>30-39 years old</text:p>
          </table:table-cell>
          <table:table-cell office:value-type="float" office:value="183" calcext:value-type="float">
            <text:p>183</text:p>
          </table:table-cell>
          <table:table-cell/>
          <table:table-cell table:style-name="ce6" office:value-type="string" calcext:value-type="string">
            <text:p>40-49 years old</text:p>
          </table:table-cell>
          <table:table-cell table:style-name="ce10" office:value-type="float" office:value="80" calcext:value-type="float">
            <text:p>80</text:p>
          </table:table-cell>
          <table:table-cell table:formula="of:=[.E7]/[.$B$11]" office:value-type="float" office:value="0.163934426229508" calcext:value-type="float">
            <text:p>0,1639344262</text:p>
          </table:table-cell>
        </table:table-row>
        <table:table-row table:style-name="ro1">
          <table:table-cell office:value-type="string" calcext:value-type="string">
            <text:p>40-49 years old</text:p>
          </table:table-cell>
          <table:table-cell office:value-type="float" office:value="80" calcext:value-type="float">
            <text:p>80</text:p>
          </table:table-cell>
          <table:table-cell/>
          <table:table-cell table:style-name="ce6" office:value-type="string" calcext:value-type="string">
            <text:p>50-59 years old</text:p>
          </table:table-cell>
          <table:table-cell table:style-name="ce10" office:value-type="float" office:value="30" calcext:value-type="float">
            <text:p>30</text:p>
          </table:table-cell>
          <table:table-cell table:formula="of:=[.E8]/[.$B$11]" office:value-type="float" office:value="0.0614754098360656" calcext:value-type="float">
            <text:p>0,0614754098</text:p>
          </table:table-cell>
        </table:table-row>
        <table:table-row table:style-name="ro1">
          <table:table-cell office:value-type="string" calcext:value-type="string">
            <text:p>50-59 years old</text:p>
          </table:table-cell>
          <table:table-cell office:value-type="float" office:value="30" calcext:value-type="float">
            <text:p>30</text:p>
          </table:table-cell>
          <table:table-cell/>
          <table:table-cell table:style-name="ce6" office:value-type="string" calcext:value-type="string">
            <text:p>&gt;60 years old</text:p>
          </table:table-cell>
          <table:table-cell table:style-name="ce10" office:value-type="float" office:value="19" calcext:value-type="float">
            <text:p>19</text:p>
          </table:table-cell>
          <table:table-cell table:formula="of:=[.E9]/[.$B$11]" office:value-type="float" office:value="0.0389344262295082" calcext:value-type="float">
            <text:p>0,0389344262</text:p>
          </table:table-cell>
        </table:table-row>
        <table:table-row table:style-name="ro1">
          <table:table-cell office:value-type="string" calcext:value-type="string">
            <text:p>(empty)</text:p>
          </table:table-cell>
          <table:table-cell table:style-name="ce11"/>
          <table:table-cell table:number-columns-repeated="4"/>
        </table:table-row>
        <table:table-row table:style-name="ro1">
          <table:table-cell table:style-name="ce7" office:value-type="string" calcext:value-type="string">
            <text:p>Total Result</text:p>
          </table:table-cell>
          <table:table-cell table:style-name="ce12" office:value-type="float" office:value="488" calcext:value-type="float">
            <text:p>488</text:p>
          </table:table-cell>
          <table:table-cell table:number-columns-repeated="4"/>
        </table:table-row>
      </table:table>
      <table:table table:name="occupations" table:style-name="ta2">
        <office:forms form:automatic-focus="false" form:apply-design-mode="false"/>
        <table:shapes>
          <draw:frame draw:z-index="0" draw:style-name="gr2" draw:text-style-name="P2" svg:width="15.999cm" svg:height="8.999cm" svg:x="16.224cm" svg:y="1.539cm">
            <draw:object draw:notify-on-update-of-ranges="occupations.C5:occupations.C17 occupations.E5:occupations.E17" xlink:href="./Object 3" xlink:type="simple" xlink:show="embed" xlink:actuate="onLoad"/>
            <draw:image xlink:href="./ObjectReplacements/Object 3" xlink:type="simple" xlink:show="embed" xlink:actuate="onLoad"/>
          </draw:frame>
        </table:shapes>
        <table:table-column table:style-name="co16" table:default-cell-style-name="ce6"/>
        <table:table-column table:style-name="co15" table:default-cell-style-name="ce10"/>
        <table:table-column table:style-name="co17" table:default-cell-style-name="Default"/>
        <table:table-column table:style-name="co15" table:number-columns-repeated="2" table:default-cell-style-name="Default"/>
        <table:table-row table:style-name="ro1">
          <table:table-cell table:style-name="Default" office:value-type="string" calcext:value-type="string">
            <text:p>Filter</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4" office:value-type="string" calcext:value-type="string">
            <text:p>My occupation is</text:p>
          </table:table-cell>
          <table:table-cell table:style-name="ce8" office:value-type="string" calcext:value-type="string">
            <text:p>Count - My occupation is</text:p>
          </table:table-cell>
          <table:table-cell table:number-columns-repeated="3"/>
        </table:table-row>
        <table:table-row table:style-name="ro1">
          <table:table-cell office:value-type="string" calcext:value-type="string">
            <text:p>Student</text:p>
          </table:table-cell>
          <table:table-cell office:value-type="float" office:value="67" calcext:value-type="float">
            <text:p>67</text:p>
          </table:table-cell>
          <table:table-cell office:value-type="string" calcext:value-type="string">
            <text:p>Category</text:p>
          </table:table-cell>
          <table:table-cell office:value-type="string" calcext:value-type="string">
            <text:p>Total</text:p>
          </table:table-cell>
          <table:table-cell table:formula="of:=[.B254]" office:value-type="float" office:value="488" calcext:value-type="float">
            <text:p>488</text:p>
          </table:table-cell>
        </table:table-row>
        <table:table-row table:style-name="ro1">
          <table:table-cell office:value-type="string" calcext:value-type="string">
            <text:p>Engineer</text:p>
          </table:table-cell>
          <table:table-cell office:value-type="float" office:value="33" calcext:value-type="float">
            <text:p>33</text:p>
          </table:table-cell>
          <table:table-cell office:value-type="string" calcext:value-type="string">
            <text:p>Engineering</text:p>
          </table:table-cell>
          <table:table-cell office:value-type="string" calcext:value-type="string">
            <text:p>.*ng.*neer.*</text:p>
          </table:table-cell>
          <table:table-cell table:formula="of:=COUNTIF(Occupation; [.D5])" office:value-type="float" office:value="92" calcext:value-type="float">
            <text:p>92</text:p>
          </table:table-cell>
        </table:table-row>
        <table:table-row table:style-name="ro1">
          <table:table-cell office:value-type="string" calcext:value-type="string">
            <text:p>Software Engineer</text:p>
          </table:table-cell>
          <table:table-cell office:value-type="float" office:value="25" calcext:value-type="float">
            <text:p>25</text:p>
          </table:table-cell>
          <table:table-cell office:value-type="string" calcext:value-type="string">
            <text:p>Software</text:p>
          </table:table-cell>
          <table:table-cell office:value-type="string" calcext:value-type="string">
            <text:p>.*oftware.*|.*rogram.*|.*evelop.*|.*dev.*</text:p>
          </table:table-cell>
          <table:table-cell table:formula="of:=COUNTIF(Occupation; [.D6])" office:value-type="float" office:value="81" calcext:value-type="float">
            <text:p>81</text:p>
          </table:table-cell>
        </table:table-row>
        <table:table-row table:style-name="ro1">
          <table:table-cell office:value-type="string" calcext:value-type="string">
            <text:p>Software developer</text:p>
          </table:table-cell>
          <table:table-cell office:value-type="float" office:value="20" calcext:value-type="float">
            <text:p>20</text:p>
          </table:table-cell>
          <table:table-cell office:value-type="string" calcext:value-type="string">
            <text:p>Student</text:p>
          </table:table-cell>
          <table:table-cell office:value-type="string" calcext:value-type="string">
            <text:p>.*tudent.*|.*piskel.*</text:p>
          </table:table-cell>
          <table:table-cell table:formula="of:=COUNTIF(Occupation; [.D7])" office:value-type="float" office:value="79" calcext:value-type="float">
            <text:p>79</text:p>
          </table:table-cell>
        </table:table-row>
        <table:table-row table:style-name="ro1">
          <table:table-cell office:value-type="string" calcext:value-type="string">
            <text:p>IT</text:p>
          </table:table-cell>
          <table:table-cell office:value-type="float" office:value="15" calcext:value-type="float">
            <text:p>15</text:p>
          </table:table-cell>
          <table:table-cell office:value-type="string" calcext:value-type="string">
            <text:p>IT</text:p>
          </table:table-cell>
          <table:table-cell office:value-type="string" calcext:value-type="string">
            <text:p>.*IT.*</text:p>
          </table:table-cell>
          <table:table-cell table:formula="of:=COUNTIF(Occupation; [.D8])" office:value-type="float" office:value="59" calcext:value-type="float">
            <text:p>59</text:p>
          </table:table-cell>
        </table:table-row>
        <table:table-row table:style-name="ro1">
          <table:table-cell office:value-type="string" calcext:value-type="string">
            <text:p>Programmer</text:p>
          </table:table-cell>
          <table:table-cell office:value-type="float" office:value="7" calcext:value-type="float">
            <text:p>7</text:p>
          </table:table-cell>
          <table:table-cell office:value-type="string" calcext:value-type="string">
            <text:p>Science/research</text:p>
          </table:table-cell>
          <table:table-cell office:value-type="string" calcext:value-type="string">
            <text:p>.*[Ss]cien.*|.*[Rr]esearch.*</text:p>
          </table:table-cell>
          <table:table-cell table:formula="of:=COUNTIF(Occupation; [.D9])" office:value-type="float" office:value="17" calcext:value-type="float">
            <text:p>17</text:p>
          </table:table-cell>
        </table:table-row>
        <table:table-row table:style-name="ro1">
          <table:table-cell office:value-type="string" calcext:value-type="string">
            <text:p>Developer</text:p>
          </table:table-cell>
          <table:table-cell office:value-type="float" office:value="6" calcext:value-type="float">
            <text:p>6</text:p>
          </table:table-cell>
          <table:table-cell office:value-type="string" calcext:value-type="string">
            <text:p>Administration</text:p>
          </table:table-cell>
          <table:table-cell office:value-type="string" calcext:value-type="string">
            <text:p>.*[Aa]dmin.*</text:p>
          </table:table-cell>
          <table:table-cell table:formula="of:=COUNTIF(Occupation; [.D10])" office:value-type="float" office:value="15" calcext:value-type="float">
            <text:p>15</text:p>
          </table:table-cell>
        </table:table-row>
        <table:table-row table:style-name="ro1">
          <table:table-cell office:value-type="string" calcext:value-type="string">
            <text:p>researcher</text:p>
          </table:table-cell>
          <table:table-cell office:value-type="float" office:value="6" calcext:value-type="float">
            <text:p>6</text:p>
          </table:table-cell>
          <table:table-cell office:value-type="string" calcext:value-type="string">
            <text:p>Management</text:p>
          </table:table-cell>
          <table:table-cell office:value-type="string" calcext:value-type="string">
            <text:p>.*anag.*</text:p>
          </table:table-cell>
          <table:table-cell table:formula="of:=COUNTIF(Occupation; [.D11])" office:value-type="float" office:value="15" calcext:value-type="float">
            <text:p>15</text:p>
          </table:table-cell>
        </table:table-row>
        <table:table-row table:style-name="ro1">
          <table:table-cell office:value-type="string" calcext:value-type="string">
            <text:p>-</text:p>
          </table:table-cell>
          <table:table-cell office:value-type="float" office:value="5" calcext:value-type="float">
            <text:p>5</text:p>
          </table:table-cell>
          <table:table-cell office:value-type="string" calcext:value-type="string">
            <text:p>Design</text:p>
          </table:table-cell>
          <table:table-cell office:value-type="string" calcext:value-type="string">
            <text:p>.*[Dd]esign.*</text:p>
          </table:table-cell>
          <table:table-cell table:formula="of:=COUNTIF(Occupation; [.D12])" office:value-type="float" office:value="10" calcext:value-type="float">
            <text:p>10</text:p>
          </table:table-cell>
        </table:table-row>
        <table:table-row table:style-name="ro1">
          <table:table-cell office:value-type="string" calcext:value-type="string">
            <text:p>farmer</text:p>
          </table:table-cell>
          <table:table-cell office:value-type="float" office:value="5" calcext:value-type="float">
            <text:p>5</text:p>
          </table:table-cell>
          <table:table-cell table:number-columns-repeated="3"/>
        </table:table-row>
        <table:table-row table:style-name="ro1">
          <table:table-cell office:value-type="string" calcext:value-type="string">
            <text:p>Pensioner</text:p>
          </table:table-cell>
          <table:table-cell office:value-type="float" office:value="5" calcext:value-type="float">
            <text:p>5</text:p>
          </table:table-cell>
          <table:table-cell table:number-columns-repeated="3"/>
        </table:table-row>
        <table:table-row table:style-name="ro1">
          <table:table-cell office:value-type="string" calcext:value-type="string">
            <text:p>Teacher</text:p>
          </table:table-cell>
          <table:table-cell office:value-type="float" office:value="5" calcext:value-type="float">
            <text:p>5</text:p>
          </table:table-cell>
          <table:table-cell table:number-columns-repeated="3"/>
        </table:table-row>
        <table:table-row table:style-name="ro1">
          <table:table-cell office:value-type="string" calcext:value-type="string">
            <text:p>electrician</text:p>
          </table:table-cell>
          <table:table-cell office:value-type="float" office:value="4" calcext:value-type="float">
            <text:p>4</text:p>
          </table:table-cell>
          <table:table-cell table:number-columns-repeated="3"/>
        </table:table-row>
        <table:table-row table:style-name="ro1">
          <table:table-cell office:value-type="string" calcext:value-type="string">
            <text:p>employee</text:p>
          </table:table-cell>
          <table:table-cell office:value-type="float" office:value="4" calcext:value-type="float">
            <text:p>4</text:p>
          </table:table-cell>
          <table:table-cell office:value-type="string" calcext:value-type="string">
            <text:p>Other</text:p>
          </table:table-cell>
          <table:table-cell/>
          <table:table-cell table:formula="of:=[.E4]-SUM([.E5:.E12])" office:value-type="float" office:value="120" calcext:value-type="float">
            <text:p>120</text:p>
          </table:table-cell>
        </table:table-row>
        <table:table-row table:style-name="ro1">
          <table:table-cell office:value-type="string" calcext:value-type="string">
            <text:p>IT Consultant</text:p>
          </table:table-cell>
          <table:table-cell office:value-type="float" office:value="4" calcext:value-type="float">
            <text:p>4</text:p>
          </table:table-cell>
          <table:table-cell table:number-columns-repeated="3"/>
        </table:table-row>
        <table:table-row table:style-name="ro1">
          <table:table-cell office:value-type="string" calcext:value-type="string">
            <text:p>sysadmin</text:p>
          </table:table-cell>
          <table:table-cell office:value-type="float" office:value="4" calcext:value-type="float">
            <text:p>4</text:p>
          </table:table-cell>
          <table:table-cell table:number-columns-repeated="3"/>
        </table:table-row>
        <table:table-row table:style-name="ro1">
          <table:table-cell table:style-name="ce5" office:value-type="string" calcext:value-type="string">
            <text:p>(empty)</text:p>
          </table:table-cell>
          <table:table-cell table:style-name="ce9" office:value-type="float" office:value="3" calcext:value-type="float">
            <text:p>3</text:p>
          </table:table-cell>
          <table:table-cell/>
          <table:table-cell office:value-type="string" calcext:value-type="string">
            <text:p>.*lectric.*</text:p>
          </table:table-cell>
          <table:table-cell table:formula="of:=COUNTIF(Occupation; [.D20])" office:value-type="float" office:value="9" calcext:value-type="float">
            <text:p>9</text:p>
          </table:table-cell>
        </table:table-row>
        <table:table-row table:style-name="ro1">
          <table:table-cell office:value-type="string" calcext:value-type="string">
            <text:p>IT manager</text:p>
          </table:table-cell>
          <table:table-cell office:value-type="float" office:value="3" calcext:value-type="float">
            <text:p>3</text:p>
          </table:table-cell>
          <table:table-cell/>
          <table:table-cell office:value-type="string" calcext:value-type="string">
            <text:p>.*onstruct.*|.*uild.*</text:p>
          </table:table-cell>
          <table:table-cell table:formula="of:=COUNTIF(Occupation; [.D21])" office:value-type="float" office:value="4" calcext:value-type="float">
            <text:p>4</text:p>
          </table:table-cell>
        </table:table-row>
        <table:table-row table:style-name="ro1">
          <table:table-cell office:value-type="string" calcext:value-type="string">
            <text:p>mechanical engineer</text:p>
          </table:table-cell>
          <table:table-cell office:value-type="float" office:value="3" calcext:value-type="float">
            <text:p>3</text:p>
          </table:table-cell>
          <table:table-cell/>
          <table:table-cell office:value-type="string" calcext:value-type="string">
            <text:p>.*[Pp]hysi.*</text:p>
          </table:table-cell>
          <table:table-cell table:formula="of:=COUNTIF(Occupation; [.D22])" office:value-type="float" office:value="4" calcext:value-type="float">
            <text:p>4</text:p>
          </table:table-cell>
        </table:table-row>
        <table:table-row table:style-name="ro1">
          <table:table-cell office:value-type="string" calcext:value-type="string">
            <text:p>Scientist</text:p>
          </table:table-cell>
          <table:table-cell office:value-type="float" office:value="3" calcext:value-type="float">
            <text:p>3</text:p>
          </table:table-cell>
          <table:table-cell/>
          <table:table-cell office:value-type="string" calcext:value-type="string">
            <text:p>.*[Uu]nemplo.*</text:p>
          </table:table-cell>
          <table:table-cell table:formula="of:=COUNTIF(Occupation; [.D23])" office:value-type="float" office:value="4" calcext:value-type="float">
            <text:p>4</text:p>
          </table:table-cell>
        </table:table-row>
        <table:table-row table:style-name="ro1">
          <table:table-cell office:value-type="string" calcext:value-type="string">
            <text:p>SW Developer</text:p>
          </table:table-cell>
          <table:table-cell office:value-type="float" office:value="3" calcext:value-type="float">
            <text:p>3</text:p>
          </table:table-cell>
          <table:table-cell table:number-columns-repeated="3"/>
        </table:table-row>
        <table:table-row table:style-name="ro1">
          <table:table-cell office:value-type="string" calcext:value-type="string">
            <text:p>Sw Engineer</text:p>
          </table:table-cell>
          <table:table-cell office:value-type="float" office:value="3" calcext:value-type="float">
            <text:p>3</text:p>
          </table:table-cell>
          <table:table-cell table:number-columns-repeated="3"/>
        </table:table-row>
        <table:table-row table:style-name="ro1">
          <table:table-cell office:value-type="string" calcext:value-type="string">
            <text:p>worker</text:p>
          </table:table-cell>
          <table:table-cell office:value-type="float" office:value="3" calcext:value-type="float">
            <text:p>3</text:p>
          </table:table-cell>
          <table:table-cell table:number-columns-repeated="3"/>
        </table:table-row>
        <table:table-row table:style-name="ro1">
          <table:table-cell office:value-type="string" calcext:value-type="string">
            <text:p>accountant</text:p>
          </table:table-cell>
          <table:table-cell office:value-type="float" office:value="2" calcext:value-type="float">
            <text:p>2</text:p>
          </table:table-cell>
          <table:table-cell table:number-columns-repeated="3"/>
        </table:table-row>
        <table:table-row table:style-name="ro1">
          <table:table-cell office:value-type="string" calcext:value-type="string">
            <text:p>Computer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CTO</text:p>
          </table:table-cell>
          <table:table-cell office:value-type="float" office:value="2" calcext:value-type="float">
            <text:p>2</text:p>
          </table:table-cell>
          <table:table-cell table:number-columns-repeated="3"/>
        </table:table-row>
        <table:table-row table:style-name="ro1">
          <table:table-cell office:value-type="string" calcext:value-type="string">
            <text:p>Driver</text:p>
          </table:table-cell>
          <table:table-cell office:value-type="float" office:value="2" calcext:value-type="float">
            <text:p>2</text:p>
          </table:table-cell>
          <table:table-cell table:number-columns-repeated="3"/>
        </table:table-row>
        <table:table-row table:style-name="ro1">
          <table:table-cell office:value-type="string" calcext:value-type="string">
            <text:p>Electrical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Engineering</text:p>
          </table:table-cell>
          <table:table-cell office:value-type="float" office:value="2" calcext:value-type="float">
            <text:p>2</text:p>
          </table:table-cell>
          <table:table-cell table:number-columns-repeated="3"/>
        </table:table-row>
        <table:table-row table:style-name="ro1">
          <table:table-cell office:value-type="string" calcext:value-type="string">
            <text:p>Informatic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 Admin</text:p>
          </table:table-cell>
          <table:table-cell office:value-type="float" office:value="2" calcext:value-type="float">
            <text:p>2</text:p>
          </table:table-cell>
          <table:table-cell table:number-columns-repeated="3"/>
        </table:table-row>
        <table:table-row table:style-name="ro1">
          <table:table-cell office:value-type="string" calcext:value-type="string">
            <text:p>IT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IT-Support</text:p>
          </table:table-cell>
          <table:table-cell office:value-type="float" office:value="2" calcext:value-type="float">
            <text:p>2</text:p>
          </table:table-cell>
          <table:table-cell table:number-columns-repeated="3"/>
        </table:table-row>
        <table:table-row table:style-name="ro1">
          <table:table-cell office:value-type="string" calcext:value-type="string">
            <text:p>phd student</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an</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st</text:p>
          </table:table-cell>
          <table:table-cell office:value-type="float" office:value="2" calcext:value-type="float">
            <text:p>2</text:p>
          </table:table-cell>
          <table:table-cell table:number-columns-repeated="3"/>
        </table:table-row>
        <table:table-row table:style-name="ro1">
          <table:table-cell office:value-type="string" calcext:value-type="string">
            <text:p>product manager</text:p>
          </table:table-cell>
          <table:table-cell office:value-type="float" office:value="2" calcext:value-type="float">
            <text:p>2</text:p>
          </table:table-cell>
          <table:table-cell table:number-columns-repeated="3"/>
        </table:table-row>
        <table:table-row table:style-name="ro1">
          <table:table-cell office:value-type="string" calcext:value-type="string">
            <text:p>R&amp;D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Retired</text:p>
          </table:table-cell>
          <table:table-cell office:value-type="float" office:value="2" calcext:value-type="float">
            <text:p>2</text:p>
          </table:table-cell>
          <table:table-cell table:number-columns-repeated="3"/>
        </table:table-row>
        <table:table-row table:style-name="ro1">
          <table:table-cell office:value-type="string" calcext:value-type="string">
            <text:p>Salesman</text:p>
          </table:table-cell>
          <table:table-cell office:value-type="float" office:value="2" calcext:value-type="float">
            <text:p>2</text:p>
          </table:table-cell>
          <table:table-cell table:number-columns-repeated="3"/>
        </table:table-row>
        <table:table-row table:style-name="ro1">
          <table:table-cell office:value-type="string" calcext:value-type="string">
            <text:p>self-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Software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W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ystem administrator</text:p>
          </table:table-cell>
          <table:table-cell office:value-type="float" office:value="2" calcext:value-type="float">
            <text:p>2</text:p>
          </table:table-cell>
          <table:table-cell table:number-columns-repeated="3"/>
        </table:table-row>
        <table:table-row table:style-name="ro1">
          <table:table-cell office:value-type="string" calcext:value-type="string">
            <text:p>Technician</text:p>
          </table:table-cell>
          <table:table-cell office:value-type="float" office:value="2" calcext:value-type="float">
            <text:p>2</text:p>
          </table:table-cell>
          <table:table-cell table:number-columns-repeated="3"/>
        </table:table-row>
        <table:table-row table:style-name="ro1">
          <table:table-cell office:value-type="string" calcext:value-type="string">
            <text:p>Un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a fitter of telecommunications</text:p>
          </table:table-cell>
          <table:table-cell office:value-type="float" office:value="1" calcext:value-type="float">
            <text:p>1</text:p>
          </table:table-cell>
          <table:table-cell table:number-columns-repeated="3"/>
        </table:table-row>
        <table:table-row table:style-name="ro1">
          <table:table-cell office:value-type="string" calcext:value-type="string">
            <text:p>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Application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Art, disc golf, technik, </text:p>
          </table:table-cell>
          <table:table-cell office:value-type="float" office:value="1" calcext:value-type="float">
            <text:p>1</text:p>
          </table:table-cell>
          <table:table-cell table:number-columns-repeated="3"/>
        </table:table-row>
        <table:table-row table:style-name="ro1">
          <table:table-cell office:value-type="string" calcext:value-type="string">
            <text:p>artis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 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Attendant</text:p>
          </table:table-cell>
          <table:table-cell office:value-type="float" office:value="1" calcext:value-type="float">
            <text:p>1</text:p>
          </table:table-cell>
          <table:table-cell table:number-columns-repeated="3"/>
        </table:table-row>
        <table:table-row table:style-name="ro1">
          <table:table-cell office:value-type="string" calcext:value-type="string">
            <text:p>Austrian</text:p>
          </table:table-cell>
          <table:table-cell office:value-type="float" office:value="1" calcext:value-type="float">
            <text:p>1</text:p>
          </table:table-cell>
          <table:table-cell table:number-columns-repeated="3"/>
        </table:table-row>
        <table:table-row table:style-name="ro1">
          <table:table-cell office:value-type="string" calcext:value-type="string">
            <text:p>Auto Mechaniker</text:p>
          </table:table-cell>
          <table:table-cell office:value-type="float" office:value="1" calcext:value-type="float">
            <text:p>1</text:p>
          </table:table-cell>
          <table:table-cell table:number-columns-repeated="3"/>
        </table:table-row>
        <table:table-row table:style-name="ro1">
          <table:table-cell office:value-type="string" calcext:value-type="string">
            <text:p>Automation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awesome.</text:p>
          </table:table-cell>
          <table:table-cell office:value-type="float" office:value="1" calcext:value-type="float">
            <text:p>1</text:p>
          </table:table-cell>
          <table:table-cell table:number-columns-repeated="3"/>
        </table:table-row>
        <table:table-row table:style-name="ro1">
          <table:table-cell office:value-type="string" calcext:value-type="string">
            <text:p>Bachelor of 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Bank/Finance</text:p>
          </table:table-cell>
          <table:table-cell office:value-type="float" office:value="1" calcext:value-type="float">
            <text:p>1</text:p>
          </table:table-cell>
          <table:table-cell table:number-columns-repeated="3"/>
        </table:table-row>
        <table:table-row table:style-name="ro1">
          <table:table-cell office:value-type="string" calcext:value-type="string">
            <text:p>builder</text:p>
          </table:table-cell>
          <table:table-cell office:value-type="float" office:value="1" calcext:value-type="float">
            <text:p>1</text:p>
          </table:table-cell>
          <table:table-cell table:number-columns-repeated="3"/>
        </table:table-row>
        <table:table-row table:style-name="ro1">
          <table:table-cell office:value-type="string" calcext:value-type="string">
            <text:p>butcher</text:p>
          </table:table-cell>
          <table:table-cell office:value-type="float" office:value="1" calcext:value-type="float">
            <text:p>1</text:p>
          </table:table-cell>
          <table:table-cell table:number-columns-repeated="3"/>
        </table:table-row>
        <table:table-row table:style-name="ro1">
          <table:table-cell office:value-type="string" calcext:value-type="string">
            <text:p>Buyer</text:p>
          </table:table-cell>
          <table:table-cell office:value-type="float" office:value="1" calcext:value-type="float">
            <text:p>1</text:p>
          </table:table-cell>
          <table:table-cell table:number-columns-repeated="3"/>
        </table:table-row>
        <table:table-row table:style-name="ro1">
          <table:table-cell office:value-type="string" calcext:value-type="string">
            <text:p>Cabel man</text:p>
          </table:table-cell>
          <table:table-cell office:value-type="float" office:value="1" calcext:value-type="float">
            <text:p>1</text:p>
          </table:table-cell>
          <table:table-cell table:number-columns-repeated="3"/>
        </table:table-row>
        <table:table-row table:style-name="ro1">
          <table:table-cell office:value-type="string" calcext:value-type="string">
            <text:p>cadre</text:p>
          </table:table-cell>
          <table:table-cell office:value-type="float" office:value="1" calcext:value-type="float">
            <text:p>1</text:p>
          </table:table-cell>
          <table:table-cell table:number-columns-repeated="3"/>
        </table:table-row>
        <table:table-row table:style-name="ro1">
          <table:table-cell office:value-type="string" calcext:value-type="string">
            <text:p>car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CEO</text:p>
          </table:table-cell>
          <table:table-cell office:value-type="float" office:value="1" calcext:value-type="float">
            <text:p>1</text:p>
          </table:table-cell>
          <table:table-cell table:number-columns-repeated="3"/>
        </table:table-row>
        <table:table-row table:style-name="ro1">
          <table:table-cell office:value-type="string" calcext:value-type="string">
            <text:p>collège</text:p>
          </table:table-cell>
          <table:table-cell office:value-type="float" office:value="1" calcext:value-type="float">
            <text:p>1</text:p>
          </table:table-cell>
          <table:table-cell table:number-columns-repeated="3"/>
        </table:table-row>
        <table:table-row table:style-name="ro1">
          <table:table-cell office:value-type="string" calcext:value-type="string">
            <text:p>college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Company consulting</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cientist</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ience</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ó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s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Data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Datacenter System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nt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Dentist</text:p>
          </table:table-cell>
          <table:table-cell office:value-type="float" office:value="1" calcext:value-type="float">
            <text:p>1</text:p>
          </table:table-cell>
          <table:table-cell table:number-columns-repeated="3"/>
        </table:table-row>
        <table:table-row table:style-name="ro1">
          <table:table-cell office:value-type="string" calcext:value-type="string">
            <text:p>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vop</text:p>
          </table:table-cell>
          <table:table-cell office:value-type="float" office:value="1" calcext:value-type="float">
            <text:p>1</text:p>
          </table:table-cell>
          <table:table-cell table:number-columns-repeated="3"/>
        </table:table-row>
        <table:table-row table:style-name="ro1">
          <table:table-cell office:value-type="string" calcext:value-type="string">
            <text:p>Di</text:p>
          </table:table-cell>
          <table:table-cell office:value-type="float" office:value="1" calcext:value-type="float">
            <text:p>1</text:p>
          </table:table-cell>
          <table:table-cell table:number-columns-repeated="3"/>
        </table:table-row>
        <table:table-row table:style-name="ro1">
          <table:table-cell office:value-type="string" calcext:value-type="string">
            <text:p>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economist</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manufaturing worker dude</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em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 (IT)</text:p>
          </table:table-cell>
          <table:table-cell office:value-type="float" office:value="1" calcext:value-type="float">
            <text:p>1</text:p>
          </table:table-cell>
          <table:table-cell table:number-columns-repeated="3"/>
        </table:table-row>
        <table:table-row table:style-name="ro1">
          <table:table-cell office:value-type="string" calcext:value-type="string">
            <text:p>Energy Automation</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IT)</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eneu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Fabricator</text:p>
          </table:table-cell>
          <table:table-cell office:value-type="float" office:value="1" calcext:value-type="float">
            <text:p>1</text:p>
          </table:table-cell>
          <table:table-cell table:number-columns-repeated="3"/>
        </table:table-row>
        <table:table-row table:style-name="ro1">
          <table:table-cell office:value-type="string" calcext:value-type="string">
            <text:p>fire safety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fishfarmer</text:p>
          </table:table-cell>
          <table:table-cell office:value-type="float" office:value="1" calcext:value-type="float">
            <text:p>1</text:p>
          </table:table-cell>
          <table:table-cell table:number-columns-repeated="3"/>
        </table:table-row>
        <table:table-row table:style-name="ro1">
          <table:table-cell office:value-type="string" calcext:value-type="string">
            <text:p>Founder</text:p>
          </table:table-cell>
          <table:table-cell office:value-type="float" office:value="1" calcext:value-type="float">
            <text:p>1</text:p>
          </table:table-cell>
          <table:table-cell table:number-columns-repeated="3"/>
        </table:table-row>
        <table:table-row table:style-name="ro1">
          <table:table-cell office:value-type="string" calcext:value-type="string">
            <text:p>freelancer</text:p>
          </table:table-cell>
          <table:table-cell office:value-type="float" office:value="1" calcext:value-type="float">
            <text:p>1</text:p>
          </table:table-cell>
          <table:table-cell table:number-columns-repeated="3"/>
        </table:table-row>
        <table:table-row table:style-name="ro1">
          <table:table-cell office:value-type="string" calcext:value-type="string">
            <text:p>Full time CS student at UEF</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Geodata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raphic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Hacker</text:p>
          </table:table-cell>
          <table:table-cell office:value-type="float" office:value="1" calcext:value-type="float">
            <text:p>1</text:p>
          </table:table-cell>
          <table:table-cell table:number-columns-repeated="3"/>
        </table:table-row>
        <table:table-row table:style-name="ro1">
          <table:table-cell office:value-type="string" calcext:value-type="string">
            <text:p>Hardware tech</text:p>
          </table:table-cell>
          <table:table-cell office:value-type="float" office:value="1" calcext:value-type="float">
            <text:p>1</text:p>
          </table:table-cell>
          <table:table-cell table:number-columns-repeated="3"/>
        </table:table-row>
        <table:table-row table:style-name="ro1">
          <table:table-cell office:value-type="string" calcext:value-type="string">
            <text:p>high school</text:p>
          </table:table-cell>
          <table:table-cell office:value-type="float" office:value="1" calcext:value-type="float">
            <text:p>1</text:p>
          </table:table-cell>
          <table:table-cell table:number-columns-repeated="3"/>
        </table:table-row>
        <table:table-row table:style-name="ro1">
          <table:table-cell office:value-type="string" calcext:value-type="string">
            <text:p>Higher Education Information Technology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Human</text:p>
          </table:table-cell>
          <table:table-cell office:value-type="float" office:value="1" calcext:value-type="float">
            <text:p>1</text:p>
          </table:table-cell>
          <table:table-cell table:number-columns-repeated="3"/>
        </table:table-row>
        <table:table-row table:style-name="ro1">
          <table:table-cell office:value-type="string" calcext:value-type="string">
            <text:p>Human Being</text:p>
          </table:table-cell>
          <table:table-cell office:value-type="float" office:value="1" calcext:value-type="float">
            <text:p>1</text:p>
          </table:table-cell>
          <table:table-cell table:number-columns-repeated="3"/>
        </table:table-row>
        <table:table-row table:style-name="ro1">
          <table:table-cell office:value-type="string" calcext:value-type="string">
            <text:p>hydroloog</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insurance underwriter engineering risk</text:p>
          </table:table-cell>
          <table:table-cell office:value-type="float" office:value="1" calcext:value-type="float">
            <text:p>1</text:p>
          </table:table-cell>
          <table:table-cell table:number-columns-repeated="3"/>
        </table:table-row>
        <table:table-row table:style-name="ro1">
          <table:table-cell office:value-type="string" calcext:value-type="string">
            <text:p>international trade</text:p>
          </table:table-cell>
          <table:table-cell office:value-type="float" office:value="1" calcext:value-type="float">
            <text:p>1</text:p>
          </table:table-cell>
          <table:table-cell table:number-columns-repeated="3"/>
        </table:table-row>
        <table:table-row table:style-name="ro1">
          <table:table-cell office:value-type="string" calcext:value-type="string">
            <text:p>Investment Manager </text:p>
          </table:table-cell>
          <table:table-cell office:value-type="float" office:value="1" calcext:value-type="float">
            <text:p>1</text:p>
          </table:table-cell>
          <table:table-cell table:number-columns-repeated="3"/>
        </table:table-row>
        <table:table-row table:style-name="ro1">
          <table:table-cell office:value-type="string" calcext:value-type="string">
            <text:p>IT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IT Design,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IT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IT for Telecom (linux)</text:p>
          </table:table-cell>
          <table:table-cell office:value-type="float" office:value="1" calcext:value-type="float">
            <text:p>1</text:p>
          </table:table-cell>
          <table:table-cell table:number-columns-repeated="3"/>
        </table:table-row>
        <table:table-row table:style-name="ro1">
          <table:table-cell office:value-type="string" calcext:value-type="string">
            <text:p>IT I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operations</text:p>
          </table:table-cell>
          <table:table-cell office:value-type="float" office:value="1" calcext:value-type="float">
            <text:p>1</text:p>
          </table:table-cell>
          <table:table-cell table:number-columns-repeated="3"/>
        </table:table-row>
        <table:table-row table:style-name="ro1">
          <table:table-cell office:value-type="string" calcext:value-type="string">
            <text:p>IT Professional</text:p>
          </table:table-cell>
          <table:table-cell office:value-type="float" office:value="1" calcext:value-type="float">
            <text:p>1</text:p>
          </table:table-cell>
          <table:table-cell table:number-columns-repeated="3"/>
        </table:table-row>
        <table:table-row table:style-name="ro1">
          <table:table-cell office:value-type="string" calcext:value-type="string">
            <text:p>IT Research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softwar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It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IT 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IT tech</text:p>
          </table:table-cell>
          <table:table-cell office:value-type="float" office:value="1" calcext:value-type="float">
            <text:p>1</text:p>
          </table:table-cell>
          <table:table-cell table:number-columns-repeated="3"/>
        </table:table-row>
        <table:table-row table:style-name="ro1">
          <table:table-cell office:value-type="string" calcext:value-type="string">
            <text:p>jobless</text:p>
          </table:table-cell>
          <table:table-cell office:value-type="float" office:value="1" calcext:value-type="float">
            <text:p>1</text:p>
          </table:table-cell>
          <table:table-cell table:number-columns-repeated="3"/>
        </table:table-row>
        <table:table-row table:style-name="ro1">
          <table:table-cell office:value-type="string" calcext:value-type="string">
            <text:p>Jurist</text:p>
          </table:table-cell>
          <table:table-cell office:value-type="float" office:value="1" calcext:value-type="float">
            <text:p>1</text:p>
          </table:table-cell>
          <table:table-cell table:number-columns-repeated="3"/>
        </table:table-row>
        <table:table-row table:style-name="ro1">
          <table:table-cell office:value-type="string" calcext:value-type="string">
            <text:p>kuopio</text:p>
          </table:table-cell>
          <table:table-cell office:value-type="float" office:value="1" calcext:value-type="float">
            <text:p>1</text:p>
          </table:table-cell>
          <table:table-cell table:number-columns-repeated="3"/>
        </table:table-row>
        <table:table-row table:style-name="ro1">
          <table:table-cell office:value-type="string" calcext:value-type="string">
            <text:p>lawyer, specialised in FOSS</text:p>
          </table:table-cell>
          <table:table-cell office:value-type="float" office:value="1" calcext:value-type="float">
            <text:p>1</text:p>
          </table:table-cell>
          <table:table-cell table:number-columns-repeated="3"/>
        </table:table-row>
        <table:table-row table:style-name="ro1">
          <table:table-cell office:value-type="string" calcext:value-type="string">
            <text:p>Layout PCB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Lead Software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Light tech,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Live and develop, attend my daughter</text:p>
          </table:table-cell>
          <table:table-cell office:value-type="float" office:value="1" calcext:value-type="float">
            <text:p>1</text:p>
          </table:table-cell>
          <table:table-cell table:number-columns-repeated="3"/>
        </table:table-row>
        <table:table-row table:style-name="ro1">
          <table:table-cell office:value-type="string" calcext:value-type="string">
            <text:p>Location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Machinis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in electronics</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Business Developmen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IT</text:p>
          </table:table-cell>
          <table:table-cell office:value-type="float" office:value="1" calcext:value-type="float">
            <text:p>1</text:p>
          </table:table-cell>
          <table:table-cell table:number-columns-repeated="3"/>
        </table:table-row>
        <table:table-row table:style-name="ro1">
          <table:table-cell office:value-type="string" calcext:value-type="string">
            <text:p>marketing</text:p>
          </table:table-cell>
          <table:table-cell office:value-type="float" office:value="1" calcext:value-type="float">
            <text:p>1</text:p>
          </table:table-cell>
          <table:table-cell table:number-columns-repeated="3"/>
        </table:table-row>
        <table:table-row table:style-name="ro1">
          <table:table-cell office:value-type="string" calcext:value-type="string">
            <text:p>Master of the Universe</text:p>
          </table:table-cell>
          <table:table-cell office:value-type="float" office:value="1" calcext:value-type="float">
            <text:p>1</text:p>
          </table:table-cell>
          <table:table-cell table:number-columns-repeated="3"/>
        </table:table-row>
        <table:table-row table:style-name="ro1">
          <table:table-cell office:value-type="string" calcext:value-type="string">
            <text:p>MD</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iner</text:p>
          </table:table-cell>
          <table:table-cell office:value-type="float" office:value="1" calcext:value-type="float">
            <text:p>1</text:p>
          </table:table-cell>
          <table:table-cell table:number-columns-repeated="3"/>
        </table:table-row>
        <table:table-row table:style-name="ro1">
          <table:table-cell office:value-type="string" calcext:value-type="string">
            <text:p>media</text:p>
          </table:table-cell>
          <table:table-cell office:value-type="float" office:value="1" calcext:value-type="float">
            <text:p>1</text:p>
          </table:table-cell>
          <table:table-cell table:number-columns-repeated="3"/>
        </table:table-row>
        <table:table-row table:style-name="ro1">
          <table:table-cell office:value-type="string" calcext:value-type="string">
            <text:p>middle</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N/A</text:p>
          </table:table-cell>
          <table:table-cell office:value-type="float" office:value="1" calcext:value-type="float">
            <text:p>1</text:p>
          </table:table-cell>
          <table:table-cell table:number-columns-repeated="3"/>
        </table:table-row>
        <table:table-row table:style-name="ro1">
          <table:table-cell office:value-type="string" calcext:value-type="string">
            <text:p>Network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Not of your concern</text:p>
          </table:table-cell>
          <table:table-cell office:value-type="float" office:value="1" calcext:value-type="float">
            <text:p>1</text:p>
          </table:table-cell>
          <table:table-cell table:number-columns-repeated="3"/>
        </table:table-row>
        <table:table-row table:style-name="ro1">
          <table:table-cell office:value-type="string" calcext:value-type="string">
            <text:p>Not working</text:p>
          </table:table-cell>
          <table:table-cell office:value-type="float" office:value="1" calcext:value-type="float">
            <text:p>1</text:p>
          </table:table-cell>
          <table:table-cell table:number-columns-repeated="3"/>
        </table:table-row>
        <table:table-row table:style-name="ro1">
          <table:table-cell office:value-type="string" calcext:value-type="string">
            <text:p>Occupy Wall Stree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ial</text:p>
          </table:table-cell>
          <table:table-cell office:value-type="float" office:value="1" calcext:value-type="float">
            <text:p>1</text:p>
          </table:table-cell>
          <table:table-cell table:number-columns-repeated="3"/>
        </table:table-row>
        <table:table-row table:style-name="ro1">
          <table:table-cell office:value-type="string" calcext:value-type="string">
            <text:p>onsite support 2nd level</text:p>
          </table:table-cell>
          <table:table-cell office:value-type="float" office:value="1" calcext:value-type="float">
            <text:p>1</text:p>
          </table:table-cell>
          <table:table-cell table:number-columns-repeated="3"/>
        </table:table-row>
        <table:table-row table:style-name="ro1">
          <table:table-cell office:value-type="string" calcext:value-type="string">
            <text:p>opiskelija</text:p>
          </table:table-cell>
          <table:table-cell office:value-type="float" office:value="1" calcext:value-type="float">
            <text:p>1</text:p>
          </table:table-cell>
          <table:table-cell table:number-columns-repeated="3"/>
        </table:table-row>
        <table:table-row table:style-name="ro1">
          <table:table-cell office:value-type="string" calcext:value-type="string">
            <text:p>optometrist</text:p>
          </table:table-cell>
          <table:table-cell office:value-type="float" office:value="1" calcext:value-type="float">
            <text:p>1</text:p>
          </table:table-cell>
          <table:table-cell table:number-columns-repeated="3"/>
        </table:table-row>
        <table:table-row table:style-name="ro1">
          <table:table-cell office:value-type="string" calcext:value-type="string">
            <text:p>pastor</text:p>
          </table:table-cell>
          <table:table-cell office:value-type="float" office:value="1" calcext:value-type="float">
            <text:p>1</text:p>
          </table:table-cell>
          <table:table-cell table:number-columns-repeated="3"/>
        </table:table-row>
        <table:table-row table:style-name="ro1">
          <table:table-cell office:value-type="string" calcext:value-type="string">
            <text:p>pension</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prod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Proffessor</text:p>
          </table:table-cell>
          <table:table-cell office:value-type="float" office:value="1" calcext:value-type="float">
            <text:p>1</text:p>
          </table:table-cell>
          <table:table-cell table:number-columns-repeated="3"/>
        </table:table-row>
        <table:table-row table:style-name="ro1">
          <table:table-cell office:value-type="string" calcext:value-type="string">
            <text:p>Programming</text:p>
          </table:table-cell>
          <table:table-cell office:value-type="float" office:value="1" calcext:value-type="float">
            <text:p>1</text:p>
          </table:table-cell>
          <table:table-cell table:number-columns-repeated="3"/>
        </table:table-row>
        <table:table-row table:style-name="ro1">
          <table:table-cell office:value-type="string" calcext:value-type="string">
            <text:p>psychiatric nurse</text:p>
          </table:table-cell>
          <table:table-cell office:value-type="float" office:value="1" calcext:value-type="float">
            <text:p>1</text:p>
          </table:table-cell>
          <table:table-cell table:number-columns-repeated="3"/>
        </table:table-row>
        <table:table-row table:style-name="ro1">
          <table:table-cell office:value-type="string" calcext:value-type="string">
            <text:p>Reseaarcher</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 director </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restauran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Retailer</text:p>
          </table:table-cell>
          <table:table-cell office:value-type="float" office:value="1" calcext:value-type="float">
            <text:p>1</text:p>
          </table:table-cell>
          <table:table-cell table:number-columns-repeated="3"/>
        </table:table-row>
        <table:table-row table:style-name="ro1">
          <table:table-cell office:value-type="string" calcext:value-type="string">
            <text:p>robot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afety advisor</text:p>
          </table:table-cell>
          <table:table-cell office:value-type="float" office:value="1" calcext:value-type="float">
            <text:p>1</text:p>
          </table:table-cell>
          <table:table-cell table:number-columns-repeated="3"/>
        </table:table-row>
        <table:table-row table:style-name="ro1">
          <table:table-cell office:value-type="string" calcext:value-type="string">
            <text:p>Salaried</text:p>
          </table:table-cell>
          <table:table-cell office:value-type="float" office:value="1" calcext:value-type="float">
            <text:p>1</text:p>
          </table:table-cell>
          <table:table-cell table:number-columns-repeated="3"/>
        </table:table-row>
        <table:table-row table:style-name="ro1">
          <table:table-cell office:value-type="string" calcext:value-type="string">
            <text:p>Sales</text:p>
          </table:table-cell>
          <table:table-cell office:value-type="float" office:value="1" calcext:value-type="float">
            <text:p>1</text:p>
          </table:table-cell>
          <table:table-cell table:number-columns-repeated="3"/>
        </table:table-row>
        <table:table-row table:style-name="ro1">
          <table:table-cell office:value-type="string" calcext:value-type="string">
            <text:p>Saunalahti</text:p>
          </table:table-cell>
          <table:table-cell office:value-type="float" office:value="1" calcext:value-type="float">
            <text:p>1</text:p>
          </table:table-cell>
          <table:table-cell table:number-columns-repeated="3"/>
        </table:table-row>
        <table:table-row table:style-name="ro1">
          <table:table-cell office:value-type="string" calcext:value-type="string">
            <text:p>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Scientific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eafarer</text:p>
          </table:table-cell>
          <table:table-cell office:value-type="float" office:value="1" calcext:value-type="float">
            <text:p>1</text:p>
          </table:table-cell>
          <table:table-cell table:number-columns-repeated="3"/>
        </table:table-row>
        <table:table-row table:style-name="ro1">
          <table:table-cell office:value-type="string" calcext:value-type="string">
            <text:p>security consultant</text:p>
          </table:table-cell>
          <table:table-cell office:value-type="float" office:value="1" calcext:value-type="float">
            <text:p>1</text:p>
          </table:table-cell>
          <table:table-cell table:number-columns-repeated="3"/>
        </table:table-row>
        <table:table-row table:style-name="ro1">
          <table:table-cell office:value-type="string" calcext:value-type="string">
            <text:p>self un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QA engineer/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technic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Service</text:p>
          </table:table-cell>
          <table:table-cell office:value-type="float" office:value="1" calcext:value-type="float">
            <text:p>1</text:p>
          </table:table-cell>
          <table:table-cell table:number-columns-repeated="3"/>
        </table:table-row>
        <table:table-row table:style-name="ro1">
          <table:table-cell office:value-type="string" calcext:value-type="string">
            <text:p>SNCF Agent</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and Gam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 geek</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and 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per</text:p>
          </table:table-cell>
          <table:table-cell office:value-type="float" office:value="1" calcext:value-type="float">
            <text:p>1</text:p>
          </table:table-cell>
          <table:table-cell table:number-columns-repeated="3"/>
        </table:table-row>
        <table:table-row table:style-name="ro1">
          <table:table-cell office:value-type="string" calcext:value-type="string">
            <text:p>Soz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pare part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tatistician</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IT)</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 electrical en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Business Informatics with dual education system</text:p>
          </table:table-cell>
          <table:table-cell office:value-type="float" office:value="1" calcext:value-type="float">
            <text:p>1</text:p>
          </table:table-cell>
          <table:table-cell table:number-columns-repeated="3"/>
        </table:table-row>
        <table:table-row table:style-name="ro1">
          <table:table-cell office:value-type="string" calcext:value-type="string">
            <text:p>SVP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Sys admin</text:p>
          </table:table-cell>
          <table:table-cell office:value-type="float" office:value="1" calcext:value-type="float">
            <text:p>1</text:p>
          </table:table-cell>
          <table:table-cell table:number-columns-repeated="3"/>
        </table:table-row>
        <table:table-row table:style-name="ro1">
          <table:table-cell office:value-type="string" calcext:value-type="string">
            <text:p>sysadm</text:p>
          </table:table-cell>
          <table:table-cell office:value-type="float" office:value="1" calcext:value-type="float">
            <text:p>1</text:p>
          </table:table-cell>
          <table:table-cell table:number-columns-repeated="3"/>
        </table:table-row>
        <table:table-row table:style-name="ro1">
          <table:table-cell office:value-type="string" calcext:value-type="string">
            <text:p>SysAdmin/Programmer/Light Designer/EMS</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dministrator (Linux)</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ähkö- ja automaatioasentaja</text:p>
          </table:table-cell>
          <table:table-cell office:value-type="float" office:value="1" calcext:value-type="float">
            <text:p>1</text:p>
          </table:table-cell>
          <table:table-cell table:number-columns-repeated="3"/>
        </table:table-row>
        <table:table-row table:style-name="ro1">
          <table:table-cell office:value-type="string" calcext:value-type="string">
            <text:p>Tax Inspector</text:p>
          </table:table-cell>
          <table:table-cell office:value-type="float" office:value="1" calcext:value-type="float">
            <text:p>1</text:p>
          </table:table-cell>
          <table:table-cell table:number-columns-repeated="3"/>
        </table:table-row>
        <table:table-row table:style-name="ro1">
          <table:table-cell office:value-type="string" calcext:value-type="string">
            <text:p>Teacher </text:p>
          </table:table-cell>
          <table:table-cell office:value-type="float" office:value="1" calcext:value-type="float">
            <text:p>1</text:p>
          </table:table-cell>
          <table:table-cell table:number-columns-repeated="3"/>
        </table:table-row>
        <table:table-row table:style-name="ro1">
          <table:table-cell office:value-type="string" calcext:value-type="string">
            <text:p>unemployed IT infrastructure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University</text:p>
          </table:table-cell>
          <table:table-cell office:value-type="float" office:value="1" calcext:value-type="float">
            <text:p>1</text:p>
          </table:table-cell>
          <table:table-cell table:number-columns-repeated="3"/>
        </table:table-row>
        <table:table-row table:style-name="ro1">
          <table:table-cell office:value-type="string" calcext:value-type="string">
            <text:p>UNIX sysadmin</text:p>
          </table:table-cell>
          <table:table-cell office:value-type="float" office:value="1" calcext:value-type="float">
            <text:p>1</text:p>
          </table:table-cell>
          <table:table-cell table:number-columns-repeated="3"/>
        </table:table-row>
        <table:table-row table:style-name="ro1">
          <table:table-cell office:value-type="string" calcext:value-type="string">
            <text:p>vehicle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Video editor</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Web Projec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Webadmin</text:p>
          </table:table-cell>
          <table:table-cell office:value-type="float" office:value="1" calcext:value-type="float">
            <text:p>1</text:p>
          </table:table-cell>
          <table:table-cell table:number-columns-repeated="3"/>
        </table:table-row>
        <table:table-row table:style-name="ro1">
          <table:table-cell office:value-type="string" calcext:value-type="string">
            <text:p>Welder</text:p>
          </table:table-cell>
          <table:table-cell office:value-type="float" office:value="1" calcext:value-type="float">
            <text:p>1</text:p>
          </table:table-cell>
          <table:table-cell table:number-columns-repeated="3"/>
        </table:table-row>
        <table:table-row table:style-name="ro1">
          <table:table-cell office:value-type="string" calcext:value-type="string">
            <text:p>why</text:p>
          </table:table-cell>
          <table:table-cell office:value-type="float" office:value="1" calcext:value-type="float">
            <text:p>1</text:p>
          </table:table-cell>
          <table:table-cell table:number-columns-repeated="3"/>
        </table:table-row>
        <table:table-row table:style-name="ro1">
          <table:table-cell office:value-type="string" calcext:value-type="string">
            <text:p>writer</text:p>
          </table:table-cell>
          <table:table-cell office:value-type="float" office:value="1" calcext:value-type="float">
            <text:p>1</text:p>
          </table:table-cell>
          <table:table-cell table:number-columns-repeated="3"/>
        </table:table-row>
        <table:table-row table:style-name="ro1">
          <table:table-cell office:value-type="string" calcext:value-type="string">
            <text:p>x</text:p>
          </table:table-cell>
          <table:table-cell table:style-name="ce13" office:value-type="float" office:value="1" calcext:value-type="float">
            <text:p>1</text:p>
          </table:table-cell>
          <table:table-cell table:number-columns-repeated="3"/>
        </table:table-row>
        <table:table-row table:style-name="ro1">
          <table:table-cell table:style-name="ce7" office:value-type="string" calcext:value-type="string">
            <text:p>Total Result</text:p>
          </table:table-cell>
          <table:table-cell table:style-name="ce12" office:value-type="float" office:value="488" calcext:value-type="float">
            <text:p>488</text:p>
          </table:table-cell>
          <table:table-cell table:number-columns-repeated="3"/>
        </table:table-row>
      </table:table>
      <table:table table:name="countries and gender" table:style-name="ta2">
        <office:forms form:automatic-focus="false" form:apply-design-mode="false"/>
        <table:shapes>
          <draw:frame draw:z-index="0" draw:style-name="gr2" draw:text-style-name="P2" svg:width="20.617cm" svg:height="11.74cm" svg:x="19.114cm" svg:y="4.911cm">
            <draw:object draw:notify-on-update-of-ranges="'countries and gender'.G4:'countries and gender'.G10 'countries and gender'.H3:'countries and gender'.H3 'countries and gender'.H4:'countries and gender'.H10" xlink:href="./Object 1" xlink:type="simple" xlink:show="embed" xlink:actuate="onLoad"/>
            <draw:image xlink:href="./ObjectReplacements/Object 1" xlink:type="simple" xlink:show="embed" xlink:actuate="onLoad"/>
          </draw:frame>
          <draw:frame draw:z-index="1" draw:style-name="gr2" draw:text-style-name="P2" svg:width="13.012cm" svg:height="11.148cm" svg:x="9.612cm" svg:y="27.658cm">
            <draw:object draw:notify-on-update-of-ranges="'countries and gender'.A63:'countries and gender'.A64 'countries and gender'.B62:'countries and gender'.B62 'countries and gender'.B63:'countries and gender'.B64" xlink:href="./Object 2" xlink:type="simple" xlink:show="embed" xlink:actuate="onLoad"/>
            <draw:image xlink:href="./ObjectReplacements/Object 2" xlink:type="simple" xlink:show="embed" xlink:actuate="onLoad"/>
          </draw:frame>
        </table:shapes>
        <table:table-column table:style-name="co18" table:default-cell-style-name="ce6"/>
        <table:table-column table:style-name="co19" table:default-cell-style-name="ce10"/>
        <table:table-column table:style-name="co15" table:default-cell-style-name="Default"/>
        <table:table-column table:style-name="co20" table:default-cell-style-name="ce14"/>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table-cell table:style-name="Default"/>
          <table:table-cell table:number-columns-repeated="4"/>
        </table:table-row>
        <table:table-row table:style-name="ro1">
          <table:table-cell table:style-name="Default" table:number-columns-repeated="2"/>
          <table:table-cell/>
          <table:table-cell table:style-name="Default"/>
          <table:table-cell table:number-columns-repeated="4"/>
        </table:table-row>
        <table:table-row table:style-name="ro1">
          <table:table-cell table:style-name="ce4" office:value-type="string" calcext:value-type="string">
            <text:p>Which country are you from?</text:p>
          </table:table-cell>
          <table:table-cell table:style-name="ce8" office:value-type="string" calcext:value-type="string">
            <text:p>Count - Which country are you from?</text:p>
          </table:table-cell>
          <table:table-cell/>
          <table:table-cell table:style-name="Default"/>
          <table:table-cell table:number-columns-repeated="2"/>
          <table:table-cell office:value-type="string" calcext:value-type="string">
            <text:p>Countries</text:p>
          </table:table-cell>
          <table:table-cell/>
        </table:table-row>
        <table:table-row table:style-name="ro1">
          <table:table-cell table:style-name="ce5" office:value-type="string" calcext:value-type="string">
            <text:p>Australia</text:p>
          </table:table-cell>
          <table:table-cell table:style-name="ce9" office:value-type="float" office:value="6" calcext:value-type="float">
            <text:p>6</text:p>
          </table:table-cell>
          <table:table-cell/>
          <table:table-cell office:value-type="string" calcext:value-type="string">
            <text:p>Finland </text:p>
          </table:table-cell>
          <table:table-cell table:style-name="ce16" table:formula="of:=SUM([.B15:.B19];[.B47])" office:value-type="float" office:value="201" calcext:value-type="float">
            <text:p>201</text:p>
          </table:table-cell>
          <table:table-cell/>
          <table:table-cell table:style-name="ce14" office:value-type="string" calcext:value-type="string">
            <text:p>Finland </text:p>
          </table:table-cell>
          <table:table-cell office:value-type="float" office:value="201" calcext:value-type="float">
            <text:p>201</text:p>
          </table:table-cell>
        </table:table-row>
        <table:table-row table:style-name="ro1">
          <table:table-cell office:value-type="string" calcext:value-type="string">
            <text:p>austria</text:p>
          </table:table-cell>
          <table:table-cell office:value-type="float" office:value="8" calcext:value-type="float">
            <text:p>8</text:p>
          </table:table-cell>
          <table:table-cell/>
          <table:table-cell office:value-type="string" calcext:value-type="string">
            <text:p>Germany</text:p>
          </table:table-cell>
          <table:table-cell table:style-name="ce16" table:formula="of:=SUM([.B23:.B25];[.B13])" office:value-type="float" office:value="84" calcext:value-type="float">
            <text:p>84</text:p>
          </table:table-cell>
          <table:table-cell/>
          <table:table-cell table:style-name="ce14" office:value-type="string" calcext:value-type="string">
            <text:p>Germany</text:p>
          </table:table-cell>
          <table:table-cell office:value-type="float" office:value="84" calcext:value-type="float">
            <text:p>84</text:p>
          </table:table-cell>
        </table:table-row>
        <table:table-row table:style-name="ro1">
          <table:table-cell office:value-type="string" calcext:value-type="string">
            <text:p>Belarus</text:p>
          </table:table-cell>
          <table:table-cell office:value-type="float" office:value="1" calcext:value-type="float">
            <text:p>1</text:p>
          </table:table-cell>
          <table:table-cell/>
          <table:table-cell office:value-type="string" calcext:value-type="string">
            <text:p>France </text:p>
          </table:table-cell>
          <table:table-cell table:style-name="ce16" table:formula="of:=SUM([.B20:.B22])" office:value-type="float" office:value="44" calcext:value-type="float">
            <text:p>44</text:p>
          </table:table-cell>
          <table:table-cell/>
          <table:table-cell table:style-name="ce14" office:value-type="string" calcext:value-type="string">
            <text:p>France </text:p>
          </table:table-cell>
          <table:table-cell office:value-type="float" office:value="44" calcext:value-type="float">
            <text:p>44</text:p>
          </table:table-cell>
        </table:table-row>
        <table:table-row table:style-name="ro1">
          <table:table-cell office:value-type="string" calcext:value-type="string">
            <text:p>belgique</text:p>
          </table:table-cell>
          <table:table-cell office:value-type="float" office:value="1" calcext:value-type="float">
            <text:p>1</text:p>
          </table:table-cell>
          <table:table-cell/>
          <table:table-cell office:value-type="string" calcext:value-type="string">
            <text:p>Netherlands</text:p>
          </table:table-cell>
          <table:table-cell table:style-name="ce16" table:formula="of:=SUM([.B35];[.B27];[.B50:.B51];[.B37])" office:value-type="float" office:value="15" calcext:value-type="float">
            <text:p>15</text:p>
          </table:table-cell>
          <table:table-cell/>
          <table:table-cell table:style-name="ce14" office:value-type="string" calcext:value-type="string">
            <text:p>Netherlands</text:p>
          </table:table-cell>
          <table:table-cell office:value-type="float" office:value="15" calcext:value-type="float">
            <text:p>15</text:p>
          </table:table-cell>
        </table:table-row>
        <table:table-row table:style-name="ro1">
          <table:table-cell office:value-type="string" calcext:value-type="string">
            <text:p>Belgium</text:p>
          </table:table-cell>
          <table:table-cell office:value-type="float" office:value="6" calcext:value-type="float">
            <text:p>6</text:p>
          </table:table-cell>
          <table:table-cell/>
          <table:table-cell office:value-type="string" calcext:value-type="string">
            <text:p>Sweden</text:p>
          </table:table-cell>
          <table:table-cell table:style-name="ce16" table:formula="of:=SUM([.B48])" office:value-type="float" office:value="14" calcext:value-type="float">
            <text:p>14</text:p>
          </table:table-cell>
          <table:table-cell/>
          <table:table-cell table:style-name="ce14" office:value-type="string" calcext:value-type="string">
            <text:p>Sweden</text:p>
          </table:table-cell>
          <table:table-cell office:value-type="float" office:value="14" calcext:value-type="float">
            <text:p>14</text:p>
          </table:table-cell>
        </table:table-row>
        <table:table-row table:style-name="ro1">
          <table:table-cell office:value-type="string" calcext:value-type="string">
            <text:p>Bulgaria</text:p>
          </table:table-cell>
          <table:table-cell office:value-type="float" office:value="3" calcext:value-type="float">
            <text:p>3</text:p>
          </table:table-cell>
          <table:table-cell/>
          <table:table-cell office:value-type="string" calcext:value-type="string">
            <text:p>Switzerland</text:p>
          </table:table-cell>
          <table:table-cell table:style-name="ce16" table:formula="of:=SUM([.B49])" office:value-type="float" office:value="13" calcext:value-type="float">
            <text:p>13</text:p>
          </table:table-cell>
          <table:table-cell/>
          <table:table-cell table:style-name="ce14" office:value-type="string" calcext:value-type="string">
            <text:p>Switzerland</text:p>
          </table:table-cell>
          <table:table-cell office:value-type="float" office:value="13" calcext:value-type="float">
            <text:p>13</text:p>
          </table:table-cell>
        </table:table-row>
        <table:table-row table:style-name="ro1">
          <table:table-cell office:value-type="string" calcext:value-type="string">
            <text:p>Canada</text:p>
          </table:table-cell>
          <table:table-cell office:value-type="float" office:value="1" calcext:value-type="float">
            <text:p>1</text:p>
          </table:table-cell>
          <table:table-cell/>
          <table:table-cell office:value-type="string" calcext:value-type="string">
            <text:p>Russia</text:p>
          </table:table-cell>
          <table:table-cell table:style-name="ce16" table:formula="of:=SUM([.B43])" office:value-type="float" office:value="10" calcext:value-type="float">
            <text:p>10</text:p>
          </table:table-cell>
          <table:table-cell/>
          <table:table-cell office:value-type="string" calcext:value-type="string">
            <text:p>Other</text:p>
          </table:table-cell>
          <table:table-cell table:formula="of:=SUM([.E10:.E37])" office:value-type="float" office:value="118" calcext:value-type="float">
            <text:p>118</text:p>
          </table:table-cell>
        </table:table-row>
        <table:table-row table:style-name="ro1">
          <table:table-cell office:value-type="string" calcext:value-type="string">
            <text:p>CZ</text:p>
          </table:table-cell>
          <table:table-cell office:value-type="float" office:value="1" calcext:value-type="float">
            <text:p>1</text:p>
          </table:table-cell>
          <table:table-cell/>
          <table:table-cell office:value-type="string" calcext:value-type="string">
            <text:p>United Kingdom</text:p>
          </table:table-cell>
          <table:table-cell table:style-name="ce16" table:formula="of:=SUM([.B52];[.B54:.B55])" office:value-type="float" office:value="10" calcext:value-type="float">
            <text:p>10</text:p>
          </table:table-cell>
          <table:table-cell table:number-columns-repeated="3"/>
        </table:table-row>
        <table:table-row table:style-name="ro1">
          <table:table-cell office:value-type="string" calcext:value-type="string">
            <text:p>Czech Republic</text:p>
          </table:table-cell>
          <table:table-cell office:value-type="float" office:value="5" calcext:value-type="float">
            <text:p>5</text:p>
          </table:table-cell>
          <table:table-cell/>
          <table:table-cell office:value-type="string" calcext:value-type="string">
            <text:p>Poland</text:p>
          </table:table-cell>
          <table:table-cell table:style-name="ce16" table:formula="of:=SUM([.B39:.B40])" office:value-type="float" office:value="9" calcext:value-type="float">
            <text:p>9</text:p>
          </table:table-cell>
          <table:table-cell table:number-columns-repeated="3"/>
        </table:table-row>
        <table:table-row table:style-name="ro1">
          <table:table-cell office:value-type="string" calcext:value-type="string">
            <text:p>DE</text:p>
          </table:table-cell>
          <table:table-cell office:value-type="float" office:value="2" calcext:value-type="float">
            <text:p>2</text:p>
          </table:table-cell>
          <table:table-cell/>
          <table:table-cell office:value-type="string" calcext:value-type="string">
            <text:p>Austria</text:p>
          </table:table-cell>
          <table:table-cell table:formula="of:=SUM([.B5])" office:value-type="float" office:value="8" calcext:value-type="float">
            <text:p>8</text:p>
          </table:table-cell>
          <table:table-cell table:number-columns-repeated="3"/>
        </table:table-row>
        <table:table-row table:style-name="ro1">
          <table:table-cell office:value-type="string" calcext:value-type="string">
            <text:p>Denmark</text:p>
          </table:table-cell>
          <table:table-cell office:value-type="float" office:value="2" calcext:value-type="float">
            <text:p>2</text:p>
          </table:table-cell>
          <table:table-cell/>
          <table:table-cell office:value-type="string" calcext:value-type="string">
            <text:p>Belgium</text:p>
          </table:table-cell>
          <table:table-cell table:formula="of:=SUM([.B7:.B8])" office:value-type="float" office:value="7" calcext:value-type="float">
            <text:p>7</text:p>
          </table:table-cell>
          <table:table-cell table:number-columns-repeated="3"/>
        </table:table-row>
        <table:table-row table:style-name="ro1">
          <table:table-cell office:value-type="string" calcext:value-type="string">
            <text:p>Fin</text:p>
          </table:table-cell>
          <table:table-cell office:value-type="float" office:value="1" calcext:value-type="float">
            <text:p>1</text:p>
          </table:table-cell>
          <table:table-cell/>
          <table:table-cell office:value-type="string" calcext:value-type="string">
            <text:p>Italy</text:p>
          </table:table-cell>
          <table:table-cell table:style-name="ce16" table:formula="of:=SUM([.B31])" office:value-type="float" office:value="7" calcext:value-type="float">
            <text:p>7</text:p>
          </table:table-cell>
          <table:table-cell table:number-columns-repeated="3"/>
        </table:table-row>
        <table:table-row table:style-name="ro1">
          <table:table-cell office:value-type="string" calcext:value-type="string">
            <text:p>Finkand</text:p>
          </table:table-cell>
          <table:table-cell office:value-type="float" office:value="1" calcext:value-type="float">
            <text:p>1</text:p>
          </table:table-cell>
          <table:table-cell/>
          <table:table-cell table:style-name="ce15" office:value-type="string" calcext:value-type="string">
            <text:p>Australia</text:p>
          </table:table-cell>
          <table:table-cell table:formula="of:=SUM([.B4])" office:value-type="float" office:value="6" calcext:value-type="float">
            <text:p>6</text:p>
          </table:table-cell>
          <table:table-cell table:number-columns-repeated="3"/>
        </table:table-row>
        <table:table-row table:style-name="ro1">
          <table:table-cell office:value-type="string" calcext:value-type="string">
            <text:p>Finlan</text:p>
          </table:table-cell>
          <table:table-cell office:value-type="float" office:value="2" calcext:value-type="float">
            <text:p>2</text:p>
          </table:table-cell>
          <table:table-cell/>
          <table:table-cell office:value-type="string" calcext:value-type="string">
            <text:p>Czech Republic</text:p>
          </table:table-cell>
          <table:table-cell table:formula="of:=SUM([.B11:.B12])" office:value-type="float" office:value="6" calcext:value-type="float">
            <text:p>6</text:p>
          </table:table-cell>
          <table:table-cell table:number-columns-repeated="3"/>
        </table:table-row>
        <table:table-row table:style-name="ro1">
          <table:table-cell office:value-type="string" calcext:value-type="string">
            <text:p>Finland</text:p>
          </table:table-cell>
          <table:table-cell office:value-type="float" office:value="192" calcext:value-type="float">
            <text:p>192</text:p>
          </table:table-cell>
          <table:table-cell/>
          <table:table-cell office:value-type="string" calcext:value-type="string">
            <text:p>India</text:p>
          </table:table-cell>
          <table:table-cell table:style-name="ce16" table:formula="of:=SUM([.B29])" office:value-type="float" office:value="6" calcext:value-type="float">
            <text:p>6</text:p>
          </table:table-cell>
          <table:table-cell table:number-columns-repeated="3"/>
        </table:table-row>
        <table:table-row table:style-name="ro1">
          <table:table-cell office:value-type="string" calcext:value-type="string">
            <text:p>Finland </text:p>
          </table:table-cell>
          <table:table-cell office:value-type="float" office:value="3" calcext:value-type="float">
            <text:p>3</text:p>
          </table:table-cell>
          <table:table-cell/>
          <table:table-cell office:value-type="string" calcext:value-type="string">
            <text:p>Slovenia</text:p>
          </table:table-cell>
          <table:table-cell table:style-name="ce16" table:formula="of:=SUM([.B45])" office:value-type="float" office:value="6" calcext:value-type="float">
            <text:p>6</text:p>
          </table:table-cell>
          <table:table-cell table:number-columns-repeated="3"/>
        </table:table-row>
        <table:table-row table:style-name="ro1">
          <table:table-cell office:value-type="string" calcext:value-type="string">
            <text:p>France</text:p>
          </table:table-cell>
          <table:table-cell office:value-type="float" office:value="41" calcext:value-type="float">
            <text:p>41</text:p>
          </table:table-cell>
          <table:table-cell/>
          <table:table-cell office:value-type="string" calcext:value-type="string">
            <text:p>USA</text:p>
          </table:table-cell>
          <table:table-cell table:style-name="ce16" table:formula="of:=SUM([.B56:.B57])" office:value-type="float" office:value="6" calcext:value-type="float">
            <text:p>6</text:p>
          </table:table-cell>
          <table:table-cell table:number-columns-repeated="3"/>
        </table:table-row>
        <table:table-row table:style-name="ro1">
          <table:table-cell office:value-type="string" calcext:value-type="string">
            <text:p>France </text:p>
          </table:table-cell>
          <table:table-cell office:value-type="float" office:value="1" calcext:value-type="float">
            <text:p>1</text:p>
          </table:table-cell>
          <table:table-cell/>
          <table:table-cell office:value-type="string" calcext:value-type="string">
            <text:p>Hungary</text:p>
          </table:table-cell>
          <table:table-cell table:style-name="ce16" table:formula="of:=SUM([.B28])" office:value-type="float" office:value="5" calcext:value-type="float">
            <text:p>5</text:p>
          </table:table-cell>
          <table:table-cell table:number-columns-repeated="3"/>
        </table:table-row>
        <table:table-row table:style-name="ro1">
          <table:table-cell office:value-type="string" calcext:value-type="string">
            <text:p>french</text:p>
          </table:table-cell>
          <table:table-cell office:value-type="float" office:value="2" calcext:value-type="float">
            <text:p>2</text:p>
          </table:table-cell>
          <table:table-cell/>
          <table:table-cell office:value-type="string" calcext:value-type="string">
            <text:p>Norway</text:p>
          </table:table-cell>
          <table:table-cell table:style-name="ce16" table:formula="of:=SUM([.B38])" office:value-type="float" office:value="5" calcext:value-type="float">
            <text:p>5</text:p>
          </table:table-cell>
          <table:table-cell table:number-columns-repeated="3"/>
        </table:table-row>
        <table:table-row table:style-name="ro1">
          <table:table-cell office:value-type="string" calcext:value-type="string">
            <text:p>GER</text:p>
          </table:table-cell>
          <table:table-cell office:value-type="float" office:value="1" calcext:value-type="float">
            <text:p>1</text:p>
          </table:table-cell>
          <table:table-cell/>
          <table:table-cell office:value-type="string" calcext:value-type="string">
            <text:p>Spain</text:p>
          </table:table-cell>
          <table:table-cell table:style-name="ce16" table:formula="of:=SUM([.B46])" office:value-type="float" office:value="5" calcext:value-type="float">
            <text:p>5</text:p>
          </table:table-cell>
          <table:table-cell table:number-columns-repeated="3"/>
        </table:table-row>
        <table:table-row table:style-name="ro1">
          <table:table-cell office:value-type="string" calcext:value-type="string">
            <text:p>Germany</text:p>
          </table:table-cell>
          <table:table-cell office:value-type="float" office:value="80" calcext:value-type="float">
            <text:p>80</text:p>
          </table:table-cell>
          <table:table-cell/>
          <table:table-cell office:value-type="string" calcext:value-type="string">
            <text:p>Bulgaria</text:p>
          </table:table-cell>
          <table:table-cell table:formula="of:=SUM([.B9])" office:value-type="float" office:value="3" calcext:value-type="float">
            <text:p>3</text:p>
          </table:table-cell>
          <table:table-cell table:number-columns-repeated="3"/>
        </table:table-row>
        <table:table-row table:style-name="ro1">
          <table:table-cell office:value-type="string" calcext:value-type="string">
            <text:p>Germay</text:p>
          </table:table-cell>
          <table:table-cell office:value-type="float" office:value="1" calcext:value-type="float">
            <text:p>1</text:p>
          </table:table-cell>
          <table:table-cell/>
          <table:table-cell office:value-type="string" calcext:value-type="string">
            <text:p>Portugal</text:p>
          </table:table-cell>
          <table:table-cell table:style-name="ce16" table:formula="of:=SUM([.B41])" office:value-type="float" office:value="3" calcext:value-type="float">
            <text:p>3</text:p>
          </table:table-cell>
          <table:table-cell table:number-columns-repeated="3"/>
        </table:table-row>
        <table:table-row table:style-name="ro1">
          <table:table-cell office:value-type="string" calcext:value-type="string">
            <text:p>Greece</text:p>
          </table:table-cell>
          <table:table-cell office:value-type="float" office:value="2" calcext:value-type="float">
            <text:p>2</text:p>
          </table:table-cell>
          <table:table-cell/>
          <table:table-cell office:value-type="string" calcext:value-type="string">
            <text:p>Canada</text:p>
          </table:table-cell>
          <table:table-cell table:formula="of:=SUM([.B10];[.B53])" office:value-type="float" office:value="2" calcext:value-type="float">
            <text:p>2</text:p>
          </table:table-cell>
          <table:table-cell table:number-columns-repeated="3"/>
        </table:table-row>
        <table:table-row table:style-name="ro1">
          <table:table-cell office:value-type="string" calcext:value-type="string">
            <text:p>holland</text:p>
          </table:table-cell>
          <table:table-cell office:value-type="float" office:value="1" calcext:value-type="float">
            <text:p>1</text:p>
          </table:table-cell>
          <table:table-cell/>
          <table:table-cell office:value-type="string" calcext:value-type="string">
            <text:p>Denmark</text:p>
          </table:table-cell>
          <table:table-cell table:formula="of:=SUM([.B14])" office:value-type="float" office:value="2" calcext:value-type="float">
            <text:p>2</text:p>
          </table:table-cell>
          <table:table-cell table:number-columns-repeated="3"/>
        </table:table-row>
        <table:table-row table:style-name="ro1">
          <table:table-cell office:value-type="string" calcext:value-type="string">
            <text:p>Hungary</text:p>
          </table:table-cell>
          <table:table-cell office:value-type="float" office:value="5" calcext:value-type="float">
            <text:p>5</text:p>
          </table:table-cell>
          <table:table-cell/>
          <table:table-cell office:value-type="string" calcext:value-type="string">
            <text:p>Greece</text:p>
          </table:table-cell>
          <table:table-cell table:style-name="ce16" table:formula="of:=SUM([.B26])" office:value-type="float" office:value="2" calcext:value-type="float">
            <text:p>2</text:p>
          </table:table-cell>
          <table:table-cell table:number-columns-repeated="3"/>
        </table:table-row>
        <table:table-row table:style-name="ro1">
          <table:table-cell office:value-type="string" calcext:value-type="string">
            <text:p>india</text:p>
          </table:table-cell>
          <table:table-cell office:value-type="float" office:value="6" calcext:value-type="float">
            <text:p>6</text:p>
          </table:table-cell>
          <table:table-cell/>
          <table:table-cell office:value-type="string" calcext:value-type="string">
            <text:p>Romania</text:p>
          </table:table-cell>
          <table:table-cell table:style-name="ce16" table:formula="of:=SUM([.B42])" office:value-type="float" office:value="2" calcext:value-type="float">
            <text:p>2</text:p>
          </table:table-cell>
          <table:table-cell table:number-columns-repeated="3"/>
        </table:table-row>
        <table:table-row table:style-name="ro1">
          <table:table-cell office:value-type="string" calcext:value-type="string">
            <text:p>Israel</text:p>
          </table:table-cell>
          <table:table-cell office:value-type="float" office:value="1" calcext:value-type="float">
            <text:p>1</text:p>
          </table:table-cell>
          <table:table-cell/>
          <table:table-cell office:value-type="string" calcext:value-type="string">
            <text:p>Belarus</text:p>
          </table:table-cell>
          <table:table-cell table:formula="of:=SUM([.B6])" office:value-type="float" office:value="1" calcext:value-type="float">
            <text:p>1</text:p>
          </table:table-cell>
          <table:table-cell table:number-columns-repeated="3"/>
        </table:table-row>
        <table:table-row table:style-name="ro1">
          <table:table-cell office:value-type="string" calcext:value-type="string">
            <text:p>italy</text:p>
          </table:table-cell>
          <table:table-cell office:value-type="float" office:value="7" calcext:value-type="float">
            <text:p>7</text:p>
          </table:table-cell>
          <table:table-cell/>
          <table:table-cell office:value-type="string" calcext:value-type="string">
            <text:p>Israel</text:p>
          </table:table-cell>
          <table:table-cell table:style-name="ce16" table:formula="of:=SUM([.B30])" office:value-type="float" office:value="1" calcext:value-type="float">
            <text:p>1</text:p>
          </table:table-cell>
          <table:table-cell table:number-columns-repeated="3"/>
        </table:table-row>
        <table:table-row table:style-name="ro1">
          <table:table-cell office:value-type="string" calcext:value-type="string">
            <text:p>Latvia</text:p>
          </table:table-cell>
          <table:table-cell office:value-type="float" office:value="1" calcext:value-type="float">
            <text:p>1</text:p>
          </table:table-cell>
          <table:table-cell/>
          <table:table-cell office:value-type="string" calcext:value-type="string">
            <text:p>Latvia</text:p>
          </table:table-cell>
          <table:table-cell table:style-name="ce16" table:formula="of:=SUM([.B32])" office:value-type="float" office:value="1" calcext:value-type="float">
            <text:p>1</text:p>
          </table:table-cell>
          <table:table-cell table:number-columns-repeated="3"/>
        </table:table-row>
        <table:table-row table:style-name="ro1">
          <table:table-cell office:value-type="string" calcext:value-type="string">
            <text:p>Lithuania</text:p>
          </table:table-cell>
          <table:table-cell office:value-type="float" office:value="1" calcext:value-type="float">
            <text:p>1</text:p>
          </table:table-cell>
          <table:table-cell/>
          <table:table-cell office:value-type="string" calcext:value-type="string">
            <text:p>Lithuania</text:p>
          </table:table-cell>
          <table:table-cell table:style-name="ce16" table:formula="of:=SUM([.B33])" office:value-type="float" office:value="1" calcext:value-type="float">
            <text:p>1</text:p>
          </table:table-cell>
          <table:table-cell table:number-columns-repeated="3"/>
        </table:table-row>
        <table:table-row table:style-name="ro1">
          <table:table-cell office:value-type="string" calcext:value-type="string">
            <text:p>Nepal </text:p>
          </table:table-cell>
          <table:table-cell office:value-type="float" office:value="1" calcext:value-type="float">
            <text:p>1</text:p>
          </table:table-cell>
          <table:table-cell/>
          <table:table-cell office:value-type="string" calcext:value-type="string">
            <text:p>Nepal </text:p>
          </table:table-cell>
          <table:table-cell table:style-name="ce16" table:formula="of:=SUM([.B34])" office:value-type="float" office:value="1" calcext:value-type="float">
            <text:p>1</text:p>
          </table:table-cell>
          <table:table-cell table:number-columns-repeated="3"/>
        </table:table-row>
        <table:table-row table:style-name="ro1">
          <table:table-cell office:value-type="string" calcext:value-type="string">
            <text:p>Netherlands</text:p>
          </table:table-cell>
          <table:table-cell office:value-type="float" office:value="9" calcext:value-type="float">
            <text:p>9</text:p>
          </table:table-cell>
          <table:table-cell/>
          <table:table-cell office:value-type="string" calcext:value-type="string">
            <text:p>New Zealand</text:p>
          </table:table-cell>
          <table:table-cell table:style-name="ce16" table:formula="of:=SUM([.B36])" office:value-type="float" office:value="1" calcext:value-type="float">
            <text:p>1</text:p>
          </table:table-cell>
          <table:table-cell table:number-columns-repeated="3"/>
        </table:table-row>
        <table:table-row table:style-name="ro1">
          <table:table-cell office:value-type="string" calcext:value-type="string">
            <text:p>New Zealand</text:p>
          </table:table-cell>
          <table:table-cell office:value-type="float" office:value="1" calcext:value-type="float">
            <text:p>1</text:p>
          </table:table-cell>
          <table:table-cell/>
          <table:table-cell office:value-type="string" calcext:value-type="string">
            <text:p>Serbia</text:p>
          </table:table-cell>
          <table:table-cell table:style-name="ce16" table:formula="of:=SUM([.B44])" office:value-type="float" office:value="1" calcext:value-type="float">
            <text:p>1</text:p>
          </table:table-cell>
          <table:table-cell table:number-columns-repeated="3"/>
        </table:table-row>
        <table:table-row table:style-name="ro1">
          <table:table-cell office:value-type="string" calcext:value-type="string">
            <text:p>NL</text:p>
          </table:table-cell>
          <table:table-cell office:value-type="float" office:value="2" calcext:value-type="float">
            <text:p>2</text:p>
          </table:table-cell>
          <table:table-cell/>
          <table:table-cell office:value-type="string" calcext:value-type="string">
            <text:p>Ukraine</text:p>
          </table:table-cell>
          <table:table-cell table:style-name="ce16" table:formula="of:=SUM([.B53])" office:value-type="float" office:value="1" calcext:value-type="float">
            <text:p>1</text:p>
          </table:table-cell>
          <table:table-cell table:number-columns-repeated="3"/>
        </table:table-row>
        <table:table-row table:style-name="ro1">
          <table:table-cell office:value-type="string" calcext:value-type="string">
            <text:p>norway</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pl</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Poland</text:p>
          </table:table-cell>
          <table:table-cell office:value-type="float" office:value="8" calcext:value-type="float">
            <text:p>8</text:p>
          </table:table-cell>
          <table:table-cell/>
          <table:table-cell table:style-name="Default" table:formula="of:=COUNTA([.D4:.D38])" office:value-type="float" office:value="34" calcext:value-type="float">
            <text:p>34</text:p>
          </table:table-cell>
          <table:table-cell table:number-columns-repeated="4"/>
        </table:table-row>
        <table:table-row table:style-name="ro1">
          <table:table-cell office:value-type="string" calcext:value-type="string">
            <text:p>Portugal</text:p>
          </table:table-cell>
          <table:table-cell office:value-type="float" office:value="3" calcext:value-type="float">
            <text:p>3</text:p>
          </table:table-cell>
          <table:table-cell/>
          <table:table-cell table:style-name="Default"/>
          <table:table-cell table:number-columns-repeated="4"/>
        </table:table-row>
        <table:table-row table:style-name="ro1">
          <table:table-cell office:value-type="string" calcext:value-type="string">
            <text:p>Romania</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Russia</text:p>
          </table:table-cell>
          <table:table-cell office:value-type="float" office:value="10" calcext:value-type="float">
            <text:p>10</text:p>
          </table:table-cell>
          <table:table-cell/>
          <table:table-cell table:style-name="Default"/>
          <table:table-cell table:number-columns-repeated="4"/>
        </table:table-row>
        <table:table-row table:style-name="ro1">
          <table:table-cell office:value-type="string" calcext:value-type="string">
            <text:p>Serbi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slovenia</text:p>
          </table:table-cell>
          <table:table-cell office:value-type="float" office:value="6" calcext:value-type="float">
            <text:p>6</text:p>
          </table:table-cell>
          <table:table-cell/>
          <table:table-cell table:style-name="Default"/>
          <table:table-cell table:number-columns-repeated="4"/>
        </table:table-row>
        <table:table-row table:style-name="ro1">
          <table:table-cell office:value-type="string" calcext:value-type="string">
            <text:p>spain</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Suomi</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Sweden</text:p>
          </table:table-cell>
          <table:table-cell office:value-type="float" office:value="14" calcext:value-type="float">
            <text:p>14</text:p>
          </table:table-cell>
          <table:table-cell/>
          <table:table-cell table:style-name="Default"/>
          <table:table-cell table:number-columns-repeated="4"/>
        </table:table-row>
        <table:table-row table:style-name="ro1">
          <table:table-cell office:value-type="string" calcext:value-type="string">
            <text:p>Switzerland</text:p>
          </table:table-cell>
          <table:table-cell office:value-type="float" office:value="13" calcext:value-type="float">
            <text:p>13</text:p>
          </table:table-cell>
          <table:table-cell/>
          <table:table-cell table:style-name="Default"/>
          <table:table-cell table:number-columns-repeated="4"/>
        </table:table-row>
        <table:table-row table:style-name="ro1">
          <table:table-cell office:value-type="string" calcext:value-type="string">
            <text:p>The Netherlands</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The Netherlands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k</text:p>
          </table:table-cell>
          <table:table-cell office:value-type="float" office:value="7" calcext:value-type="float">
            <text:p>7</text:p>
          </table:table-cell>
          <table:table-cell/>
          <table:table-cell table:style-name="Default"/>
          <table:table-cell table:number-columns-repeated="4"/>
        </table:table-row>
        <table:table-row table:style-name="ro1">
          <table:table-cell office:value-type="string" calcext:value-type="string">
            <text:p>Ukraine and Canad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nited Kingdom</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United kingdom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S</text:p>
          </table:table-cell>
          <table:table-cell office:value-type="float" office:value="2" calcext:value-type="float">
            <text:p>2</text:p>
          </table:table-cell>
          <table:table-cell table:number-columns-repeated="6"/>
        </table:table-row>
        <table:table-row table:style-name="ro1">
          <table:table-cell office:value-type="string" calcext:value-type="string">
            <text:p>usa</text:p>
          </table:table-cell>
          <table:table-cell office:value-type="float" office:value="4" calcext:value-type="float">
            <text:p>4</text:p>
          </table:table-cell>
          <table:table-cell/>
          <table:table-cell table:style-name="Default"/>
          <table:table-cell table:number-columns-repeated="4"/>
        </table:table-row>
        <table:table-row table:style-name="ro1">
          <table:table-cell office:value-type="string" calcext:value-type="string">
            <text:p>(empty)</text:p>
          </table:table-cell>
          <table:table-cell table:style-name="ce11"/>
          <table:table-cell/>
          <table:table-cell table:style-name="Default"/>
          <table:table-cell table:number-columns-repeated="4"/>
        </table:table-row>
        <table:table-row table:style-name="ro1">
          <table:table-cell table:style-name="ce7" office:value-type="string" calcext:value-type="string">
            <text:p>Total Result</text:p>
          </table:table-cell>
          <table:table-cell table:style-name="ce12" office:value-type="float" office:value="488" calcext:value-type="float">
            <text:p>488</text:p>
          </table:table-cell>
          <table:table-cell/>
          <table:table-cell table:style-name="Default"/>
          <table:table-cell table:number-columns-repeated="4"/>
        </table:table-row>
        <table:table-row table:style-name="ro1" table:number-rows-repeated="2">
          <table:table-cell table:style-name="Default" table:number-columns-repeated="2"/>
          <table:table-cell/>
          <table:table-cell table:style-name="Default"/>
          <table:table-cell table:number-columns-repeated="4"/>
        </table:table-row>
        <table:table-row table:style-name="ro1">
          <table:table-cell table:style-name="Default"/>
          <table:table-cell table:style-name="Default" office:value-type="string" calcext:value-type="string">
            <text:p>Gender</text:p>
          </table:table-cell>
          <table:table-cell/>
          <table:table-cell table:style-name="Default"/>
          <table:table-cell table:number-columns-repeated="4"/>
        </table:table-row>
        <table:table-row table:style-name="ro1">
          <table:table-cell table:style-name="Default" office:value-type="string" calcext:value-type="string">
            <text:p>Male</text:p>
          </table:table-cell>
          <table:table-cell table:style-name="Default" table:formula="of:=COUNTIF(Gender; &quot;=male&quot;)" office:value-type="float" office:value="474" calcext:value-type="float">
            <text:p>474</text:p>
          </table:table-cell>
          <table:table-cell/>
          <table:table-cell table:style-name="Default"/>
          <table:table-cell table:number-columns-repeated="4"/>
        </table:table-row>
        <table:table-row table:style-name="ro1">
          <table:table-cell table:style-name="Default" office:value-type="string" calcext:value-type="string">
            <text:p>Female</text:p>
          </table:table-cell>
          <table:table-cell table:style-name="Default" table:formula="of:=COUNTIF(Gender; &quot;=female&quot;)" office:value-type="float" office:value="14" calcext:value-type="float">
            <text:p>14</text:p>
          </table:table-cell>
          <table:table-cell/>
          <table:table-cell table:style-name="Default"/>
          <table:table-cell table:number-columns-repeated="4"/>
        </table:table-row>
        <table:table-row table:style-name="ro1">
          <table:table-cell table:style-name="Default" office:value-type="string" calcext:value-type="string">
            <text:p>Total</text:p>
          </table:table-cell>
          <table:table-cell table:style-name="Default" table:formula="of:=SUM([.B63:.B64])" office:value-type="float" office:value="488" calcext:value-type="float">
            <text:p>488</text:p>
          </table:table-cell>
          <table:table-cell/>
          <table:table-cell table:style-name="Default"/>
          <table:table-cell table:number-columns-repeated="4"/>
        </table:table-row>
      </table:table>
      <table:table table:name="how heard &amp; owners" table:style-name="ta2">
        <office:forms form:automatic-focus="false" form:apply-design-mode="false"/>
        <table:shapes>
          <draw:frame draw:z-index="0" draw:style-name="gr2" draw:text-style-name="P2" svg:width="15.999cm" svg:height="8.999cm" svg:x="9.832cm" svg:y="6.28cm">
            <draw:object draw:notify-on-update-of-ranges="'how heard &amp; owners'.D5:'how heard &amp; owners'.D12 'how heard &amp; owners'.F5:'how heard &amp; owners'.F12" xlink:href="./Object 5" xlink:type="simple" xlink:show="embed" xlink:actuate="onLoad"/>
            <draw:image xlink:href="./ObjectReplacements/Object 5" xlink:type="simple" xlink:show="embed" xlink:actuate="onLoad"/>
          </draw:frame>
        </table:shapes>
        <table:table-column table:style-name="co21" table:default-cell-style-name="ce6"/>
        <table:table-column table:style-name="co15" table:default-cell-style-name="ce10"/>
        <table:table-column table:style-name="co15" table:default-cell-style-name="Default"/>
        <table:table-column table:style-name="co22" table:default-cell-style-name="ce6"/>
        <table:table-column table:style-name="co15" table:default-cell-style-name="ce10"/>
        <table:table-column table:style-name="co15" table:default-cell-style-name="Default"/>
        <table:table-row table:style-name="ro1">
          <table:table-cell table:style-name="Default" table:number-columns-repeated="2"/>
          <table:table-cell/>
          <table:table-cell table:style-name="Default" table:number-columns-repeated="2"/>
          <table:table-cell/>
        </table:table-row>
        <table:table-row table:style-name="ro1">
          <table:table-cell table:style-name="Default" office:value-type="string" calcext:value-type="string">
            <text:p>Filter</text:p>
          </table:table-cell>
          <table:table-cell table:style-name="Default"/>
          <table:table-cell/>
          <table:table-cell table:style-name="Default" table:number-columns-repeated="2"/>
          <table:table-cell/>
        </table:table-row>
        <table:table-row table:style-name="ro1">
          <table:table-cell table:style-name="Default" table:number-columns-repeated="2"/>
          <table:table-cell/>
          <table:table-cell table:style-name="Default" table:number-columns-repeated="2"/>
          <table:table-cell/>
        </table:table-row>
        <table:table-row table:style-name="ro1">
          <table:table-cell table:style-name="ce4" office:value-type="string" calcext:value-type="string">
            <text:p>How did you hear about Jolla?</text:p>
          </table:table-cell>
          <table:table-cell table:style-name="ce8" office:value-type="string" calcext:value-type="string">
            <text:p>Count - How did you hear about Jolla?</text:p>
          </table:table-cell>
          <table:table-cell/>
          <table:table-cell table:style-name="Default" table:number-columns-repeated="2"/>
          <table:table-cell/>
        </table:table-row>
        <table:table-row table:style-name="ro1">
          <table:table-cell table:style-name="ce5" office:value-type="string" calcext:value-type="string">
            <text:p>Forums, blogs, etc..</text:p>
          </table:table-cell>
          <table:table-cell table:style-name="ce9" office:value-type="float" office:value="222" calcext:value-type="float">
            <text:p>222</text:p>
          </table:table-cell>
          <table:table-cell/>
          <table:table-cell table:style-name="ce5" office:value-type="string" calcext:value-type="string">
            <text:p>Forums, blogs, etc..</text:p>
          </table:table-cell>
          <table:table-cell table:style-name="ce9" office:value-type="float" office:value="222" calcext:value-type="float">
            <text:p>222</text:p>
          </table:table-cell>
          <table:table-cell table:formula="of:=[.E5]/[.$B$14]" office:value-type="float" office:value="0.454918032786885" calcext:value-type="float">
            <text:p>0,4549180328</text:p>
          </table:table-cell>
        </table:table-row>
        <table:table-row table:style-name="ro1">
          <table:table-cell office:value-type="string" calcext:value-type="string">
            <text:p>Friends</text:p>
          </table:table-cell>
          <table:table-cell office:value-type="float" office:value="30" calcext:value-type="float">
            <text:p>30</text:p>
          </table:table-cell>
          <table:table-cell/>
          <table:table-cell office:value-type="string" calcext:value-type="string">
            <text:p>Traditional media</text:p>
          </table:table-cell>
          <table:table-cell office:value-type="float" office:value="69" calcext:value-type="float">
            <text:p>69</text:p>
          </table:table-cell>
          <table:table-cell table:formula="of:=[.E6]/[.$B$14]" office:value-type="float" office:value="0.141393442622951" calcext:value-type="float">
            <text:p>0,1413934426</text:p>
          </table:table-cell>
        </table:table-row>
        <table:table-row table:style-name="ro1">
          <table:table-cell office:value-type="string" calcext:value-type="string">
            <text:p>I don't remember</text:p>
          </table:table-cell>
          <table:table-cell office:value-type="float" office:value="60" calcext:value-type="float">
            <text:p>60</text:p>
          </table:table-cell>
          <table:table-cell/>
          <table:table-cell office:value-type="string" calcext:value-type="string">
            <text:p>Social media</text:p>
          </table:table-cell>
          <table:table-cell office:value-type="float" office:value="49" calcext:value-type="float">
            <text:p>49</text:p>
          </table:table-cell>
          <table:table-cell table:formula="of:=[.E7]/[.$B$14]" office:value-type="float" office:value="0.100409836065574" calcext:value-type="float">
            <text:p>0,1004098361</text:p>
          </table:table-cell>
        </table:table-row>
        <table:table-row table:style-name="ro1">
          <table:table-cell office:value-type="string" calcext:value-type="string">
            <text:p>IRC</text:p>
          </table:table-cell>
          <table:table-cell office:value-type="float" office:value="8" calcext:value-type="float">
            <text:p>8</text:p>
          </table:table-cell>
          <table:table-cell/>
          <table:table-cell office:value-type="string" calcext:value-type="string">
            <text:p>Friends</text:p>
          </table:table-cell>
          <table:table-cell office:value-type="float" office:value="30" calcext:value-type="float">
            <text:p>30</text:p>
          </table:table-cell>
          <table:table-cell table:formula="of:=[.E8]/[.$B$14]" office:value-type="float" office:value="0.0614754098360656" calcext:value-type="float">
            <text:p>0,0614754098</text:p>
          </table:table-cell>
        </table:table-row>
        <table:table-row table:style-name="ro1">
          <table:table-cell office:value-type="string" calcext:value-type="string">
            <text:p>Marketing (Advertisement)</text:p>
          </table:table-cell>
          <table:table-cell office:value-type="float" office:value="15" calcext:value-type="float">
            <text:p>15</text:p>
          </table:table-cell>
          <table:table-cell/>
          <table:table-cell office:value-type="string" calcext:value-type="string">
            <text:p>Marketing (Advertisement)</text:p>
          </table:table-cell>
          <table:table-cell office:value-type="float" office:value="15" calcext:value-type="float">
            <text:p>15</text:p>
          </table:table-cell>
          <table:table-cell table:formula="of:=[.E9]/[.$B$14]" office:value-type="float" office:value="0.0307377049180328" calcext:value-type="float">
            <text:p>0,0307377049</text:p>
          </table:table-cell>
        </table:table-row>
        <table:table-row table:style-name="ro1">
          <table:table-cell office:value-type="string" calcext:value-type="string">
            <text:p>Other</text:p>
          </table:table-cell>
          <table:table-cell office:value-type="float" office:value="35" calcext:value-type="float">
            <text:p>35</text:p>
          </table:table-cell>
          <table:table-cell/>
          <table:table-cell office:value-type="string" calcext:value-type="string">
            <text:p>IRC</text:p>
          </table:table-cell>
          <table:table-cell office:value-type="float" office:value="8" calcext:value-type="float">
            <text:p>8</text:p>
          </table:table-cell>
          <table:table-cell table:formula="of:=[.E10]/[.$B$14]" office:value-type="float" office:value="0.0163934426229508" calcext:value-type="float">
            <text:p>0,0163934426</text:p>
          </table:table-cell>
        </table:table-row>
        <table:table-row table:style-name="ro1">
          <table:table-cell office:value-type="string" calcext:value-type="string">
            <text:p>Social media</text:p>
          </table:table-cell>
          <table:table-cell office:value-type="float" office:value="49" calcext:value-type="float">
            <text:p>49</text:p>
          </table:table-cell>
          <table:table-cell/>
          <table:table-cell office:value-type="string" calcext:value-type="string">
            <text:p>Other</text:p>
          </table:table-cell>
          <table:table-cell office:value-type="float" office:value="35" calcext:value-type="float">
            <text:p>35</text:p>
          </table:table-cell>
          <table:table-cell table:formula="of:=[.E11]/[.$B$14]" office:value-type="float" office:value="0.0717213114754098" calcext:value-type="float">
            <text:p>0,0717213115</text:p>
          </table:table-cell>
        </table:table-row>
        <table:table-row table:style-name="ro1">
          <table:table-cell office:value-type="string" calcext:value-type="string">
            <text:p>Traditional media</text:p>
          </table:table-cell>
          <table:table-cell office:value-type="float" office:value="69" calcext:value-type="float">
            <text:p>69</text:p>
          </table:table-cell>
          <table:table-cell/>
          <table:table-cell office:value-type="string" calcext:value-type="string">
            <text:p>I don't remember</text:p>
          </table:table-cell>
          <table:table-cell office:value-type="float" office:value="60" calcext:value-type="float">
            <text:p>60</text:p>
          </table:table-cell>
          <table:table-cell table:formula="of:=[.E12]/[.$B$14]" office:value-type="float" office:value="0.122950819672131" calcext:value-type="float">
            <text:p>0,1229508197</text:p>
          </table:table-cell>
        </table:table-row>
        <table:table-row table:style-name="ro1">
          <table:table-cell office:value-type="string" calcext:value-type="string">
            <text:p>(empty)</text:p>
          </table:table-cell>
          <table:table-cell table:style-name="ce11"/>
          <table:table-cell/>
          <table:table-cell table:style-name="Default" table:number-columns-repeated="2"/>
          <table:table-cell/>
        </table:table-row>
        <table:table-row table:style-name="ro1">
          <table:table-cell table:style-name="ce7" office:value-type="string" calcext:value-type="string">
            <text:p>Total Result</text:p>
          </table:table-cell>
          <table:table-cell table:style-name="ce12" office:value-type="float" office:value="488" calcext:value-type="float">
            <text:p>488</text:p>
          </table:table-cell>
          <table:table-cell/>
          <table:table-cell table:style-name="Default" table:number-columns-repeated="2"/>
          <table:table-cell/>
        </table:table-row>
      </table:table>
      <table:named-expressions/>
      <table:database-ranges>
        <table:database-range table:name="Age" table:target-range-address="'raw data'.E1:'raw data'.E1048576" table:orientation="column"/>
        <table:database-range table:name="AndroidNeeded" table:target-range-address="'raw data'.W1:'raw data'.W1048576" table:orientation="column"/>
        <table:database-range table:name="AndroidReasons" table:target-range-address="'raw data'.X1:'raw data'.X1048576" table:orientation="column"/>
        <table:database-range table:name="AndroidUseFreq" table:target-range-address="'raw data'.R1:'raw data'.R1048576" table:orientation="column"/>
        <table:database-range table:name="AppStores" table:target-range-address="'raw data'.S1:'raw data'.S1048576" table:orientation="column"/>
        <table:database-range table:name="BasicUsage" table:target-range-address="'raw data'.P1:'raw data'.P1048576" table:orientation="column"/>
        <table:database-range table:name="Country" table:target-range-address="'raw data'.B1:'raw data'.B1048576" table:orientation="column"/>
        <table:database-range table:name="DiscussionPlace" table:target-range-address="'raw data'.AB1:'raw data'.AB1048576" table:orientation="column"/>
        <table:database-range table:name="FeatureLove" table:target-range-address="'raw data'.U1:'raw data'.U1048576" table:orientation="column"/>
        <table:database-range table:name="FeatureMiss" table:target-range-address="'raw data'.T1:'raw data'.T1048576" table:orientation="column"/>
        <table:database-range table:name="FollowedTime" table:target-range-address="'raw data'.AA1:'raw data'.AA1048576" table:orientation="column"/>
        <table:database-range table:name="Gender" table:target-range-address="'raw data'.C1:'raw data'.C1048576" table:orientation="column"/>
        <table:database-range table:name="HowIsCompany" table:target-range-address="'raw data'.N1:'raw data'.N1048576" table:orientation="column"/>
        <table:database-range table:name="HowIsCompanyNonOwners" table:target-range-address="'raw data'.J1:'raw data'.J1048576" table:orientation="column"/>
        <table:database-range table:name="HowIsCompanyOwners" table:target-range-address="'raw data'.O1:'raw data'.O1048576" table:orientation="column"/>
        <table:database-range table:name="ImportantReasonNonOwners" table:target-range-address="'raw data'.H1:'raw data'.H1048576" table:orientation="column"/>
        <table:database-range table:name="ImportantReasonOwners" table:target-range-address="'raw data'.L1:'raw data'.L1048576" table:orientation="column"/>
        <table:database-range table:name="JollaUseFreq" table:target-range-address="'raw data'.Q1:'raw data'.Q1048576" table:orientation="column"/>
        <table:database-range table:name="Occupation" table:target-range-address="'raw data'.D1:'raw data'.D1048576" table:orientation="column"/>
        <table:database-range table:name="OSSRelationship" table:target-range-address="'raw data'.Y1:'raw data'.Y1048576" table:orientation="column"/>
        <table:database-range table:name="Owners" table:target-range-address="'raw data'.G1:'raw data'.G1048576" table:orientation="column"/>
        <table:database-range table:name="ReasonsInterestNonOwners" table:target-range-address="'raw data'.I1:'raw data'.I1048576" table:orientation="column"/>
        <table:database-range table:name="ReasonsInterestOwners" table:target-range-address="'raw data'.M1:'raw data'.M1048576" table:orientation="column"/>
        <table:database-range table:name="Results" table:target-range-address="'raw data'.A1:'raw data'.AB490" table:orientation="column"/>
        <table:database-range table:name="SummaryCompanyNonOwners" table:target-range-address="'raw data'.K1:'raw data'.K1048576" table:orientation="column"/>
        <table:database-range table:name="SummaryCompanyOwners" table:target-range-address="'raw data'.O1:'raw data'.O1048576" table:orientation="column"/>
        <table:database-range table:name="SummaryOSS" table:target-range-address="'raw data'.Z1:'raw data'.Z1048576" table:orientation="column"/>
        <table:database-range table:name="TimeOwned" table:target-range-address="'raw data'.V1:'raw data'.V1048576" table:orientation="column"/>
        <table:database-range table:name="WhereHeard" table:target-range-address="'raw data'.F1:'raw data'.F1048576" table:orientation="column"/>
        <table:database-range table:name="__Anonymous_Sheet_DB__2" table:target-range-address="occupations.C5:occupations.E16" table:contains-header="false">
          <table:sort>
            <table:sort-by table:field-number="2" table:order="descending" table:data-type="automatic"/>
          </table:sort>
        </table:database-range>
        <table:database-range table:name="__Anonymous_Sheet_DB__3" table:target-range-address="'countries and gender'.D4:'countries and gender'.E37" table:contains-header="false">
          <table:sort>
            <table:sort-by table:field-number="1" table:order="descending" table:data-type="automatic"/>
          </table:sort>
        </table:database-range>
        <table:database-range table:name="__Anonymous_Sheet_DB__4" table:target-range-address="'how heard &amp; owners'.D5:'how heard &amp; owners'.E12" table:contains-header="false">
          <table:sort>
            <table:sort-by table:field-number="1" table:order="descending" table:data-type="automatic"/>
          </table:sort>
        </table:database-range>
      </table:database-ranges>
      <table:data-pilot-tables>
        <table:data-pilot-table table:name="DataPilot1" table:application-data="" table:target-range-address="'countries and gender'.A1:'countries and gender'.B59" table:buttons="'countries and gender'.A1 'countries and gender'.A3">
          <table:source-cell-range table:cell-range-address="'raw data'.B1:'raw data'.B490"/>
          <table:data-pilot-field table:source-field-name="Which country are you from?" table:orientation="row" table:used-hierarchy="0" table:function="auto">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ich country are you from?" table:orientation="data" table:used-hierarchy="0" table:function="count">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countries and gender'.A88:'countries and gender'.B342" table:buttons="">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1" table:function="count">
            <table:data-pilot-level/>
          </table:data-pilot-field>
        </table:data-pilot-table>
        <table:data-pilot-table table:name="DataPilot3" table:application-data="" table:target-range-address="occupations.A1:occupations.B254" table:buttons="occupations.A1 occupations.A3" table:ignore-empty-rows="true">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0" table:function="count">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age distribution'.A1:'age distribution'.B11" table:buttons="'age distribution'.A1 'age distribution'.A3">
          <table:source-cell-range table:cell-range-address="'raw data'.E1:'raw data'.E490"/>
          <table:data-pilot-field table:source-field-name="I am" table:orientation="row" table:used-hierarchy="0" table:function="auto">
            <table:data-pilot-level table:show-empty="false">
              <table:data-pilot-members>
                <table:data-pilot-member table:name="&lt;20 years old" table:display="true" table:show-details="true"/>
                <table:data-pilot-member table:name="&gt;60 years old" table:display="true" table:show-details="true"/>
                <table:data-pilot-member table:name="20-29 years old" table:display="true" table:show-details="true"/>
                <table:data-pilot-member table:name="30-39 years old" table:display="true" table:show-details="true"/>
                <table:data-pilot-member table:name="40-49 years old" table:display="true" table:show-details="true"/>
                <table:data-pilot-member table:name="50-59 years old"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 am" table:orientation="data" table:used-hierarchy="-1" table:function="count">
            <table:data-pilot-level/>
          </table:data-pilot-field>
        </table:data-pilot-table>
        <table:data-pilot-table table:name="DataPilot5" table:application-data="" table:target-range-address="'how heard &amp; owners'.A2:'how heard &amp; owners'.B14" table:buttons="'how heard &amp; owners'.A2 'how heard &amp; owners'.A4">
          <table:source-cell-range table:cell-range-address="'raw data'.F1:'raw data'.F490"/>
          <table:data-pilot-field table:source-field-name="How did you hear about Jolla?" table:orientation="row" table:used-hierarchy="0" table:function="auto">
            <table:data-pilot-level table:show-empty="false">
              <table:data-pilot-members>
                <table:data-pilot-member table:name="Forums, blogs, etc.." table:display="true" table:show-details="true"/>
                <table:data-pilot-member table:name="Friends" table:display="true" table:show-details="true"/>
                <table:data-pilot-member table:name="I don't remember" table:display="true" table:show-details="true"/>
                <table:data-pilot-member table:name="IRC" table:display="true" table:show-details="true"/>
                <table:data-pilot-member table:name="Marketing (Advertisement)" table:display="true" table:show-details="true"/>
                <table:data-pilot-member table:name="Other" table:display="true" table:show-details="true"/>
                <table:data-pilot-member table:name="Social media" table:display="true" table:show-details="true"/>
                <table:data-pilot-member table:name="Traditional medi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id you hear about Jolla?"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DejaVu Sans"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ja" style:country-asian="JP" style:font-name-complex="Tahoma"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9P0" style:volatile="true">
      <number:text>mk </number:text>
      <number:number number:decimal-places="0" number:min-integer-digits="1" number:grouping="true"/>
      <number:text> </number:text>
    </number:number-style>
    <number:number-style style:name="N109P1" style:volatile="true">
      <number:text>mk (</number:text>
      <number:number number:decimal-places="0" number:min-integer-digits="1" number:grouping="true"/>
      <number:text>)</number:text>
    </number:number-style>
    <number:number-style style:name="N109P2" style:volatile="true">
      <number:text>mk-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text>  </number:text>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text>mk </number:text>
      <number:number number:decimal-places="2" number:min-integer-digits="1" number:grouping="true"/>
      <number:text> </number:text>
    </number:number-style>
    <number:number-style style:name="N116P1" style:volatile="true">
      <number:text>mk (</number:text>
      <number:number number:decimal-places="2" number:min-integer-digits="1" number:grouping="true"/>
      <number:text>)</number:text>
    </number:number-style>
    <number:number-style style:name="N116P2" style:volatile="true">
      <number:text>mk-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i" number:country="FI">€</number:currency-symbol>
    </number:currency-style>
    <number:currency-style style:name="N121">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21P0"/>
    </number:currency-style>
    <number:currency-style style:name="N123P0" style:volatile="true">
      <number:number number:decimal-places="0" number:min-integer-digits="1" number:grouping="true"/>
      <number:text> </number:text>
      <number:currency-symbol number:language="fi" number:country="FI">mk</number:currency-symbol>
    </number:currency-style>
    <number:currency-style style:name="N123">
      <number:text>-</number:text>
      <number:number number:decimal-places="0" number:min-integer-digits="1" number:grouping="true"/>
      <number:text> </number:text>
      <number:currency-symbol number:language="fi" number:country="FI">mk</number:currency-symbol>
      <style:map style:condition="value()&gt;=0" style:apply-style-name="N123P0"/>
    </number:currency-style>
    <number:currency-style style:name="N125P0" style:volatile="true">
      <number:number number:decimal-places="2" number:min-integer-digits="1" number:grouping="true"/>
      <number:text> </number:text>
      <number:currency-symbol number:language="fi" number:country="FI">mk</number:currency-symbol>
    </number:currency-style>
    <number:currency-style style:name="N125">
      <number:text>-</number:text>
      <number:number number:decimal-places="2" number:min-integer-digits="1" number:grouping="true"/>
      <number:text> </number:text>
      <number:currency-symbol number:language="fi" number:country="FI">mk</number:currency-symbol>
      <style:map style:condition="value()&gt;=0" style:apply-style-name="N125P0"/>
    </number:currency-style>
    <number:currency-style style:name="N126P0" style:volatile="true">
      <number:number number:decimal-places="0" number:min-integer-digits="1" number:grouping="true"/>
      <number:text> </number:text>
      <number:currency-symbol number:language="fi" number:country="FI">mk</number:currency-symbol>
    </number:currency-style>
    <number:currency-style style:name="N126">
      <style:text-properties fo:color="#ff0000"/>
      <number:text>-</number:text>
      <number:number number:decimal-places="0" number:min-integer-digits="1" number:grouping="true"/>
      <number:text> </number:text>
      <number:currency-symbol number:language="fi" number:country="FI">mk</number:currency-symbol>
      <style:map style:condition="value()&gt;=0" style:apply-style-name="N126P0"/>
    </number:currency-style>
    <number:currency-style style:name="N127P0" style:volatile="true">
      <number:number number:decimal-places="2" number:min-integer-digits="1" number:grouping="true"/>
      <number:text> </number:text>
      <number:currency-symbol number:language="fi" number:country="FI">mk</number:currency-symbol>
    </number:currency-style>
    <number:currency-style style:name="N127">
      <style:text-properties fo:color="#ff0000"/>
      <number:text>-</number:text>
      <number:number number:decimal-places="2" number:min-integer-digits="1" number:grouping="true"/>
      <number:text> </number:text>
      <number:currency-symbol number:language="fi" number:country="FI">mk</number:currency-symbol>
      <style:map style:condition="value()&gt;=0" style:apply-style-name="N127P0"/>
    </number:currency-style>
    <number:currency-style style:name="N129P0" style:volatile="true">
      <number:number number:decimal-places="2" number:min-integer-digits="1" number:decimal-replacement="--" number:grouping="true"/>
      <number:text> </number:text>
      <number:currency-symbol number:language="fi" number:country="FI">mk</number:currency-symbol>
    </number:currency-style>
    <number:currency-style style:name="N129">
      <style:text-properties fo:color="#ff0000"/>
      <number:text>-</number:text>
      <number:number number:decimal-places="2" number:min-integer-digits="1" number:decimal-replacement="--" number:grouping="true"/>
      <number:text> </number:text>
      <number:currency-symbol number:language="fi" number:country="FI">mk</number:currency-symbol>
      <style:map style:condition="value()&gt;=0" style:apply-style-name="N129P0"/>
    </number:currency-style>
    <number:date-style style:name="N130">
      <number:month/>
      <number:text>/</number:text>
      <number:day/>
      <number:text>/</number:text>
      <number:year number:style="long"/>
      <number:text> </number:text>
      <number:hours/>
      <number:text>:</number:text>
      <number:minutes number:style="long"/>
      <number:text>:</number:text>
      <number:seconds number:style="long"/>
    </number:date-style>
    <number:currency-style style:name="N131P0" style:volatile="true">
      <number:number number:decimal-places="2" number:min-integer-digits="1" number:grouping="true"/>
      <number:text> </number:text>
      <number:currency-symbol number:language="fi" number:country="FI">€</number:currency-symbol>
    </number:currency-style>
    <number:currency-style style:name="N131">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31P0"/>
    </number:currency-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Tietojen_20_ohjauksen_20_kulma" style:display-name="Tietojen ohjauksen kulma" style:family="table-cell" style:parent-style-name="Default"/>
    <style:style style:name="Tietojen_20_ohjauksen_20_arvo" style:display-name="Tietojen ohjauksen arvo" style:family="table-cell" style:parent-style-name="Default"/>
    <style:style style:name="Tietojen_20_ohjauksen_20_kenttä" style:display-name="Tietojen ohjauksen kenttä" style:family="table-cell" style:parent-style-name="Default"/>
    <style:style style:name="Tietojen_20_ohjausluokka" style:display-name="Tietojen ohjausluokka" style:family="table-cell" style:parent-style-name="Default">
      <style:table-cell-properties style:text-align-source="fix" style:repeat-content="false"/>
      <style:paragraph-properties fo:text-align="start"/>
    </style:style>
    <style:style style:name="Tietojen_20_ohjauksen_20_otsikko" style:display-name="Tietojen ohjauksen otsikko" style:family="table-cell" style:parent-style-name="Default">
      <style:table-cell-properties style:text-align-source="fix" style:repeat-content="false"/>
      <style:paragraph-properties fo:text-align="start"/>
      <style:text-properties fo:font-weight="bold"/>
    </style:style>
    <style:style style:name="Tietojen_20_ohjauksen_20_tulokset" style:display-name="Tietojen ohjauksen tulokset" style:family="table-cell" style:parent-style-name="Default">
      <style:text-properties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Nuolenkärjet_20_1" draw:display-name="Nuolenkärjet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7">00.00.0000</text:date>, <text:time style:data-style-name="N2" text:time-value="23:41:33.518704315">00:00:00</text:time></text:p>
        </style:region-right>
      </style:header>
      <style:header-left style:display="false"/>
      <style:footer>
        <text:p>Sivu <text:page-number>1</text:page-number> /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4-12-17T02:09:03.931316742</dc:date>
    <meta:editing-duration>PT4H14M18S</meta:editing-duration>
    <meta:editing-cycles>9</meta:editing-cycles>
    <meta:document-statistic meta:table-count="5" meta:cell-count="11046" meta:object-count="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314004" dr3d:edge-rounding="5%"/>
      <style:text-properties fo:font-size="15pt" style:font-size-asian="15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618cm" svg:height="11.741cm" xlink:href=".." xlink:type="simple" chart:class="chart:circle" chart:style-name="ch1">
        <chart:plot-area chart:style-name="ch2" table:cell-range-address="'countries and gender'.G3:'countries and gender'.H10" chart:data-source-has-labels="both" svg:x="0.412cm" svg:y="0.234cm" svg:width="19.794cm" svg:height="11.273cm">
          <chartooo:coordinate-region svg:x="4.663cm" svg:y="0.234cm" svg:width="10.544cm" svg:height="10.544cm"/>
          <chart:axis chart:dimension="x" chart:name="primary-x" chart:style-name="ch3" chartooo:axis-type="auto">
            <chartooo:date-scale/>
            <chart:categories table:cell-range-address="'countries and gender'.G4:'countries and gender'.G10"/>
          </chart:axis>
          <chart:axis chart:dimension="y" chart:name="primary-y" chart:style-name="ch4">
            <chart:grid chart:style-name="ch5" chart:class="major"/>
          </chart:axis>
          <chart:series chart:style-name="ch6" chart:values-cell-range-address="'countries and gender'.H4:'countries and gender'.H10" chart:label-cell-address="'countries and gender'.H3:'countries and gender'.H3"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countries and gender'.H3:'countries and gender'.H3</svg:desc>
                </draw:g>
              </table:table-cell>
            </table:table-row>
          </table:table-header-rows>
          <table:table-rows>
            <table:table-row>
              <table:table-cell office:value-type="string">
                <text:p>Finland </text:p>
                <draw:g>
                  <svg:desc>'countries and gender'.G4:'countries and gender'.G10</svg:desc>
                </draw:g>
              </table:table-cell>
              <table:table-cell office:value-type="float" office:value="201">
                <text:p>201</text:p>
                <draw:g>
                  <svg:desc>'countries and gender'.H4:'countries and gender'.H10</svg:desc>
                </draw:g>
              </table:table-cell>
            </table:table-row>
            <table:table-row>
              <table:table-cell office:value-type="string">
                <text:p>Germany</text:p>
              </table:table-cell>
              <table:table-cell office:value-type="float" office:value="84">
                <text:p>84</text:p>
              </table:table-cell>
            </table:table-row>
            <table:table-row>
              <table:table-cell office:value-type="string">
                <text:p>France </text:p>
              </table:table-cell>
              <table:table-cell office:value-type="float" office:value="44">
                <text:p>44</text:p>
              </table:table-cell>
            </table:table-row>
            <table:table-row>
              <table:table-cell office:value-type="string">
                <text:p>Netherlands</text:p>
              </table:table-cell>
              <table:table-cell office:value-type="float" office:value="15">
                <text:p>15</text:p>
              </table:table-cell>
            </table:table-row>
            <table:table-row>
              <table:table-cell office:value-type="string">
                <text:p>Sweden</text:p>
              </table:table-cell>
              <table:table-cell office:value-type="float" office:value="14">
                <text:p>14</text:p>
              </table:table-cell>
            </table:table-row>
            <table:table-row>
              <table:table-cell office:value-type="string">
                <text:p>Switzerland</text:p>
              </table:table-cell>
              <table:table-cell office:value-type="float" office:value="13">
                <text:p>13</text:p>
              </table:table-cell>
            </table:table-row>
            <table:table-row>
              <table:table-cell office:value-type="string">
                <text:p>Other</text:p>
              </table:table-cell>
              <table:table-cell office:value-type="float" office:value="118">
                <text:p>1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4586" dr3d:edge-rounding="5%"/>
      <style:text-properties fo:font-size="15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13cm" svg:height="11.149cm" xlink:href=".." xlink:type="simple" chart:class="chart:circle" chart:style-name="ch1">
        <chart:plot-area chart:style-name="ch2" table:cell-range-address="'countries and gender'.A62:'countries and gender'.B64" chart:data-source-has-labels="both" svg:x="1.883cm" svg:y="0.272cm" svg:width="9.176cm" svg:height="10.598cm">
          <chartooo:coordinate-region svg:x="1.473cm" svg:y="0.984cm" svg:width="9.997cm" svg:height="9.176cm"/>
          <chart:axis chart:dimension="x" chart:name="primary-x" chart:style-name="ch3" chartooo:axis-type="auto">
            <chartooo:date-scale/>
            <chart:categories table:cell-range-address="'countries and gender'.A63:'countries and gender'.A64"/>
          </chart:axis>
          <chart:axis chart:dimension="y" chart:name="primary-y" chart:style-name="ch4">
            <chart:grid chart:style-name="ch5" chart:class="major"/>
          </chart:axis>
          <chart:series chart:style-name="ch6" chart:values-cell-range-address="'countries and gender'.B63:'countries and gender'.B64" chart:label-cell-address="'countries and gender'.B62:'countries and gender'.B62"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Gender</text:p>
                <draw:g>
                  <svg:desc>'countries and gender'.B62:'countries and gender'.B62</svg:desc>
                </draw:g>
              </table:table-cell>
            </table:table-row>
          </table:table-header-rows>
          <table:table-rows>
            <table:table-row>
              <table:table-cell office:value-type="string">
                <text:p>Male</text:p>
                <draw:g>
                  <svg:desc>'countries and gender'.A63:'countries and gender'.A64</svg:desc>
                </draw:g>
              </table:table-cell>
              <table:table-cell office:value-type="float" office:value="474">
                <text:p>474</text:p>
                <draw:g>
                  <svg:desc>'countries and gender'.B63:'countries and gender'.B64</svg:desc>
                </draw:g>
              </table:table-cell>
            </table:table-row>
            <table:table-row>
              <table:table-cell office:value-type="string">
                <text:p>Female</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84d1" dr3d:edge-rounding="5%"/>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chart-properties chart:solid-type="cuboid"/>
      <style:graphic-properties draw:fill-color="#aecf00"/>
    </style:style>
    <style:style style:name="ch15" style:family="chart">
      <style:chart-properties chart:solid-type="cuboid"/>
      <style:graphic-properties draw:fill-color="#4b1f6f"/>
    </style:style>
    <style:style style:name="ch16" style:family="chart">
      <style:chart-properties chart:solid-type="cuboid"/>
      <style:graphic-properties draw:fill-color="#ff950e"/>
    </style:style>
    <style:style style:name="ch17" style:family="chart">
      <style:chart-properties chart:solid-type="cuboid"/>
      <style:graphic-properties draw:fill-color="#c5000b"/>
    </style:style>
    <style:style style:name="ch18" style:family="chart">
      <style:chart-properties chart:solid-type="cuboid"/>
      <style:graphic-properties draw:fill-color="#0084d1"/>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6cm" svg:height="9cm" xlink:href=".." xlink:type="simple" chart:class="chart:circle" chart:style-name="ch1">
        <chart:plot-area chart:style-name="ch2" table:cell-range-address="occupations.C5:occupations.C17 occupations.E5:occupations.E17" chart:data-source-has-labels="column" svg:x="1.165cm" svg:y="0.206cm" svg:width="13.573cm" svg:height="8.647cm">
          <chartooo:coordinate-region svg:x="3.486cm" svg:y="0.207cm" svg:width="8.437cm" svg:height="8.437cm"/>
          <chart:axis chart:dimension="x" chart:name="primary-x" chart:style-name="ch3" chartooo:axis-type="auto">
            <chartooo:date-scale/>
            <chart:categories table:cell-range-address="occupations.C5:occupations.C17"/>
          </chart:axis>
          <chart:axis chart:dimension="y" chart:name="primary-y" chart:style-name="ch4">
            <chart:grid chart:style-name="ch5" chart:class="major"/>
          </chart:axis>
          <chart:series chart:style-name="ch6" chart:values-cell-range-address="occupations.E5:occupations.E17"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repeated="2"/>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Engineering</text:p>
                <draw:g>
                  <svg:desc>occupations.C5:occupations.C17</svg:desc>
                </draw:g>
              </table:table-cell>
              <table:table-cell office:value-type="float" office:value="92">
                <text:p>92</text:p>
                <draw:g>
                  <svg:desc>occupations.E5:occupations.E17</svg:desc>
                </draw:g>
              </table:table-cell>
            </table:table-row>
            <table:table-row>
              <table:table-cell office:value-type="string">
                <text:p>Software</text:p>
              </table:table-cell>
              <table:table-cell office:value-type="float" office:value="81">
                <text:p>81</text:p>
              </table:table-cell>
            </table:table-row>
            <table:table-row>
              <table:table-cell office:value-type="string">
                <text:p>Student</text:p>
              </table:table-cell>
              <table:table-cell office:value-type="float" office:value="79">
                <text:p>79</text:p>
              </table:table-cell>
            </table:table-row>
            <table:table-row>
              <table:table-cell office:value-type="string">
                <text:p>IT</text:p>
              </table:table-cell>
              <table:table-cell office:value-type="float" office:value="59">
                <text:p>59</text:p>
              </table:table-cell>
            </table:table-row>
            <table:table-row>
              <table:table-cell office:value-type="string">
                <text:p>Science/research</text:p>
              </table:table-cell>
              <table:table-cell office:value-type="float" office:value="17">
                <text:p>17</text:p>
              </table:table-cell>
            </table:table-row>
            <table:table-row>
              <table:table-cell office:value-type="string">
                <text:p>Administration</text:p>
              </table:table-cell>
              <table:table-cell office:value-type="float" office:value="15">
                <text:p>15</text:p>
              </table:table-cell>
            </table:table-row>
            <table:table-row>
              <table:table-cell office:value-type="string">
                <text:p>Management</text:p>
              </table:table-cell>
              <table:table-cell office:value-type="float" office:value="15">
                <text:p>15</text:p>
              </table:table-cell>
            </table:table-row>
            <table:table-row>
              <table:table-cell office:value-type="string">
                <text:p>Design</text:p>
              </table:table-cell>
              <table:table-cell office:value-type="float" office:value="10">
                <text:p>10</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Other</text:p>
              </table:table-cell>
              <table:table-cell office:value-type="float" office:value="120">
                <text:p>1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gap-width="0" chart:reverse-direction="false" text:line-break="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display-label="true" chart:logarithmic="false" chart:minimum="0" chart:maximum="100" chart:reverse-direction="false" text:line-break="false" chart:link-data-style-to-source="true" chart:visible="false" chart:axis-position="end"/>
      <style:graphic-properties svg:stroke-color="#b3b3b3"/>
      <style:text-properties fo:font-size="10pt" style:font-size-asian="10pt" style:font-size-complex="10pt"/>
    </style:style>
    <style:style style:name="ch7" style:family="chart" style:data-style-name="N10">
      <style:chart-properties chart:link-data-style-to-source="true" chart:data-label-number="value" chart:data-label-text="false" chart:data-label-symbol="false" chart:label-position="outside"/>
      <style:graphic-properties draw:stroke="none" draw:fill-color="#0066c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age distribution'.D4:'age distribution'.D9 'age distribution'.F3:'age distribution'.F9" chart:data-source-has-labels="both" svg:x="0.32cm" svg:y="0.18cm" svg:width="15.36cm" svg:height="8.64cm">
          <chartooo:coordinate-region svg:x="1.289cm" svg:y="0.388cm" svg:width="14.391cm" svg:height="7.353cm"/>
          <chart:axis chart:dimension="x" chart:name="primary-x" chart:style-name="ch3" chartooo:axis-type="auto">
            <chartooo:date-scale/>
            <chart:categories table:cell-range-address="'age distribution'.D4:'age distribution'.D9"/>
          </chart:axis>
          <chart:axis chart:dimension="y" chart:name="primary-y" chart:style-name="ch4">
            <chart:grid chart:style-name="ch5" chart:class="major"/>
          </chart:axis>
          <chart:axis chart:dimension="y" chart:name="secondary-y" chart:style-name="ch6"/>
          <chart:series chart:attached-axis="primary-y" chart:style-name="ch7" chart:values-cell-range-address="'age distribution'.F4:'age distribution'.F9" chart:label-cell-address="'age distribution'.F3:'age distribution'.F3"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draw:g>
                  <svg:desc>'age distribution'.F3:'age distribution'.F3</svg:desc>
                </draw:g>
              </table:table-cell>
            </table:table-row>
          </table:table-header-rows>
          <table:table-rows>
            <table:table-row>
              <table:table-cell office:value-type="string">
                <text:p>&lt;20 years old</text:p>
                <draw:g>
                  <svg:desc>'age distribution'.D4:'age distribution'.D9</svg:desc>
                </draw:g>
              </table:table-cell>
              <table:table-cell office:value-type="float" office:value="0.0368852459016393">
                <text:p>0.0368852459016393</text:p>
                <draw:g>
                  <svg:desc>'age distribution'.F4:'age distribution'.F9</svg:desc>
                </draw:g>
              </table:table-cell>
            </table:table-row>
            <table:table-row>
              <table:table-cell office:value-type="string">
                <text:p>20-29 years old</text:p>
              </table:table-cell>
              <table:table-cell office:value-type="float" office:value="0.323770491803279">
                <text:p>0.323770491803279</text:p>
              </table:table-cell>
            </table:table-row>
            <table:table-row>
              <table:table-cell office:value-type="string">
                <text:p>30-39 years old</text:p>
              </table:table-cell>
              <table:table-cell office:value-type="float" office:value="0.375">
                <text:p>0.375</text:p>
              </table:table-cell>
            </table:table-row>
            <table:table-row>
              <table:table-cell office:value-type="string">
                <text:p>40-49 years old</text:p>
              </table:table-cell>
              <table:table-cell office:value-type="float" office:value="0.163934426229508">
                <text:p>0.163934426229508</text:p>
              </table:table-cell>
            </table:table-row>
            <table:table-row>
              <table:table-cell office:value-type="string">
                <text:p>50-59 years old</text:p>
              </table:table-cell>
              <table:table-cell office:value-type="float" office:value="0.0614754098360656">
                <text:p>0.0614754098360656</text:p>
              </table:table-cell>
            </table:table-row>
            <table:table-row>
              <table:table-cell office:value-type="string">
                <text:p>&gt;60 years old</text:p>
              </table:table-cell>
              <table:table-cell office:value-type="float" office:value="0.0389344262295082">
                <text:p>0.038934426229508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how heard &amp; owners'.D5:'how heard &amp; owners'.D12 'how heard &amp; owners'.F5:'how heard &amp; owners'.F12" chart:data-source-has-labels="column" svg:x="0.32cm" svg:y="0.18cm" svg:width="15.36cm" svg:height="8.64cm">
          <chartooo:coordinate-region svg:x="4.74cm" svg:y="0.18cm" svg:width="10.579cm" svg:height="7.976cm"/>
          <chart:axis chart:dimension="x" chart:name="primary-x" chart:style-name="ch3" chartooo:axis-type="auto">
            <chartooo:date-scale/>
            <chart:categories table:cell-range-address="'how heard &amp; owners'.D5:'how heard &amp; owners'.D12"/>
          </chart:axis>
          <chart:axis chart:dimension="y" chart:name="primary-y" chart:style-name="ch4">
            <chart:grid chart:style-name="ch5" chart:class="major"/>
          </chart:axis>
          <chart:series chart:style-name="ch6" chart:values-cell-range-address="'how heard &amp; owners'.F5:'how heard &amp; owners'.F12" chart:class="chart:bar">
            <chart:data-point chart:repeated="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Forums, blogs, etc..</text:p>
                <draw:g>
                  <svg:desc>'how heard &amp; owners'.D5:'how heard &amp; owners'.D12</svg:desc>
                </draw:g>
              </table:table-cell>
              <table:table-cell office:value-type="float" office:value="0.454918032786885">
                <text:p>0.454918032786885</text:p>
                <draw:g>
                  <svg:desc>'how heard &amp; owners'.F5:'how heard &amp; owners'.F12</svg:desc>
                </draw:g>
              </table:table-cell>
            </table:table-row>
            <table:table-row>
              <table:table-cell office:value-type="string">
                <text:p>Traditional media</text:p>
              </table:table-cell>
              <table:table-cell office:value-type="float" office:value="0.141393442622951">
                <text:p>0.141393442622951</text:p>
              </table:table-cell>
            </table:table-row>
            <table:table-row>
              <table:table-cell office:value-type="string">
                <text:p>Social media</text:p>
              </table:table-cell>
              <table:table-cell office:value-type="float" office:value="0.100409836065574">
                <text:p>0.100409836065574</text:p>
              </table:table-cell>
            </table:table-row>
            <table:table-row>
              <table:table-cell office:value-type="string">
                <text:p>Friends</text:p>
              </table:table-cell>
              <table:table-cell office:value-type="float" office:value="0.0614754098360656">
                <text:p>0.0614754098360656</text:p>
              </table:table-cell>
            </table:table-row>
            <table:table-row>
              <table:table-cell office:value-type="string">
                <text:p>Marketing (Advertisement)</text:p>
              </table:table-cell>
              <table:table-cell office:value-type="float" office:value="0.0307377049180328">
                <text:p>0.0307377049180328</text:p>
              </table:table-cell>
            </table:table-row>
            <table:table-row>
              <table:table-cell office:value-type="string">
                <text:p>IRC</text:p>
              </table:table-cell>
              <table:table-cell office:value-type="float" office:value="0.0163934426229508">
                <text:p>0.0163934426229508</text:p>
              </table:table-cell>
            </table:table-row>
            <table:table-row>
              <table:table-cell office:value-type="string">
                <text:p>Other</text:p>
              </table:table-cell>
              <table:table-cell office:value-type="float" office:value="0.0717213114754098">
                <text:p>0.0717213114754098</text:p>
              </table:table-cell>
            </table:table-row>
            <table:table-row>
              <table:table-cell office:value-type="string">
                <text:p>I don't remember</text:p>
              </table:table-cell>
              <table:table-cell office:value-type="float" office:value="0.122950819672131">
                <text:p>0.12295081967213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